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manifest.rdf" manifest:media-type="application/rdf+xml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meta.xml" manifest:media-type="text/xml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Pictures/2000000E000000DD000000DDB43ABA64C5FC9CAB.svm" manifest:media-type="image/x-svm"/>
  <manifest:file-entry manifest:full-path="Object 20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Pictures/2000000E000000DD000000DDB43ABA64C5FC9CAB.svm" manifest:media-type="image/x-svm"/>
  <manifest:file-entry manifest:full-path="Object 21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Pictures/2000000E000000DF000000DFB43ABA64C5FC9CAB.svm" manifest:media-type="image/x-svm"/>
  <manifest:file-entry manifest:full-path="Object 1/meta.xml" manifest:media-type="text/xml"/>
  <manifest:file-entry manifest:full-path="Object 1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figurations2/" manifest:media-type="application/vnd.sun.xml.ui.configuration"/>
  <manifest:file-entry manifest:full-path="Object 22/meta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2/Pictures/2000000E000000DD000000DDB43ABA64C5FC9CAB.svm" manifest:media-type="image/x-svm"/>
  <manifest:file-entry manifest:full-path="Object 22/" manifest:media-type="application/vnd.oasis.opendocument.chart"/>
  <manifest:file-entry manifest:full-path="Thumbnails/thumbnail.png" manifest:media-type="image/png"/>
  <manifest:file-entry manifest:full-path="settings.xml" manifest:media-type="text/xml"/>
  <manifest:file-entry manifest:full-path="Object 2/meta.xml" manifest:media-type="text/xml"/>
  <manifest:file-entry manifest:full-path="Object 2/Pictures/2000000E000000DD000000DDB43ABA64C5FC9CAB.svm" manifest:media-type="image/x-svm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6/meta.xml" manifest:media-type="text/xml"/>
  <manifest:file-entry manifest:full-path="Object 16/Pictures/2000000E000000DD000000DDB43ABA64C5FC9CAB.svm" manifest:media-type="image/x-svm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Pictures/2000000E000000DD000000DDB43ABA64C5FC9CAB.svm" manifest:media-type="image/x-svm"/>
  <manifest:file-entry manifest:full-path="Object 23/" manifest:media-type="application/vnd.oasis.opendocument.chart"/>
  <manifest:file-entry manifest:full-path="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Pictures/2000000E000000DD000000DDB43ABA64C5FC9CAB.svm" manifest:media-type="image/x-svm"/>
  <manifest:file-entry manifest:full-path="Object 3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24/meta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Pictures/2000000E000000DD000000DDB43ABA64C5FC9CAB.svm" manifest:media-type="image/x-svm"/>
  <manifest:file-entry manifest:full-path="Object 4/styles.xml" manifest:media-type="text/xml"/>
  <manifest:file-entry manifest:full-path="Object 4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Pictures/2000000E000000DD000000DDB43ABA64C5FC9CAB.svm" manifest:media-type="image/x-svm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Pictures/2000000E000000DD000000DDB43ABA64C5FC9CAB.svm" manifest:media-type="image/x-svm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1583in" svg:height="3.4638in" svg:x="0.065in" svg:y="0.9177in">
            <draw:object draw:notify-on-update-of-ranges="Sheet1.A4:Sheet1.A4 Sheet1.B4:Sheet1.CW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53in" svg:x="0.0217in" svg:y="6.0024in">
            <draw:object draw:notify-on-update-of-ranges="Sheet1.A31:Sheet1.A31 Sheet1.B31:Sheet1.CW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in" svg:height="3.5453in" svg:x="0.0437in" svg:y="10.5827in">
            <draw:object draw:notify-on-update-of-ranges="Sheet1.A58:Sheet1.A58 Sheet1.B58:Sheet1.CW5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0in" svg:y="15.2303in">
            <draw:object draw:notify-on-update-of-ranges="Sheet1.A84:Sheet1.A84 Sheet1.B84:Sheet1.CW8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1736in" svg:height="3.4748in" svg:x="0.1736in" svg:y="19.8689in">
            <draw:object draw:notify-on-update-of-ranges="Sheet1.A110:Sheet1.A110 Sheet1.B110:Sheet1.CW11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298in" svg:height="3.5453in" svg:x="0.0866in" svg:y="24.6795in">
            <draw:object draw:notify-on-update-of-ranges="Sheet1.A137:Sheet1.A137 Sheet1.B137:Sheet1.CW13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6.298in" svg:height="3.5449in" svg:x="0.065in" svg:y="30.0232in">
            <draw:object draw:notify-on-update-of-ranges="Sheet1.A163:Sheet1.A163 Sheet1.B163:Sheet1.CW16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6.2988in" svg:height="3.5429in" svg:x="6.7169in" svg:y="29.9898in">
            <draw:object draw:notify-on-update-of-ranges="Sheet1.A165:Sheet1.A165 Sheet1.B165:Sheet1.CW16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6.2984in" svg:height="3.5453in" svg:x="0.1299in" svg:y="34.7713in">
            <draw:object draw:notify-on-update-of-ranges="Sheet1.A194:Sheet1.A194 Sheet1.B194:Sheet1.CW19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6.298in" svg:height="3.5453in" svg:x="0.0976in" svg:y="39.5606in">
            <draw:object draw:notify-on-update-of-ranges="Sheet1.A221:Sheet1.A221 Sheet1.B221:Sheet1.CW221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6.302in" svg:height="3.5335in" svg:x="0.0571in" svg:y="44.8441in">
            <draw:object draw:notify-on-update-of-ranges="Sheet1.A250:Sheet1.A250 Sheet1.B250:Sheet1.CW250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number-columns-repeated="101" table:default-cell-style-name="Default"/>
        <table:table-row table:style-name="ro1">
          <table:table-cell office:value-type="string" calcext:value-type="string">
            <text:p>a1</text:p>
          </table:table-cell>
          <table:table-cell office:value-type="float" office:value="0.05" calcext:value-type="float">
            <text:p>0.05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0.01" calcext:value-type="float">
            <text:p>0.01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10" calcext:value-type="float">
            <text:p>1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vg loss</text:p>
          </table:table-cell>
          <table:table-cell office:value-type="float" office:value="3.74641497" calcext:value-type="float">
            <text:p>3.74641497</text:p>
          </table:table-cell>
          <table:table-cell office:value-type="float" office:value="3.38439043" calcext:value-type="float">
            <text:p>3.38439043</text:p>
          </table:table-cell>
          <table:table-cell office:value-type="float" office:value="3.30724241" calcext:value-type="float">
            <text:p>3.30724241</text:p>
          </table:table-cell>
          <table:table-cell office:value-type="float" office:value="3.27671289" calcext:value-type="float">
            <text:p>3.27671289</text:p>
          </table:table-cell>
          <table:table-cell office:value-type="float" office:value="3.27605521" calcext:value-type="float">
            <text:p>3.27605521</text:p>
          </table:table-cell>
          <table:table-cell office:value-type="float" office:value="3.25017817" calcext:value-type="float">
            <text:p>3.25017817</text:p>
          </table:table-cell>
          <table:table-cell office:value-type="float" office:value="3.24788665" calcext:value-type="float">
            <text:p>3.24788665</text:p>
          </table:table-cell>
          <table:table-cell office:value-type="float" office:value="3.23460748" calcext:value-type="float">
            <text:p>3.23460748</text:p>
          </table:table-cell>
          <table:table-cell office:value-type="float" office:value="3.2318362" calcext:value-type="float">
            <text:p>3.2318362</text:p>
          </table:table-cell>
          <table:table-cell office:value-type="float" office:value="3.23532825" calcext:value-type="float">
            <text:p>3.23532825</text:p>
          </table:table-cell>
          <table:table-cell office:value-type="float" office:value="3.22659773" calcext:value-type="float">
            <text:p>3.22659773</text:p>
          </table:table-cell>
          <table:table-cell office:value-type="float" office:value="3.22173652" calcext:value-type="float">
            <text:p>3.22173652</text:p>
          </table:table-cell>
          <table:table-cell office:value-type="float" office:value="3.20459472" calcext:value-type="float">
            <text:p>3.20459472</text:p>
          </table:table-cell>
          <table:table-cell office:value-type="float" office:value="3.20549655" calcext:value-type="float">
            <text:p>3.20549655</text:p>
          </table:table-cell>
          <table:table-cell office:value-type="float" office:value="3.19321353" calcext:value-type="float">
            <text:p>3.19321353</text:p>
          </table:table-cell>
          <table:table-cell office:value-type="float" office:value="3.18356976" calcext:value-type="float">
            <text:p>3.18356976</text:p>
          </table:table-cell>
          <table:table-cell office:value-type="float" office:value="3.17107351" calcext:value-type="float">
            <text:p>3.17107351</text:p>
          </table:table-cell>
          <table:table-cell office:value-type="float" office:value="3.15664843" calcext:value-type="float">
            <text:p>3.15664843</text:p>
          </table:table-cell>
          <table:table-cell office:value-type="float" office:value="3.16128118" calcext:value-type="float">
            <text:p>3.16128118</text:p>
          </table:table-cell>
          <table:table-cell office:value-type="float" office:value="3.15045302" calcext:value-type="float">
            <text:p>3.15045302</text:p>
          </table:table-cell>
          <table:table-cell office:value-type="float" office:value="3.1319545" calcext:value-type="float">
            <text:p>3.1319545</text:p>
          </table:table-cell>
          <table:table-cell office:value-type="float" office:value="3.12552211" calcext:value-type="float">
            <text:p>3.12552211</text:p>
          </table:table-cell>
          <table:table-cell office:value-type="float" office:value="3.1187295" calcext:value-type="float">
            <text:p>3.1187295</text:p>
          </table:table-cell>
          <table:table-cell office:value-type="float" office:value="3.10922307" calcext:value-type="float">
            <text:p>3.10922307</text:p>
          </table:table-cell>
          <table:table-cell office:value-type="float" office:value="3.10092647" calcext:value-type="float">
            <text:p>3.10092647</text:p>
          </table:table-cell>
          <table:table-cell office:value-type="float" office:value="3.09160559" calcext:value-type="float">
            <text:p>3.09160559</text:p>
          </table:table-cell>
          <table:table-cell office:value-type="float" office:value="3.08157261" calcext:value-type="float">
            <text:p>3.08157261</text:p>
          </table:table-cell>
          <table:table-cell office:value-type="float" office:value="3.0689462" calcext:value-type="float">
            <text:p>3.0689462</text:p>
          </table:table-cell>
          <table:table-cell office:value-type="float" office:value="3.07597446" calcext:value-type="float">
            <text:p>3.07597446</text:p>
          </table:table-cell>
          <table:table-cell office:value-type="float" office:value="3.07022337" calcext:value-type="float">
            <text:p>3.07022337</text:p>
          </table:table-cell>
          <table:table-cell office:value-type="float" office:value="3.0599491" calcext:value-type="float">
            <text:p>3.0599491</text:p>
          </table:table-cell>
          <table:table-cell office:value-type="float" office:value="3.04502279" calcext:value-type="float">
            <text:p>3.04502279</text:p>
          </table:table-cell>
          <table:table-cell office:value-type="float" office:value="3.0276955" calcext:value-type="float">
            <text:p>3.0276955</text:p>
          </table:table-cell>
          <table:table-cell office:value-type="float" office:value="3.01989299" calcext:value-type="float">
            <text:p>3.01989299</text:p>
          </table:table-cell>
          <table:table-cell office:value-type="float" office:value="3.01103119" calcext:value-type="float">
            <text:p>3.01103119</text:p>
          </table:table-cell>
          <table:table-cell office:value-type="float" office:value="2.99403977" calcext:value-type="float">
            <text:p>2.99403977</text:p>
          </table:table-cell>
          <table:table-cell office:value-type="float" office:value="2.99476084" calcext:value-type="float">
            <text:p>2.99476084</text:p>
          </table:table-cell>
          <table:table-cell office:value-type="float" office:value="2.98809228" calcext:value-type="float">
            <text:p>2.98809228</text:p>
          </table:table-cell>
          <table:table-cell office:value-type="float" office:value="2.97543602" calcext:value-type="float">
            <text:p>2.97543602</text:p>
          </table:table-cell>
          <table:table-cell office:value-type="float" office:value="2.96803443" calcext:value-type="float">
            <text:p>2.96803443</text:p>
          </table:table-cell>
          <table:table-cell office:value-type="float" office:value="2.95927482" calcext:value-type="float">
            <text:p>2.95927482</text:p>
          </table:table-cell>
          <table:table-cell office:value-type="float" office:value="2.93618031" calcext:value-type="float">
            <text:p>2.93618031</text:p>
          </table:table-cell>
          <table:table-cell office:value-type="float" office:value="2.93015476" calcext:value-type="float">
            <text:p>2.93015476</text:p>
          </table:table-cell>
          <table:table-cell office:value-type="float" office:value="2.92660922" calcext:value-type="float">
            <text:p>2.92660922</text:p>
          </table:table-cell>
          <table:table-cell office:value-type="float" office:value="2.91973138" calcext:value-type="float">
            <text:p>2.91973138</text:p>
          </table:table-cell>
          <table:table-cell office:value-type="float" office:value="2.89104915" calcext:value-type="float">
            <text:p>2.89104915</text:p>
          </table:table-cell>
          <table:table-cell office:value-type="float" office:value="2.8967669" calcext:value-type="float">
            <text:p>2.8967669</text:p>
          </table:table-cell>
          <table:table-cell office:value-type="float" office:value="2.87281767" calcext:value-type="float">
            <text:p>2.87281767</text:p>
          </table:table-cell>
          <table:table-cell office:value-type="float" office:value="2.8735842" calcext:value-type="float">
            <text:p>2.8735842</text:p>
          </table:table-cell>
          <table:table-cell office:value-type="float" office:value="2.86892691" calcext:value-type="float">
            <text:p>2.86892691</text:p>
          </table:table-cell>
          <table:table-cell office:value-type="float" office:value="2.85499599" calcext:value-type="float">
            <text:p>2.85499599</text:p>
          </table:table-cell>
          <table:table-cell office:value-type="float" office:value="2.84065214" calcext:value-type="float">
            <text:p>2.84065214</text:p>
          </table:table-cell>
          <table:table-cell office:value-type="float" office:value="2.83375117" calcext:value-type="float">
            <text:p>2.83375117</text:p>
          </table:table-cell>
          <table:table-cell office:value-type="float" office:value="2.82126864" calcext:value-type="float">
            <text:p>2.82126864</text:p>
          </table:table-cell>
          <table:table-cell office:value-type="float" office:value="2.82110248" calcext:value-type="float">
            <text:p>2.82110248</text:p>
          </table:table-cell>
          <table:table-cell office:value-type="float" office:value="2.81269454" calcext:value-type="float">
            <text:p>2.81269454</text:p>
          </table:table-cell>
          <table:table-cell office:value-type="float" office:value="2.79081484" calcext:value-type="float">
            <text:p>2.79081484</text:p>
          </table:table-cell>
          <table:table-cell office:value-type="float" office:value="2.78749634" calcext:value-type="float">
            <text:p>2.78749634</text:p>
          </table:table-cell>
          <table:table-cell office:value-type="float" office:value="2.7852669" calcext:value-type="float">
            <text:p>2.7852669</text:p>
          </table:table-cell>
          <table:table-cell office:value-type="float" office:value="2.76329804" calcext:value-type="float">
            <text:p>2.76329804</text:p>
          </table:table-cell>
          <table:table-cell office:value-type="float" office:value="2.76848552" calcext:value-type="float">
            <text:p>2.76848552</text:p>
          </table:table-cell>
          <table:table-cell office:value-type="float" office:value="2.74458211" calcext:value-type="float">
            <text:p>2.74458211</text:p>
          </table:table-cell>
          <table:table-cell office:value-type="float" office:value="2.74493671" calcext:value-type="float">
            <text:p>2.74493671</text:p>
          </table:table-cell>
          <table:table-cell office:value-type="float" office:value="2.72931481" calcext:value-type="float">
            <text:p>2.72931481</text:p>
          </table:table-cell>
          <table:table-cell office:value-type="float" office:value="2.71485384" calcext:value-type="float">
            <text:p>2.71485384</text:p>
          </table:table-cell>
          <table:table-cell office:value-type="float" office:value="2.70758565" calcext:value-type="float">
            <text:p>2.70758565</text:p>
          </table:table-cell>
          <table:table-cell office:value-type="float" office:value="2.71237977" calcext:value-type="float">
            <text:p>2.71237977</text:p>
          </table:table-cell>
          <table:table-cell office:value-type="float" office:value="2.68861959" calcext:value-type="float">
            <text:p>2.68861959</text:p>
          </table:table-cell>
          <table:table-cell office:value-type="float" office:value="2.67839513" calcext:value-type="float">
            <text:p>2.67839513</text:p>
          </table:table-cell>
          <table:table-cell office:value-type="float" office:value="2.66747648" calcext:value-type="float">
            <text:p>2.66747648</text:p>
          </table:table-cell>
          <table:table-cell office:value-type="float" office:value="2.65351068" calcext:value-type="float">
            <text:p>2.65351068</text:p>
          </table:table-cell>
          <table:table-cell office:value-type="float" office:value="2.65126718" calcext:value-type="float">
            <text:p>2.65126718</text:p>
          </table:table-cell>
          <table:table-cell office:value-type="float" office:value="2.64112821" calcext:value-type="float">
            <text:p>2.64112821</text:p>
          </table:table-cell>
          <table:table-cell office:value-type="float" office:value="2.63805356" calcext:value-type="float">
            <text:p>2.63805356</text:p>
          </table:table-cell>
          <table:table-cell office:value-type="float" office:value="2.62643801" calcext:value-type="float">
            <text:p>2.62643801</text:p>
          </table:table-cell>
          <table:table-cell office:value-type="float" office:value="2.62121526" calcext:value-type="float">
            <text:p>2.62121526</text:p>
          </table:table-cell>
          <table:table-cell office:value-type="float" office:value="2.63033751" calcext:value-type="float">
            <text:p>2.63033751</text:p>
          </table:table-cell>
          <table:table-cell office:value-type="float" office:value="2.60458049" calcext:value-type="float">
            <text:p>2.60458049</text:p>
          </table:table-cell>
          <table:table-cell office:value-type="float" office:value="2.59808474" calcext:value-type="float">
            <text:p>2.59808474</text:p>
          </table:table-cell>
          <table:table-cell office:value-type="float" office:value="2.58889384" calcext:value-type="float">
            <text:p>2.58889384</text:p>
          </table:table-cell>
          <table:table-cell office:value-type="float" office:value="2.57725522" calcext:value-type="float">
            <text:p>2.57725522</text:p>
          </table:table-cell>
          <table:table-cell office:value-type="float" office:value="2.566123" calcext:value-type="float">
            <text:p>2.566123</text:p>
          </table:table-cell>
          <table:table-cell office:value-type="float" office:value="2.55982063" calcext:value-type="float">
            <text:p>2.55982063</text:p>
          </table:table-cell>
          <table:table-cell office:value-type="float" office:value="2.538512" calcext:value-type="float">
            <text:p>2.538512</text:p>
          </table:table-cell>
          <table:table-cell office:value-type="float" office:value="2.56086927" calcext:value-type="float">
            <text:p>2.56086927</text:p>
          </table:table-cell>
          <table:table-cell office:value-type="float" office:value="2.55971536" calcext:value-type="float">
            <text:p>2.55971536</text:p>
          </table:table-cell>
          <table:table-cell office:value-type="float" office:value="2.52327248" calcext:value-type="float">
            <text:p>2.52327248</text:p>
          </table:table-cell>
          <table:table-cell office:value-type="float" office:value="2.51570337" calcext:value-type="float">
            <text:p>2.51570337</text:p>
          </table:table-cell>
          <table:table-cell office:value-type="float" office:value="2.4976606" calcext:value-type="float">
            <text:p>2.4976606</text:p>
          </table:table-cell>
          <table:table-cell office:value-type="float" office:value="2.49739387" calcext:value-type="float">
            <text:p>2.49739387</text:p>
          </table:table-cell>
          <table:table-cell office:value-type="float" office:value="2.48095407" calcext:value-type="float">
            <text:p>2.48095407</text:p>
          </table:table-cell>
          <table:table-cell office:value-type="float" office:value="2.47749597" calcext:value-type="float">
            <text:p>2.47749597</text:p>
          </table:table-cell>
          <table:table-cell office:value-type="float" office:value="2.47539568" calcext:value-type="float">
            <text:p>2.47539568</text:p>
          </table:table-cell>
          <table:table-cell office:value-type="float" office:value="2.45165218" calcext:value-type="float">
            <text:p>2.45165218</text:p>
          </table:table-cell>
          <table:table-cell office:value-type="float" office:value="2.45462482" calcext:value-type="float">
            <text:p>2.45462482</text:p>
          </table:table-cell>
          <table:table-cell office:value-type="float" office:value="2.430408" calcext:value-type="float">
            <text:p>2.430408</text:p>
          </table:table-cell>
          <table:table-cell office:value-type="float" office:value="2.42968706" calcext:value-type="float">
            <text:p>2.42968706</text:p>
          </table:table-cell>
          <table:table-cell office:value-type="float" office:value="2.41871039" calcext:value-type="float">
            <text:p>2.41871039</text:p>
          </table:table-cell>
          <table:table-cell office:value-type="float" office:value="2.42177026" calcext:value-type="float">
            <text:p>2.42177026</text:p>
          </table:table-cell>
          <table:table-cell office:value-type="float" office:value="2.40451439" calcext:value-type="float">
            <text:p>2.40451439</text:p>
          </table:table-cell>
        </table:table-row>
        <table:table-row table:style-name="ro1">
          <table:table-cell office:value-type="string" calcext:value-type="string">
            <text:p>final acc</text:p>
          </table:table-cell>
          <table:table-cell office:value-type="float" office:value="0.707272727272727" calcext:value-type="float">
            <text:p>0.707272727272727</text:p>
          </table:table-cell>
          <table:table-cell table:number-columns-repeated="99"/>
        </table:table-row>
        <table:table-row table:style-name="ro1" table:number-rows-repeated="22">
          <table:table-cell table:number-columns-repeated="101"/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0.1" calcext:value-type="float">
            <text:p>0.1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0.1" calcext:value-type="float">
            <text:p>0.1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10" calcext:value-type="float">
            <text:p>1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vg loss</text:p>
          </table:table-cell>
          <table:table-cell office:value-type="float" office:value="3.366494199399" calcext:value-type="float">
            <text:p>3.366494199399</text:p>
          </table:table-cell>
          <table:table-cell office:value-type="float" office:value="3.2595052925835" calcext:value-type="float">
            <text:p>3.2595052925835</text:p>
          </table:table-cell>
          <table:table-cell office:value-type="float" office:value="3.26443294864034" calcext:value-type="float">
            <text:p>3.26443294864034</text:p>
          </table:table-cell>
          <table:table-cell office:value-type="float" office:value="3.25503482974712" calcext:value-type="float">
            <text:p>3.25503482974712</text:p>
          </table:table-cell>
          <table:table-cell office:value-type="float" office:value="3.25014434289174" calcext:value-type="float">
            <text:p>3.25014434289174</text:p>
          </table:table-cell>
          <table:table-cell office:value-type="float" office:value="3.2519555891791" calcext:value-type="float">
            <text:p>3.2519555891791</text:p>
          </table:table-cell>
          <table:table-cell office:value-type="float" office:value="3.2557149130726" calcext:value-type="float">
            <text:p>3.2557149130726</text:p>
          </table:table-cell>
          <table:table-cell office:value-type="float" office:value="3.23774341050476" calcext:value-type="float">
            <text:p>3.23774341050476</text:p>
          </table:table-cell>
          <table:table-cell office:value-type="float" office:value="3.23474976625667" calcext:value-type="float">
            <text:p>3.23474976625667</text:p>
          </table:table-cell>
          <table:table-cell office:value-type="float" office:value="3.21467143613926" calcext:value-type="float">
            <text:p>3.21467143613926</text:p>
          </table:table-cell>
          <table:table-cell office:value-type="float" office:value="3.20683160685582" calcext:value-type="float">
            <text:p>3.20683160685582</text:p>
          </table:table-cell>
          <table:table-cell office:value-type="float" office:value="3.19149867924266" calcext:value-type="float">
            <text:p>3.19149867924266</text:p>
          </table:table-cell>
          <table:table-cell office:value-type="float" office:value="3.18496114029019" calcext:value-type="float">
            <text:p>3.18496114029019</text:p>
          </table:table-cell>
          <table:table-cell office:value-type="float" office:value="3.17648231798782" calcext:value-type="float">
            <text:p>3.17648231798782</text:p>
          </table:table-cell>
          <table:table-cell office:value-type="float" office:value="3.15553688339346" calcext:value-type="float">
            <text:p>3.15553688339346</text:p>
          </table:table-cell>
          <table:table-cell office:value-type="float" office:value="3.14382891579814" calcext:value-type="float">
            <text:p>3.14382891579814</text:p>
          </table:table-cell>
          <table:table-cell office:value-type="float" office:value="3.1289883234036" calcext:value-type="float">
            <text:p>3.1289883234036</text:p>
          </table:table-cell>
          <table:table-cell office:value-type="float" office:value="3.11998833476817" calcext:value-type="float">
            <text:p>3.11998833476817</text:p>
          </table:table-cell>
          <table:table-cell office:value-type="float" office:value="3.11100762238776" calcext:value-type="float">
            <text:p>3.11100762238776</text:p>
          </table:table-cell>
          <table:table-cell office:value-type="float" office:value="3.09369012156796" calcext:value-type="float">
            <text:p>3.09369012156796</text:p>
          </table:table-cell>
          <table:table-cell office:value-type="float" office:value="3.09740934073243" calcext:value-type="float">
            <text:p>3.09740934073243</text:p>
          </table:table-cell>
          <table:table-cell office:value-type="float" office:value="3.04164684486402" calcext:value-type="float">
            <text:p>3.04164684486402</text:p>
          </table:table-cell>
          <table:table-cell office:value-type="float" office:value="3.0640638016332" calcext:value-type="float">
            <text:p>3.0640638016332</text:p>
          </table:table-cell>
          <table:table-cell office:value-type="float" office:value="3.01156047495883" calcext:value-type="float">
            <text:p>3.01156047495883</text:p>
          </table:table-cell>
          <table:table-cell office:value-type="float" office:value="3.05623138671319" calcext:value-type="float">
            <text:p>3.05623138671319</text:p>
          </table:table-cell>
          <table:table-cell office:value-type="float" office:value="3.0203695574241" calcext:value-type="float">
            <text:p>3.0203695574241</text:p>
          </table:table-cell>
          <table:table-cell office:value-type="float" office:value="2.99208022897935" calcext:value-type="float">
            <text:p>2.99208022897935</text:p>
          </table:table-cell>
          <table:table-cell office:value-type="float" office:value="2.98575772314832" calcext:value-type="float">
            <text:p>2.98575772314832</text:p>
          </table:table-cell>
          <table:table-cell office:value-type="float" office:value="2.98937534129405" calcext:value-type="float">
            <text:p>2.98937534129405</text:p>
          </table:table-cell>
          <table:table-cell office:value-type="float" office:value="2.97433397870167" calcext:value-type="float">
            <text:p>2.97433397870167</text:p>
          </table:table-cell>
          <table:table-cell office:value-type="float" office:value="2.93279489703386" calcext:value-type="float">
            <text:p>2.93279489703386</text:p>
          </table:table-cell>
          <table:table-cell office:value-type="float" office:value="2.96897583244556" calcext:value-type="float">
            <text:p>2.96897583244556</text:p>
          </table:table-cell>
          <table:table-cell office:value-type="float" office:value="2.94093109405973" calcext:value-type="float">
            <text:p>2.94093109405973</text:p>
          </table:table-cell>
          <table:table-cell office:value-type="float" office:value="2.9391482263798" calcext:value-type="float">
            <text:p>2.9391482263798</text:p>
          </table:table-cell>
          <table:table-cell office:value-type="float" office:value="2.92939098603032" calcext:value-type="float">
            <text:p>2.92939098603032</text:p>
          </table:table-cell>
          <table:table-cell office:value-type="float" office:value="2.92344987881643" calcext:value-type="float">
            <text:p>2.92344987881643</text:p>
          </table:table-cell>
          <table:table-cell office:value-type="float" office:value="2.92915850587317" calcext:value-type="float">
            <text:p>2.92915850587317</text:p>
          </table:table-cell>
          <table:table-cell office:value-type="float" office:value="2.9205478693735" calcext:value-type="float">
            <text:p>2.9205478693735</text:p>
          </table:table-cell>
          <table:table-cell office:value-type="float" office:value="2.92142496298096" calcext:value-type="float">
            <text:p>2.92142496298096</text:p>
          </table:table-cell>
          <table:table-cell office:value-type="float" office:value="2.92496650443949" calcext:value-type="float">
            <text:p>2.92496650443949</text:p>
          </table:table-cell>
          <table:table-cell office:value-type="float" office:value="2.89526510824799" calcext:value-type="float">
            <text:p>2.89526510824799</text:p>
          </table:table-cell>
          <table:table-cell office:value-type="float" office:value="2.90595814893484" calcext:value-type="float">
            <text:p>2.90595814893484</text:p>
          </table:table-cell>
          <table:table-cell office:value-type="float" office:value="2.88998988065085" calcext:value-type="float">
            <text:p>2.88998988065085</text:p>
          </table:table-cell>
          <table:table-cell office:value-type="float" office:value="2.88824380132445" calcext:value-type="float">
            <text:p>2.88824380132445</text:p>
          </table:table-cell>
          <table:table-cell office:value-type="float" office:value="2.90170965658166" calcext:value-type="float">
            <text:p>2.90170965658166</text:p>
          </table:table-cell>
          <table:table-cell office:value-type="float" office:value="2.9255109588451" calcext:value-type="float">
            <text:p>2.9255109588451</text:p>
          </table:table-cell>
          <table:table-cell office:value-type="float" office:value="2.91558848227617" calcext:value-type="float">
            <text:p>2.91558848227617</text:p>
          </table:table-cell>
          <table:table-cell office:value-type="float" office:value="2.88207262040875" calcext:value-type="float">
            <text:p>2.88207262040875</text:p>
          </table:table-cell>
          <table:table-cell office:value-type="float" office:value="2.88790391410836" calcext:value-type="float">
            <text:p>2.88790391410836</text:p>
          </table:table-cell>
          <table:table-cell office:value-type="float" office:value="2.8877898835259" calcext:value-type="float">
            <text:p>2.8877898835259</text:p>
          </table:table-cell>
          <table:table-cell office:value-type="float" office:value="2.89595683407317" calcext:value-type="float">
            <text:p>2.89595683407317</text:p>
          </table:table-cell>
          <table:table-cell office:value-type="float" office:value="2.88273848951468" calcext:value-type="float">
            <text:p>2.88273848951468</text:p>
          </table:table-cell>
          <table:table-cell office:value-type="float" office:value="2.8390397647048" calcext:value-type="float">
            <text:p>2.8390397647048</text:p>
          </table:table-cell>
          <table:table-cell office:value-type="float" office:value="2.81566133251312" calcext:value-type="float">
            <text:p>2.81566133251312</text:p>
          </table:table-cell>
          <table:table-cell office:value-type="float" office:value="2.85526002198621" calcext:value-type="float">
            <text:p>2.85526002198621</text:p>
          </table:table-cell>
          <table:table-cell office:value-type="float" office:value="2.82396140156204" calcext:value-type="float">
            <text:p>2.82396140156204</text:p>
          </table:table-cell>
          <table:table-cell office:value-type="float" office:value="2.85234760234367" calcext:value-type="float">
            <text:p>2.85234760234367</text:p>
          </table:table-cell>
          <table:table-cell office:value-type="float" office:value="2.861723010558" calcext:value-type="float">
            <text:p>2.861723010558</text:p>
          </table:table-cell>
          <table:table-cell office:value-type="float" office:value="2.86919508431667" calcext:value-type="float">
            <text:p>2.86919508431667</text:p>
          </table:table-cell>
          <table:table-cell office:value-type="float" office:value="2.84118254447872" calcext:value-type="float">
            <text:p>2.84118254447872</text:p>
          </table:table-cell>
          <table:table-cell office:value-type="float" office:value="2.82579941286507" calcext:value-type="float">
            <text:p>2.82579941286507</text:p>
          </table:table-cell>
          <table:table-cell office:value-type="float" office:value="2.83947470140131" calcext:value-type="float">
            <text:p>2.83947470140131</text:p>
          </table:table-cell>
          <table:table-cell office:value-type="float" office:value="2.90672485063961" calcext:value-type="float">
            <text:p>2.90672485063961</text:p>
          </table:table-cell>
          <table:table-cell office:value-type="float" office:value="2.86144674718034" calcext:value-type="float">
            <text:p>2.86144674718034</text:p>
          </table:table-cell>
          <table:table-cell office:value-type="float" office:value="2.79439543753881" calcext:value-type="float">
            <text:p>2.79439543753881</text:p>
          </table:table-cell>
          <table:table-cell office:value-type="float" office:value="2.76492437087408" calcext:value-type="float">
            <text:p>2.76492437087408</text:p>
          </table:table-cell>
          <table:table-cell office:value-type="float" office:value="2.80972015665291" calcext:value-type="float">
            <text:p>2.80972015665291</text:p>
          </table:table-cell>
          <table:table-cell office:value-type="float" office:value="2.85016784264113" calcext:value-type="float">
            <text:p>2.85016784264113</text:p>
          </table:table-cell>
          <table:table-cell office:value-type="float" office:value="2.7966849139086" calcext:value-type="float">
            <text:p>2.7966849139086</text:p>
          </table:table-cell>
          <table:table-cell office:value-type="float" office:value="2.8224113694848" calcext:value-type="float">
            <text:p>2.8224113694848</text:p>
          </table:table-cell>
          <table:table-cell office:value-type="float" office:value="2.84836470152971" calcext:value-type="float">
            <text:p>2.84836470152971</text:p>
          </table:table-cell>
          <table:table-cell office:value-type="float" office:value="2.84788604391907" calcext:value-type="float">
            <text:p>2.84788604391907</text:p>
          </table:table-cell>
          <table:table-cell office:value-type="float" office:value="2.83585799554631" calcext:value-type="float">
            <text:p>2.83585799554631</text:p>
          </table:table-cell>
          <table:table-cell office:value-type="float" office:value="2.84575008114883" calcext:value-type="float">
            <text:p>2.84575008114883</text:p>
          </table:table-cell>
          <table:table-cell office:value-type="float" office:value="2.82732610978518" calcext:value-type="float">
            <text:p>2.82732610978518</text:p>
          </table:table-cell>
          <table:table-cell office:value-type="float" office:value="2.86032116435612" calcext:value-type="float">
            <text:p>2.86032116435612</text:p>
          </table:table-cell>
          <table:table-cell office:value-type="float" office:value="2.80677665214294" calcext:value-type="float">
            <text:p>2.80677665214294</text:p>
          </table:table-cell>
          <table:table-cell office:value-type="float" office:value="2.81518843442151" calcext:value-type="float">
            <text:p>2.81518843442151</text:p>
          </table:table-cell>
          <table:table-cell office:value-type="float" office:value="2.87816606014437" calcext:value-type="float">
            <text:p>2.87816606014437</text:p>
          </table:table-cell>
          <table:table-cell office:value-type="float" office:value="2.88260808769546" calcext:value-type="float">
            <text:p>2.88260808769546</text:p>
          </table:table-cell>
          <table:table-cell office:value-type="float" office:value="2.83818231152353" calcext:value-type="float">
            <text:p>2.83818231152353</text:p>
          </table:table-cell>
          <table:table-cell office:value-type="float" office:value="2.83262685105914" calcext:value-type="float">
            <text:p>2.83262685105914</text:p>
          </table:table-cell>
          <table:table-cell office:value-type="float" office:value="2.79062903165576" calcext:value-type="float">
            <text:p>2.79062903165576</text:p>
          </table:table-cell>
          <table:table-cell office:value-type="float" office:value="2.86902708835737" calcext:value-type="float">
            <text:p>2.86902708835737</text:p>
          </table:table-cell>
          <table:table-cell office:value-type="float" office:value="2.88521915579264" calcext:value-type="float">
            <text:p>2.88521915579264</text:p>
          </table:table-cell>
          <table:table-cell office:value-type="float" office:value="2.89777202584273" calcext:value-type="float">
            <text:p>2.89777202584273</text:p>
          </table:table-cell>
          <table:table-cell office:value-type="float" office:value="2.87932134581958" calcext:value-type="float">
            <text:p>2.87932134581958</text:p>
          </table:table-cell>
          <table:table-cell office:value-type="float" office:value="2.88943559152583" calcext:value-type="float">
            <text:p>2.88943559152583</text:p>
          </table:table-cell>
          <table:table-cell office:value-type="float" office:value="2.87388559451173" calcext:value-type="float">
            <text:p>2.87388559451173</text:p>
          </table:table-cell>
          <table:table-cell office:value-type="float" office:value="2.86416129114089" calcext:value-type="float">
            <text:p>2.86416129114089</text:p>
          </table:table-cell>
          <table:table-cell office:value-type="float" office:value="2.88797656137639" calcext:value-type="float">
            <text:p>2.88797656137639</text:p>
          </table:table-cell>
          <table:table-cell office:value-type="float" office:value="2.84182558540153" calcext:value-type="float">
            <text:p>2.84182558540153</text:p>
          </table:table-cell>
          <table:table-cell office:value-type="float" office:value="2.8508340389659" calcext:value-type="float">
            <text:p>2.8508340389659</text:p>
          </table:table-cell>
          <table:table-cell office:value-type="float" office:value="2.8396995547211" calcext:value-type="float">
            <text:p>2.8396995547211</text:p>
          </table:table-cell>
          <table:table-cell office:value-type="float" office:value="2.84631078937012" calcext:value-type="float">
            <text:p>2.84631078937012</text:p>
          </table:table-cell>
          <table:table-cell office:value-type="float" office:value="2.88018426537735" calcext:value-type="float">
            <text:p>2.88018426537735</text:p>
          </table:table-cell>
          <table:table-cell office:value-type="float" office:value="2.90397683971796" calcext:value-type="float">
            <text:p>2.90397683971796</text:p>
          </table:table-cell>
          <table:table-cell office:value-type="float" office:value="2.86631981476683" calcext:value-type="float">
            <text:p>2.86631981476683</text:p>
          </table:table-cell>
          <table:table-cell office:value-type="float" office:value="2.86921707492581" calcext:value-type="float">
            <text:p>2.86921707492581</text:p>
          </table:table-cell>
          <table:table-cell office:value-type="float" office:value="2.89363768461406" calcext:value-type="float">
            <text:p>2.89363768461406</text:p>
          </table:table-cell>
        </table:table-row>
        <table:table-row table:style-name="ro1">
          <table:table-cell office:value-type="string" calcext:value-type="string">
            <text:p>final acc</text:p>
          </table:table-cell>
          <table:table-cell office:value-type="float" office:value="0.361818181818182" calcext:value-type="float">
            <text:p>0.361818181818182</text:p>
          </table:table-cell>
          <table:table-cell table:number-columns-repeated="99"/>
        </table:table-row>
        <table:table-row table:style-name="ro1" table:number-rows-repeated="22">
          <table:table-cell table:number-columns-repeated="101"/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0.01" calcext:value-type="float">
            <text:p>0.01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0.01" calcext:value-type="float">
            <text:p>0.01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10" calcext:value-type="float">
            <text:p>1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vg loss</text:p>
          </table:table-cell>
          <table:table-cell office:value-type="float" office:value="3.86957133963918" calcext:value-type="float">
            <text:p>3.86957133963918</text:p>
          </table:table-cell>
          <table:table-cell office:value-type="float" office:value="3.40547071197475" calcext:value-type="float">
            <text:p>3.40547071197475</text:p>
          </table:table-cell>
          <table:table-cell office:value-type="float" office:value="3.30860352549878" calcext:value-type="float">
            <text:p>3.30860352549878</text:p>
          </table:table-cell>
          <table:table-cell office:value-type="float" office:value="3.26928407131403" calcext:value-type="float">
            <text:p>3.26928407131403</text:p>
          </table:table-cell>
          <table:table-cell office:value-type="float" office:value="3.24318039244488" calcext:value-type="float">
            <text:p>3.24318039244488</text:p>
          </table:table-cell>
          <table:table-cell office:value-type="float" office:value="3.23102623641055" calcext:value-type="float">
            <text:p>3.23102623641055</text:p>
          </table:table-cell>
          <table:table-cell office:value-type="float" office:value="3.22069183254813" calcext:value-type="float">
            <text:p>3.22069183254813</text:p>
          </table:table-cell>
          <table:table-cell office:value-type="float" office:value="3.20940198302202" calcext:value-type="float">
            <text:p>3.20940198302202</text:p>
          </table:table-cell>
          <table:table-cell office:value-type="float" office:value="3.2005489440027" calcext:value-type="float">
            <text:p>3.2005489440027</text:p>
          </table:table-cell>
          <table:table-cell office:value-type="float" office:value="3.19659181946513" calcext:value-type="float">
            <text:p>3.19659181946513</text:p>
          </table:table-cell>
          <table:table-cell office:value-type="float" office:value="3.18676999800338" calcext:value-type="float">
            <text:p>3.18676999800338</text:p>
          </table:table-cell>
          <table:table-cell office:value-type="float" office:value="3.17985111120636" calcext:value-type="float">
            <text:p>3.17985111120636</text:p>
          </table:table-cell>
          <table:table-cell office:value-type="float" office:value="3.17294707438615" calcext:value-type="float">
            <text:p>3.17294707438615</text:p>
          </table:table-cell>
          <table:table-cell office:value-type="float" office:value="3.16317410893486" calcext:value-type="float">
            <text:p>3.16317410893486</text:p>
          </table:table-cell>
          <table:table-cell office:value-type="float" office:value="3.15728916942374" calcext:value-type="float">
            <text:p>3.15728916942374</text:p>
          </table:table-cell>
          <table:table-cell office:value-type="float" office:value="3.1531553143138" calcext:value-type="float">
            <text:p>3.1531553143138</text:p>
          </table:table-cell>
          <table:table-cell office:value-type="float" office:value="3.14593769498152" calcext:value-type="float">
            <text:p>3.14593769498152</text:p>
          </table:table-cell>
          <table:table-cell office:value-type="float" office:value="3.13618060835771" calcext:value-type="float">
            <text:p>3.13618060835771</text:p>
          </table:table-cell>
          <table:table-cell office:value-type="float" office:value="3.1318861909317" calcext:value-type="float">
            <text:p>3.1318861909317</text:p>
          </table:table-cell>
          <table:table-cell office:value-type="float" office:value="3.12248014138034" calcext:value-type="float">
            <text:p>3.12248014138034</text:p>
          </table:table-cell>
          <table:table-cell office:value-type="float" office:value="3.11776214658922" calcext:value-type="float">
            <text:p>3.11776214658922</text:p>
          </table:table-cell>
          <table:table-cell office:value-type="float" office:value="3.10741572445278" calcext:value-type="float">
            <text:p>3.10741572445278</text:p>
          </table:table-cell>
          <table:table-cell office:value-type="float" office:value="3.09739846135381" calcext:value-type="float">
            <text:p>3.09739846135381</text:p>
          </table:table-cell>
          <table:table-cell office:value-type="float" office:value="3.09001553075824" calcext:value-type="float">
            <text:p>3.09001553075824</text:p>
          </table:table-cell>
          <table:table-cell office:value-type="float" office:value="3.08298924284929" calcext:value-type="float">
            <text:p>3.08298924284929</text:p>
          </table:table-cell>
          <table:table-cell office:value-type="float" office:value="3.07393729574882" calcext:value-type="float">
            <text:p>3.07393729574882</text:p>
          </table:table-cell>
          <table:table-cell office:value-type="float" office:value="3.06530946854076" calcext:value-type="float">
            <text:p>3.06530946854076</text:p>
          </table:table-cell>
          <table:table-cell office:value-type="float" office:value="3.06329195131366" calcext:value-type="float">
            <text:p>3.06329195131366</text:p>
          </table:table-cell>
          <table:table-cell office:value-type="float" office:value="3.04996333814984" calcext:value-type="float">
            <text:p>3.04996333814984</text:p>
          </table:table-cell>
          <table:table-cell office:value-type="float" office:value="3.04177399867277" calcext:value-type="float">
            <text:p>3.04177399867277</text:p>
          </table:table-cell>
          <table:table-cell office:value-type="float" office:value="3.03229496396718" calcext:value-type="float">
            <text:p>3.03229496396718</text:p>
          </table:table-cell>
          <table:table-cell office:value-type="float" office:value="3.02302275798766" calcext:value-type="float">
            <text:p>3.02302275798766</text:p>
          </table:table-cell>
          <table:table-cell office:value-type="float" office:value="3.01375467208217" calcext:value-type="float">
            <text:p>3.01375467208217</text:p>
          </table:table-cell>
          <table:table-cell office:value-type="float" office:value="3.00591640002637" calcext:value-type="float">
            <text:p>3.00591640002637</text:p>
          </table:table-cell>
          <table:table-cell office:value-type="float" office:value="2.99263137849281" calcext:value-type="float">
            <text:p>2.99263137849281</text:p>
          </table:table-cell>
          <table:table-cell office:value-type="float" office:value="2.98981530085367" calcext:value-type="float">
            <text:p>2.98981530085367</text:p>
          </table:table-cell>
          <table:table-cell office:value-type="float" office:value="2.98291054127983" calcext:value-type="float">
            <text:p>2.98291054127983</text:p>
          </table:table-cell>
          <table:table-cell office:value-type="float" office:value="2.97258763291805" calcext:value-type="float">
            <text:p>2.97258763291805</text:p>
          </table:table-cell>
          <table:table-cell office:value-type="float" office:value="2.96337995198389" calcext:value-type="float">
            <text:p>2.96337995198389</text:p>
          </table:table-cell>
          <table:table-cell office:value-type="float" office:value="2.95822936482436" calcext:value-type="float">
            <text:p>2.95822936482436</text:p>
          </table:table-cell>
          <table:table-cell office:value-type="float" office:value="2.94982674769527" calcext:value-type="float">
            <text:p>2.94982674769527</text:p>
          </table:table-cell>
          <table:table-cell office:value-type="float" office:value="2.93122347678415" calcext:value-type="float">
            <text:p>2.93122347678415</text:p>
          </table:table-cell>
          <table:table-cell office:value-type="float" office:value="2.93005710646616" calcext:value-type="float">
            <text:p>2.93005710646616</text:p>
          </table:table-cell>
          <table:table-cell office:value-type="float" office:value="2.91884012079008" calcext:value-type="float">
            <text:p>2.91884012079008</text:p>
          </table:table-cell>
          <table:table-cell office:value-type="float" office:value="2.91088257484261" calcext:value-type="float">
            <text:p>2.91088257484261</text:p>
          </table:table-cell>
          <table:table-cell office:value-type="float" office:value="2.89934328918211" calcext:value-type="float">
            <text:p>2.89934328918211</text:p>
          </table:table-cell>
          <table:table-cell office:value-type="float" office:value="2.89324508890293" calcext:value-type="float">
            <text:p>2.89324508890293</text:p>
          </table:table-cell>
          <table:table-cell office:value-type="float" office:value="2.88425782708094" calcext:value-type="float">
            <text:p>2.88425782708094</text:p>
          </table:table-cell>
          <table:table-cell office:value-type="float" office:value="2.87063795485568" calcext:value-type="float">
            <text:p>2.87063795485568</text:p>
          </table:table-cell>
          <table:table-cell office:value-type="float" office:value="2.86705556053" calcext:value-type="float">
            <text:p>2.86705556053</text:p>
          </table:table-cell>
          <table:table-cell office:value-type="float" office:value="2.85807427170741" calcext:value-type="float">
            <text:p>2.85807427170741</text:p>
          </table:table-cell>
          <table:table-cell office:value-type="float" office:value="2.84778209402471" calcext:value-type="float">
            <text:p>2.84778209402471</text:p>
          </table:table-cell>
          <table:table-cell office:value-type="float" office:value="2.8424073899484" calcext:value-type="float">
            <text:p>2.8424073899484</text:p>
          </table:table-cell>
          <table:table-cell office:value-type="float" office:value="2.82568642592588" calcext:value-type="float">
            <text:p>2.82568642592588</text:p>
          </table:table-cell>
          <table:table-cell office:value-type="float" office:value="2.81828836342668" calcext:value-type="float">
            <text:p>2.81828836342668</text:p>
          </table:table-cell>
          <table:table-cell office:value-type="float" office:value="2.8115125705729" calcext:value-type="float">
            <text:p>2.8115125705729</text:p>
          </table:table-cell>
          <table:table-cell office:value-type="float" office:value="2.80785314737661" calcext:value-type="float">
            <text:p>2.80785314737661</text:p>
          </table:table-cell>
          <table:table-cell office:value-type="float" office:value="2.78995833114461" calcext:value-type="float">
            <text:p>2.78995833114461</text:p>
          </table:table-cell>
          <table:table-cell office:value-type="float" office:value="2.78909194950622" calcext:value-type="float">
            <text:p>2.78909194950622</text:p>
          </table:table-cell>
          <table:table-cell office:value-type="float" office:value="2.77205995601924" calcext:value-type="float">
            <text:p>2.77205995601924</text:p>
          </table:table-cell>
          <table:table-cell office:value-type="float" office:value="2.76686961111027" calcext:value-type="float">
            <text:p>2.76686961111027</text:p>
          </table:table-cell>
          <table:table-cell office:value-type="float" office:value="2.75172793666428" calcext:value-type="float">
            <text:p>2.75172793666428</text:p>
          </table:table-cell>
          <table:table-cell office:value-type="float" office:value="2.74347095770411" calcext:value-type="float">
            <text:p>2.74347095770411</text:p>
          </table:table-cell>
          <table:table-cell office:value-type="float" office:value="2.73729111028286" calcext:value-type="float">
            <text:p>2.73729111028286</text:p>
          </table:table-cell>
          <table:table-cell office:value-type="float" office:value="2.72745122062501" calcext:value-type="float">
            <text:p>2.72745122062501</text:p>
          </table:table-cell>
          <table:table-cell office:value-type="float" office:value="2.71443952834552" calcext:value-type="float">
            <text:p>2.71443952834552</text:p>
          </table:table-cell>
          <table:table-cell office:value-type="float" office:value="2.71093962714772" calcext:value-type="float">
            <text:p>2.71093962714772</text:p>
          </table:table-cell>
          <table:table-cell office:value-type="float" office:value="2.69659638274207" calcext:value-type="float">
            <text:p>2.69659638274207</text:p>
          </table:table-cell>
          <table:table-cell office:value-type="float" office:value="2.68406439306424" calcext:value-type="float">
            <text:p>2.68406439306424</text:p>
          </table:table-cell>
          <table:table-cell office:value-type="float" office:value="2.68049826065446" calcext:value-type="float">
            <text:p>2.68049826065446</text:p>
          </table:table-cell>
          <table:table-cell office:value-type="float" office:value="2.66770523190459" calcext:value-type="float">
            <text:p>2.66770523190459</text:p>
          </table:table-cell>
          <table:table-cell office:value-type="float" office:value="2.65488092262148" calcext:value-type="float">
            <text:p>2.65488092262148</text:p>
          </table:table-cell>
          <table:table-cell office:value-type="float" office:value="2.64768364166988" calcext:value-type="float">
            <text:p>2.64768364166988</text:p>
          </table:table-cell>
          <table:table-cell office:value-type="float" office:value="2.64118705582177" calcext:value-type="float">
            <text:p>2.64118705582177</text:p>
          </table:table-cell>
          <table:table-cell office:value-type="float" office:value="2.62422379276082" calcext:value-type="float">
            <text:p>2.62422379276082</text:p>
          </table:table-cell>
          <table:table-cell office:value-type="float" office:value="2.62040486613305" calcext:value-type="float">
            <text:p>2.62040486613305</text:p>
          </table:table-cell>
          <table:table-cell office:value-type="float" office:value="2.61543471475632" calcext:value-type="float">
            <text:p>2.61543471475632</text:p>
          </table:table-cell>
          <table:table-cell office:value-type="float" office:value="2.59682084214985" calcext:value-type="float">
            <text:p>2.59682084214985</text:p>
          </table:table-cell>
          <table:table-cell office:value-type="float" office:value="2.58873917335269" calcext:value-type="float">
            <text:p>2.58873917335269</text:p>
          </table:table-cell>
          <table:table-cell office:value-type="float" office:value="2.580705254639" calcext:value-type="float">
            <text:p>2.580705254639</text:p>
          </table:table-cell>
          <table:table-cell office:value-type="float" office:value="2.57145110550957" calcext:value-type="float">
            <text:p>2.57145110550957</text:p>
          </table:table-cell>
          <table:table-cell office:value-type="float" office:value="2.55634910828884" calcext:value-type="float">
            <text:p>2.55634910828884</text:p>
          </table:table-cell>
          <table:table-cell office:value-type="float" office:value="2.55216699942738" calcext:value-type="float">
            <text:p>2.55216699942738</text:p>
          </table:table-cell>
          <table:table-cell office:value-type="float" office:value="2.54375283853504" calcext:value-type="float">
            <text:p>2.54375283853504</text:p>
          </table:table-cell>
          <table:table-cell office:value-type="float" office:value="2.53476070861312" calcext:value-type="float">
            <text:p>2.53476070861312</text:p>
          </table:table-cell>
          <table:table-cell office:value-type="float" office:value="2.51638502792919" calcext:value-type="float">
            <text:p>2.51638502792919</text:p>
          </table:table-cell>
          <table:table-cell office:value-type="float" office:value="2.51518631424581" calcext:value-type="float">
            <text:p>2.51518631424581</text:p>
          </table:table-cell>
          <table:table-cell office:value-type="float" office:value="2.50434722180971" calcext:value-type="float">
            <text:p>2.50434722180971</text:p>
          </table:table-cell>
          <table:table-cell office:value-type="float" office:value="2.49744182008074" calcext:value-type="float">
            <text:p>2.49744182008074</text:p>
          </table:table-cell>
          <table:table-cell office:value-type="float" office:value="2.48262555079756" calcext:value-type="float">
            <text:p>2.48262555079756</text:p>
          </table:table-cell>
          <table:table-cell office:value-type="float" office:value="2.47323800631777" calcext:value-type="float">
            <text:p>2.47323800631777</text:p>
          </table:table-cell>
          <table:table-cell office:value-type="float" office:value="2.46121581143066" calcext:value-type="float">
            <text:p>2.46121581143066</text:p>
          </table:table-cell>
          <table:table-cell office:value-type="float" office:value="2.46451767237034" calcext:value-type="float">
            <text:p>2.46451767237034</text:p>
          </table:table-cell>
          <table:table-cell office:value-type="float" office:value="2.45024877680644" calcext:value-type="float">
            <text:p>2.45024877680644</text:p>
          </table:table-cell>
          <table:table-cell office:value-type="float" office:value="2.4394485677583" calcext:value-type="float">
            <text:p>2.4394485677583</text:p>
          </table:table-cell>
          <table:table-cell office:value-type="float" office:value="2.42686356505651" calcext:value-type="float">
            <text:p>2.42686356505651</text:p>
          </table:table-cell>
          <table:table-cell office:value-type="float" office:value="2.41755424498517" calcext:value-type="float">
            <text:p>2.41755424498517</text:p>
          </table:table-cell>
          <table:table-cell office:value-type="float" office:value="2.41297194855711" calcext:value-type="float">
            <text:p>2.41297194855711</text:p>
          </table:table-cell>
          <table:table-cell office:value-type="float" office:value="2.40697493033893" calcext:value-type="float">
            <text:p>2.40697493033893</text:p>
          </table:table-cell>
          <table:table-cell office:value-type="float" office:value="2.39269766585288" calcext:value-type="float">
            <text:p>2.39269766585288</text:p>
          </table:table-cell>
        </table:table-row>
        <table:table-row table:style-name="ro1">
          <table:table-cell office:value-type="string" calcext:value-type="string">
            <text:p>final acc</text:p>
          </table:table-cell>
          <table:table-cell office:value-type="float" office:value="0.643636363636364" calcext:value-type="float">
            <text:p>0.643636363636364</text:p>
          </table:table-cell>
          <table:table-cell table:number-columns-repeated="99"/>
        </table:table-row>
        <table:table-row table:style-name="ro1" table:number-rows-repeated="21">
          <table:table-cell table:number-columns-repeated="101"/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0.1" calcext:value-type="float">
            <text:p>0.1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0.01" calcext:value-type="float">
            <text:p>0.01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10" calcext:value-type="float">
            <text:p>1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vg loss</text:p>
          </table:table-cell>
          <table:table-cell office:value-type="float" office:value="4.13363598291666" calcext:value-type="float">
            <text:p>4.13363598291666</text:p>
          </table:table-cell>
          <table:table-cell office:value-type="float" office:value="3.45878627278793" calcext:value-type="float">
            <text:p>3.45878627278793</text:p>
          </table:table-cell>
          <table:table-cell office:value-type="float" office:value="3.34427376734904" calcext:value-type="float">
            <text:p>3.34427376734904</text:p>
          </table:table-cell>
          <table:table-cell office:value-type="float" office:value="3.2954486710315" calcext:value-type="float">
            <text:p>3.2954486710315</text:p>
          </table:table-cell>
          <table:table-cell office:value-type="float" office:value="3.27762478565017" calcext:value-type="float">
            <text:p>3.27762478565017</text:p>
          </table:table-cell>
          <table:table-cell office:value-type="float" office:value="3.27693374771555" calcext:value-type="float">
            <text:p>3.27693374771555</text:p>
          </table:table-cell>
          <table:table-cell office:value-type="float" office:value="3.25280583380809" calcext:value-type="float">
            <text:p>3.25280583380809</text:p>
          </table:table-cell>
          <table:table-cell office:value-type="float" office:value="3.25995147112311" calcext:value-type="float">
            <text:p>3.25995147112311</text:p>
          </table:table-cell>
          <table:table-cell office:value-type="float" office:value="3.26216653620573" calcext:value-type="float">
            <text:p>3.26216653620573</text:p>
          </table:table-cell>
          <table:table-cell office:value-type="float" office:value="3.24882363541797" calcext:value-type="float">
            <text:p>3.24882363541797</text:p>
          </table:table-cell>
          <table:table-cell office:value-type="float" office:value="3.25959642958153" calcext:value-type="float">
            <text:p>3.25959642958153</text:p>
          </table:table-cell>
          <table:table-cell office:value-type="float" office:value="3.24564854361314" calcext:value-type="float">
            <text:p>3.24564854361314</text:p>
          </table:table-cell>
          <table:table-cell office:value-type="float" office:value="3.23763286418725" calcext:value-type="float">
            <text:p>3.23763286418725</text:p>
          </table:table-cell>
          <table:table-cell office:value-type="float" office:value="3.21909584512809" calcext:value-type="float">
            <text:p>3.21909584512809</text:p>
          </table:table-cell>
          <table:table-cell office:value-type="float" office:value="3.22018607505733" calcext:value-type="float">
            <text:p>3.22018607505733</text:p>
          </table:table-cell>
          <table:table-cell office:value-type="float" office:value="3.22308711653202" calcext:value-type="float">
            <text:p>3.22308711653202</text:p>
          </table:table-cell>
          <table:table-cell office:value-type="float" office:value="3.21694365988822" calcext:value-type="float">
            <text:p>3.21694365988822</text:p>
          </table:table-cell>
          <table:table-cell office:value-type="float" office:value="3.18978359017809" calcext:value-type="float">
            <text:p>3.18978359017809</text:p>
          </table:table-cell>
          <table:table-cell office:value-type="float" office:value="3.18072472582061" calcext:value-type="float">
            <text:p>3.18072472582061</text:p>
          </table:table-cell>
          <table:table-cell office:value-type="float" office:value="3.18190224629754" calcext:value-type="float">
            <text:p>3.18190224629754</text:p>
          </table:table-cell>
          <table:table-cell office:value-type="float" office:value="3.16356098836123" calcext:value-type="float">
            <text:p>3.16356098836123</text:p>
          </table:table-cell>
          <table:table-cell office:value-type="float" office:value="3.16449085135718" calcext:value-type="float">
            <text:p>3.16449085135718</text:p>
          </table:table-cell>
          <table:table-cell office:value-type="float" office:value="3.16060005013359" calcext:value-type="float">
            <text:p>3.16060005013359</text:p>
          </table:table-cell>
          <table:table-cell office:value-type="float" office:value="3.14028592122195" calcext:value-type="float">
            <text:p>3.14028592122195</text:p>
          </table:table-cell>
          <table:table-cell office:value-type="float" office:value="3.12084274120401" calcext:value-type="float">
            <text:p>3.12084274120401</text:p>
          </table:table-cell>
          <table:table-cell office:value-type="float" office:value="3.12605530395565" calcext:value-type="float">
            <text:p>3.12605530395565</text:p>
          </table:table-cell>
          <table:table-cell office:value-type="float" office:value="3.11889391651686" calcext:value-type="float">
            <text:p>3.11889391651686</text:p>
          </table:table-cell>
          <table:table-cell office:value-type="float" office:value="3.0941495631852" calcext:value-type="float">
            <text:p>3.0941495631852</text:p>
          </table:table-cell>
          <table:table-cell office:value-type="float" office:value="3.08863373244463" calcext:value-type="float">
            <text:p>3.08863373244463</text:p>
          </table:table-cell>
          <table:table-cell office:value-type="float" office:value="3.06628546652644" calcext:value-type="float">
            <text:p>3.06628546652644</text:p>
          </table:table-cell>
          <table:table-cell office:value-type="float" office:value="3.07510204352093" calcext:value-type="float">
            <text:p>3.07510204352093</text:p>
          </table:table-cell>
          <table:table-cell office:value-type="float" office:value="3.06148348403215" calcext:value-type="float">
            <text:p>3.06148348403215</text:p>
          </table:table-cell>
          <table:table-cell office:value-type="float" office:value="3.02519836232346" calcext:value-type="float">
            <text:p>3.02519836232346</text:p>
          </table:table-cell>
          <table:table-cell office:value-type="float" office:value="3.05381367675566" calcext:value-type="float">
            <text:p>3.05381367675566</text:p>
          </table:table-cell>
          <table:table-cell office:value-type="float" office:value="3.0419034111918" calcext:value-type="float">
            <text:p>3.0419034111918</text:p>
          </table:table-cell>
          <table:table-cell office:value-type="float" office:value="3.01323044390285" calcext:value-type="float">
            <text:p>3.01323044390285</text:p>
          </table:table-cell>
          <table:table-cell office:value-type="float" office:value="3.01438057406742" calcext:value-type="float">
            <text:p>3.01438057406742</text:p>
          </table:table-cell>
          <table:table-cell office:value-type="float" office:value="3.010459900642" calcext:value-type="float">
            <text:p>3.010459900642</text:p>
          </table:table-cell>
          <table:table-cell office:value-type="float" office:value="3.00707570220755" calcext:value-type="float">
            <text:p>3.00707570220755</text:p>
          </table:table-cell>
          <table:table-cell office:value-type="float" office:value="2.98475118890789" calcext:value-type="float">
            <text:p>2.98475118890789</text:p>
          </table:table-cell>
          <table:table-cell office:value-type="float" office:value="2.9832951548944" calcext:value-type="float">
            <text:p>2.9832951548944</text:p>
          </table:table-cell>
          <table:table-cell office:value-type="float" office:value="2.97516829202182" calcext:value-type="float">
            <text:p>2.97516829202182</text:p>
          </table:table-cell>
          <table:table-cell office:value-type="float" office:value="2.9667437133168" calcext:value-type="float">
            <text:p>2.9667437133168</text:p>
          </table:table-cell>
          <table:table-cell office:value-type="float" office:value="2.94705714892038" calcext:value-type="float">
            <text:p>2.94705714892038</text:p>
          </table:table-cell>
          <table:table-cell office:value-type="float" office:value="2.96188705808912" calcext:value-type="float">
            <text:p>2.96188705808912</text:p>
          </table:table-cell>
          <table:table-cell office:value-type="float" office:value="2.94877186306174" calcext:value-type="float">
            <text:p>2.94877186306174</text:p>
          </table:table-cell>
          <table:table-cell office:value-type="float" office:value="2.92056695537809" calcext:value-type="float">
            <text:p>2.92056695537809</text:p>
          </table:table-cell>
          <table:table-cell office:value-type="float" office:value="2.90855896371179" calcext:value-type="float">
            <text:p>2.90855896371179</text:p>
          </table:table-cell>
          <table:table-cell office:value-type="float" office:value="2.93031148931587" calcext:value-type="float">
            <text:p>2.93031148931587</text:p>
          </table:table-cell>
          <table:table-cell office:value-type="float" office:value="2.90102239467035" calcext:value-type="float">
            <text:p>2.90102239467035</text:p>
          </table:table-cell>
          <table:table-cell office:value-type="float" office:value="2.93733047179905" calcext:value-type="float">
            <text:p>2.93733047179905</text:p>
          </table:table-cell>
          <table:table-cell office:value-type="float" office:value="2.88859167412472" calcext:value-type="float">
            <text:p>2.88859167412472</text:p>
          </table:table-cell>
          <table:table-cell office:value-type="float" office:value="2.87629645858234" calcext:value-type="float">
            <text:p>2.87629645858234</text:p>
          </table:table-cell>
          <table:table-cell office:value-type="float" office:value="2.88507504156598" calcext:value-type="float">
            <text:p>2.88507504156598</text:p>
          </table:table-cell>
          <table:table-cell office:value-type="float" office:value="2.88617967380869" calcext:value-type="float">
            <text:p>2.88617967380869</text:p>
          </table:table-cell>
          <table:table-cell office:value-type="float" office:value="2.90027722366874" calcext:value-type="float">
            <text:p>2.90027722366874</text:p>
          </table:table-cell>
          <table:table-cell office:value-type="float" office:value="2.87586607351803" calcext:value-type="float">
            <text:p>2.87586607351803</text:p>
          </table:table-cell>
          <table:table-cell office:value-type="float" office:value="2.88300944008019" calcext:value-type="float">
            <text:p>2.88300944008019</text:p>
          </table:table-cell>
          <table:table-cell office:value-type="float" office:value="2.87205519257828" calcext:value-type="float">
            <text:p>2.87205519257828</text:p>
          </table:table-cell>
          <table:table-cell office:value-type="float" office:value="2.8421082141348" calcext:value-type="float">
            <text:p>2.8421082141348</text:p>
          </table:table-cell>
          <table:table-cell office:value-type="float" office:value="2.82913820811307" calcext:value-type="float">
            <text:p>2.82913820811307</text:p>
          </table:table-cell>
          <table:table-cell office:value-type="float" office:value="2.81467358751544" calcext:value-type="float">
            <text:p>2.81467358751544</text:p>
          </table:table-cell>
          <table:table-cell office:value-type="float" office:value="2.81636389929021" calcext:value-type="float">
            <text:p>2.81636389929021</text:p>
          </table:table-cell>
          <table:table-cell office:value-type="float" office:value="2.81745735593621" calcext:value-type="float">
            <text:p>2.81745735593621</text:p>
          </table:table-cell>
          <table:table-cell office:value-type="float" office:value="2.81540906807984" calcext:value-type="float">
            <text:p>2.81540906807984</text:p>
          </table:table-cell>
          <table:table-cell office:value-type="float" office:value="2.78091539516887" calcext:value-type="float">
            <text:p>2.78091539516887</text:p>
          </table:table-cell>
          <table:table-cell office:value-type="float" office:value="2.76341117894819" calcext:value-type="float">
            <text:p>2.76341117894819</text:p>
          </table:table-cell>
          <table:table-cell office:value-type="float" office:value="2.75576114623696" calcext:value-type="float">
            <text:p>2.75576114623696</text:p>
          </table:table-cell>
          <table:table-cell office:value-type="float" office:value="2.74237414158158" calcext:value-type="float">
            <text:p>2.74237414158158</text:p>
          </table:table-cell>
          <table:table-cell office:value-type="float" office:value="2.74014226833202" calcext:value-type="float">
            <text:p>2.74014226833202</text:p>
          </table:table-cell>
          <table:table-cell office:value-type="float" office:value="2.77025163488038" calcext:value-type="float">
            <text:p>2.77025163488038</text:p>
          </table:table-cell>
          <table:table-cell office:value-type="float" office:value="2.72695016140377" calcext:value-type="float">
            <text:p>2.72695016140377</text:p>
          </table:table-cell>
          <table:table-cell office:value-type="float" office:value="2.7612972897972" calcext:value-type="float">
            <text:p>2.7612972897972</text:p>
          </table:table-cell>
          <table:table-cell office:value-type="float" office:value="2.71902477993287" calcext:value-type="float">
            <text:p>2.71902477993287</text:p>
          </table:table-cell>
          <table:table-cell office:value-type="float" office:value="2.69771056075638" calcext:value-type="float">
            <text:p>2.69771056075638</text:p>
          </table:table-cell>
          <table:table-cell office:value-type="float" office:value="2.71178269345691" calcext:value-type="float">
            <text:p>2.71178269345691</text:p>
          </table:table-cell>
          <table:table-cell office:value-type="float" office:value="2.69968146521811" calcext:value-type="float">
            <text:p>2.69968146521811</text:p>
          </table:table-cell>
          <table:table-cell office:value-type="float" office:value="2.68387898681173" calcext:value-type="float">
            <text:p>2.68387898681173</text:p>
          </table:table-cell>
          <table:table-cell office:value-type="float" office:value="2.69654812080309" calcext:value-type="float">
            <text:p>2.69654812080309</text:p>
          </table:table-cell>
          <table:table-cell office:value-type="float" office:value="2.71858955072342" calcext:value-type="float">
            <text:p>2.71858955072342</text:p>
          </table:table-cell>
          <table:table-cell office:value-type="float" office:value="2.70908540240976" calcext:value-type="float">
            <text:p>2.70908540240976</text:p>
          </table:table-cell>
          <table:table-cell office:value-type="float" office:value="2.66616420177748" calcext:value-type="float">
            <text:p>2.66616420177748</text:p>
          </table:table-cell>
          <table:table-cell office:value-type="float" office:value="2.66551533277489" calcext:value-type="float">
            <text:p>2.66551533277489</text:p>
          </table:table-cell>
          <table:table-cell office:value-type="float" office:value="2.66514280273925" calcext:value-type="float">
            <text:p>2.66514280273925</text:p>
          </table:table-cell>
          <table:table-cell office:value-type="float" office:value="2.64783587182995" calcext:value-type="float">
            <text:p>2.64783587182995</text:p>
          </table:table-cell>
          <table:table-cell office:value-type="float" office:value="2.65831363475797" calcext:value-type="float">
            <text:p>2.65831363475797</text:p>
          </table:table-cell>
          <table:table-cell office:value-type="float" office:value="2.60719623845797" calcext:value-type="float">
            <text:p>2.60719623845797</text:p>
          </table:table-cell>
          <table:table-cell office:value-type="float" office:value="2.60453668880549" calcext:value-type="float">
            <text:p>2.60453668880549</text:p>
          </table:table-cell>
          <table:table-cell office:value-type="float" office:value="2.60549273321107" calcext:value-type="float">
            <text:p>2.60549273321107</text:p>
          </table:table-cell>
          <table:table-cell office:value-type="float" office:value="2.65157212328547" calcext:value-type="float">
            <text:p>2.65157212328547</text:p>
          </table:table-cell>
          <table:table-cell office:value-type="float" office:value="2.64902407248006" calcext:value-type="float">
            <text:p>2.64902407248006</text:p>
          </table:table-cell>
          <table:table-cell office:value-type="float" office:value="2.64993003201976" calcext:value-type="float">
            <text:p>2.64993003201976</text:p>
          </table:table-cell>
          <table:table-cell office:value-type="float" office:value="2.6413412054896" calcext:value-type="float">
            <text:p>2.6413412054896</text:p>
          </table:table-cell>
          <table:table-cell office:value-type="float" office:value="2.61759342644638" calcext:value-type="float">
            <text:p>2.61759342644638</text:p>
          </table:table-cell>
          <table:table-cell office:value-type="float" office:value="2.61109580835041" calcext:value-type="float">
            <text:p>2.61109580835041</text:p>
          </table:table-cell>
          <table:table-cell office:value-type="float" office:value="2.5954346752427" calcext:value-type="float">
            <text:p>2.5954346752427</text:p>
          </table:table-cell>
          <table:table-cell office:value-type="float" office:value="2.59224764722309" calcext:value-type="float">
            <text:p>2.59224764722309</text:p>
          </table:table-cell>
          <table:table-cell office:value-type="float" office:value="2.56279101810898" calcext:value-type="float">
            <text:p>2.56279101810898</text:p>
          </table:table-cell>
          <table:table-cell office:value-type="float" office:value="2.57432786848867" calcext:value-type="float">
            <text:p>2.57432786848867</text:p>
          </table:table-cell>
          <table:table-cell office:value-type="float" office:value="2.56664904933687" calcext:value-type="float">
            <text:p>2.56664904933687</text:p>
          </table:table-cell>
        </table:table-row>
        <table:table-row table:style-name="ro1">
          <table:table-cell office:value-type="string" calcext:value-type="string">
            <text:p>final acc</text:p>
          </table:table-cell>
          <table:table-cell office:value-type="float" office:value="0.618181818181818" calcext:value-type="float">
            <text:p>0.618181818181818</text:p>
          </table:table-cell>
          <table:table-cell table:number-columns-repeated="99"/>
        </table:table-row>
        <table:table-row table:style-name="ro1" table:number-rows-repeated="21">
          <table:table-cell table:number-columns-repeated="101"/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0.1" calcext:value-type="float">
            <text:p>0.1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0.001" calcext:value-type="float">
            <text:p>0.001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10" calcext:value-type="float">
            <text:p>1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vg loss</text:p>
          </table:table-cell>
          <table:table-cell office:value-type="float" office:value="4.39780664036111" calcext:value-type="float">
            <text:p>4.39780664036111</text:p>
          </table:table-cell>
          <table:table-cell office:value-type="float" office:value="4.10168143528857" calcext:value-type="float">
            <text:p>4.10168143528857</text:p>
          </table:table-cell>
          <table:table-cell office:value-type="float" office:value="3.94209585879476" calcext:value-type="float">
            <text:p>3.94209585879476</text:p>
          </table:table-cell>
          <table:table-cell office:value-type="float" office:value="3.85626011403331" calcext:value-type="float">
            <text:p>3.85626011403331</text:p>
          </table:table-cell>
          <table:table-cell office:value-type="float" office:value="3.76281125179847" calcext:value-type="float">
            <text:p>3.76281125179847</text:p>
          </table:table-cell>
          <table:table-cell office:value-type="float" office:value="3.69317517513216" calcext:value-type="float">
            <text:p>3.69317517513216</text:p>
          </table:table-cell>
          <table:table-cell office:value-type="float" office:value="3.64682464108736" calcext:value-type="float">
            <text:p>3.64682464108736</text:p>
          </table:table-cell>
          <table:table-cell office:value-type="float" office:value="3.59624914141484" calcext:value-type="float">
            <text:p>3.59624914141484</text:p>
          </table:table-cell>
          <table:table-cell office:value-type="float" office:value="3.5665313194693" calcext:value-type="float">
            <text:p>3.5665313194693</text:p>
          </table:table-cell>
          <table:table-cell office:value-type="float" office:value="3.5155498754499" calcext:value-type="float">
            <text:p>3.5155498754499</text:p>
          </table:table-cell>
          <table:table-cell office:value-type="float" office:value="3.4847013679428" calcext:value-type="float">
            <text:p>3.4847013679428</text:p>
          </table:table-cell>
          <table:table-cell office:value-type="float" office:value="3.45821316656854" calcext:value-type="float">
            <text:p>3.45821316656854</text:p>
          </table:table-cell>
          <table:table-cell office:value-type="float" office:value="3.43621284388904" calcext:value-type="float">
            <text:p>3.43621284388904</text:p>
          </table:table-cell>
          <table:table-cell office:value-type="float" office:value="3.41134899573706" calcext:value-type="float">
            <text:p>3.41134899573706</text:p>
          </table:table-cell>
          <table:table-cell office:value-type="float" office:value="3.40025890262404" calcext:value-type="float">
            <text:p>3.40025890262404</text:p>
          </table:table-cell>
          <table:table-cell office:value-type="float" office:value="3.38269985960018" calcext:value-type="float">
            <text:p>3.38269985960018</text:p>
          </table:table-cell>
          <table:table-cell office:value-type="float" office:value="3.3653700732968" calcext:value-type="float">
            <text:p>3.3653700732968</text:p>
          </table:table-cell>
          <table:table-cell office:value-type="float" office:value="3.34857995039476" calcext:value-type="float">
            <text:p>3.34857995039476</text:p>
          </table:table-cell>
          <table:table-cell office:value-type="float" office:value="3.34227755388634" calcext:value-type="float">
            <text:p>3.34227755388634</text:p>
          </table:table-cell>
          <table:table-cell office:value-type="float" office:value="3.32690471050356" calcext:value-type="float">
            <text:p>3.32690471050356</text:p>
          </table:table-cell>
          <table:table-cell office:value-type="float" office:value="3.31253395685255" calcext:value-type="float">
            <text:p>3.31253395685255</text:p>
          </table:table-cell>
          <table:table-cell office:value-type="float" office:value="3.30375561344836" calcext:value-type="float">
            <text:p>3.30375561344836</text:p>
          </table:table-cell>
          <table:table-cell office:value-type="float" office:value="3.2996625012739" calcext:value-type="float">
            <text:p>3.2996625012739</text:p>
          </table:table-cell>
          <table:table-cell office:value-type="float" office:value="3.28581486739887" calcext:value-type="float">
            <text:p>3.28581486739887</text:p>
          </table:table-cell>
          <table:table-cell office:value-type="float" office:value="3.26483088898868" calcext:value-type="float">
            <text:p>3.26483088898868</text:p>
          </table:table-cell>
          <table:table-cell office:value-type="float" office:value="3.27169532982744" calcext:value-type="float">
            <text:p>3.27169532982744</text:p>
          </table:table-cell>
          <table:table-cell office:value-type="float" office:value="3.25400192067313" calcext:value-type="float">
            <text:p>3.25400192067313</text:p>
          </table:table-cell>
          <table:table-cell office:value-type="float" office:value="3.2557530945087" calcext:value-type="float">
            <text:p>3.2557530945087</text:p>
          </table:table-cell>
          <table:table-cell office:value-type="float" office:value="3.24220090783987" calcext:value-type="float">
            <text:p>3.24220090783987</text:p>
          </table:table-cell>
          <table:table-cell office:value-type="float" office:value="3.23853012354517" calcext:value-type="float">
            <text:p>3.23853012354517</text:p>
          </table:table-cell>
          <table:table-cell office:value-type="float" office:value="3.24011346500908" calcext:value-type="float">
            <text:p>3.24011346500908</text:p>
          </table:table-cell>
          <table:table-cell office:value-type="float" office:value="3.24805965025901" calcext:value-type="float">
            <text:p>3.24805965025901</text:p>
          </table:table-cell>
          <table:table-cell office:value-type="float" office:value="3.23229762187202" calcext:value-type="float">
            <text:p>3.23229762187202</text:p>
          </table:table-cell>
          <table:table-cell office:value-type="float" office:value="3.23286288112391" calcext:value-type="float">
            <text:p>3.23286288112391</text:p>
          </table:table-cell>
          <table:table-cell office:value-type="float" office:value="3.21534413144525" calcext:value-type="float">
            <text:p>3.21534413144525</text:p>
          </table:table-cell>
          <table:table-cell office:value-type="float" office:value="3.21266129247883" calcext:value-type="float">
            <text:p>3.21266129247883</text:p>
          </table:table-cell>
          <table:table-cell office:value-type="float" office:value="3.20077578268671" calcext:value-type="float">
            <text:p>3.20077578268671</text:p>
          </table:table-cell>
          <table:table-cell office:value-type="float" office:value="3.20516865755608" calcext:value-type="float">
            <text:p>3.20516865755608</text:p>
          </table:table-cell>
          <table:table-cell office:value-type="float" office:value="3.1896878841268" calcext:value-type="float">
            <text:p>3.1896878841268</text:p>
          </table:table-cell>
          <table:table-cell office:value-type="float" office:value="3.1805678498658" calcext:value-type="float">
            <text:p>3.1805678498658</text:p>
          </table:table-cell>
          <table:table-cell office:value-type="float" office:value="3.1793119262764" calcext:value-type="float">
            <text:p>3.1793119262764</text:p>
          </table:table-cell>
          <table:table-cell office:value-type="float" office:value="3.18625275780392" calcext:value-type="float">
            <text:p>3.18625275780392</text:p>
          </table:table-cell>
          <table:table-cell office:value-type="float" office:value="3.17472440216768" calcext:value-type="float">
            <text:p>3.17472440216768</text:p>
          </table:table-cell>
          <table:table-cell office:value-type="float" office:value="3.17079867200157" calcext:value-type="float">
            <text:p>3.17079867200157</text:p>
          </table:table-cell>
          <table:table-cell office:value-type="float" office:value="3.1724717077846" calcext:value-type="float">
            <text:p>3.1724717077846</text:p>
          </table:table-cell>
          <table:table-cell office:value-type="float" office:value="3.15729258980672" calcext:value-type="float">
            <text:p>3.15729258980672</text:p>
          </table:table-cell>
          <table:table-cell office:value-type="float" office:value="3.15046158842938" calcext:value-type="float">
            <text:p>3.15046158842938</text:p>
          </table:table-cell>
          <table:table-cell office:value-type="float" office:value="3.14249597979633" calcext:value-type="float">
            <text:p>3.14249597979633</text:p>
          </table:table-cell>
          <table:table-cell office:value-type="float" office:value="3.1471450686181" calcext:value-type="float">
            <text:p>3.1471450686181</text:p>
          </table:table-cell>
          <table:table-cell office:value-type="float" office:value="3.15849302958032" calcext:value-type="float">
            <text:p>3.15849302958032</text:p>
          </table:table-cell>
          <table:table-cell office:value-type="float" office:value="3.14107981486825" calcext:value-type="float">
            <text:p>3.14107981486825</text:p>
          </table:table-cell>
          <table:table-cell office:value-type="float" office:value="3.12414304710458" calcext:value-type="float">
            <text:p>3.12414304710458</text:p>
          </table:table-cell>
          <table:table-cell office:value-type="float" office:value="3.12738899026802" calcext:value-type="float">
            <text:p>3.12738899026802</text:p>
          </table:table-cell>
          <table:table-cell office:value-type="float" office:value="3.12001841960016" calcext:value-type="float">
            <text:p>3.12001841960016</text:p>
          </table:table-cell>
          <table:table-cell office:value-type="float" office:value="3.12661179717221" calcext:value-type="float">
            <text:p>3.12661179717221</text:p>
          </table:table-cell>
          <table:table-cell office:value-type="float" office:value="3.13825813519053" calcext:value-type="float">
            <text:p>3.13825813519053</text:p>
          </table:table-cell>
          <table:table-cell office:value-type="float" office:value="3.136792073877" calcext:value-type="float">
            <text:p>3.136792073877</text:p>
          </table:table-cell>
          <table:table-cell office:value-type="float" office:value="3.12195142328688" calcext:value-type="float">
            <text:p>3.12195142328688</text:p>
          </table:table-cell>
          <table:table-cell office:value-type="float" office:value="3.12428726282186" calcext:value-type="float">
            <text:p>3.12428726282186</text:p>
          </table:table-cell>
          <table:table-cell office:value-type="float" office:value="3.1214004565896" calcext:value-type="float">
            <text:p>3.1214004565896</text:p>
          </table:table-cell>
          <table:table-cell office:value-type="float" office:value="3.11355599734693" calcext:value-type="float">
            <text:p>3.11355599734693</text:p>
          </table:table-cell>
          <table:table-cell office:value-type="float" office:value="3.10827824738175" calcext:value-type="float">
            <text:p>3.10827824738175</text:p>
          </table:table-cell>
          <table:table-cell office:value-type="float" office:value="3.11233986570102" calcext:value-type="float">
            <text:p>3.11233986570102</text:p>
          </table:table-cell>
          <table:table-cell office:value-type="float" office:value="3.0931684486524" calcext:value-type="float">
            <text:p>3.0931684486524</text:p>
          </table:table-cell>
          <table:table-cell office:value-type="float" office:value="3.10551444460875" calcext:value-type="float">
            <text:p>3.10551444460875</text:p>
          </table:table-cell>
          <table:table-cell office:value-type="float" office:value="3.08012390659669" calcext:value-type="float">
            <text:p>3.08012390659669</text:p>
          </table:table-cell>
          <table:table-cell office:value-type="float" office:value="3.0900514601757" calcext:value-type="float">
            <text:p>3.0900514601757</text:p>
          </table:table-cell>
          <table:table-cell office:value-type="float" office:value="3.08146506474243" calcext:value-type="float">
            <text:p>3.08146506474243</text:p>
          </table:table-cell>
          <table:table-cell office:value-type="float" office:value="3.06872252895947" calcext:value-type="float">
            <text:p>3.06872252895947</text:p>
          </table:table-cell>
          <table:table-cell office:value-type="float" office:value="3.07570183245408" calcext:value-type="float">
            <text:p>3.07570183245408</text:p>
          </table:table-cell>
          <table:table-cell office:value-type="float" office:value="3.06605770865636" calcext:value-type="float">
            <text:p>3.06605770865636</text:p>
          </table:table-cell>
          <table:table-cell office:value-type="float" office:value="3.06297556682241" calcext:value-type="float">
            <text:p>3.06297556682241</text:p>
          </table:table-cell>
          <table:table-cell office:value-type="float" office:value="3.08757534524792" calcext:value-type="float">
            <text:p>3.08757534524792</text:p>
          </table:table-cell>
          <table:table-cell office:value-type="float" office:value="3.06270351781602" calcext:value-type="float">
            <text:p>3.06270351781602</text:p>
          </table:table-cell>
          <table:table-cell office:value-type="float" office:value="3.07178703003221" calcext:value-type="float">
            <text:p>3.07178703003221</text:p>
          </table:table-cell>
          <table:table-cell office:value-type="float" office:value="3.06887830726418" calcext:value-type="float">
            <text:p>3.06887830726418</text:p>
          </table:table-cell>
          <table:table-cell office:value-type="float" office:value="3.04306497563746" calcext:value-type="float">
            <text:p>3.04306497563746</text:p>
          </table:table-cell>
          <table:table-cell office:value-type="float" office:value="3.04357380740684" calcext:value-type="float">
            <text:p>3.04357380740684</text:p>
          </table:table-cell>
          <table:table-cell office:value-type="float" office:value="3.04550565199782" calcext:value-type="float">
            <text:p>3.04550565199782</text:p>
          </table:table-cell>
          <table:table-cell office:value-type="float" office:value="3.04746027874789" calcext:value-type="float">
            <text:p>3.04746027874789</text:p>
          </table:table-cell>
          <table:table-cell office:value-type="float" office:value="3.04485406067369" calcext:value-type="float">
            <text:p>3.04485406067369</text:p>
          </table:table-cell>
          <table:table-cell office:value-type="float" office:value="3.04460278759458" calcext:value-type="float">
            <text:p>3.04460278759458</text:p>
          </table:table-cell>
          <table:table-cell office:value-type="float" office:value="3.03912146364774" calcext:value-type="float">
            <text:p>3.03912146364774</text:p>
          </table:table-cell>
          <table:table-cell office:value-type="float" office:value="3.03512231998224" calcext:value-type="float">
            <text:p>3.03512231998224</text:p>
          </table:table-cell>
          <table:table-cell office:value-type="float" office:value="3.03341995693117" calcext:value-type="float">
            <text:p>3.03341995693117</text:p>
          </table:table-cell>
          <table:table-cell office:value-type="float" office:value="3.02870559312655" calcext:value-type="float">
            <text:p>3.02870559312655</text:p>
          </table:table-cell>
          <table:table-cell office:value-type="float" office:value="3.01799843319451" calcext:value-type="float">
            <text:p>3.01799843319451</text:p>
          </table:table-cell>
          <table:table-cell office:value-type="float" office:value="3.01086509967351" calcext:value-type="float">
            <text:p>3.01086509967351</text:p>
          </table:table-cell>
          <table:table-cell office:value-type="float" office:value="3.01651011834134" calcext:value-type="float">
            <text:p>3.01651011834134</text:p>
          </table:table-cell>
          <table:table-cell office:value-type="float" office:value="3.00605498351246" calcext:value-type="float">
            <text:p>3.00605498351246</text:p>
          </table:table-cell>
          <table:table-cell office:value-type="float" office:value="3.0184302595885" calcext:value-type="float">
            <text:p>3.0184302595885</text:p>
          </table:table-cell>
          <table:table-cell office:value-type="float" office:value="3.01840874401499" calcext:value-type="float">
            <text:p>3.01840874401499</text:p>
          </table:table-cell>
          <table:table-cell office:value-type="float" office:value="3.01243892844323" calcext:value-type="float">
            <text:p>3.01243892844323</text:p>
          </table:table-cell>
          <table:table-cell office:value-type="float" office:value="3.0019360208015" calcext:value-type="float">
            <text:p>3.0019360208015</text:p>
          </table:table-cell>
          <table:table-cell office:value-type="float" office:value="2.99995653648221" calcext:value-type="float">
            <text:p>2.99995653648221</text:p>
          </table:table-cell>
          <table:table-cell office:value-type="float" office:value="2.99548718745276" calcext:value-type="float">
            <text:p>2.99548718745276</text:p>
          </table:table-cell>
          <table:table-cell office:value-type="float" office:value="2.99401742215868" calcext:value-type="float">
            <text:p>2.99401742215868</text:p>
          </table:table-cell>
          <table:table-cell office:value-type="float" office:value="2.98307621125462" calcext:value-type="float">
            <text:p>2.98307621125462</text:p>
          </table:table-cell>
          <table:table-cell office:value-type="float" office:value="2.98904210585697" calcext:value-type="float">
            <text:p>2.98904210585697</text:p>
          </table:table-cell>
          <table:table-cell office:value-type="float" office:value="2.98716865642463" calcext:value-type="float">
            <text:p>2.98716865642463</text:p>
          </table:table-cell>
        </table:table-row>
        <table:table-row table:style-name="ro1">
          <table:table-cell office:value-type="string" calcext:value-type="string">
            <text:p>final acc</text:p>
          </table:table-cell>
          <table:table-cell office:value-type="float" office:value="0.490909090909091" calcext:value-type="float">
            <text:p>0.490909090909091</text:p>
          </table:table-cell>
          <table:table-cell table:number-columns-repeated="99"/>
        </table:table-row>
        <table:table-row table:style-name="ro1" table:number-rows-repeated="22">
          <table:table-cell table:number-columns-repeated="101"/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0.04" calcext:value-type="float">
            <text:p>0.04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0.1" calcext:value-type="float">
            <text:p>0.1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10" calcext:value-type="float">
            <text:p>1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vg loss</text:p>
          </table:table-cell>
          <table:table-cell office:value-type="float" office:value="3.3376151201608" calcext:value-type="float">
            <text:p>3.3376151201608</text:p>
          </table:table-cell>
          <table:table-cell office:value-type="float" office:value="3.24806141696636" calcext:value-type="float">
            <text:p>3.24806141696636</text:p>
          </table:table-cell>
          <table:table-cell office:value-type="float" office:value="3.23938224384432" calcext:value-type="float">
            <text:p>3.23938224384432</text:p>
          </table:table-cell>
          <table:table-cell office:value-type="float" office:value="3.21751834198922" calcext:value-type="float">
            <text:p>3.21751834198922</text:p>
          </table:table-cell>
          <table:table-cell office:value-type="float" office:value="3.20361937128726" calcext:value-type="float">
            <text:p>3.20361937128726</text:p>
          </table:table-cell>
          <table:table-cell office:value-type="float" office:value="3.1902474162768" calcext:value-type="float">
            <text:p>3.1902474162768</text:p>
          </table:table-cell>
          <table:table-cell office:value-type="float" office:value="3.1717741988895" calcext:value-type="float">
            <text:p>3.1717741988895</text:p>
          </table:table-cell>
          <table:table-cell office:value-type="float" office:value="3.15533291205362" calcext:value-type="float">
            <text:p>3.15533291205362</text:p>
          </table:table-cell>
          <table:table-cell office:value-type="float" office:value="3.12685182849356" calcext:value-type="float">
            <text:p>3.12685182849356</text:p>
          </table:table-cell>
          <table:table-cell office:value-type="float" office:value="3.11643437598545" calcext:value-type="float">
            <text:p>3.11643437598545</text:p>
          </table:table-cell>
          <table:table-cell office:value-type="float" office:value="3.08592170878366" calcext:value-type="float">
            <text:p>3.08592170878366</text:p>
          </table:table-cell>
          <table:table-cell office:value-type="float" office:value="3.06367688953836" calcext:value-type="float">
            <text:p>3.06367688953836</text:p>
          </table:table-cell>
          <table:table-cell office:value-type="float" office:value="3.03588731731052" calcext:value-type="float">
            <text:p>3.03588731731052</text:p>
          </table:table-cell>
          <table:table-cell office:value-type="float" office:value="3.02295066599855" calcext:value-type="float">
            <text:p>3.02295066599855</text:p>
          </table:table-cell>
          <table:table-cell office:value-type="float" office:value="2.98366578669284" calcext:value-type="float">
            <text:p>2.98366578669284</text:p>
          </table:table-cell>
          <table:table-cell office:value-type="float" office:value="2.9751104026348" calcext:value-type="float">
            <text:p>2.9751104026348</text:p>
          </table:table-cell>
          <table:table-cell office:value-type="float" office:value="2.93748942847544" calcext:value-type="float">
            <text:p>2.93748942847544</text:p>
          </table:table-cell>
          <table:table-cell office:value-type="float" office:value="2.91067809077783" calcext:value-type="float">
            <text:p>2.91067809077783</text:p>
          </table:table-cell>
          <table:table-cell office:value-type="float" office:value="2.89464731213677" calcext:value-type="float">
            <text:p>2.89464731213677</text:p>
          </table:table-cell>
          <table:table-cell office:value-type="float" office:value="2.87141323246076" calcext:value-type="float">
            <text:p>2.87141323246076</text:p>
          </table:table-cell>
          <table:table-cell office:value-type="float" office:value="2.84713501249838" calcext:value-type="float">
            <text:p>2.84713501249838</text:p>
          </table:table-cell>
          <table:table-cell office:value-type="float" office:value="2.82277170502092" calcext:value-type="float">
            <text:p>2.82277170502092</text:p>
          </table:table-cell>
          <table:table-cell office:value-type="float" office:value="2.79423978040538" calcext:value-type="float">
            <text:p>2.79423978040538</text:p>
          </table:table-cell>
          <table:table-cell office:value-type="float" office:value="2.79987428958567" calcext:value-type="float">
            <text:p>2.79987428958567</text:p>
          </table:table-cell>
          <table:table-cell office:value-type="float" office:value="2.76897364221541" calcext:value-type="float">
            <text:p>2.76897364221541</text:p>
          </table:table-cell>
          <table:table-cell office:value-type="float" office:value="2.74289374297064" calcext:value-type="float">
            <text:p>2.74289374297064</text:p>
          </table:table-cell>
          <table:table-cell office:value-type="float" office:value="2.75989202136135" calcext:value-type="float">
            <text:p>2.75989202136135</text:p>
          </table:table-cell>
          <table:table-cell office:value-type="float" office:value="2.74113619191742" calcext:value-type="float">
            <text:p>2.74113619191742</text:p>
          </table:table-cell>
          <table:table-cell office:value-type="float" office:value="2.73105109886501" calcext:value-type="float">
            <text:p>2.73105109886501</text:p>
          </table:table-cell>
          <table:table-cell office:value-type="float" office:value="2.71537577602509" calcext:value-type="float">
            <text:p>2.71537577602509</text:p>
          </table:table-cell>
          <table:table-cell office:value-type="float" office:value="2.69602318787928" calcext:value-type="float">
            <text:p>2.69602318787928</text:p>
          </table:table-cell>
          <table:table-cell office:value-type="float" office:value="2.6939066562405" calcext:value-type="float">
            <text:p>2.6939066562405</text:p>
          </table:table-cell>
          <table:table-cell office:value-type="float" office:value="2.66557483704938" calcext:value-type="float">
            <text:p>2.66557483704938</text:p>
          </table:table-cell>
          <table:table-cell office:value-type="float" office:value="2.66649784619523" calcext:value-type="float">
            <text:p>2.66649784619523</text:p>
          </table:table-cell>
          <table:table-cell office:value-type="float" office:value="2.61762841631123" calcext:value-type="float">
            <text:p>2.61762841631123</text:p>
          </table:table-cell>
          <table:table-cell office:value-type="float" office:value="2.59158836913065" calcext:value-type="float">
            <text:p>2.59158836913065</text:p>
          </table:table-cell>
          <table:table-cell office:value-type="float" office:value="2.62858893464135" calcext:value-type="float">
            <text:p>2.62858893464135</text:p>
          </table:table-cell>
          <table:table-cell office:value-type="float" office:value="2.64750815885421" calcext:value-type="float">
            <text:p>2.64750815885421</text:p>
          </table:table-cell>
          <table:table-cell office:value-type="float" office:value="2.63318251859243" calcext:value-type="float">
            <text:p>2.63318251859243</text:p>
          </table:table-cell>
          <table:table-cell office:value-type="float" office:value="2.64866438420544" calcext:value-type="float">
            <text:p>2.64866438420544</text:p>
          </table:table-cell>
          <table:table-cell office:value-type="float" office:value="2.60576691709061" calcext:value-type="float">
            <text:p>2.60576691709061</text:p>
          </table:table-cell>
          <table:table-cell office:value-type="float" office:value="2.59386831666126" calcext:value-type="float">
            <text:p>2.59386831666126</text:p>
          </table:table-cell>
          <table:table-cell office:value-type="float" office:value="2.64338354403946" calcext:value-type="float">
            <text:p>2.64338354403946</text:p>
          </table:table-cell>
          <table:table-cell office:value-type="float" office:value="2.65221968795136" calcext:value-type="float">
            <text:p>2.65221968795136</text:p>
          </table:table-cell>
          <table:table-cell office:value-type="float" office:value="2.62699732044003" calcext:value-type="float">
            <text:p>2.62699732044003</text:p>
          </table:table-cell>
          <table:table-cell office:value-type="float" office:value="2.58009340543704" calcext:value-type="float">
            <text:p>2.58009340543704</text:p>
          </table:table-cell>
          <table:table-cell office:value-type="float" office:value="2.61572871584647" calcext:value-type="float">
            <text:p>2.61572871584647</text:p>
          </table:table-cell>
          <table:table-cell office:value-type="float" office:value="2.6204275417137" calcext:value-type="float">
            <text:p>2.6204275417137</text:p>
          </table:table-cell>
          <table:table-cell office:value-type="float" office:value="2.56994637076844" calcext:value-type="float">
            <text:p>2.56994637076844</text:p>
          </table:table-cell>
          <table:table-cell office:value-type="float" office:value="2.528882670789" calcext:value-type="float">
            <text:p>2.528882670789</text:p>
          </table:table-cell>
          <table:table-cell office:value-type="float" office:value="2.51322057234191" calcext:value-type="float">
            <text:p>2.51322057234191</text:p>
          </table:table-cell>
          <table:table-cell office:value-type="float" office:value="2.49813931566014" calcext:value-type="float">
            <text:p>2.49813931566014</text:p>
          </table:table-cell>
          <table:table-cell office:value-type="float" office:value="2.56915863715499" calcext:value-type="float">
            <text:p>2.56915863715499</text:p>
          </table:table-cell>
          <table:table-cell office:value-type="float" office:value="2.60074868943843" calcext:value-type="float">
            <text:p>2.60074868943843</text:p>
          </table:table-cell>
          <table:table-cell office:value-type="float" office:value="2.60417305219679" calcext:value-type="float">
            <text:p>2.60417305219679</text:p>
          </table:table-cell>
          <table:table-cell office:value-type="float" office:value="2.59234158676507" calcext:value-type="float">
            <text:p>2.59234158676507</text:p>
          </table:table-cell>
          <table:table-cell office:value-type="float" office:value="2.57053455041617" calcext:value-type="float">
            <text:p>2.57053455041617</text:p>
          </table:table-cell>
          <table:table-cell office:value-type="float" office:value="2.55824499251546" calcext:value-type="float">
            <text:p>2.55824499251546</text:p>
          </table:table-cell>
          <table:table-cell office:value-type="float" office:value="2.57431887632508" calcext:value-type="float">
            <text:p>2.57431887632508</text:p>
          </table:table-cell>
          <table:table-cell office:value-type="float" office:value="2.57468705851745" calcext:value-type="float">
            <text:p>2.57468705851745</text:p>
          </table:table-cell>
          <table:table-cell office:value-type="float" office:value="2.62106628493176" calcext:value-type="float">
            <text:p>2.62106628493176</text:p>
          </table:table-cell>
          <table:table-cell office:value-type="float" office:value="2.62709967152365" calcext:value-type="float">
            <text:p>2.62709967152365</text:p>
          </table:table-cell>
          <table:table-cell office:value-type="float" office:value="2.58321150116678" calcext:value-type="float">
            <text:p>2.58321150116678</text:p>
          </table:table-cell>
          <table:table-cell office:value-type="float" office:value="2.60369819482003" calcext:value-type="float">
            <text:p>2.60369819482003</text:p>
          </table:table-cell>
          <table:table-cell office:value-type="float" office:value="2.55949169802196" calcext:value-type="float">
            <text:p>2.55949169802196</text:p>
          </table:table-cell>
          <table:table-cell office:value-type="float" office:value="2.5677278534899" calcext:value-type="float">
            <text:p>2.5677278534899</text:p>
          </table:table-cell>
          <table:table-cell office:value-type="float" office:value="2.63226079456047" calcext:value-type="float">
            <text:p>2.63226079456047</text:p>
          </table:table-cell>
          <table:table-cell office:value-type="float" office:value="2.58538694943658" calcext:value-type="float">
            <text:p>2.58538694943658</text:p>
          </table:table-cell>
          <table:table-cell office:value-type="float" office:value="2.57746973576763" calcext:value-type="float">
            <text:p>2.57746973576763</text:p>
          </table:table-cell>
          <table:table-cell office:value-type="float" office:value="2.53108963798107" calcext:value-type="float">
            <text:p>2.53108963798107</text:p>
          </table:table-cell>
          <table:table-cell office:value-type="float" office:value="2.60691944540778" calcext:value-type="float">
            <text:p>2.60691944540778</text:p>
          </table:table-cell>
          <table:table-cell office:value-type="float" office:value="2.60992404664233" calcext:value-type="float">
            <text:p>2.60992404664233</text:p>
          </table:table-cell>
          <table:table-cell office:value-type="float" office:value="2.65099429925587" calcext:value-type="float">
            <text:p>2.65099429925587</text:p>
          </table:table-cell>
          <table:table-cell office:value-type="float" office:value="2.6850040583763" calcext:value-type="float">
            <text:p>2.6850040583763</text:p>
          </table:table-cell>
          <table:table-cell office:value-type="float" office:value="2.63661988956934" calcext:value-type="float">
            <text:p>2.63661988956934</text:p>
          </table:table-cell>
          <table:table-cell office:value-type="float" office:value="2.58792695953978" calcext:value-type="float">
            <text:p>2.58792695953978</text:p>
          </table:table-cell>
          <table:table-cell office:value-type="float" office:value="2.66616602344885" calcext:value-type="float">
            <text:p>2.66616602344885</text:p>
          </table:table-cell>
          <table:table-cell office:value-type="float" office:value="2.62413331594967" calcext:value-type="float">
            <text:p>2.62413331594967</text:p>
          </table:table-cell>
          <table:table-cell office:value-type="float" office:value="2.61013133918301" calcext:value-type="float">
            <text:p>2.61013133918301</text:p>
          </table:table-cell>
          <table:table-cell office:value-type="float" office:value="2.59962747056203" calcext:value-type="float">
            <text:p>2.59962747056203</text:p>
          </table:table-cell>
          <table:table-cell office:value-type="float" office:value="2.55669219483296" calcext:value-type="float">
            <text:p>2.55669219483296</text:p>
          </table:table-cell>
          <table:table-cell office:value-type="float" office:value="2.56985069155806" calcext:value-type="float">
            <text:p>2.56985069155806</text:p>
          </table:table-cell>
          <table:table-cell office:value-type="float" office:value="2.62718698445184" calcext:value-type="float">
            <text:p>2.62718698445184</text:p>
          </table:table-cell>
          <table:table-cell office:value-type="float" office:value="2.64308424934735" calcext:value-type="float">
            <text:p>2.64308424934735</text:p>
          </table:table-cell>
          <table:table-cell office:value-type="float" office:value="2.56747155928074" calcext:value-type="float">
            <text:p>2.56747155928074</text:p>
          </table:table-cell>
          <table:table-cell office:value-type="float" office:value="2.66639072433782" calcext:value-type="float">
            <text:p>2.66639072433782</text:p>
          </table:table-cell>
          <table:table-cell office:value-type="float" office:value="2.67293312023005" calcext:value-type="float">
            <text:p>2.67293312023005</text:p>
          </table:table-cell>
          <table:table-cell office:value-type="float" office:value="2.63928597671181" calcext:value-type="float">
            <text:p>2.63928597671181</text:p>
          </table:table-cell>
          <table:table-cell office:value-type="float" office:value="2.64168921277166" calcext:value-type="float">
            <text:p>2.64168921277166</text:p>
          </table:table-cell>
          <table:table-cell office:value-type="float" office:value="2.65635541335307" calcext:value-type="float">
            <text:p>2.65635541335307</text:p>
          </table:table-cell>
          <table:table-cell office:value-type="float" office:value="2.60671658912316" calcext:value-type="float">
            <text:p>2.60671658912316</text:p>
          </table:table-cell>
          <table:table-cell office:value-type="float" office:value="2.54613973709071" calcext:value-type="float">
            <text:p>2.54613973709071</text:p>
          </table:table-cell>
          <table:table-cell office:value-type="float" office:value="2.5366724601547" calcext:value-type="float">
            <text:p>2.5366724601547</text:p>
          </table:table-cell>
          <table:table-cell office:value-type="float" office:value="2.52079539469334" calcext:value-type="float">
            <text:p>2.52079539469334</text:p>
          </table:table-cell>
          <table:table-cell office:value-type="float" office:value="2.50408901313465" calcext:value-type="float">
            <text:p>2.50408901313465</text:p>
          </table:table-cell>
          <table:table-cell office:value-type="float" office:value="2.53018636745092" calcext:value-type="float">
            <text:p>2.53018636745092</text:p>
          </table:table-cell>
          <table:table-cell office:value-type="float" office:value="2.54685993633014" calcext:value-type="float">
            <text:p>2.54685993633014</text:p>
          </table:table-cell>
          <table:table-cell office:value-type="float" office:value="2.48181950809097" calcext:value-type="float">
            <text:p>2.48181950809097</text:p>
          </table:table-cell>
          <table:table-cell office:value-type="float" office:value="2.53392429468172" calcext:value-type="float">
            <text:p>2.53392429468172</text:p>
          </table:table-cell>
          <table:table-cell office:value-type="float" office:value="2.53751218501582" calcext:value-type="float">
            <text:p>2.53751218501582</text:p>
          </table:table-cell>
        </table:table-row>
        <table:table-row table:style-name="ro1">
          <table:table-cell office:value-type="string" calcext:value-type="string">
            <text:p>final acc</text:p>
          </table:table-cell>
          <table:table-cell office:value-type="float" office:value="0.601818181818182" calcext:value-type="float">
            <text:p>0.601818181818182</text:p>
          </table:table-cell>
          <table:table-cell table:number-columns-repeated="99"/>
        </table:table-row>
        <table:table-row table:style-name="ro1" table:number-rows-repeated="21">
          <table:table-cell table:number-columns-repeated="101"/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0.04" calcext:value-type="float">
            <text:p>0.04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.1 then .01 after 4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10" calcext:value-type="float">
            <text:p>1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vg loss</text:p>
          </table:table-cell>
          <table:table-cell office:value-type="float" office:value="3.4692044767199" calcext:value-type="float">
            <text:p>3.4692044767199</text:p>
          </table:table-cell>
          <table:table-cell office:value-type="float" office:value="3.25136680835809" calcext:value-type="float">
            <text:p>3.25136680835809</text:p>
          </table:table-cell>
          <table:table-cell office:value-type="float" office:value="3.25731899469331" calcext:value-type="float">
            <text:p>3.25731899469331</text:p>
          </table:table-cell>
          <table:table-cell office:value-type="float" office:value="3.24783306834394" calcext:value-type="float">
            <text:p>3.24783306834394</text:p>
          </table:table-cell>
          <table:table-cell office:value-type="float" office:value="3.23414417415949" calcext:value-type="float">
            <text:p>3.23414417415949</text:p>
          </table:table-cell>
          <table:table-cell office:value-type="float" office:value="3.2272491905471" calcext:value-type="float">
            <text:p>3.2272491905471</text:p>
          </table:table-cell>
          <table:table-cell office:value-type="float" office:value="3.21112526441975" calcext:value-type="float">
            <text:p>3.21112526441975</text:p>
          </table:table-cell>
          <table:table-cell office:value-type="float" office:value="3.20878608627279" calcext:value-type="float">
            <text:p>3.20878608627279</text:p>
          </table:table-cell>
          <table:table-cell office:value-type="float" office:value="3.19049401547869" calcext:value-type="float">
            <text:p>3.19049401547869</text:p>
          </table:table-cell>
          <table:table-cell office:value-type="float" office:value="3.18332965927042" calcext:value-type="float">
            <text:p>3.18332965927042</text:p>
          </table:table-cell>
          <table:table-cell office:value-type="float" office:value="3.17022861656905" calcext:value-type="float">
            <text:p>3.17022861656905</text:p>
          </table:table-cell>
          <table:table-cell office:value-type="float" office:value="3.15191432392358" calcext:value-type="float">
            <text:p>3.15191432392358</text:p>
          </table:table-cell>
          <table:table-cell office:value-type="float" office:value="3.13454028669347" calcext:value-type="float">
            <text:p>3.13454028669347</text:p>
          </table:table-cell>
          <table:table-cell office:value-type="float" office:value="3.1102664057656" calcext:value-type="float">
            <text:p>3.1102664057656</text:p>
          </table:table-cell>
          <table:table-cell office:value-type="float" office:value="3.09922054969793" calcext:value-type="float">
            <text:p>3.09922054969793</text:p>
          </table:table-cell>
          <table:table-cell office:value-type="float" office:value="3.08297105976668" calcext:value-type="float">
            <text:p>3.08297105976668</text:p>
          </table:table-cell>
          <table:table-cell office:value-type="float" office:value="3.06257337083042" calcext:value-type="float">
            <text:p>3.06257337083042</text:p>
          </table:table-cell>
          <table:table-cell office:value-type="float" office:value="3.04514933095472" calcext:value-type="float">
            <text:p>3.04514933095472</text:p>
          </table:table-cell>
          <table:table-cell office:value-type="float" office:value="3.03038887642921" calcext:value-type="float">
            <text:p>3.03038887642921</text:p>
          </table:table-cell>
          <table:table-cell office:value-type="float" office:value="3.00188668205303" calcext:value-type="float">
            <text:p>3.00188668205303</text:p>
          </table:table-cell>
          <table:table-cell office:value-type="float" office:value="2.97083756919951" calcext:value-type="float">
            <text:p>2.97083756919951</text:p>
          </table:table-cell>
          <table:table-cell office:value-type="float" office:value="2.96011209189203" calcext:value-type="float">
            <text:p>2.96011209189203</text:p>
          </table:table-cell>
          <table:table-cell office:value-type="float" office:value="2.93866585188262" calcext:value-type="float">
            <text:p>2.93866585188262</text:p>
          </table:table-cell>
          <table:table-cell office:value-type="float" office:value="2.922336199711" calcext:value-type="float">
            <text:p>2.922336199711</text:p>
          </table:table-cell>
          <table:table-cell office:value-type="float" office:value="2.91001193430494" calcext:value-type="float">
            <text:p>2.91001193430494</text:p>
          </table:table-cell>
          <table:table-cell office:value-type="float" office:value="2.87720226955808" calcext:value-type="float">
            <text:p>2.87720226955808</text:p>
          </table:table-cell>
          <table:table-cell office:value-type="float" office:value="2.84971951167932" calcext:value-type="float">
            <text:p>2.84971951167932</text:p>
          </table:table-cell>
          <table:table-cell office:value-type="float" office:value="2.86585934319964" calcext:value-type="float">
            <text:p>2.86585934319964</text:p>
          </table:table-cell>
          <table:table-cell office:value-type="float" office:value="2.82408452864852" calcext:value-type="float">
            <text:p>2.82408452864852</text:p>
          </table:table-cell>
          <table:table-cell office:value-type="float" office:value="2.78715402938538" calcext:value-type="float">
            <text:p>2.78715402938538</text:p>
          </table:table-cell>
          <table:table-cell office:value-type="float" office:value="2.75964116266875" calcext:value-type="float">
            <text:p>2.75964116266875</text:p>
          </table:table-cell>
          <table:table-cell office:value-type="float" office:value="2.75124540948904" calcext:value-type="float">
            <text:p>2.75124540948904</text:p>
          </table:table-cell>
          <table:table-cell office:value-type="float" office:value="2.74792705744946" calcext:value-type="float">
            <text:p>2.74792705744946</text:p>
          </table:table-cell>
          <table:table-cell office:value-type="float" office:value="2.75936520060094" calcext:value-type="float">
            <text:p>2.75936520060094</text:p>
          </table:table-cell>
          <table:table-cell office:value-type="float" office:value="2.73690159225862" calcext:value-type="float">
            <text:p>2.73690159225862</text:p>
          </table:table-cell>
          <table:table-cell office:value-type="float" office:value="2.70431533613059" calcext:value-type="float">
            <text:p>2.70431533613059</text:p>
          </table:table-cell>
          <table:table-cell office:value-type="float" office:value="2.72030859564798" calcext:value-type="float">
            <text:p>2.72030859564798</text:p>
          </table:table-cell>
          <table:table-cell office:value-type="float" office:value="2.70520652169778" calcext:value-type="float">
            <text:p>2.70520652169778</text:p>
          </table:table-cell>
          <table:table-cell office:value-type="float" office:value="2.67738190305992" calcext:value-type="float">
            <text:p>2.67738190305992</text:p>
          </table:table-cell>
          <table:table-cell office:value-type="float" office:value="2.66887285099107" calcext:value-type="float">
            <text:p>2.66887285099107</text:p>
          </table:table-cell>
          <table:table-cell office:value-type="float" office:value="2.66278564717699" calcext:value-type="float">
            <text:p>2.66278564717699</text:p>
          </table:table-cell>
          <table:table-cell office:value-type="float" office:value="2.66202282055198" calcext:value-type="float">
            <text:p>2.66202282055198</text:p>
          </table:table-cell>
          <table:table-cell office:value-type="float" office:value="2.64586496789448" calcext:value-type="float">
            <text:p>2.64586496789448</text:p>
          </table:table-cell>
          <table:table-cell office:value-type="float" office:value="2.61381470933751" calcext:value-type="float">
            <text:p>2.61381470933751</text:p>
          </table:table-cell>
          <table:table-cell office:value-type="float" office:value="2.62277014611879" calcext:value-type="float">
            <text:p>2.62277014611879</text:p>
          </table:table-cell>
          <table:table-cell office:value-type="float" office:value="2.62010950069232" calcext:value-type="float">
            <text:p>2.62010950069232</text:p>
          </table:table-cell>
          <table:table-cell office:value-type="float" office:value="2.53438299625722" calcext:value-type="float">
            <text:p>2.53438299625722</text:p>
          </table:table-cell>
          <table:table-cell office:value-type="float" office:value="2.56881727536096" calcext:value-type="float">
            <text:p>2.56881727536096</text:p>
          </table:table-cell>
          <table:table-cell office:value-type="float" office:value="2.56753759644244" calcext:value-type="float">
            <text:p>2.56753759644244</text:p>
          </table:table-cell>
          <table:table-cell office:value-type="float" office:value="2.5808291001701" calcext:value-type="float">
            <text:p>2.5808291001701</text:p>
          </table:table-cell>
          <table:table-cell office:value-type="float" office:value="2.55820172070808" calcext:value-type="float">
            <text:p>2.55820172070808</text:p>
          </table:table-cell>
          <table:table-cell office:value-type="float" office:value="2.54993926248269" calcext:value-type="float">
            <text:p>2.54993926248269</text:p>
          </table:table-cell>
          <table:table-cell office:value-type="float" office:value="2.54421429951834" calcext:value-type="float">
            <text:p>2.54421429951834</text:p>
          </table:table-cell>
          <table:table-cell office:value-type="float" office:value="2.52047655485578" calcext:value-type="float">
            <text:p>2.52047655485578</text:p>
          </table:table-cell>
          <table:table-cell office:value-type="float" office:value="2.49561857890087" calcext:value-type="float">
            <text:p>2.49561857890087</text:p>
          </table:table-cell>
          <table:table-cell office:value-type="float" office:value="2.49721922401939" calcext:value-type="float">
            <text:p>2.49721922401939</text:p>
          </table:table-cell>
          <table:table-cell office:value-type="float" office:value="2.47817751058933" calcext:value-type="float">
            <text:p>2.47817751058933</text:p>
          </table:table-cell>
          <table:table-cell office:value-type="float" office:value="2.5064130006446" calcext:value-type="float">
            <text:p>2.5064130006446</text:p>
          </table:table-cell>
          <table:table-cell office:value-type="float" office:value="2.5110822490039" calcext:value-type="float">
            <text:p>2.5110822490039</text:p>
          </table:table-cell>
          <table:table-cell office:value-type="float" office:value="2.51501387780629" calcext:value-type="float">
            <text:p>2.51501387780629</text:p>
          </table:table-cell>
          <table:table-cell office:value-type="float" office:value="2.54075390551448" calcext:value-type="float">
            <text:p>2.54075390551448</text:p>
          </table:table-cell>
          <table:table-cell office:value-type="float" office:value="2.56521241546405" calcext:value-type="float">
            <text:p>2.56521241546405</text:p>
          </table:table-cell>
          <table:table-cell office:value-type="float" office:value="2.56200302069972" calcext:value-type="float">
            <text:p>2.56200302069972</text:p>
          </table:table-cell>
          <table:table-cell office:value-type="float" office:value="2.5414155116893" calcext:value-type="float">
            <text:p>2.5414155116893</text:p>
          </table:table-cell>
          <table:table-cell office:value-type="float" office:value="2.55636916529785" calcext:value-type="float">
            <text:p>2.55636916529785</text:p>
          </table:table-cell>
          <table:table-cell office:value-type="float" office:value="2.53089375111709" calcext:value-type="float">
            <text:p>2.53089375111709</text:p>
          </table:table-cell>
          <table:table-cell office:value-type="float" office:value="2.54210590417604" calcext:value-type="float">
            <text:p>2.54210590417604</text:p>
          </table:table-cell>
          <table:table-cell office:value-type="float" office:value="2.48404454360319" calcext:value-type="float">
            <text:p>2.48404454360319</text:p>
          </table:table-cell>
          <table:table-cell office:value-type="float" office:value="2.47344355693977" calcext:value-type="float">
            <text:p>2.47344355693977</text:p>
          </table:table-cell>
          <table:table-cell office:value-type="float" office:value="2.48479307469615" calcext:value-type="float">
            <text:p>2.48479307469615</text:p>
          </table:table-cell>
          <table:table-cell office:value-type="float" office:value="2.4717370692746" calcext:value-type="float">
            <text:p>2.4717370692746</text:p>
          </table:table-cell>
          <table:table-cell office:value-type="float" office:value="2.4709244532276" calcext:value-type="float">
            <text:p>2.4709244532276</text:p>
          </table:table-cell>
          <table:table-cell office:value-type="float" office:value="2.43444050082839" calcext:value-type="float">
            <text:p>2.43444050082839</text:p>
          </table:table-cell>
          <table:table-cell office:value-type="float" office:value="2.4883804297312" calcext:value-type="float">
            <text:p>2.4883804297312</text:p>
          </table:table-cell>
          <table:table-cell office:value-type="float" office:value="2.45911962063201" calcext:value-type="float">
            <text:p>2.45911962063201</text:p>
          </table:table-cell>
          <table:table-cell office:value-type="float" office:value="2.44158772951215" calcext:value-type="float">
            <text:p>2.44158772951215</text:p>
          </table:table-cell>
          <table:table-cell office:value-type="float" office:value="2.44155226046734" calcext:value-type="float">
            <text:p>2.44155226046734</text:p>
          </table:table-cell>
          <table:table-cell office:value-type="float" office:value="2.43896947819833" calcext:value-type="float">
            <text:p>2.43896947819833</text:p>
          </table:table-cell>
          <table:table-cell office:value-type="float" office:value="2.43532773564069" calcext:value-type="float">
            <text:p>2.43532773564069</text:p>
          </table:table-cell>
          <table:table-cell office:value-type="float" office:value="2.43444590074956" calcext:value-type="float">
            <text:p>2.43444590074956</text:p>
          </table:table-cell>
          <table:table-cell office:value-type="float" office:value="2.40833839287649" calcext:value-type="float">
            <text:p>2.40833839287649</text:p>
          </table:table-cell>
          <table:table-cell office:value-type="float" office:value="2.39949651054434" calcext:value-type="float">
            <text:p>2.39949651054434</text:p>
          </table:table-cell>
          <table:table-cell office:value-type="float" office:value="2.4230418547058" calcext:value-type="float">
            <text:p>2.4230418547058</text:p>
          </table:table-cell>
          <table:table-cell office:value-type="float" office:value="2.41049037787959" calcext:value-type="float">
            <text:p>2.41049037787959</text:p>
          </table:table-cell>
          <table:table-cell office:value-type="float" office:value="2.38089400367635" calcext:value-type="float">
            <text:p>2.38089400367635</text:p>
          </table:table-cell>
          <table:table-cell office:value-type="float" office:value="2.42206766062557" calcext:value-type="float">
            <text:p>2.42206766062557</text:p>
          </table:table-cell>
          <table:table-cell office:value-type="float" office:value="2.37223925066196" calcext:value-type="float">
            <text:p>2.37223925066196</text:p>
          </table:table-cell>
          <table:table-cell office:value-type="float" office:value="2.3657022467438" calcext:value-type="float">
            <text:p>2.3657022467438</text:p>
          </table:table-cell>
          <table:table-cell office:value-type="float" office:value="2.37666591565021" calcext:value-type="float">
            <text:p>2.37666591565021</text:p>
          </table:table-cell>
          <table:table-cell office:value-type="float" office:value="2.37481531351463" calcext:value-type="float">
            <text:p>2.37481531351463</text:p>
          </table:table-cell>
          <table:table-cell office:value-type="float" office:value="2.35511749210133" calcext:value-type="float">
            <text:p>2.35511749210133</text:p>
          </table:table-cell>
          <table:table-cell office:value-type="float" office:value="2.32369564135209" calcext:value-type="float">
            <text:p>2.32369564135209</text:p>
          </table:table-cell>
          <table:table-cell office:value-type="float" office:value="2.34508976314143" calcext:value-type="float">
            <text:p>2.34508976314143</text:p>
          </table:table-cell>
          <table:table-cell office:value-type="float" office:value="2.33356465976494" calcext:value-type="float">
            <text:p>2.33356465976494</text:p>
          </table:table-cell>
          <table:table-cell office:value-type="float" office:value="2.34238958695256" calcext:value-type="float">
            <text:p>2.34238958695256</text:p>
          </table:table-cell>
          <table:table-cell office:value-type="float" office:value="2.33895651641505" calcext:value-type="float">
            <text:p>2.33895651641505</text:p>
          </table:table-cell>
          <table:table-cell office:value-type="float" office:value="2.29752250360785" calcext:value-type="float">
            <text:p>2.29752250360785</text:p>
          </table:table-cell>
          <table:table-cell office:value-type="float" office:value="2.28547095815244" calcext:value-type="float">
            <text:p>2.28547095815244</text:p>
          </table:table-cell>
          <table:table-cell office:value-type="float" office:value="2.27755642445776" calcext:value-type="float">
            <text:p>2.27755642445776</text:p>
          </table:table-cell>
          <table:table-cell office:value-type="float" office:value="2.28942090099852" calcext:value-type="float">
            <text:p>2.28942090099852</text:p>
          </table:table-cell>
        </table:table-row>
        <table:table-row table:style-name="ro1">
          <table:table-cell office:value-type="string" calcext:value-type="string">
            <text:p>final acc</text:p>
          </table:table-cell>
          <table:table-cell office:value-type="float" office:value="0.712727272727273" calcext:value-type="float">
            <text:p>0.712727272727273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vg loss</text:p>
          </table:table-cell>
          <table:table-cell office:value-type="float" office:value="3.40949702972463" calcext:value-type="float">
            <text:p>3.40949702972463</text:p>
          </table:table-cell>
          <table:table-cell office:value-type="float" office:value="3.26817280747736" calcext:value-type="float">
            <text:p>3.26817280747736</text:p>
          </table:table-cell>
          <table:table-cell office:value-type="float" office:value="3.25429028579143" calcext:value-type="float">
            <text:p>3.25429028579143</text:p>
          </table:table-cell>
          <table:table-cell office:value-type="float" office:value="3.25488289835682" calcext:value-type="float">
            <text:p>3.25488289835682</text:p>
          </table:table-cell>
          <table:table-cell office:value-type="float" office:value="3.25093157600504" calcext:value-type="float">
            <text:p>3.25093157600504</text:p>
          </table:table-cell>
          <table:table-cell office:value-type="float" office:value="3.23956116103042" calcext:value-type="float">
            <text:p>3.23956116103042</text:p>
          </table:table-cell>
          <table:table-cell office:value-type="float" office:value="3.23091437378262" calcext:value-type="float">
            <text:p>3.23091437378262</text:p>
          </table:table-cell>
          <table:table-cell office:value-type="float" office:value="3.21876235858144" calcext:value-type="float">
            <text:p>3.21876235858144</text:p>
          </table:table-cell>
          <table:table-cell office:value-type="float" office:value="3.21358513666933" calcext:value-type="float">
            <text:p>3.21358513666933</text:p>
          </table:table-cell>
          <table:table-cell office:value-type="float" office:value="3.20516491231579" calcext:value-type="float">
            <text:p>3.20516491231579</text:p>
          </table:table-cell>
          <table:table-cell office:value-type="float" office:value="3.17960600084505" calcext:value-type="float">
            <text:p>3.17960600084505</text:p>
          </table:table-cell>
          <table:table-cell office:value-type="float" office:value="3.16491112298055" calcext:value-type="float">
            <text:p>3.16491112298055</text:p>
          </table:table-cell>
          <table:table-cell office:value-type="float" office:value="3.14686999695923" calcext:value-type="float">
            <text:p>3.14686999695923</text:p>
          </table:table-cell>
          <table:table-cell office:value-type="float" office:value="3.13202382816356" calcext:value-type="float">
            <text:p>3.13202382816356</text:p>
          </table:table-cell>
          <table:table-cell office:value-type="float" office:value="3.11961196816697" calcext:value-type="float">
            <text:p>3.11961196816697</text:p>
          </table:table-cell>
          <table:table-cell office:value-type="float" office:value="3.1028098436505" calcext:value-type="float">
            <text:p>3.1028098436505</text:p>
          </table:table-cell>
          <table:table-cell office:value-type="float" office:value="3.08149295275919" calcext:value-type="float">
            <text:p>3.08149295275919</text:p>
          </table:table-cell>
          <table:table-cell office:value-type="float" office:value="3.06606402432783" calcext:value-type="float">
            <text:p>3.06606402432783</text:p>
          </table:table-cell>
          <table:table-cell office:value-type="float" office:value="3.04076905798757" calcext:value-type="float">
            <text:p>3.04076905798757</text:p>
          </table:table-cell>
          <table:table-cell office:value-type="float" office:value="3.00556992003814" calcext:value-type="float">
            <text:p>3.00556992003814</text:p>
          </table:table-cell>
          <table:table-cell office:value-type="float" office:value="2.98764892598582" calcext:value-type="float">
            <text:p>2.98764892598582</text:p>
          </table:table-cell>
          <table:table-cell office:value-type="float" office:value="2.97786750500148" calcext:value-type="float">
            <text:p>2.97786750500148</text:p>
          </table:table-cell>
          <table:table-cell office:value-type="float" office:value="2.94675539794249" calcext:value-type="float">
            <text:p>2.94675539794249</text:p>
          </table:table-cell>
          <table:table-cell office:value-type="float" office:value="2.93583050555869" calcext:value-type="float">
            <text:p>2.93583050555869</text:p>
          </table:table-cell>
          <table:table-cell office:value-type="float" office:value="2.90856090819661" calcext:value-type="float">
            <text:p>2.90856090819661</text:p>
          </table:table-cell>
          <table:table-cell office:value-type="float" office:value="2.87907964856118" calcext:value-type="float">
            <text:p>2.87907964856118</text:p>
          </table:table-cell>
          <table:table-cell office:value-type="float" office:value="2.8574962797038" calcext:value-type="float">
            <text:p>2.8574962797038</text:p>
          </table:table-cell>
          <table:table-cell office:value-type="float" office:value="2.85013702027759" calcext:value-type="float">
            <text:p>2.85013702027759</text:p>
          </table:table-cell>
          <table:table-cell office:value-type="float" office:value="2.80971065029693" calcext:value-type="float">
            <text:p>2.80971065029693</text:p>
          </table:table-cell>
          <table:table-cell office:value-type="float" office:value="2.78916973751357" calcext:value-type="float">
            <text:p>2.78916973751357</text:p>
          </table:table-cell>
          <table:table-cell office:value-type="float" office:value="2.78399248659112" calcext:value-type="float">
            <text:p>2.78399248659112</text:p>
          </table:table-cell>
          <table:table-cell office:value-type="float" office:value="2.74772712678124" calcext:value-type="float">
            <text:p>2.74772712678124</text:p>
          </table:table-cell>
          <table:table-cell office:value-type="float" office:value="2.75055620639501" calcext:value-type="float">
            <text:p>2.75055620639501</text:p>
          </table:table-cell>
          <table:table-cell office:value-type="float" office:value="2.7302474289235" calcext:value-type="float">
            <text:p>2.7302474289235</text:p>
          </table:table-cell>
          <table:table-cell office:value-type="float" office:value="2.69624350399296" calcext:value-type="float">
            <text:p>2.69624350399296</text:p>
          </table:table-cell>
          <table:table-cell office:value-type="float" office:value="2.66853571478105" calcext:value-type="float">
            <text:p>2.66853571478105</text:p>
          </table:table-cell>
          <table:table-cell office:value-type="float" office:value="2.68924064103038" calcext:value-type="float">
            <text:p>2.68924064103038</text:p>
          </table:table-cell>
          <table:table-cell office:value-type="float" office:value="2.65109665570956" calcext:value-type="float">
            <text:p>2.65109665570956</text:p>
          </table:table-cell>
          <table:table-cell office:value-type="float" office:value="2.64017564498382" calcext:value-type="float">
            <text:p>2.64017564498382</text:p>
          </table:table-cell>
          <table:table-cell office:value-type="float" office:value="2.67235563673346" calcext:value-type="float">
            <text:p>2.67235563673346</text:p>
          </table:table-cell>
          <table:table-cell office:value-type="float" office:value="2.62942031539165" calcext:value-type="float">
            <text:p>2.62942031539165</text:p>
          </table:table-cell>
          <table:table-cell office:value-type="float" office:value="2.59592239742914" calcext:value-type="float">
            <text:p>2.59592239742914</text:p>
          </table:table-cell>
          <table:table-cell office:value-type="float" office:value="2.5868718455417" calcext:value-type="float">
            <text:p>2.5868718455417</text:p>
          </table:table-cell>
          <table:table-cell office:value-type="float" office:value="2.59505587145549" calcext:value-type="float">
            <text:p>2.59505587145549</text:p>
          </table:table-cell>
          <table:table-cell office:value-type="float" office:value="2.61086247303362" calcext:value-type="float">
            <text:p>2.61086247303362</text:p>
          </table:table-cell>
          <table:table-cell office:value-type="float" office:value="2.67477668277344" calcext:value-type="float">
            <text:p>2.67477668277344</text:p>
          </table:table-cell>
          <table:table-cell office:value-type="float" office:value="2.63667741050671" calcext:value-type="float">
            <text:p>2.63667741050671</text:p>
          </table:table-cell>
          <table:table-cell office:value-type="float" office:value="2.653631958649" calcext:value-type="float">
            <text:p>2.653631958649</text:p>
          </table:table-cell>
          <table:table-cell office:value-type="float" office:value="2.65221616883554" calcext:value-type="float">
            <text:p>2.65221616883554</text:p>
          </table:table-cell>
          <table:table-cell office:value-type="float" office:value="2.56402372042494" calcext:value-type="float">
            <text:p>2.56402372042494</text:p>
          </table:table-cell>
          <table:table-cell office:value-type="float" office:value="2.53327643398941" calcext:value-type="float">
            <text:p>2.53327643398941</text:p>
          </table:table-cell>
          <table:table-cell office:value-type="float" office:value="2.57979814034314" calcext:value-type="float">
            <text:p>2.57979814034314</text:p>
          </table:table-cell>
          <table:table-cell office:value-type="float" office:value="2.52408116854511" calcext:value-type="float">
            <text:p>2.52408116854511</text:p>
          </table:table-cell>
          <table:table-cell office:value-type="float" office:value="2.5146811479188" calcext:value-type="float">
            <text:p>2.5146811479188</text:p>
          </table:table-cell>
          <table:table-cell office:value-type="float" office:value="2.4986390325793" calcext:value-type="float">
            <text:p>2.4986390325793</text:p>
          </table:table-cell>
          <table:table-cell office:value-type="float" office:value="2.47996880156916" calcext:value-type="float">
            <text:p>2.47996880156916</text:p>
          </table:table-cell>
          <table:table-cell office:value-type="float" office:value="2.48108852318803" calcext:value-type="float">
            <text:p>2.48108852318803</text:p>
          </table:table-cell>
          <table:table-cell office:value-type="float" office:value="2.46720609808542" calcext:value-type="float">
            <text:p>2.46720609808542</text:p>
          </table:table-cell>
          <table:table-cell office:value-type="float" office:value="2.47261400675548" calcext:value-type="float">
            <text:p>2.47261400675548</text:p>
          </table:table-cell>
          <table:table-cell office:value-type="float" office:value="2.49492146439944" calcext:value-type="float">
            <text:p>2.49492146439944</text:p>
          </table:table-cell>
          <table:table-cell office:value-type="float" office:value="2.4566272031531" calcext:value-type="float">
            <text:p>2.4566272031531</text:p>
          </table:table-cell>
          <table:table-cell office:value-type="float" office:value="2.43658869109164" calcext:value-type="float">
            <text:p>2.43658869109164</text:p>
          </table:table-cell>
          <table:table-cell office:value-type="float" office:value="2.41711637377372" calcext:value-type="float">
            <text:p>2.41711637377372</text:p>
          </table:table-cell>
          <table:table-cell office:value-type="float" office:value="2.41985548187926" calcext:value-type="float">
            <text:p>2.41985548187926</text:p>
          </table:table-cell>
          <table:table-cell office:value-type="float" office:value="2.41176945508328" calcext:value-type="float">
            <text:p>2.41176945508328</text:p>
          </table:table-cell>
          <table:table-cell office:value-type="float" office:value="2.4030076869385" calcext:value-type="float">
            <text:p>2.4030076869385</text:p>
          </table:table-cell>
          <table:table-cell office:value-type="float" office:value="2.371279799588" calcext:value-type="float">
            <text:p>2.371279799588</text:p>
          </table:table-cell>
          <table:table-cell office:value-type="float" office:value="2.3941350200343" calcext:value-type="float">
            <text:p>2.3941350200343</text:p>
          </table:table-cell>
          <table:table-cell office:value-type="float" office:value="2.3856440206182" calcext:value-type="float">
            <text:p>2.3856440206182</text:p>
          </table:table-cell>
          <table:table-cell office:value-type="float" office:value="2.38351690107248" calcext:value-type="float">
            <text:p>2.38351690107248</text:p>
          </table:table-cell>
          <table:table-cell office:value-type="float" office:value="2.3716037184727" calcext:value-type="float">
            <text:p>2.3716037184727</text:p>
          </table:table-cell>
          <table:table-cell office:value-type="float" office:value="2.3665543776867" calcext:value-type="float">
            <text:p>2.3665543776867</text:p>
          </table:table-cell>
          <table:table-cell office:value-type="float" office:value="2.37729952507487" calcext:value-type="float">
            <text:p>2.37729952507487</text:p>
          </table:table-cell>
          <table:table-cell office:value-type="float" office:value="2.35116868159661" calcext:value-type="float">
            <text:p>2.35116868159661</text:p>
          </table:table-cell>
          <table:table-cell office:value-type="float" office:value="2.35365344738156" calcext:value-type="float">
            <text:p>2.35365344738156</text:p>
          </table:table-cell>
          <table:table-cell office:value-type="float" office:value="2.33660625866605" calcext:value-type="float">
            <text:p>2.33660625866605</text:p>
          </table:table-cell>
          <table:table-cell office:value-type="float" office:value="2.31600622933846" calcext:value-type="float">
            <text:p>2.31600622933846</text:p>
          </table:table-cell>
          <table:table-cell office:value-type="float" office:value="2.31487228437379" calcext:value-type="float">
            <text:p>2.31487228437379</text:p>
          </table:table-cell>
          <table:table-cell office:value-type="float" office:value="2.31776239833474" calcext:value-type="float">
            <text:p>2.31776239833474</text:p>
          </table:table-cell>
          <table:table-cell office:value-type="float" office:value="2.3169088007411" calcext:value-type="float">
            <text:p>2.3169088007411</text:p>
          </table:table-cell>
          <table:table-cell office:value-type="float" office:value="2.27968002984774" calcext:value-type="float">
            <text:p>2.27968002984774</text:p>
          </table:table-cell>
          <table:table-cell office:value-type="float" office:value="2.28884125260528" calcext:value-type="float">
            <text:p>2.28884125260528</text:p>
          </table:table-cell>
          <table:table-cell office:value-type="float" office:value="2.30156261463451" calcext:value-type="float">
            <text:p>2.30156261463451</text:p>
          </table:table-cell>
          <table:table-cell office:value-type="float" office:value="2.26151164815552" calcext:value-type="float">
            <text:p>2.26151164815552</text:p>
          </table:table-cell>
          <table:table-cell office:value-type="float" office:value="2.26909437939374" calcext:value-type="float">
            <text:p>2.26909437939374</text:p>
          </table:table-cell>
          <table:table-cell office:value-type="float" office:value="2.31692728430104" calcext:value-type="float">
            <text:p>2.31692728430104</text:p>
          </table:table-cell>
          <table:table-cell office:value-type="float" office:value="2.22940566757363" calcext:value-type="float">
            <text:p>2.22940566757363</text:p>
          </table:table-cell>
          <table:table-cell office:value-type="float" office:value="2.24800868252432" calcext:value-type="float">
            <text:p>2.24800868252432</text:p>
          </table:table-cell>
          <table:table-cell office:value-type="float" office:value="2.21424352195916" calcext:value-type="float">
            <text:p>2.21424352195916</text:p>
          </table:table-cell>
          <table:table-cell office:value-type="float" office:value="2.22678156425297" calcext:value-type="float">
            <text:p>2.22678156425297</text:p>
          </table:table-cell>
          <table:table-cell office:value-type="float" office:value="2.2323797961885" calcext:value-type="float">
            <text:p>2.2323797961885</text:p>
          </table:table-cell>
          <table:table-cell office:value-type="float" office:value="2.20049352453365" calcext:value-type="float">
            <text:p>2.20049352453365</text:p>
          </table:table-cell>
          <table:table-cell office:value-type="float" office:value="2.18874938402872" calcext:value-type="float">
            <text:p>2.18874938402872</text:p>
          </table:table-cell>
          <table:table-cell office:value-type="float" office:value="2.18693659167766" calcext:value-type="float">
            <text:p>2.18693659167766</text:p>
          </table:table-cell>
          <table:table-cell office:value-type="float" office:value="2.20724860153861" calcext:value-type="float">
            <text:p>2.20724860153861</text:p>
          </table:table-cell>
          <table:table-cell office:value-type="float" office:value="2.19743714606071" calcext:value-type="float">
            <text:p>2.19743714606071</text:p>
          </table:table-cell>
          <table:table-cell office:value-type="float" office:value="2.18712724922502" calcext:value-type="float">
            <text:p>2.18712724922502</text:p>
          </table:table-cell>
          <table:table-cell office:value-type="float" office:value="2.16632910943377" calcext:value-type="float">
            <text:p>2.16632910943377</text:p>
          </table:table-cell>
          <table:table-cell office:value-type="float" office:value="2.18686268557048" calcext:value-type="float">
            <text:p>2.18686268557048</text:p>
          </table:table-cell>
          <table:table-cell office:value-type="float" office:value="2.19156440579469" calcext:value-type="float">
            <text:p>2.19156440579469</text:p>
          </table:table-cell>
        </table:table-row>
        <table:table-row table:style-name="ro1">
          <table:table-cell office:value-type="string" calcext:value-type="string">
            <text:p>final acc</text:p>
          </table:table-cell>
          <table:table-cell office:value-type="float" office:value="0.741818181818182" calcext:value-type="float">
            <text:p>0.741818181818182</text:p>
          </table:table-cell>
          <table:table-cell table:number-columns-repeated="99"/>
        </table:table-row>
        <table:table-row table:style-name="ro1" table:number-rows-repeated="24">
          <table:table-cell table:number-columns-repeated="101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.04 then .01 after 4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.1 then .01 after 4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10" calcext:value-type="float">
            <text:p>1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vg loss</text:p>
          </table:table-cell>
          <table:table-cell office:value-type="float" office:value="3.41720604268745" calcext:value-type="float">
            <text:p>3.41720604268745</text:p>
          </table:table-cell>
          <table:table-cell office:value-type="float" office:value="3.25323077787945" calcext:value-type="float">
            <text:p>3.25323077787945</text:p>
          </table:table-cell>
          <table:table-cell office:value-type="float" office:value="3.24398032316437" calcext:value-type="float">
            <text:p>3.24398032316437</text:p>
          </table:table-cell>
          <table:table-cell office:value-type="float" office:value="3.23359598070352" calcext:value-type="float">
            <text:p>3.23359598070352</text:p>
          </table:table-cell>
          <table:table-cell office:value-type="float" office:value="3.22084534895919" calcext:value-type="float">
            <text:p>3.22084534895919</text:p>
          </table:table-cell>
          <table:table-cell office:value-type="float" office:value="3.21443206932661" calcext:value-type="float">
            <text:p>3.21443206932661</text:p>
          </table:table-cell>
          <table:table-cell office:value-type="float" office:value="3.19774173191325" calcext:value-type="float">
            <text:p>3.19774173191325</text:p>
          </table:table-cell>
          <table:table-cell office:value-type="float" office:value="3.17841838911502" calcext:value-type="float">
            <text:p>3.17841838911502</text:p>
          </table:table-cell>
          <table:table-cell office:value-type="float" office:value="3.16159253455336" calcext:value-type="float">
            <text:p>3.16159253455336</text:p>
          </table:table-cell>
          <table:table-cell office:value-type="float" office:value="3.15331676651072" calcext:value-type="float">
            <text:p>3.15331676651072</text:p>
          </table:table-cell>
          <table:table-cell office:value-type="float" office:value="3.13379238619479" calcext:value-type="float">
            <text:p>3.13379238619479</text:p>
          </table:table-cell>
          <table:table-cell office:value-type="float" office:value="3.10925731100074" calcext:value-type="float">
            <text:p>3.10925731100074</text:p>
          </table:table-cell>
          <table:table-cell office:value-type="float" office:value="3.08754558232507" calcext:value-type="float">
            <text:p>3.08754558232507</text:p>
          </table:table-cell>
          <table:table-cell office:value-type="float" office:value="3.06480937447042" calcext:value-type="float">
            <text:p>3.06480937447042</text:p>
          </table:table-cell>
          <table:table-cell office:value-type="float" office:value="3.04617784029729" calcext:value-type="float">
            <text:p>3.04617784029729</text:p>
          </table:table-cell>
          <table:table-cell office:value-type="float" office:value="3.02196819931064" calcext:value-type="float">
            <text:p>3.02196819931064</text:p>
          </table:table-cell>
          <table:table-cell office:value-type="float" office:value="3.00862410653572" calcext:value-type="float">
            <text:p>3.00862410653572</text:p>
          </table:table-cell>
          <table:table-cell office:value-type="float" office:value="2.97596917607569" calcext:value-type="float">
            <text:p>2.97596917607569</text:p>
          </table:table-cell>
          <table:table-cell office:value-type="float" office:value="2.95298100951726" calcext:value-type="float">
            <text:p>2.95298100951726</text:p>
          </table:table-cell>
          <table:table-cell office:value-type="float" office:value="2.92188265909293" calcext:value-type="float">
            <text:p>2.92188265909293</text:p>
          </table:table-cell>
          <table:table-cell office:value-type="float" office:value="2.89391946329935" calcext:value-type="float">
            <text:p>2.89391946329935</text:p>
          </table:table-cell>
          <table:table-cell office:value-type="float" office:value="2.88698255705376" calcext:value-type="float">
            <text:p>2.88698255705376</text:p>
          </table:table-cell>
          <table:table-cell office:value-type="float" office:value="2.85107979936561" calcext:value-type="float">
            <text:p>2.85107979936561</text:p>
          </table:table-cell>
          <table:table-cell office:value-type="float" office:value="2.83250856226308" calcext:value-type="float">
            <text:p>2.83250856226308</text:p>
          </table:table-cell>
          <table:table-cell office:value-type="float" office:value="2.79984339923108" calcext:value-type="float">
            <text:p>2.79984339923108</text:p>
          </table:table-cell>
          <table:table-cell office:value-type="float" office:value="2.78471971713229" calcext:value-type="float">
            <text:p>2.78471971713229</text:p>
          </table:table-cell>
          <table:table-cell office:value-type="float" office:value="2.74862753038596" calcext:value-type="float">
            <text:p>2.74862753038596</text:p>
          </table:table-cell>
          <table:table-cell office:value-type="float" office:value="2.7229661298899" calcext:value-type="float">
            <text:p>2.7229661298899</text:p>
          </table:table-cell>
          <table:table-cell office:value-type="float" office:value="2.69316496774049" calcext:value-type="float">
            <text:p>2.69316496774049</text:p>
          </table:table-cell>
          <table:table-cell office:value-type="float" office:value="2.67943878860917" calcext:value-type="float">
            <text:p>2.67943878860917</text:p>
          </table:table-cell>
          <table:table-cell office:value-type="float" office:value="2.67330562598904" calcext:value-type="float">
            <text:p>2.67330562598904</text:p>
          </table:table-cell>
          <table:table-cell office:value-type="float" office:value="2.63759647512894" calcext:value-type="float">
            <text:p>2.63759647512894</text:p>
          </table:table-cell>
          <table:table-cell office:value-type="float" office:value="2.61086236043652" calcext:value-type="float">
            <text:p>2.61086236043652</text:p>
          </table:table-cell>
          <table:table-cell office:value-type="float" office:value="2.62379001557984" calcext:value-type="float">
            <text:p>2.62379001557984</text:p>
          </table:table-cell>
          <table:table-cell office:value-type="float" office:value="2.62737856228128" calcext:value-type="float">
            <text:p>2.62737856228128</text:p>
          </table:table-cell>
          <table:table-cell office:value-type="float" office:value="2.5892801840314" calcext:value-type="float">
            <text:p>2.5892801840314</text:p>
          </table:table-cell>
          <table:table-cell office:value-type="float" office:value="2.55888744247415" calcext:value-type="float">
            <text:p>2.55888744247415</text:p>
          </table:table-cell>
          <table:table-cell office:value-type="float" office:value="2.55158038704519" calcext:value-type="float">
            <text:p>2.55158038704519</text:p>
          </table:table-cell>
          <table:table-cell office:value-type="float" office:value="2.5248952601744" calcext:value-type="float">
            <text:p>2.5248952601744</text:p>
          </table:table-cell>
          <table:table-cell office:value-type="float" office:value="2.51922205583007" calcext:value-type="float">
            <text:p>2.51922205583007</text:p>
          </table:table-cell>
          <table:table-cell office:value-type="float" office:value="2.41692629230426" calcext:value-type="float">
            <text:p>2.41692629230426</text:p>
          </table:table-cell>
          <table:table-cell office:value-type="float" office:value="2.37217022177416" calcext:value-type="float">
            <text:p>2.37217022177416</text:p>
          </table:table-cell>
          <table:table-cell office:value-type="float" office:value="2.36757223417982" calcext:value-type="float">
            <text:p>2.36757223417982</text:p>
          </table:table-cell>
          <table:table-cell office:value-type="float" office:value="2.36134343609659" calcext:value-type="float">
            <text:p>2.36134343609659</text:p>
          </table:table-cell>
          <table:table-cell office:value-type="float" office:value="2.33610573037262" calcext:value-type="float">
            <text:p>2.33610573037262</text:p>
          </table:table-cell>
          <table:table-cell office:value-type="float" office:value="2.31582206949351" calcext:value-type="float">
            <text:p>2.31582206949351</text:p>
          </table:table-cell>
          <table:table-cell office:value-type="float" office:value="2.30645535393546" calcext:value-type="float">
            <text:p>2.30645535393546</text:p>
          </table:table-cell>
          <table:table-cell office:value-type="float" office:value="2.30218901365945" calcext:value-type="float">
            <text:p>2.30218901365945</text:p>
          </table:table-cell>
          <table:table-cell office:value-type="float" office:value="2.30192340697692" calcext:value-type="float">
            <text:p>2.30192340697692</text:p>
          </table:table-cell>
          <table:table-cell office:value-type="float" office:value="2.28922078301001" calcext:value-type="float">
            <text:p>2.28922078301001</text:p>
          </table:table-cell>
          <table:table-cell office:value-type="float" office:value="2.27242643513205" calcext:value-type="float">
            <text:p>2.27242643513205</text:p>
          </table:table-cell>
          <table:table-cell office:value-type="float" office:value="2.2724517202747" calcext:value-type="float">
            <text:p>2.2724517202747</text:p>
          </table:table-cell>
          <table:table-cell office:value-type="float" office:value="2.2597114097901" calcext:value-type="float">
            <text:p>2.2597114097901</text:p>
          </table:table-cell>
          <table:table-cell office:value-type="float" office:value="2.25305261743921" calcext:value-type="float">
            <text:p>2.25305261743921</text:p>
          </table:table-cell>
          <table:table-cell office:value-type="float" office:value="2.2493592086636" calcext:value-type="float">
            <text:p>2.2493592086636</text:p>
          </table:table-cell>
          <table:table-cell office:value-type="float" office:value="2.24176488296589" calcext:value-type="float">
            <text:p>2.24176488296589</text:p>
          </table:table-cell>
          <table:table-cell office:value-type="float" office:value="2.22978536231652" calcext:value-type="float">
            <text:p>2.22978536231652</text:p>
          </table:table-cell>
          <table:table-cell office:value-type="float" office:value="2.22496611938553" calcext:value-type="float">
            <text:p>2.22496611938553</text:p>
          </table:table-cell>
          <table:table-cell office:value-type="float" office:value="2.22282460382862" calcext:value-type="float">
            <text:p>2.22282460382862</text:p>
          </table:table-cell>
          <table:table-cell office:value-type="float" office:value="2.217017381455" calcext:value-type="float">
            <text:p>2.217017381455</text:p>
          </table:table-cell>
          <table:table-cell office:value-type="float" office:value="2.21088605583919" calcext:value-type="float">
            <text:p>2.21088605583919</text:p>
          </table:table-cell>
          <table:table-cell office:value-type="float" office:value="2.19951576753876" calcext:value-type="float">
            <text:p>2.19951576753876</text:p>
          </table:table-cell>
          <table:table-cell office:value-type="float" office:value="2.19465761485674" calcext:value-type="float">
            <text:p>2.19465761485674</text:p>
          </table:table-cell>
          <table:table-cell office:value-type="float" office:value="2.18318904779399" calcext:value-type="float">
            <text:p>2.18318904779399</text:p>
          </table:table-cell>
          <table:table-cell office:value-type="float" office:value="2.18218506326142" calcext:value-type="float">
            <text:p>2.18218506326142</text:p>
          </table:table-cell>
          <table:table-cell office:value-type="float" office:value="2.17253847428979" calcext:value-type="float">
            <text:p>2.17253847428979</text:p>
          </table:table-cell>
          <table:table-cell office:value-type="float" office:value="2.16691532455887" calcext:value-type="float">
            <text:p>2.16691532455887</text:p>
          </table:table-cell>
          <table:table-cell office:value-type="float" office:value="2.15401441640057" calcext:value-type="float">
            <text:p>2.15401441640057</text:p>
          </table:table-cell>
          <table:table-cell office:value-type="float" office:value="2.15016195664774" calcext:value-type="float">
            <text:p>2.15016195664774</text:p>
          </table:table-cell>
          <table:table-cell office:value-type="float" office:value="2.14185144985186" calcext:value-type="float">
            <text:p>2.14185144985186</text:p>
          </table:table-cell>
          <table:table-cell office:value-type="float" office:value="2.14126953671974" calcext:value-type="float">
            <text:p>2.14126953671974</text:p>
          </table:table-cell>
          <table:table-cell office:value-type="float" office:value="2.12536792797278" calcext:value-type="float">
            <text:p>2.12536792797278</text:p>
          </table:table-cell>
          <table:table-cell office:value-type="float" office:value="2.11089447257936" calcext:value-type="float">
            <text:p>2.11089447257936</text:p>
          </table:table-cell>
          <table:table-cell office:value-type="float" office:value="2.10957951715277" calcext:value-type="float">
            <text:p>2.10957951715277</text:p>
          </table:table-cell>
          <table:table-cell office:value-type="float" office:value="2.10758957993452" calcext:value-type="float">
            <text:p>2.10758957993452</text:p>
          </table:table-cell>
          <table:table-cell office:value-type="float" office:value="2.09915095785644" calcext:value-type="float">
            <text:p>2.09915095785644</text:p>
          </table:table-cell>
          <table:table-cell office:value-type="float" office:value="2.09448358624771" calcext:value-type="float">
            <text:p>2.09448358624771</text:p>
          </table:table-cell>
          <table:table-cell office:value-type="float" office:value="2.08856235613719" calcext:value-type="float">
            <text:p>2.08856235613719</text:p>
          </table:table-cell>
          <table:table-cell office:value-type="float" office:value="2.08753350146855" calcext:value-type="float">
            <text:p>2.08753350146855</text:p>
          </table:table-cell>
          <table:table-cell office:value-type="float" office:value="2.0754397504641" calcext:value-type="float">
            <text:p>2.0754397504641</text:p>
          </table:table-cell>
          <table:table-cell office:value-type="float" office:value="2.07081443812819" calcext:value-type="float">
            <text:p>2.07081443812819</text:p>
          </table:table-cell>
          <table:table-cell office:value-type="float" office:value="2.0599559928335" calcext:value-type="float">
            <text:p>2.0599559928335</text:p>
          </table:table-cell>
          <table:table-cell office:value-type="float" office:value="2.06076167674968" calcext:value-type="float">
            <text:p>2.06076167674968</text:p>
          </table:table-cell>
          <table:table-cell office:value-type="float" office:value="2.04420638539825" calcext:value-type="float">
            <text:p>2.04420638539825</text:p>
          </table:table-cell>
          <table:table-cell office:value-type="float" office:value="2.04495874754928" calcext:value-type="float">
            <text:p>2.04495874754928</text:p>
          </table:table-cell>
          <table:table-cell office:value-type="float" office:value="2.03644789739817" calcext:value-type="float">
            <text:p>2.03644789739817</text:p>
          </table:table-cell>
          <table:table-cell office:value-type="float" office:value="2.03511933358958" calcext:value-type="float">
            <text:p>2.03511933358958</text:p>
          </table:table-cell>
          <table:table-cell office:value-type="float" office:value="2.02360665159628" calcext:value-type="float">
            <text:p>2.02360665159628</text:p>
          </table:table-cell>
          <table:table-cell office:value-type="float" office:value="2.01858518780363" calcext:value-type="float">
            <text:p>2.01858518780363</text:p>
          </table:table-cell>
          <table:table-cell office:value-type="float" office:value="2.01630985972193" calcext:value-type="float">
            <text:p>2.01630985972193</text:p>
          </table:table-cell>
          <table:table-cell office:value-type="float" office:value="2.0087280234887" calcext:value-type="float">
            <text:p>2.0087280234887</text:p>
          </table:table-cell>
          <table:table-cell office:value-type="float" office:value="2.00032547245776" calcext:value-type="float">
            <text:p>2.00032547245776</text:p>
          </table:table-cell>
          <table:table-cell office:value-type="float" office:value="1.9918233354426" calcext:value-type="float">
            <text:p>1.9918233354426</text:p>
          </table:table-cell>
          <table:table-cell office:value-type="float" office:value="1.99105687430075" calcext:value-type="float">
            <text:p>1.99105687430075</text:p>
          </table:table-cell>
          <table:table-cell office:value-type="float" office:value="1.98082184793734" calcext:value-type="float">
            <text:p>1.98082184793734</text:p>
          </table:table-cell>
          <table:table-cell office:value-type="float" office:value="1.97697373897123" calcext:value-type="float">
            <text:p>1.97697373897123</text:p>
          </table:table-cell>
          <table:table-cell office:value-type="float" office:value="1.97740180407086" calcext:value-type="float">
            <text:p>1.97740180407086</text:p>
          </table:table-cell>
          <table:table-cell office:value-type="float" office:value="1.95954226789871" calcext:value-type="float">
            <text:p>1.95954226789871</text:p>
          </table:table-cell>
          <table:table-cell office:value-type="float" office:value="1.95048608873471" calcext:value-type="float">
            <text:p>1.95048608873471</text:p>
          </table:table-cell>
          <table:table-cell office:value-type="float" office:value="1.94709940387487" calcext:value-type="float">
            <text:p>1.94709940387487</text:p>
          </table:table-cell>
        </table:table-row>
        <table:table-row table:style-name="ro1">
          <table:table-cell office:value-type="string" calcext:value-type="string">
            <text:p>final acc</text:p>
          </table:table-cell>
          <table:table-cell office:value-type="float" office:value="0.769090909090909" calcext:value-type="float">
            <text:p>0.769090909090909</text:p>
          </table:table-cell>
          <table:table-cell table:number-columns-repeated="99"/>
        </table:table-row>
        <table:table-row table:style-name="ro1" table:number-rows-repeated="22">
          <table:table-cell table:number-columns-repeated="101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.04 then .01 after 4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.1 then .05 after 4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10" calcext:value-type="float">
            <text:p>1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vg loss</text:p>
          </table:table-cell>
          <table:table-cell office:value-type="float" office:value="3.44261156798749" calcext:value-type="float">
            <text:p>3.44261156798749</text:p>
          </table:table-cell>
          <table:table-cell office:value-type="float" office:value="3.25357132531271" calcext:value-type="float">
            <text:p>3.25357132531271</text:p>
          </table:table-cell>
          <table:table-cell office:value-type="float" office:value="3.24550501444414" calcext:value-type="float">
            <text:p>3.24550501444414</text:p>
          </table:table-cell>
          <table:table-cell office:value-type="float" office:value="3.23961803564424" calcext:value-type="float">
            <text:p>3.23961803564424</text:p>
          </table:table-cell>
          <table:table-cell office:value-type="float" office:value="3.23425042452629" calcext:value-type="float">
            <text:p>3.23425042452629</text:p>
          </table:table-cell>
          <table:table-cell office:value-type="float" office:value="3.2275855286704" calcext:value-type="float">
            <text:p>3.2275855286704</text:p>
          </table:table-cell>
          <table:table-cell office:value-type="float" office:value="3.21895797784711" calcext:value-type="float">
            <text:p>3.21895797784711</text:p>
          </table:table-cell>
          <table:table-cell office:value-type="float" office:value="3.20550848082855" calcext:value-type="float">
            <text:p>3.20550848082855</text:p>
          </table:table-cell>
          <table:table-cell office:value-type="float" office:value="3.19461828214365" calcext:value-type="float">
            <text:p>3.19461828214365</text:p>
          </table:table-cell>
          <table:table-cell office:value-type="float" office:value="3.18588837411837" calcext:value-type="float">
            <text:p>3.18588837411837</text:p>
          </table:table-cell>
          <table:table-cell office:value-type="float" office:value="3.17344973680895" calcext:value-type="float">
            <text:p>3.17344973680895</text:p>
          </table:table-cell>
          <table:table-cell office:value-type="float" office:value="3.16499165183305" calcext:value-type="float">
            <text:p>3.16499165183305</text:p>
          </table:table-cell>
          <table:table-cell office:value-type="float" office:value="3.14540166232984" calcext:value-type="float">
            <text:p>3.14540166232984</text:p>
          </table:table-cell>
          <table:table-cell office:value-type="float" office:value="3.12617035011362" calcext:value-type="float">
            <text:p>3.12617035011362</text:p>
          </table:table-cell>
          <table:table-cell office:value-type="float" office:value="3.11943826298532" calcext:value-type="float">
            <text:p>3.11943826298532</text:p>
          </table:table-cell>
          <table:table-cell office:value-type="float" office:value="3.09929442023789" calcext:value-type="float">
            <text:p>3.09929442023789</text:p>
          </table:table-cell>
          <table:table-cell office:value-type="float" office:value="3.07749540650613" calcext:value-type="float">
            <text:p>3.07749540650613</text:p>
          </table:table-cell>
          <table:table-cell office:value-type="float" office:value="3.0585494454776" calcext:value-type="float">
            <text:p>3.0585494454776</text:p>
          </table:table-cell>
          <table:table-cell office:value-type="float" office:value="3.03945742721684" calcext:value-type="float">
            <text:p>3.03945742721684</text:p>
          </table:table-cell>
          <table:table-cell office:value-type="float" office:value="3.02324030978059" calcext:value-type="float">
            <text:p>3.02324030978059</text:p>
          </table:table-cell>
          <table:table-cell office:value-type="float" office:value="3.00944682069833" calcext:value-type="float">
            <text:p>3.00944682069833</text:p>
          </table:table-cell>
          <table:table-cell office:value-type="float" office:value="2.98712828165347" calcext:value-type="float">
            <text:p>2.98712828165347</text:p>
          </table:table-cell>
          <table:table-cell office:value-type="float" office:value="2.97727209113799" calcext:value-type="float">
            <text:p>2.97727209113799</text:p>
          </table:table-cell>
          <table:table-cell office:value-type="float" office:value="2.95605939704917" calcext:value-type="float">
            <text:p>2.95605939704917</text:p>
          </table:table-cell>
          <table:table-cell office:value-type="float" office:value="2.92836837400422" calcext:value-type="float">
            <text:p>2.92836837400422</text:p>
          </table:table-cell>
          <table:table-cell office:value-type="float" office:value="2.90141916367074" calcext:value-type="float">
            <text:p>2.90141916367074</text:p>
          </table:table-cell>
          <table:table-cell office:value-type="float" office:value="2.91118479083413" calcext:value-type="float">
            <text:p>2.91118479083413</text:p>
          </table:table-cell>
          <table:table-cell office:value-type="float" office:value="2.86240044106243" calcext:value-type="float">
            <text:p>2.86240044106243</text:p>
          </table:table-cell>
          <table:table-cell office:value-type="float" office:value="2.86686539829606" calcext:value-type="float">
            <text:p>2.86686539829606</text:p>
          </table:table-cell>
          <table:table-cell office:value-type="float" office:value="2.86133730001224" calcext:value-type="float">
            <text:p>2.86133730001224</text:p>
          </table:table-cell>
          <table:table-cell office:value-type="float" office:value="2.85108113718691" calcext:value-type="float">
            <text:p>2.85108113718691</text:p>
          </table:table-cell>
          <table:table-cell office:value-type="float" office:value="2.81739944156779" calcext:value-type="float">
            <text:p>2.81739944156779</text:p>
          </table:table-cell>
          <table:table-cell office:value-type="float" office:value="2.8281642484269" calcext:value-type="float">
            <text:p>2.8281642484269</text:p>
          </table:table-cell>
          <table:table-cell office:value-type="float" office:value="2.83208016148358" calcext:value-type="float">
            <text:p>2.83208016148358</text:p>
          </table:table-cell>
          <table:table-cell office:value-type="float" office:value="2.77080152964192" calcext:value-type="float">
            <text:p>2.77080152964192</text:p>
          </table:table-cell>
          <table:table-cell office:value-type="float" office:value="2.79296724493512" calcext:value-type="float">
            <text:p>2.79296724493512</text:p>
          </table:table-cell>
          <table:table-cell office:value-type="float" office:value="2.79327072840503" calcext:value-type="float">
            <text:p>2.79327072840503</text:p>
          </table:table-cell>
          <table:table-cell office:value-type="float" office:value="2.7543221663177" calcext:value-type="float">
            <text:p>2.7543221663177</text:p>
          </table:table-cell>
          <table:table-cell office:value-type="float" office:value="2.78366996203924" calcext:value-type="float">
            <text:p>2.78366996203924</text:p>
          </table:table-cell>
          <table:table-cell office:value-type="float" office:value="2.73967558731939" calcext:value-type="float">
            <text:p>2.73967558731939</text:p>
          </table:table-cell>
          <table:table-cell office:value-type="float" office:value="2.58707114341439" calcext:value-type="float">
            <text:p>2.58707114341439</text:p>
          </table:table-cell>
          <table:table-cell office:value-type="float" office:value="2.56522005438994" calcext:value-type="float">
            <text:p>2.56522005438994</text:p>
          </table:table-cell>
          <table:table-cell office:value-type="float" office:value="2.55142304738199" calcext:value-type="float">
            <text:p>2.55142304738199</text:p>
          </table:table-cell>
          <table:table-cell office:value-type="float" office:value="2.53728053634771" calcext:value-type="float">
            <text:p>2.53728053634771</text:p>
          </table:table-cell>
          <table:table-cell office:value-type="float" office:value="2.52246248816169" calcext:value-type="float">
            <text:p>2.52246248816169</text:p>
          </table:table-cell>
          <table:table-cell office:value-type="float" office:value="2.50204181404306" calcext:value-type="float">
            <text:p>2.50204181404306</text:p>
          </table:table-cell>
          <table:table-cell office:value-type="float" office:value="2.49489458188799" calcext:value-type="float">
            <text:p>2.49489458188799</text:p>
          </table:table-cell>
          <table:table-cell office:value-type="float" office:value="2.47399979622856" calcext:value-type="float">
            <text:p>2.47399979622856</text:p>
          </table:table-cell>
          <table:table-cell office:value-type="float" office:value="2.46028373730767" calcext:value-type="float">
            <text:p>2.46028373730767</text:p>
          </table:table-cell>
          <table:table-cell office:value-type="float" office:value="2.44847845875953" calcext:value-type="float">
            <text:p>2.44847845875953</text:p>
          </table:table-cell>
          <table:table-cell office:value-type="float" office:value="2.43362975650248" calcext:value-type="float">
            <text:p>2.43362975650248</text:p>
          </table:table-cell>
          <table:table-cell office:value-type="float" office:value="2.42665870761394" calcext:value-type="float">
            <text:p>2.42665870761394</text:p>
          </table:table-cell>
          <table:table-cell office:value-type="float" office:value="2.40510327716202" calcext:value-type="float">
            <text:p>2.40510327716202</text:p>
          </table:table-cell>
          <table:table-cell office:value-type="float" office:value="2.38190533103593" calcext:value-type="float">
            <text:p>2.38190533103593</text:p>
          </table:table-cell>
          <table:table-cell office:value-type="float" office:value="2.36342888604234" calcext:value-type="float">
            <text:p>2.36342888604234</text:p>
          </table:table-cell>
          <table:table-cell office:value-type="float" office:value="2.3470742174739" calcext:value-type="float">
            <text:p>2.3470742174739</text:p>
          </table:table-cell>
          <table:table-cell office:value-type="float" office:value="2.34564412592357" calcext:value-type="float">
            <text:p>2.34564412592357</text:p>
          </table:table-cell>
          <table:table-cell office:value-type="float" office:value="2.31999883241816" calcext:value-type="float">
            <text:p>2.31999883241816</text:p>
          </table:table-cell>
          <table:table-cell office:value-type="float" office:value="2.31156437795416" calcext:value-type="float">
            <text:p>2.31156437795416</text:p>
          </table:table-cell>
          <table:table-cell office:value-type="float" office:value="2.29652234556745" calcext:value-type="float">
            <text:p>2.29652234556745</text:p>
          </table:table-cell>
          <table:table-cell office:value-type="float" office:value="2.28502183204588" calcext:value-type="float">
            <text:p>2.28502183204588</text:p>
          </table:table-cell>
          <table:table-cell office:value-type="float" office:value="2.27802138919971" calcext:value-type="float">
            <text:p>2.27802138919971</text:p>
          </table:table-cell>
          <table:table-cell office:value-type="float" office:value="2.26331382992218" calcext:value-type="float">
            <text:p>2.26331382992218</text:p>
          </table:table-cell>
          <table:table-cell office:value-type="float" office:value="2.2494251426057" calcext:value-type="float">
            <text:p>2.2494251426057</text:p>
          </table:table-cell>
          <table:table-cell office:value-type="float" office:value="2.22297099492603" calcext:value-type="float">
            <text:p>2.22297099492603</text:p>
          </table:table-cell>
          <table:table-cell office:value-type="float" office:value="2.21441974972619" calcext:value-type="float">
            <text:p>2.21441974972619</text:p>
          </table:table-cell>
          <table:table-cell office:value-type="float" office:value="2.20972337307122" calcext:value-type="float">
            <text:p>2.20972337307122</text:p>
          </table:table-cell>
          <table:table-cell office:value-type="float" office:value="2.17987768087746" calcext:value-type="float">
            <text:p>2.17987768087746</text:p>
          </table:table-cell>
          <table:table-cell office:value-type="float" office:value="2.17508660323489" calcext:value-type="float">
            <text:p>2.17508660323489</text:p>
          </table:table-cell>
          <table:table-cell office:value-type="float" office:value="2.18064306495395" calcext:value-type="float">
            <text:p>2.18064306495395</text:p>
          </table:table-cell>
          <table:table-cell office:value-type="float" office:value="2.16409195296081" calcext:value-type="float">
            <text:p>2.16409195296081</text:p>
          </table:table-cell>
          <table:table-cell office:value-type="float" office:value="2.1383717040488" calcext:value-type="float">
            <text:p>2.1383717040488</text:p>
          </table:table-cell>
          <table:table-cell office:value-type="float" office:value="2.12836829986209" calcext:value-type="float">
            <text:p>2.12836829986209</text:p>
          </table:table-cell>
          <table:table-cell office:value-type="float" office:value="2.11960477184272" calcext:value-type="float">
            <text:p>2.11960477184272</text:p>
          </table:table-cell>
          <table:table-cell office:value-type="float" office:value="2.11719216494621" calcext:value-type="float">
            <text:p>2.11719216494621</text:p>
          </table:table-cell>
          <table:table-cell office:value-type="float" office:value="2.10110211280561" calcext:value-type="float">
            <text:p>2.10110211280561</text:p>
          </table:table-cell>
          <table:table-cell office:value-type="float" office:value="2.0800710435615" calcext:value-type="float">
            <text:p>2.0800710435615</text:p>
          </table:table-cell>
          <table:table-cell office:value-type="float" office:value="2.08830180005324" calcext:value-type="float">
            <text:p>2.08830180005324</text:p>
          </table:table-cell>
          <table:table-cell office:value-type="float" office:value="2.06050634478068" calcext:value-type="float">
            <text:p>2.06050634478068</text:p>
          </table:table-cell>
          <table:table-cell office:value-type="float" office:value="2.04896370655773" calcext:value-type="float">
            <text:p>2.04896370655773</text:p>
          </table:table-cell>
          <table:table-cell office:value-type="float" office:value="2.04468021705618" calcext:value-type="float">
            <text:p>2.04468021705618</text:p>
          </table:table-cell>
          <table:table-cell office:value-type="float" office:value="2.02998933673954" calcext:value-type="float">
            <text:p>2.02998933673954</text:p>
          </table:table-cell>
          <table:table-cell office:value-type="float" office:value="2.0179634446302" calcext:value-type="float">
            <text:p>2.0179634446302</text:p>
          </table:table-cell>
          <table:table-cell office:value-type="float" office:value="2.00928568166572" calcext:value-type="float">
            <text:p>2.00928568166572</text:p>
          </table:table-cell>
          <table:table-cell office:value-type="float" office:value="2.0065383136395" calcext:value-type="float">
            <text:p>2.0065383136395</text:p>
          </table:table-cell>
          <table:table-cell office:value-type="float" office:value="1.98117586365498" calcext:value-type="float">
            <text:p>1.98117586365498</text:p>
          </table:table-cell>
          <table:table-cell office:value-type="float" office:value="1.98188094040822" calcext:value-type="float">
            <text:p>1.98188094040822</text:p>
          </table:table-cell>
          <table:table-cell office:value-type="float" office:value="1.95448693093933" calcext:value-type="float">
            <text:p>1.95448693093933</text:p>
          </table:table-cell>
          <table:table-cell office:value-type="float" office:value="1.95381835141903" calcext:value-type="float">
            <text:p>1.95381835141903</text:p>
          </table:table-cell>
          <table:table-cell office:value-type="float" office:value="1.94212679327852" calcext:value-type="float">
            <text:p>1.94212679327852</text:p>
          </table:table-cell>
          <table:table-cell office:value-type="float" office:value="1.93761154265706" calcext:value-type="float">
            <text:p>1.93761154265706</text:p>
          </table:table-cell>
          <table:table-cell office:value-type="float" office:value="1.93374068270076" calcext:value-type="float">
            <text:p>1.93374068270076</text:p>
          </table:table-cell>
          <table:table-cell office:value-type="float" office:value="1.90591380309358" calcext:value-type="float">
            <text:p>1.90591380309358</text:p>
          </table:table-cell>
          <table:table-cell office:value-type="float" office:value="1.90654249243899" calcext:value-type="float">
            <text:p>1.90654249243899</text:p>
          </table:table-cell>
          <table:table-cell office:value-type="float" office:value="1.87132694913311" calcext:value-type="float">
            <text:p>1.87132694913311</text:p>
          </table:table-cell>
          <table:table-cell office:value-type="float" office:value="1.88679777498641" calcext:value-type="float">
            <text:p>1.88679777498641</text:p>
          </table:table-cell>
          <table:table-cell office:value-type="float" office:value="1.88719400706189" calcext:value-type="float">
            <text:p>1.88719400706189</text:p>
          </table:table-cell>
          <table:table-cell office:value-type="float" office:value="1.85810528026705" calcext:value-type="float">
            <text:p>1.85810528026705</text:p>
          </table:table-cell>
          <table:table-cell office:value-type="float" office:value="1.8813592117135" calcext:value-type="float">
            <text:p>1.8813592117135</text:p>
          </table:table-cell>
          <table:table-cell office:value-type="float" office:value="1.84387704609308" calcext:value-type="float">
            <text:p>1.84387704609308</text:p>
          </table:table-cell>
        </table:table-row>
        <table:table-row table:style-name="ro1">
          <table:table-cell office:value-type="string" calcext:value-type="string">
            <text:p>final acc</text:p>
          </table:table-cell>
          <table:table-cell office:value-type="float" office:value="0.736363636363636" calcext:value-type="float">
            <text:p>0.736363636363636</text:p>
          </table:table-cell>
          <table:table-cell table:number-columns-repeated="99"/>
        </table:table-row>
        <table:table-row table:style-name="ro1" table:number-rows-repeated="24">
          <table:table-cell table:number-columns-repeated="101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Decay .1 * 1.01 – log/1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Decay .2 * 1.01 – log/1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10" calcext:value-type="float">
            <text:p>1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vg loss</text:p>
          </table:table-cell>
          <table:table-cell office:value-type="float" office:value="3.30859505948296" calcext:value-type="float">
            <text:p>3.30859505948296</text:p>
          </table:table-cell>
          <table:table-cell office:value-type="float" office:value="2.94089918516057" calcext:value-type="float">
            <text:p>2.94089918516057</text:p>
          </table:table-cell>
          <table:table-cell office:value-type="float" office:value="2.71146779514354" calcext:value-type="float">
            <text:p>2.71146779514354</text:p>
          </table:table-cell>
          <table:table-cell office:value-type="float" office:value="2.51513684448068" calcext:value-type="float">
            <text:p>2.51513684448068</text:p>
          </table:table-cell>
          <table:table-cell office:value-type="float" office:value="2.32004950155538" calcext:value-type="float">
            <text:p>2.32004950155538</text:p>
          </table:table-cell>
          <table:table-cell office:value-type="float" office:value="2.18021215255222" calcext:value-type="float">
            <text:p>2.18021215255222</text:p>
          </table:table-cell>
          <table:table-cell office:value-type="float" office:value="2.02409721281876" calcext:value-type="float">
            <text:p>2.02409721281876</text:p>
          </table:table-cell>
          <table:table-cell office:value-type="float" office:value="1.9016404068073" calcext:value-type="float">
            <text:p>1.9016404068073</text:p>
          </table:table-cell>
          <table:table-cell office:value-type="float" office:value="1.77055168403199" calcext:value-type="float">
            <text:p>1.77055168403199</text:p>
          </table:table-cell>
          <table:table-cell office:value-type="float" office:value="1.67433806557879" calcext:value-type="float">
            <text:p>1.67433806557879</text:p>
          </table:table-cell>
          <table:table-cell office:value-type="float" office:value="1.55578016188363" calcext:value-type="float">
            <text:p>1.55578016188363</text:p>
          </table:table-cell>
          <table:table-cell office:value-type="float" office:value="1.48947745153205" calcext:value-type="float">
            <text:p>1.48947745153205</text:p>
          </table:table-cell>
          <table:table-cell office:value-type="float" office:value="1.41685531674254" calcext:value-type="float">
            <text:p>1.41685531674254</text:p>
          </table:table-cell>
          <table:table-cell office:value-type="float" office:value="1.36512933053242" calcext:value-type="float">
            <text:p>1.36512933053242</text:p>
          </table:table-cell>
          <table:table-cell office:value-type="float" office:value="1.30369468079512" calcext:value-type="float">
            <text:p>1.30369468079512</text:p>
          </table:table-cell>
          <table:table-cell office:value-type="float" office:value="1.24724018240233" calcext:value-type="float">
            <text:p>1.24724018240233</text:p>
          </table:table-cell>
          <table:table-cell office:value-type="float" office:value="1.20339235437344" calcext:value-type="float">
            <text:p>1.20339235437344</text:p>
          </table:table-cell>
          <table:table-cell office:value-type="float" office:value="1.15687961950633" calcext:value-type="float">
            <text:p>1.15687961950633</text:p>
          </table:table-cell>
          <table:table-cell office:value-type="float" office:value="1.10906195206093" calcext:value-type="float">
            <text:p>1.10906195206093</text:p>
          </table:table-cell>
          <table:table-cell office:value-type="float" office:value="1.06872207152537" calcext:value-type="float">
            <text:p>1.06872207152537</text:p>
          </table:table-cell>
          <table:table-cell office:value-type="float" office:value="1.02695767762289" calcext:value-type="float">
            <text:p>1.02695767762289</text:p>
          </table:table-cell>
          <table:table-cell office:value-type="float" office:value="0.996837247340668" calcext:value-type="float">
            <text:p>0.996837247340668</text:p>
          </table:table-cell>
          <table:table-cell office:value-type="float" office:value="0.970265497048475" calcext:value-type="float">
            <text:p>0.970265497048475</text:p>
          </table:table-cell>
          <table:table-cell office:value-type="float" office:value="0.950459958722174" calcext:value-type="float">
            <text:p>0.950459958722174</text:p>
          </table:table-cell>
          <table:table-cell office:value-type="float" office:value="0.922881664849973" calcext:value-type="float">
            <text:p>0.922881664849973</text:p>
          </table:table-cell>
          <table:table-cell office:value-type="float" office:value="0.902055960227216" calcext:value-type="float">
            <text:p>0.902055960227216</text:p>
          </table:table-cell>
          <table:table-cell office:value-type="float" office:value="0.87646230734017" calcext:value-type="float">
            <text:p>0.87646230734017</text:p>
          </table:table-cell>
          <table:table-cell office:value-type="float" office:value="0.861892540875358" calcext:value-type="float">
            <text:p>0.861892540875358</text:p>
          </table:table-cell>
          <table:table-cell office:value-type="float" office:value="0.839798964778884" calcext:value-type="float">
            <text:p>0.839798964778884</text:p>
          </table:table-cell>
          <table:table-cell office:value-type="float" office:value="0.820193200191877" calcext:value-type="float">
            <text:p>0.820193200191877</text:p>
          </table:table-cell>
          <table:table-cell office:value-type="float" office:value="0.800280662921043" calcext:value-type="float">
            <text:p>0.800280662921043</text:p>
          </table:table-cell>
          <table:table-cell office:value-type="float" office:value="0.784706361899948" calcext:value-type="float">
            <text:p>0.784706361899948</text:p>
          </table:table-cell>
          <table:table-cell office:value-type="float" office:value="0.772041987785971" calcext:value-type="float">
            <text:p>0.772041987785971</text:p>
          </table:table-cell>
          <table:table-cell office:value-type="float" office:value="0.7576665095947" calcext:value-type="float">
            <text:p>0.7576665095947</text:p>
          </table:table-cell>
          <table:table-cell office:value-type="float" office:value="0.746125703377748" calcext:value-type="float">
            <text:p>0.746125703377748</text:p>
          </table:table-cell>
          <table:table-cell office:value-type="float" office:value="0.73294869664467" calcext:value-type="float">
            <text:p>0.73294869664467</text:p>
          </table:table-cell>
          <table:table-cell office:value-type="float" office:value="0.720989629679724" calcext:value-type="float">
            <text:p>0.720989629679724</text:p>
          </table:table-cell>
          <table:table-cell office:value-type="float" office:value="0.709054511259832" calcext:value-type="float">
            <text:p>0.709054511259832</text:p>
          </table:table-cell>
          <table:table-cell office:value-type="float" office:value="0.699362815782927" calcext:value-type="float">
            <text:p>0.699362815782927</text:p>
          </table:table-cell>
          <table:table-cell office:value-type="float" office:value="0.686908637654055" calcext:value-type="float">
            <text:p>0.686908637654055</text:p>
          </table:table-cell>
          <table:table-cell office:value-type="float" office:value="0.675921458236057" calcext:value-type="float">
            <text:p>0.675921458236057</text:p>
          </table:table-cell>
          <table:table-cell office:value-type="float" office:value="0.667145113033652" calcext:value-type="float">
            <text:p>0.667145113033652</text:p>
          </table:table-cell>
          <table:table-cell office:value-type="float" office:value="0.659670966317303" calcext:value-type="float">
            <text:p>0.659670966317303</text:p>
          </table:table-cell>
          <table:table-cell office:value-type="float" office:value="0.65141259740399" calcext:value-type="float">
            <text:p>0.65141259740399</text:p>
          </table:table-cell>
          <table:table-cell office:value-type="float" office:value="0.645189429394796" calcext:value-type="float">
            <text:p>0.645189429394796</text:p>
          </table:table-cell>
          <table:table-cell office:value-type="float" office:value="0.636185362944488" calcext:value-type="float">
            <text:p>0.636185362944488</text:p>
          </table:table-cell>
          <table:table-cell office:value-type="float" office:value="0.628845646398084" calcext:value-type="float">
            <text:p>0.628845646398084</text:p>
          </table:table-cell>
          <table:table-cell office:value-type="float" office:value="0.622058654867079" calcext:value-type="float">
            <text:p>0.622058654867079</text:p>
          </table:table-cell>
          <table:table-cell office:value-type="float" office:value="0.614905085464807" calcext:value-type="float">
            <text:p>0.614905085464807</text:p>
          </table:table-cell>
          <table:table-cell office:value-type="float" office:value="0.609075742015103" calcext:value-type="float">
            <text:p>0.609075742015103</text:p>
          </table:table-cell>
          <table:table-cell office:value-type="float" office:value="0.600299174961264" calcext:value-type="float">
            <text:p>0.600299174961264</text:p>
          </table:table-cell>
          <table:table-cell office:value-type="float" office:value="0.594760946320058" calcext:value-type="float">
            <text:p>0.594760946320058</text:p>
          </table:table-cell>
          <table:table-cell office:value-type="float" office:value="0.590444097779048" calcext:value-type="float">
            <text:p>0.590444097779048</text:p>
          </table:table-cell>
          <table:table-cell office:value-type="float" office:value="0.585268578103298" calcext:value-type="float">
            <text:p>0.585268578103298</text:p>
          </table:table-cell>
          <table:table-cell office:value-type="float" office:value="0.5806994833345" calcext:value-type="float">
            <text:p>0.5806994833345</text:p>
          </table:table-cell>
          <table:table-cell office:value-type="float" office:value="0.575532402805021" calcext:value-type="float">
            <text:p>0.575532402805021</text:p>
          </table:table-cell>
          <table:table-cell office:value-type="float" office:value="0.570931163133557" calcext:value-type="float">
            <text:p>0.570931163133557</text:p>
          </table:table-cell>
          <table:table-cell office:value-type="float" office:value="0.566556783515635" calcext:value-type="float">
            <text:p>0.566556783515635</text:p>
          </table:table-cell>
          <table:table-cell office:value-type="float" office:value="0.562072887885562" calcext:value-type="float">
            <text:p>0.562072887885562</text:p>
          </table:table-cell>
          <table:table-cell office:value-type="float" office:value="0.55700141382523" calcext:value-type="float">
            <text:p>0.55700141382523</text:p>
          </table:table-cell>
          <table:table-cell office:value-type="float" office:value="0.552228146454752" calcext:value-type="float">
            <text:p>0.552228146454752</text:p>
          </table:table-cell>
          <table:table-cell office:value-type="float" office:value="0.548953155139925" calcext:value-type="float">
            <text:p>0.548953155139925</text:p>
          </table:table-cell>
          <table:table-cell office:value-type="float" office:value="0.545230467294843" calcext:value-type="float">
            <text:p>0.545230467294843</text:p>
          </table:table-cell>
          <table:table-cell office:value-type="float" office:value="0.54245327826766" calcext:value-type="float">
            <text:p>0.54245327826766</text:p>
          </table:table-cell>
          <table:table-cell office:value-type="float" office:value="0.538801311961521" calcext:value-type="float">
            <text:p>0.538801311961521</text:p>
          </table:table-cell>
          <table:table-cell office:value-type="float" office:value="0.536714689700456" calcext:value-type="float">
            <text:p>0.536714689700456</text:p>
          </table:table-cell>
          <table:table-cell office:value-type="float" office:value="0.531918511852322" calcext:value-type="float">
            <text:p>0.531918511852322</text:p>
          </table:table-cell>
          <table:table-cell office:value-type="float" office:value="0.530470732658811" calcext:value-type="float">
            <text:p>0.530470732658811</text:p>
          </table:table-cell>
          <table:table-cell office:value-type="float" office:value="0.526786148513734" calcext:value-type="float">
            <text:p>0.526786148513734</text:p>
          </table:table-cell>
          <table:table-cell office:value-type="float" office:value="0.52497812741667" calcext:value-type="float">
            <text:p>0.52497812741667</text:p>
          </table:table-cell>
          <table:table-cell office:value-type="float" office:value="0.520734044025202" calcext:value-type="float">
            <text:p>0.520734044025202</text:p>
          </table:table-cell>
          <table:table-cell office:value-type="float" office:value="0.518233121204026" calcext:value-type="float">
            <text:p>0.518233121204026</text:p>
          </table:table-cell>
          <table:table-cell office:value-type="float" office:value="0.516455588154898" calcext:value-type="float">
            <text:p>0.516455588154898</text:p>
          </table:table-cell>
          <table:table-cell office:value-type="float" office:value="0.514572755990881" calcext:value-type="float">
            <text:p>0.514572755990881</text:p>
          </table:table-cell>
          <table:table-cell office:value-type="float" office:value="0.512600889975814" calcext:value-type="float">
            <text:p>0.512600889975814</text:p>
          </table:table-cell>
          <table:table-cell office:value-type="float" office:value="0.510379754568431" calcext:value-type="float">
            <text:p>0.510379754568431</text:p>
          </table:table-cell>
          <table:table-cell office:value-type="float" office:value="0.508330586044783" calcext:value-type="float">
            <text:p>0.508330586044783</text:p>
          </table:table-cell>
          <table:table-cell office:value-type="float" office:value="0.506537792173824" calcext:value-type="float">
            <text:p>0.506537792173824</text:p>
          </table:table-cell>
          <table:table-cell office:value-type="float" office:value="0.504387112833455" calcext:value-type="float">
            <text:p>0.504387112833455</text:p>
          </table:table-cell>
          <table:table-cell office:value-type="float" office:value="0.502642585258459" calcext:value-type="float">
            <text:p>0.502642585258459</text:p>
          </table:table-cell>
          <table:table-cell office:value-type="float" office:value="0.500184146106745" calcext:value-type="float">
            <text:p>0.500184146106745</text:p>
          </table:table-cell>
          <table:table-cell office:value-type="float" office:value="0.49898824643659" calcext:value-type="float">
            <text:p>0.49898824643659</text:p>
          </table:table-cell>
          <table:table-cell office:value-type="float" office:value="0.497455096286075" calcext:value-type="float">
            <text:p>0.497455096286075</text:p>
          </table:table-cell>
          <table:table-cell office:value-type="float" office:value="0.496333487333693" calcext:value-type="float">
            <text:p>0.496333487333693</text:p>
          </table:table-cell>
          <table:table-cell office:value-type="float" office:value="0.495209657367938" calcext:value-type="float">
            <text:p>0.495209657367938</text:p>
          </table:table-cell>
          <table:table-cell office:value-type="float" office:value="0.494190314129325" calcext:value-type="float">
            <text:p>0.494190314129325</text:p>
          </table:table-cell>
          <table:table-cell office:value-type="float" office:value="0.49265589012605" calcext:value-type="float">
            <text:p>0.49265589012605</text:p>
          </table:table-cell>
          <table:table-cell office:value-type="float" office:value="0.491832460207738" calcext:value-type="float">
            <text:p>0.491832460207738</text:p>
          </table:table-cell>
          <table:table-cell office:value-type="float" office:value="0.490584048439978" calcext:value-type="float">
            <text:p>0.490584048439978</text:p>
          </table:table-cell>
          <table:table-cell office:value-type="float" office:value="0.488909866929003" calcext:value-type="float">
            <text:p>0.488909866929003</text:p>
          </table:table-cell>
          <table:table-cell office:value-type="float" office:value="0.487697216208578" calcext:value-type="float">
            <text:p>0.487697216208578</text:p>
          </table:table-cell>
          <table:table-cell office:value-type="float" office:value="0.486882612464888" calcext:value-type="float">
            <text:p>0.486882612464888</text:p>
          </table:table-cell>
          <table:table-cell office:value-type="float" office:value="0.486510364972228" calcext:value-type="float">
            <text:p>0.486510364972228</text:p>
          </table:table-cell>
          <table:table-cell office:value-type="float" office:value="0.485857455853355" calcext:value-type="float">
            <text:p>0.485857455853355</text:p>
          </table:table-cell>
          <table:table-cell office:value-type="float" office:value="0.485284912277588" calcext:value-type="float">
            <text:p>0.485284912277588</text:p>
          </table:table-cell>
          <table:table-cell office:value-type="float" office:value="0.484420641494065" calcext:value-type="float">
            <text:p>0.484420641494065</text:p>
          </table:table-cell>
          <table:table-cell office:value-type="float" office:value="0.483895828040547" calcext:value-type="float">
            <text:p>0.483895828040547</text:p>
          </table:table-cell>
          <table:table-cell office:value-type="float" office:value="0.483284061019289" calcext:value-type="float">
            <text:p>0.483284061019289</text:p>
          </table:table-cell>
          <table:table-cell office:value-type="float" office:value="0.482826698841827" calcext:value-type="float">
            <text:p>0.482826698841827</text:p>
          </table:table-cell>
          <table:table-cell office:value-type="float" office:value="0.482157318312468" calcext:value-type="float">
            <text:p>0.482157318312468</text:p>
          </table:table-cell>
        </table:table-row>
        <table:table-row table:style-name="ro1">
          <table:table-cell office:value-type="string" calcext:value-type="string">
            <text:p>final acc</text:p>
          </table:table-cell>
          <table:table-cell office:value-type="float" office:value="0.983636363636363" calcext:value-type="float">
            <text:p>0.983636363636363</text:p>
          </table:table-cell>
          <table:table-cell table:number-columns-repeated="99"/>
        </table:table-row>
      </table:table>
      <table:table table:name="full" table:style-name="ta1">
        <table:shapes>
          <draw:frame draw:z-index="0" draw:style-name="gr1" draw:text-style-name="P1" svg:width="6.2988in" svg:height="3.5429in" svg:x="0.0067in" svg:y="1.0957in">
            <draw:object draw:notify-on-update-of-ranges="full.A4:full.A4 full.B4:full.CW4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6.298in" svg:height="3.5449in" svg:x="0.0866in" svg:y="6.0654in">
            <draw:object draw:notify-on-update-of-ranges="full.A32:full.A32 full.B32:full.CW32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2" draw:style-name="gr1" draw:text-style-name="P1" svg:width="6.3028in" svg:height="3.5421in" svg:x="0.1618in" svg:y="11.05in">
            <draw:object draw:notify-on-update-of-ranges="full.A60:full.A60 full.B60:full.CW60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3" draw:style-name="gr1" draw:text-style-name="P1" svg:width="6.3031in" svg:height="3.5421in" svg:x="0.0673in" svg:y="15.9591in">
            <draw:object draw:notify-on-update-of-ranges="full.A88:full.A88 full.B88:full.CW88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4" draw:style-name="gr1" draw:text-style-name="P1" svg:width="6.302in" svg:height="3.5331in" svg:x="0.0685in" svg:y="20.589in">
            <draw:object draw:notify-on-update-of-ranges="full.A114:full.A114 full.B114:full.CW114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5" draw:style-name="gr1" draw:text-style-name="P1" svg:width="6.302in" svg:height="3.5335in" svg:x="0.0571in" svg:y="25.411in">
            <draw:object draw:notify-on-update-of-ranges="full.A141:full.A141 full.B141:full.BI141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6" draw:style-name="gr1" draw:text-style-name="P1" svg:width="6.302in" svg:height="3.5331in" svg:x="0.0571in" svg:y="30.2114in">
            <draw:object draw:notify-on-update-of-ranges="full.A168:full.A168 full.B168:full.BI168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7" draw:style-name="gr1" draw:text-style-name="P1" svg:width="6.3024in" svg:height="3.5331in" svg:x="0.1138in" svg:y="35.089in">
            <draw:object draw:notify-on-update-of-ranges="full.A195:full.A195 full.B195:full.BI195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8" draw:style-name="gr1" draw:text-style-name="P1" svg:width="6.302in" svg:height="3.5335in" svg:x="0.0685in" svg:y="40.2665in">
            <draw:object draw:notify-on-update-of-ranges="full.A225:full.A225 full.B225:full.AO225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9" draw:style-name="gr1" draw:text-style-name="P1" svg:width="6.302in" svg:height="3.5335in" svg:x="0.0343in" svg:y="45.1665in">
            <draw:object draw:notify-on-update-of-ranges="full.A252:full.A252 full.B252:full.AO252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10" draw:style-name="gr1" draw:text-style-name="P1" svg:width="6.302in" svg:height="3.5335in" svg:x="0.0228in" svg:y="50.4555in">
            <draw:object draw:notify-on-update-of-ranges="full.A282:full.A282 full.B282:full.AO282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z-index="11" draw:style-name="gr1" draw:text-style-name="P1" svg:width="6.302in" svg:height="3.5335in" svg:x="5.2535in" svg:y="56.1996in">
            <draw:object draw:notify-on-update-of-ranges="full.A313:full.A313 full.B313:full.CV313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12" draw:style-name="gr1" draw:text-style-name="P1" svg:width="6.302in" svg:height="3.5331in" svg:x="5.185in" svg:y="59.911in">
            <draw:object draw:notify-on-update-of-ranges="full.A334:full.A334 full.A335:full.A354 full.B334:full.B334 full.B335:full.B354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</table:shapes>
        <table:table-column table:style-name="co1" table:number-columns-repeated="101" table:default-cell-style-name="Default"/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.04 then .01 after 4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.1 then .05 after 4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10" calcext:value-type="float">
            <text:p>1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vg loss</text:p>
          </table:table-cell>
          <table:table-cell office:value-type="float" office:value="5.99840446533226" calcext:value-type="float">
            <text:p>5.99840446533226</text:p>
          </table:table-cell>
          <table:table-cell office:value-type="float" office:value="5.16326606298617" calcext:value-type="float">
            <text:p>5.16326606298617</text:p>
          </table:table-cell>
          <table:table-cell office:value-type="float" office:value="5.13018223618769" calcext:value-type="float">
            <text:p>5.13018223618769</text:p>
          </table:table-cell>
          <table:table-cell office:value-type="float" office:value="5.12199054993605" calcext:value-type="float">
            <text:p>5.12199054993605</text:p>
          </table:table-cell>
          <table:table-cell office:value-type="float" office:value="5.11860507700992" calcext:value-type="float">
            <text:p>5.11860507700992</text:p>
          </table:table-cell>
          <table:table-cell office:value-type="float" office:value="5.11682214603523" calcext:value-type="float">
            <text:p>5.11682214603523</text:p>
          </table:table-cell>
          <table:table-cell office:value-type="float" office:value="5.11438753775339" calcext:value-type="float">
            <text:p>5.11438753775339</text:p>
          </table:table-cell>
          <table:table-cell office:value-type="float" office:value="5.1123115597924" calcext:value-type="float">
            <text:p>5.1123115597924</text:p>
          </table:table-cell>
          <table:table-cell office:value-type="float" office:value="5.11010833213861" calcext:value-type="float">
            <text:p>5.11010833213861</text:p>
          </table:table-cell>
          <table:table-cell office:value-type="float" office:value="5.10803744205103" calcext:value-type="float">
            <text:p>5.10803744205103</text:p>
          </table:table-cell>
          <table:table-cell office:value-type="float" office:value="5.10628906658467" calcext:value-type="float">
            <text:p>5.10628906658467</text:p>
          </table:table-cell>
          <table:table-cell office:value-type="float" office:value="5.10280050554199" calcext:value-type="float">
            <text:p>5.10280050554199</text:p>
          </table:table-cell>
          <table:table-cell office:value-type="float" office:value="5.10044036435592" calcext:value-type="float">
            <text:p>5.10044036435592</text:p>
          </table:table-cell>
          <table:table-cell office:value-type="float" office:value="5.09689862846016" calcext:value-type="float">
            <text:p>5.09689862846016</text:p>
          </table:table-cell>
          <table:table-cell office:value-type="float" office:value="5.09236388990525" calcext:value-type="float">
            <text:p>5.09236388990525</text:p>
          </table:table-cell>
          <table:table-cell office:value-type="float" office:value="5.08889855440402" calcext:value-type="float">
            <text:p>5.08889855440402</text:p>
          </table:table-cell>
          <table:table-cell office:value-type="float" office:value="5.0840763356211" calcext:value-type="float">
            <text:p>5.0840763356211</text:p>
          </table:table-cell>
          <table:table-cell office:value-type="float" office:value="5.07915586785894" calcext:value-type="float">
            <text:p>5.07915586785894</text:p>
          </table:table-cell>
          <table:table-cell office:value-type="float" office:value="5.07404759425816" calcext:value-type="float">
            <text:p>5.07404759425816</text:p>
          </table:table-cell>
          <table:table-cell office:value-type="float" office:value="5.06908499522361" calcext:value-type="float">
            <text:p>5.06908499522361</text:p>
          </table:table-cell>
          <table:table-cell office:value-type="float" office:value="5.06469448778573" calcext:value-type="float">
            <text:p>5.06469448778573</text:p>
          </table:table-cell>
          <table:table-cell office:value-type="float" office:value="5.05953166560328" calcext:value-type="float">
            <text:p>5.05953166560328</text:p>
          </table:table-cell>
          <table:table-cell office:value-type="float" office:value="5.05471974142286" calcext:value-type="float">
            <text:p>5.05471974142286</text:p>
          </table:table-cell>
          <table:table-cell office:value-type="float" office:value="5.04900545760358" calcext:value-type="float">
            <text:p>5.04900545760358</text:p>
          </table:table-cell>
          <table:table-cell office:value-type="float" office:value="5.04343501214709" calcext:value-type="float">
            <text:p>5.04343501214709</text:p>
          </table:table-cell>
          <table:table-cell office:value-type="float" office:value="5.03815184483732" calcext:value-type="float">
            <text:p>5.03815184483732</text:p>
          </table:table-cell>
          <table:table-cell office:value-type="float" office:value="5.03269150263344" calcext:value-type="float">
            <text:p>5.03269150263344</text:p>
          </table:table-cell>
          <table:table-cell office:value-type="float" office:value="5.02666067547328" calcext:value-type="float">
            <text:p>5.02666067547328</text:p>
          </table:table-cell>
          <table:table-cell office:value-type="float" office:value="5.01981723968185" calcext:value-type="float">
            <text:p>5.01981723968185</text:p>
          </table:table-cell>
          <table:table-cell office:value-type="float" office:value="5.0138560230831" calcext:value-type="float">
            <text:p>5.0138560230831</text:p>
          </table:table-cell>
          <table:table-cell office:value-type="float" office:value="5.00627720036794" calcext:value-type="float">
            <text:p>5.00627720036794</text:p>
          </table:table-cell>
          <table:table-cell office:value-type="float" office:value="5.00081489780685" calcext:value-type="float">
            <text:p>5.00081489780685</text:p>
          </table:table-cell>
          <table:table-cell office:value-type="float" office:value="4.99373646532508" calcext:value-type="float">
            <text:p>4.99373646532508</text:p>
          </table:table-cell>
          <table:table-cell office:value-type="float" office:value="4.98801041648206" calcext:value-type="float">
            <text:p>4.98801041648206</text:p>
          </table:table-cell>
          <table:table-cell office:value-type="float" office:value="4.98279098755532" calcext:value-type="float">
            <text:p>4.98279098755532</text:p>
          </table:table-cell>
          <table:table-cell office:value-type="float" office:value="4.97640218776439" calcext:value-type="float">
            <text:p>4.97640218776439</text:p>
          </table:table-cell>
          <table:table-cell office:value-type="float" office:value="4.96912752914308" calcext:value-type="float">
            <text:p>4.96912752914308</text:p>
          </table:table-cell>
          <table:table-cell office:value-type="float" office:value="4.96009842416286" calcext:value-type="float">
            <text:p>4.96009842416286</text:p>
          </table:table-cell>
          <table:table-cell office:value-type="float" office:value="4.95413563663241" calcext:value-type="float">
            <text:p>4.95413563663241</text:p>
          </table:table-cell>
          <table:table-cell office:value-type="float" office:value="4.94779179626483" calcext:value-type="float">
            <text:p>4.94779179626483</text:p>
          </table:table-cell>
          <table:table-cell office:value-type="float" office:value="4.93329136110853" calcext:value-type="float">
            <text:p>4.93329136110853</text:p>
          </table:table-cell>
          <table:table-cell office:value-type="float" office:value="4.93184524387163" calcext:value-type="float">
            <text:p>4.93184524387163</text:p>
          </table:table-cell>
          <table:table-cell office:value-type="float" office:value="4.9268937236883" calcext:value-type="float">
            <text:p>4.9268937236883</text:p>
          </table:table-cell>
          <table:table-cell office:value-type="float" office:value="4.92485807448599" calcext:value-type="float">
            <text:p>4.92485807448599</text:p>
          </table:table-cell>
          <table:table-cell office:value-type="float" office:value="4.9223185717511" calcext:value-type="float">
            <text:p>4.9223185717511</text:p>
          </table:table-cell>
          <table:table-cell office:value-type="float" office:value="4.9160392250292" calcext:value-type="float">
            <text:p>4.9160392250292</text:p>
          </table:table-cell>
          <table:table-cell office:value-type="float" office:value="4.91494456916083" calcext:value-type="float">
            <text:p>4.91494456916083</text:p>
          </table:table-cell>
          <table:table-cell office:value-type="float" office:value="4.91103252807273" calcext:value-type="float">
            <text:p>4.91103252807273</text:p>
          </table:table-cell>
          <table:table-cell office:value-type="float" office:value="4.90288167901216" calcext:value-type="float">
            <text:p>4.90288167901216</text:p>
          </table:table-cell>
          <table:table-cell office:value-type="float" office:value="4.90112940042879" calcext:value-type="float">
            <text:p>4.90112940042879</text:p>
          </table:table-cell>
          <table:table-cell office:value-type="float" office:value="4.89845194108285" calcext:value-type="float">
            <text:p>4.89845194108285</text:p>
          </table:table-cell>
          <table:table-cell office:value-type="float" office:value="4.8935365358154" calcext:value-type="float">
            <text:p>4.8935365358154</text:p>
          </table:table-cell>
          <table:table-cell office:value-type="float" office:value="4.88991856185068" calcext:value-type="float">
            <text:p>4.88991856185068</text:p>
          </table:table-cell>
          <table:table-cell office:value-type="float" office:value="4.88591917266328" calcext:value-type="float">
            <text:p>4.88591917266328</text:p>
          </table:table-cell>
          <table:table-cell office:value-type="float" office:value="4.87912600978829" calcext:value-type="float">
            <text:p>4.87912600978829</text:p>
          </table:table-cell>
          <table:table-cell office:value-type="float" office:value="4.87684468667852" calcext:value-type="float">
            <text:p>4.87684468667852</text:p>
          </table:table-cell>
          <table:table-cell office:value-type="float" office:value="4.86845479594751" calcext:value-type="float">
            <text:p>4.86845479594751</text:p>
          </table:table-cell>
          <table:table-cell office:value-type="float" office:value="4.8656461600153" calcext:value-type="float">
            <text:p>4.8656461600153</text:p>
          </table:table-cell>
          <table:table-cell office:value-type="float" office:value="4.86100466771629" calcext:value-type="float">
            <text:p>4.86100466771629</text:p>
          </table:table-cell>
          <table:table-cell office:value-type="float" office:value="4.85641139448021" calcext:value-type="float">
            <text:p>4.85641139448021</text:p>
          </table:table-cell>
          <table:table-cell office:value-type="float" office:value="4.85225598478122" calcext:value-type="float">
            <text:p>4.85225598478122</text:p>
          </table:table-cell>
          <table:table-cell office:value-type="float" office:value="4.8449783751674" calcext:value-type="float">
            <text:p>4.8449783751674</text:p>
          </table:table-cell>
          <table:table-cell office:value-type="float" office:value="4.83847234756484" calcext:value-type="float">
            <text:p>4.83847234756484</text:p>
          </table:table-cell>
          <table:table-cell office:value-type="float" office:value="4.83430324895932" calcext:value-type="float">
            <text:p>4.83430324895932</text:p>
          </table:table-cell>
          <table:table-cell office:value-type="float" office:value="4.83091867618803" calcext:value-type="float">
            <text:p>4.83091867618803</text:p>
          </table:table-cell>
          <table:table-cell office:value-type="float" office:value="4.82210020660994" calcext:value-type="float">
            <text:p>4.82210020660994</text:p>
          </table:table-cell>
          <table:table-cell office:value-type="float" office:value="4.81903391372945" calcext:value-type="float">
            <text:p>4.81903391372945</text:p>
          </table:table-cell>
          <table:table-cell office:value-type="float" office:value="4.81245680810771" calcext:value-type="float">
            <text:p>4.81245680810771</text:p>
          </table:table-cell>
          <table:table-cell office:value-type="float" office:value="4.80817082766229" calcext:value-type="float">
            <text:p>4.80817082766229</text:p>
          </table:table-cell>
          <table:table-cell office:value-type="float" office:value="4.80291712271153" calcext:value-type="float">
            <text:p>4.80291712271153</text:p>
          </table:table-cell>
          <table:table-cell office:value-type="float" office:value="4.79744805109276" calcext:value-type="float">
            <text:p>4.79744805109276</text:p>
          </table:table-cell>
          <table:table-cell office:value-type="float" office:value="4.79274692783961" calcext:value-type="float">
            <text:p>4.79274692783961</text:p>
          </table:table-cell>
          <table:table-cell office:value-type="float" office:value="4.78609285628923" calcext:value-type="float">
            <text:p>4.78609285628923</text:p>
          </table:table-cell>
          <table:table-cell office:value-type="float" office:value="4.78159385534952" calcext:value-type="float">
            <text:p>4.78159385534952</text:p>
          </table:table-cell>
          <table:table-cell office:value-type="float" office:value="4.77629925585498" calcext:value-type="float">
            <text:p>4.77629925585498</text:p>
          </table:table-cell>
          <table:table-cell office:value-type="float" office:value="4.77201553606256" calcext:value-type="float">
            <text:p>4.77201553606256</text:p>
          </table:table-cell>
          <table:table-cell office:value-type="float" office:value="4.76337316484836" calcext:value-type="float">
            <text:p>4.76337316484836</text:p>
          </table:table-cell>
          <table:table-cell office:value-type="float" office:value="4.75803037872182" calcext:value-type="float">
            <text:p>4.75803037872182</text:p>
          </table:table-cell>
          <table:table-cell office:value-type="float" office:value="4.75503684476024" calcext:value-type="float">
            <text:p>4.75503684476024</text:p>
          </table:table-cell>
          <table:table-cell office:value-type="float" office:value="4.74586099188144" calcext:value-type="float">
            <text:p>4.74586099188144</text:p>
          </table:table-cell>
          <table:table-cell office:value-type="float" office:value="4.74198391174017" calcext:value-type="float">
            <text:p>4.74198391174017</text:p>
          </table:table-cell>
          <table:table-cell office:value-type="float" office:value="4.73304628289593" calcext:value-type="float">
            <text:p>4.73304628289593</text:p>
          </table:table-cell>
          <table:table-cell office:value-type="float" office:value="4.72870763564712" calcext:value-type="float">
            <text:p>4.72870763564712</text:p>
          </table:table-cell>
          <table:table-cell office:value-type="float" office:value="4.7231162358607" calcext:value-type="float">
            <text:p>4.7231162358607</text:p>
          </table:table-cell>
          <table:table-cell office:value-type="float" office:value="4.71716043330448" calcext:value-type="float">
            <text:p>4.71716043330448</text:p>
          </table:table-cell>
          <table:table-cell office:value-type="float" office:value="4.70757420588457" calcext:value-type="float">
            <text:p>4.70757420588457</text:p>
          </table:table-cell>
          <table:table-cell office:value-type="float" office:value="4.70293185863097" calcext:value-type="float">
            <text:p>4.70293185863097</text:p>
          </table:table-cell>
          <table:table-cell office:value-type="float" office:value="4.69518638023761" calcext:value-type="float">
            <text:p>4.69518638023761</text:p>
          </table:table-cell>
          <table:table-cell office:value-type="float" office:value="4.69003225005209" calcext:value-type="float">
            <text:p>4.69003225005209</text:p>
          </table:table-cell>
          <table:table-cell office:value-type="float" office:value="4.68366877384004" calcext:value-type="float">
            <text:p>4.68366877384004</text:p>
          </table:table-cell>
          <table:table-cell office:value-type="float" office:value="4.67397517272136" calcext:value-type="float">
            <text:p>4.67397517272136</text:p>
          </table:table-cell>
          <table:table-cell office:value-type="float" office:value="4.66649543901779" calcext:value-type="float">
            <text:p>4.66649543901779</text:p>
          </table:table-cell>
          <table:table-cell office:value-type="float" office:value="4.6595648147021" calcext:value-type="float">
            <text:p>4.6595648147021</text:p>
          </table:table-cell>
          <table:table-cell office:value-type="float" office:value="4.65240325037117" calcext:value-type="float">
            <text:p>4.65240325037117</text:p>
          </table:table-cell>
          <table:table-cell office:value-type="float" office:value="4.64456232488612" calcext:value-type="float">
            <text:p>4.64456232488612</text:p>
          </table:table-cell>
          <table:table-cell office:value-type="float" office:value="4.63634995183459" calcext:value-type="float">
            <text:p>4.63634995183459</text:p>
          </table:table-cell>
          <table:table-cell office:value-type="float" office:value="4.62894215112325" calcext:value-type="float">
            <text:p>4.62894215112325</text:p>
          </table:table-cell>
          <table:table-cell office:value-type="float" office:value="4.62448286195414" calcext:value-type="float">
            <text:p>4.62448286195414</text:p>
          </table:table-cell>
          <table:table-cell office:value-type="float" office:value="4.61354367678365" calcext:value-type="float">
            <text:p>4.61354367678365</text:p>
          </table:table-cell>
          <table:table-cell office:value-type="float" office:value="4.60807156678141" calcext:value-type="float">
            <text:p>4.60807156678141</text:p>
          </table:table-cell>
        </table:table-row>
        <table:table-row table:style-name="ro1">
          <table:table-cell office:value-type="string" calcext:value-type="string">
            <text:p>final acc</text:p>
          </table:table-cell>
          <table:table-cell office:value-type="float" office:value="0.174486803519062" calcext:value-type="float">
            <text:p>0.174486803519062</text:p>
          </table:table-cell>
          <table:table-cell table:number-columns-repeated="99"/>
        </table:table-row>
        <table:table-row table:style-name="ro1" table:number-rows-repeated="23">
          <table:table-cell table:number-columns-repeated="101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.1 then .05 after 4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.2 then .1 after 4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10" calcext:value-type="float">
            <text:p>1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vg loss</text:p>
          </table:table-cell>
          <table:table-cell office:value-type="float" office:value="5.56903086114819" calcext:value-type="float">
            <text:p>5.56903086114819</text:p>
          </table:table-cell>
          <table:table-cell office:value-type="float" office:value="5.13257633641491" calcext:value-type="float">
            <text:p>5.13257633641491</text:p>
          </table:table-cell>
          <table:table-cell office:value-type="float" office:value="5.12567182908461" calcext:value-type="float">
            <text:p>5.12567182908461</text:p>
          </table:table-cell>
          <table:table-cell office:value-type="float" office:value="5.12247194803892" calcext:value-type="float">
            <text:p>5.12247194803892</text:p>
          </table:table-cell>
          <table:table-cell office:value-type="float" office:value="5.11961623583986" calcext:value-type="float">
            <text:p>5.11961623583986</text:p>
          </table:table-cell>
          <table:table-cell office:value-type="float" office:value="5.11531395269924" calcext:value-type="float">
            <text:p>5.11531395269924</text:p>
          </table:table-cell>
          <table:table-cell office:value-type="float" office:value="5.11227987676015" calcext:value-type="float">
            <text:p>5.11227987676015</text:p>
          </table:table-cell>
          <table:table-cell office:value-type="float" office:value="5.10933227405768" calcext:value-type="float">
            <text:p>5.10933227405768</text:p>
          </table:table-cell>
          <table:table-cell office:value-type="float" office:value="5.10503106454101" calcext:value-type="float">
            <text:p>5.10503106454101</text:p>
          </table:table-cell>
          <table:table-cell office:value-type="float" office:value="5.09972619837756" calcext:value-type="float">
            <text:p>5.09972619837756</text:p>
          </table:table-cell>
          <table:table-cell office:value-type="float" office:value="5.09420414135963" calcext:value-type="float">
            <text:p>5.09420414135963</text:p>
          </table:table-cell>
          <table:table-cell office:value-type="float" office:value="5.08985623051048" calcext:value-type="float">
            <text:p>5.08985623051048</text:p>
          </table:table-cell>
          <table:table-cell office:value-type="float" office:value="5.08234512901268" calcext:value-type="float">
            <text:p>5.08234512901268</text:p>
          </table:table-cell>
          <table:table-cell office:value-type="float" office:value="5.07607551117221" calcext:value-type="float">
            <text:p>5.07607551117221</text:p>
          </table:table-cell>
          <table:table-cell office:value-type="float" office:value="5.06833459012774" calcext:value-type="float">
            <text:p>5.06833459012774</text:p>
          </table:table-cell>
          <table:table-cell office:value-type="float" office:value="5.06210334531374" calcext:value-type="float">
            <text:p>5.06210334531374</text:p>
          </table:table-cell>
          <table:table-cell office:value-type="float" office:value="5.05509410582662" calcext:value-type="float">
            <text:p>5.05509410582662</text:p>
          </table:table-cell>
          <table:table-cell office:value-type="float" office:value="5.04482823080319" calcext:value-type="float">
            <text:p>5.04482823080319</text:p>
          </table:table-cell>
          <table:table-cell office:value-type="float" office:value="5.04017311704701" calcext:value-type="float">
            <text:p>5.04017311704701</text:p>
          </table:table-cell>
          <table:table-cell office:value-type="float" office:value="5.02621894262218" calcext:value-type="float">
            <text:p>5.02621894262218</text:p>
          </table:table-cell>
          <table:table-cell office:value-type="float" office:value="5.02152013839704" calcext:value-type="float">
            <text:p>5.02152013839704</text:p>
          </table:table-cell>
          <table:table-cell office:value-type="float" office:value="5.01070334157725" calcext:value-type="float">
            <text:p>5.01070334157725</text:p>
          </table:table-cell>
          <table:table-cell office:value-type="float" office:value="4.99881798051974" calcext:value-type="float">
            <text:p>4.99881798051974</text:p>
          </table:table-cell>
          <table:table-cell office:value-type="float" office:value="4.98884785293144" calcext:value-type="float">
            <text:p>4.98884785293144</text:p>
          </table:table-cell>
          <table:table-cell office:value-type="float" office:value="4.97799627569966" calcext:value-type="float">
            <text:p>4.97799627569966</text:p>
          </table:table-cell>
          <table:table-cell office:value-type="float" office:value="4.96915170905479" calcext:value-type="float">
            <text:p>4.96915170905479</text:p>
          </table:table-cell>
          <table:table-cell office:value-type="float" office:value="4.95264146004341" calcext:value-type="float">
            <text:p>4.95264146004341</text:p>
          </table:table-cell>
          <table:table-cell office:value-type="float" office:value="4.94409201726086" calcext:value-type="float">
            <text:p>4.94409201726086</text:p>
          </table:table-cell>
          <table:table-cell office:value-type="float" office:value="4.92989536137327" calcext:value-type="float">
            <text:p>4.92989536137327</text:p>
          </table:table-cell>
          <table:table-cell office:value-type="float" office:value="4.9212158292312" calcext:value-type="float">
            <text:p>4.9212158292312</text:p>
          </table:table-cell>
          <table:table-cell office:value-type="float" office:value="4.9141408874821" calcext:value-type="float">
            <text:p>4.9141408874821</text:p>
          </table:table-cell>
          <table:table-cell office:value-type="float" office:value="4.89002855155546" calcext:value-type="float">
            <text:p>4.89002855155546</text:p>
          </table:table-cell>
          <table:table-cell office:value-type="float" office:value="4.87887693692064" calcext:value-type="float">
            <text:p>4.87887693692064</text:p>
          </table:table-cell>
          <table:table-cell office:value-type="float" office:value="4.87646197349158" calcext:value-type="float">
            <text:p>4.87646197349158</text:p>
          </table:table-cell>
          <table:table-cell office:value-type="float" office:value="4.85450634442542" calcext:value-type="float">
            <text:p>4.85450634442542</text:p>
          </table:table-cell>
          <table:table-cell office:value-type="float" office:value="4.85218803418105" calcext:value-type="float">
            <text:p>4.85218803418105</text:p>
          </table:table-cell>
          <table:table-cell office:value-type="float" office:value="4.84419797391383" calcext:value-type="float">
            <text:p>4.84419797391383</text:p>
          </table:table-cell>
          <table:table-cell office:value-type="float" office:value="4.8410571592994" calcext:value-type="float">
            <text:p>4.8410571592994</text:p>
          </table:table-cell>
          <table:table-cell office:value-type="float" office:value="4.83192615165602" calcext:value-type="float">
            <text:p>4.83192615165602</text:p>
          </table:table-cell>
          <table:table-cell office:value-type="float" office:value="4.81595911295255" calcext:value-type="float">
            <text:p>4.81595911295255</text:p>
          </table:table-cell>
          <table:table-cell office:value-type="float" office:value="4.75023346296564" calcext:value-type="float">
            <text:p>4.75023346296564</text:p>
          </table:table-cell>
          <table:table-cell office:value-type="float" office:value="4.74108765348694" calcext:value-type="float">
            <text:p>4.74108765348694</text:p>
          </table:table-cell>
          <table:table-cell office:value-type="float" office:value="4.7241647869659" calcext:value-type="float">
            <text:p>4.7241647869659</text:p>
          </table:table-cell>
          <table:table-cell office:value-type="float" office:value="4.71987867673978" calcext:value-type="float">
            <text:p>4.71987867673978</text:p>
          </table:table-cell>
          <table:table-cell office:value-type="float" office:value="4.70644489867294" calcext:value-type="float">
            <text:p>4.70644489867294</text:p>
          </table:table-cell>
          <table:table-cell office:value-type="float" office:value="4.70557049524882" calcext:value-type="float">
            <text:p>4.70557049524882</text:p>
          </table:table-cell>
          <table:table-cell office:value-type="float" office:value="4.6974414825225" calcext:value-type="float">
            <text:p>4.6974414825225</text:p>
          </table:table-cell>
          <table:table-cell office:value-type="float" office:value="4.67652910193068" calcext:value-type="float">
            <text:p>4.67652910193068</text:p>
          </table:table-cell>
          <table:table-cell office:value-type="float" office:value="4.67401097414123" calcext:value-type="float">
            <text:p>4.67401097414123</text:p>
          </table:table-cell>
          <table:table-cell office:value-type="float" office:value="4.66531635474789" calcext:value-type="float">
            <text:p>4.66531635474789</text:p>
          </table:table-cell>
          <table:table-cell office:value-type="float" office:value="4.64629429204552" calcext:value-type="float">
            <text:p>4.64629429204552</text:p>
          </table:table-cell>
          <table:table-cell office:value-type="float" office:value="4.63971386299379" calcext:value-type="float">
            <text:p>4.63971386299379</text:p>
          </table:table-cell>
          <table:table-cell office:value-type="float" office:value="4.63222179020653" calcext:value-type="float">
            <text:p>4.63222179020653</text:p>
          </table:table-cell>
          <table:table-cell office:value-type="float" office:value="4.61959256950824" calcext:value-type="float">
            <text:p>4.61959256950824</text:p>
          </table:table-cell>
          <table:table-cell office:value-type="float" office:value="4.61848754319061" calcext:value-type="float">
            <text:p>4.61848754319061</text:p>
          </table:table-cell>
          <table:table-cell office:value-type="float" office:value="4.60529292457643" calcext:value-type="float">
            <text:p>4.60529292457643</text:p>
          </table:table-cell>
          <table:table-cell office:value-type="float" office:value="4.57631429157423" calcext:value-type="float">
            <text:p>4.57631429157423</text:p>
          </table:table-cell>
          <table:table-cell office:value-type="float" office:value="4.57724592400185" calcext:value-type="float">
            <text:p>4.57724592400185</text:p>
          </table:table-cell>
          <table:table-cell office:value-type="float" office:value="4.55253609913091" calcext:value-type="float">
            <text:p>4.55253609913091</text:p>
          </table:table-cell>
          <table:table-cell office:value-type="float" office:value="4.55207158115793" calcext:value-type="float">
            <text:p>4.55207158115793</text:p>
          </table:table-cell>
          <table:table-cell office:value-type="float" office:value="4.54222168829459" calcext:value-type="float">
            <text:p>4.54222168829459</text:p>
          </table:table-cell>
          <table:table-cell office:value-type="float" office:value="4.51402614808686" calcext:value-type="float">
            <text:p>4.51402614808686</text:p>
          </table:table-cell>
          <table:table-cell office:value-type="float" office:value="4.51098975857505" calcext:value-type="float">
            <text:p>4.51098975857505</text:p>
          </table:table-cell>
          <table:table-cell office:value-type="float" office:value="4.52995086074461" calcext:value-type="float">
            <text:p>4.52995086074461</text:p>
          </table:table-cell>
          <table:table-cell office:value-type="float" office:value="4.52473865265225" calcext:value-type="float">
            <text:p>4.52473865265225</text:p>
          </table:table-cell>
          <table:table-cell office:value-type="float" office:value="4.51725393513028" calcext:value-type="float">
            <text:p>4.51725393513028</text:p>
          </table:table-cell>
          <table:table-cell office:value-type="float" office:value="4.50075158735769" calcext:value-type="float">
            <text:p>4.50075158735769</text:p>
          </table:table-cell>
          <table:table-cell office:value-type="float" office:value="4.49260245006498" calcext:value-type="float">
            <text:p>4.49260245006498</text:p>
          </table:table-cell>
          <table:table-cell office:value-type="float" office:value="4.47301682456197" calcext:value-type="float">
            <text:p>4.47301682456197</text:p>
          </table:table-cell>
          <table:table-cell office:value-type="float" office:value="4.45921220473685" calcext:value-type="float">
            <text:p>4.45921220473685</text:p>
          </table:table-cell>
          <table:table-cell office:value-type="float" office:value="4.46617814859719" calcext:value-type="float">
            <text:p>4.46617814859719</text:p>
          </table:table-cell>
          <table:table-cell office:value-type="float" office:value="4.45391550682409" calcext:value-type="float">
            <text:p>4.45391550682409</text:p>
          </table:table-cell>
          <table:table-cell office:value-type="float" office:value="4.43922556661874" calcext:value-type="float">
            <text:p>4.43922556661874</text:p>
          </table:table-cell>
          <table:table-cell office:value-type="float" office:value="4.42921534313264" calcext:value-type="float">
            <text:p>4.42921534313264</text:p>
          </table:table-cell>
          <table:table-cell office:value-type="float" office:value="4.41020515418918" calcext:value-type="float">
            <text:p>4.41020515418918</text:p>
          </table:table-cell>
          <table:table-cell office:value-type="float" office:value="4.4134527621355" calcext:value-type="float">
            <text:p>4.4134527621355</text:p>
          </table:table-cell>
          <table:table-cell office:value-type="float" office:value="4.40777273662432" calcext:value-type="float">
            <text:p>4.40777273662432</text:p>
          </table:table-cell>
          <table:table-cell office:value-type="float" office:value="4.39739799955908" calcext:value-type="float">
            <text:p>4.39739799955908</text:p>
          </table:table-cell>
          <table:table-cell office:value-type="float" office:value="4.40948402318888" calcext:value-type="float">
            <text:p>4.40948402318888</text:p>
          </table:table-cell>
          <table:table-cell office:value-type="float" office:value="4.39336466593268" calcext:value-type="float">
            <text:p>4.39336466593268</text:p>
          </table:table-cell>
          <table:table-cell office:value-type="float" office:value="4.38343420425097" calcext:value-type="float">
            <text:p>4.38343420425097</text:p>
          </table:table-cell>
          <table:table-cell office:value-type="float" office:value="4.37034846578278" calcext:value-type="float">
            <text:p>4.37034846578278</text:p>
          </table:table-cell>
          <table:table-cell office:value-type="float" office:value="4.35002627926291" calcext:value-type="float">
            <text:p>4.35002627926291</text:p>
          </table:table-cell>
          <table:table-cell office:value-type="float" office:value="4.34416229346442" calcext:value-type="float">
            <text:p>4.34416229346442</text:p>
          </table:table-cell>
          <table:table-cell office:value-type="float" office:value="4.3320126673729" calcext:value-type="float">
            <text:p>4.3320126673729</text:p>
          </table:table-cell>
          <table:table-cell office:value-type="float" office:value="4.32058079491285" calcext:value-type="float">
            <text:p>4.32058079491285</text:p>
          </table:table-cell>
          <table:table-cell office:value-type="float" office:value="4.31404828606009" calcext:value-type="float">
            <text:p>4.31404828606009</text:p>
          </table:table-cell>
          <table:table-cell office:value-type="float" office:value="4.32240635217411" calcext:value-type="float">
            <text:p>4.32240635217411</text:p>
          </table:table-cell>
          <table:table-cell office:value-type="float" office:value="4.31501594079216" calcext:value-type="float">
            <text:p>4.31501594079216</text:p>
          </table:table-cell>
          <table:table-cell office:value-type="float" office:value="4.31944090682997" calcext:value-type="float">
            <text:p>4.31944090682997</text:p>
          </table:table-cell>
          <table:table-cell office:value-type="float" office:value="4.30381507658356" calcext:value-type="float">
            <text:p>4.30381507658356</text:p>
          </table:table-cell>
          <table:table-cell office:value-type="float" office:value="4.28663112428156" calcext:value-type="float">
            <text:p>4.28663112428156</text:p>
          </table:table-cell>
          <table:table-cell office:value-type="float" office:value="4.27919215743412" calcext:value-type="float">
            <text:p>4.27919215743412</text:p>
          </table:table-cell>
          <table:table-cell office:value-type="float" office:value="4.27636915292822" calcext:value-type="float">
            <text:p>4.27636915292822</text:p>
          </table:table-cell>
          <table:table-cell office:value-type="float" office:value="4.28151883807672" calcext:value-type="float">
            <text:p>4.28151883807672</text:p>
          </table:table-cell>
          <table:table-cell office:value-type="float" office:value="4.28383487942361" calcext:value-type="float">
            <text:p>4.28383487942361</text:p>
          </table:table-cell>
          <table:table-cell office:value-type="float" office:value="4.25565771870152" calcext:value-type="float">
            <text:p>4.25565771870152</text:p>
          </table:table-cell>
          <table:table-cell office:value-type="float" office:value="4.25890264231414" calcext:value-type="float">
            <text:p>4.25890264231414</text:p>
          </table:table-cell>
          <table:table-cell office:value-type="float" office:value="4.26916361437348" calcext:value-type="float">
            <text:p>4.26916361437348</text:p>
          </table:table-cell>
          <table:table-cell office:value-type="float" office:value="4.31112603940611" calcext:value-type="float">
            <text:p>4.31112603940611</text:p>
          </table:table-cell>
        </table:table-row>
        <table:table-row table:style-name="ro1">
          <table:table-cell office:value-type="string" calcext:value-type="string">
            <text:p>final acc</text:p>
          </table:table-cell>
          <table:table-cell office:value-type="float" office:value="0.257771260997067" calcext:value-type="float">
            <text:p>0.257771260997067</text:p>
          </table:table-cell>
          <table:table-cell table:number-columns-repeated="99"/>
        </table:table-row>
        <table:table-row table:style-name="ro1" table:number-rows-repeated="23">
          <table:table-cell table:number-columns-repeated="101"/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0.1" calcext:value-type="float">
            <text:p>0.1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.5 then .2 after 4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10" calcext:value-type="float">
            <text:p>1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vg loss</text:p>
          </table:table-cell>
          <table:table-cell office:value-type="float" office:value="5.33422392850242" calcext:value-type="float">
            <text:p>5.33422392850242</text:p>
          </table:table-cell>
          <table:table-cell office:value-type="float" office:value="5.13164834815076" calcext:value-type="float">
            <text:p>5.13164834815076</text:p>
          </table:table-cell>
          <table:table-cell office:value-type="float" office:value="5.13035973095045" calcext:value-type="float">
            <text:p>5.13035973095045</text:p>
          </table:table-cell>
          <table:table-cell office:value-type="float" office:value="5.12802636510808" calcext:value-type="float">
            <text:p>5.12802636510808</text:p>
          </table:table-cell>
          <table:table-cell office:value-type="float" office:value="5.12396489825899" calcext:value-type="float">
            <text:p>5.12396489825899</text:p>
          </table:table-cell>
          <table:table-cell office:value-type="float" office:value="5.12265479084477" calcext:value-type="float">
            <text:p>5.12265479084477</text:p>
          </table:table-cell>
          <table:table-cell office:value-type="float" office:value="5.1156577968983" calcext:value-type="float">
            <text:p>5.1156577968983</text:p>
          </table:table-cell>
          <table:table-cell office:value-type="float" office:value="5.11178028358563" calcext:value-type="float">
            <text:p>5.11178028358563</text:p>
          </table:table-cell>
          <table:table-cell office:value-type="float" office:value="5.10571886664959" calcext:value-type="float">
            <text:p>5.10571886664959</text:p>
          </table:table-cell>
          <table:table-cell office:value-type="float" office:value="5.09630590948382" calcext:value-type="float">
            <text:p>5.09630590948382</text:p>
          </table:table-cell>
          <table:table-cell office:value-type="float" office:value="5.0883397196166" calcext:value-type="float">
            <text:p>5.0883397196166</text:p>
          </table:table-cell>
          <table:table-cell office:value-type="float" office:value="5.07832969312664" calcext:value-type="float">
            <text:p>5.07832969312664</text:p>
          </table:table-cell>
          <table:table-cell office:value-type="float" office:value="5.06322140263061" calcext:value-type="float">
            <text:p>5.06322140263061</text:p>
          </table:table-cell>
          <table:table-cell office:value-type="float" office:value="5.05269037042824" calcext:value-type="float">
            <text:p>5.05269037042824</text:p>
          </table:table-cell>
          <table:table-cell office:value-type="float" office:value="5.03522688976072" calcext:value-type="float">
            <text:p>5.03522688976072</text:p>
          </table:table-cell>
          <table:table-cell office:value-type="float" office:value="5.01527174931942" calcext:value-type="float">
            <text:p>5.01527174931942</text:p>
          </table:table-cell>
          <table:table-cell office:value-type="float" office:value="4.99651498810525" calcext:value-type="float">
            <text:p>4.99651498810525</text:p>
          </table:table-cell>
          <table:table-cell office:value-type="float" office:value="4.9785484125989" calcext:value-type="float">
            <text:p>4.9785484125989</text:p>
          </table:table-cell>
          <table:table-cell office:value-type="float" office:value="4.95692288317873" calcext:value-type="float">
            <text:p>4.95692288317873</text:p>
          </table:table-cell>
          <table:table-cell office:value-type="float" office:value="4.93659484322196" calcext:value-type="float">
            <text:p>4.93659484322196</text:p>
          </table:table-cell>
          <table:table-cell office:value-type="float" office:value="4.91685359305118" calcext:value-type="float">
            <text:p>4.91685359305118</text:p>
          </table:table-cell>
          <table:table-cell office:value-type="float" office:value="4.89111867248933" calcext:value-type="float">
            <text:p>4.89111867248933</text:p>
          </table:table-cell>
          <table:table-cell office:value-type="float" office:value="4.87308859304605" calcext:value-type="float">
            <text:p>4.87308859304605</text:p>
          </table:table-cell>
          <table:table-cell office:value-type="float" office:value="4.85311145808654" calcext:value-type="float">
            <text:p>4.85311145808654</text:p>
          </table:table-cell>
          <table:table-cell office:value-type="float" office:value="4.83394701958923" calcext:value-type="float">
            <text:p>4.83394701958923</text:p>
          </table:table-cell>
          <table:table-cell office:value-type="float" office:value="4.82492274216421" calcext:value-type="float">
            <text:p>4.82492274216421</text:p>
          </table:table-cell>
          <table:table-cell office:value-type="float" office:value="4.8043566929882" calcext:value-type="float">
            <text:p>4.8043566929882</text:p>
          </table:table-cell>
          <table:table-cell office:value-type="float" office:value="4.78417378038088" calcext:value-type="float">
            <text:p>4.78417378038088</text:p>
          </table:table-cell>
          <table:table-cell office:value-type="float" office:value="4.77927365900403" calcext:value-type="float">
            <text:p>4.77927365900403</text:p>
          </table:table-cell>
          <table:table-cell office:value-type="float" office:value="4.77879156629723" calcext:value-type="float">
            <text:p>4.77879156629723</text:p>
          </table:table-cell>
          <table:table-cell office:value-type="float" office:value="4.80858830255995" calcext:value-type="float">
            <text:p>4.80858830255995</text:p>
          </table:table-cell>
          <table:table-cell office:value-type="float" office:value="4.78173616127006" calcext:value-type="float">
            <text:p>4.78173616127006</text:p>
          </table:table-cell>
          <table:table-cell office:value-type="float" office:value="4.82302339436125" calcext:value-type="float">
            <text:p>4.82302339436125</text:p>
          </table:table-cell>
          <table:table-cell office:value-type="float" office:value="4.78939711559956" calcext:value-type="float">
            <text:p>4.78939711559956</text:p>
          </table:table-cell>
          <table:table-cell office:value-type="float" office:value="4.85191455047136" calcext:value-type="float">
            <text:p>4.85191455047136</text:p>
          </table:table-cell>
          <table:table-cell office:value-type="float" office:value="4.83568948708493" calcext:value-type="float">
            <text:p>4.83568948708493</text:p>
          </table:table-cell>
          <table:table-cell office:value-type="float" office:value="4.84586252175498" calcext:value-type="float">
            <text:p>4.84586252175498</text:p>
          </table:table-cell>
          <table:table-cell office:value-type="float" office:value="4.80883790406992" calcext:value-type="float">
            <text:p>4.80883790406992</text:p>
          </table:table-cell>
          <table:table-cell office:value-type="float" office:value="4.78672317310458" calcext:value-type="float">
            <text:p>4.78672317310458</text:p>
          </table:table-cell>
          <table:table-cell office:value-type="float" office:value="4.7977516866768" calcext:value-type="float">
            <text:p>4.7977516866768</text:p>
          </table:table-cell>
          <table:table-cell office:value-type="float" office:value="4.80676693169334" calcext:value-type="float">
            <text:p>4.80676693169334</text:p>
          </table:table-cell>
          <table:table-cell office:value-type="float" office:value="4.77837298703832" calcext:value-type="float">
            <text:p>4.77837298703832</text:p>
          </table:table-cell>
          <table:table-cell office:value-type="float" office:value="4.82084920931325" calcext:value-type="float">
            <text:p>4.82084920931325</text:p>
          </table:table-cell>
          <table:table-cell office:value-type="float" office:value="4.83490349486506" calcext:value-type="float">
            <text:p>4.83490349486506</text:p>
          </table:table-cell>
          <table:table-cell office:value-type="float" office:value="4.80876531490198" calcext:value-type="float">
            <text:p>4.80876531490198</text:p>
          </table:table-cell>
          <table:table-cell office:value-type="float" office:value="4.80515960030008" calcext:value-type="float">
            <text:p>4.80515960030008</text:p>
          </table:table-cell>
          <table:table-cell office:value-type="float" office:value="4.82053079660232" calcext:value-type="float">
            <text:p>4.82053079660232</text:p>
          </table:table-cell>
          <table:table-cell office:value-type="float" office:value="4.83741895329856" calcext:value-type="float">
            <text:p>4.83741895329856</text:p>
          </table:table-cell>
          <table:table-cell office:value-type="float" office:value="4.81933860691931" calcext:value-type="float">
            <text:p>4.81933860691931</text:p>
          </table:table-cell>
          <table:table-cell office:value-type="float" office:value="4.86276181715969" calcext:value-type="float">
            <text:p>4.86276181715969</text:p>
          </table:table-cell>
          <table:table-cell office:value-type="float" office:value="4.80717839980977" calcext:value-type="float">
            <text:p>4.80717839980977</text:p>
          </table:table-cell>
          <table:table-cell office:value-type="float" office:value="4.80223693878508" calcext:value-type="float">
            <text:p>4.80223693878508</text:p>
          </table:table-cell>
          <table:table-cell office:value-type="float" office:value="4.88617829637138" calcext:value-type="float">
            <text:p>4.88617829637138</text:p>
          </table:table-cell>
          <table:table-cell office:value-type="float" office:value="4.81552861310222" calcext:value-type="float">
            <text:p>4.81552861310222</text:p>
          </table:table-cell>
          <table:table-cell office:value-type="float" office:value="4.78360569245371" calcext:value-type="float">
            <text:p>4.78360569245371</text:p>
          </table:table-cell>
          <table:table-cell office:value-type="float" office:value="4.79704602943484" calcext:value-type="float">
            <text:p>4.79704602943484</text:p>
          </table:table-cell>
          <table:table-cell office:value-type="float" office:value="4.81347212632263" calcext:value-type="float">
            <text:p>4.81347212632263</text:p>
          </table:table-cell>
          <table:table-cell office:value-type="float" office:value="4.7923386106193" calcext:value-type="float">
            <text:p>4.7923386106193</text:p>
          </table:table-cell>
          <table:table-cell office:value-type="float" office:value="4.80085385965897" calcext:value-type="float">
            <text:p>4.80085385965897</text:p>
          </table:table-cell>
          <table:table-cell office:value-type="float" office:value="4.80432885794945" calcext:value-type="float">
            <text:p>4.80432885794945</text:p>
          </table:table-cell>
          <table:table-cell office:value-type="float" office:value="4.81650985887893" calcext:value-type="float">
            <text:p>4.81650985887893</text:p>
          </table:table-cell>
          <table:table-cell office:value-type="float" office:value="4.77949394241307" calcext:value-type="float">
            <text:p>4.77949394241307</text:p>
          </table:table-cell>
          <table:table-cell office:value-type="float" office:value="4.79726663048685" calcext:value-type="float">
            <text:p>4.79726663048685</text:p>
          </table:table-cell>
          <table:table-cell office:value-type="float" office:value="4.82566952105132" calcext:value-type="float">
            <text:p>4.82566952105132</text:p>
          </table:table-cell>
          <table:table-cell office:value-type="float" office:value="4.7992837662215" calcext:value-type="float">
            <text:p>4.7992837662215</text:p>
          </table:table-cell>
          <table:table-cell office:value-type="float" office:value="4.81745652510453" calcext:value-type="float">
            <text:p>4.81745652510453</text:p>
          </table:table-cell>
          <table:table-cell office:value-type="float" office:value="4.80833949610606" calcext:value-type="float">
            <text:p>4.80833949610606</text:p>
          </table:table-cell>
          <table:table-cell office:value-type="float" office:value="4.74273137416486" calcext:value-type="float">
            <text:p>4.74273137416486</text:p>
          </table:table-cell>
          <table:table-cell office:value-type="float" office:value="4.78342589145861" calcext:value-type="float">
            <text:p>4.78342589145861</text:p>
          </table:table-cell>
          <table:table-cell office:value-type="float" office:value="4.76767025157253" calcext:value-type="float">
            <text:p>4.76767025157253</text:p>
          </table:table-cell>
          <table:table-cell office:value-type="float" office:value="4.80185723859156" calcext:value-type="float">
            <text:p>4.80185723859156</text:p>
          </table:table-cell>
          <table:table-cell office:value-type="float" office:value="4.75846210506499" calcext:value-type="float">
            <text:p>4.75846210506499</text:p>
          </table:table-cell>
          <table:table-cell office:value-type="float" office:value="4.75835431335737" calcext:value-type="float">
            <text:p>4.75835431335737</text:p>
          </table:table-cell>
          <table:table-cell office:value-type="float" office:value="4.76347278933588" calcext:value-type="float">
            <text:p>4.76347278933588</text:p>
          </table:table-cell>
          <table:table-cell office:value-type="float" office:value="4.72511932538595" calcext:value-type="float">
            <text:p>4.72511932538595</text:p>
          </table:table-cell>
          <table:table-cell office:value-type="float" office:value="4.75340391927105" calcext:value-type="float">
            <text:p>4.75340391927105</text:p>
          </table:table-cell>
          <table:table-cell office:value-type="float" office:value="4.76767989989667" calcext:value-type="float">
            <text:p>4.76767989989667</text:p>
          </table:table-cell>
          <table:table-cell office:value-type="float" office:value="4.71859976930157" calcext:value-type="float">
            <text:p>4.71859976930157</text:p>
          </table:table-cell>
          <table:table-cell office:value-type="float" office:value="4.71944172342999" calcext:value-type="float">
            <text:p>4.71944172342999</text:p>
          </table:table-cell>
          <table:table-cell office:value-type="float" office:value="4.71689500009764" calcext:value-type="float">
            <text:p>4.71689500009764</text:p>
          </table:table-cell>
          <table:table-cell office:value-type="float" office:value="4.73613077097969" calcext:value-type="float">
            <text:p>4.73613077097969</text:p>
          </table:table-cell>
          <table:table-cell office:value-type="float" office:value="4.74973751843978" calcext:value-type="float">
            <text:p>4.74973751843978</text:p>
          </table:table-cell>
          <table:table-cell office:value-type="float" office:value="4.71968090452337" calcext:value-type="float">
            <text:p>4.71968090452337</text:p>
          </table:table-cell>
          <table:table-cell office:value-type="float" office:value="4.75880898846408" calcext:value-type="float">
            <text:p>4.75880898846408</text:p>
          </table:table-cell>
          <table:table-cell office:value-type="float" office:value="4.7916998730759" calcext:value-type="float">
            <text:p>4.7916998730759</text:p>
          </table:table-cell>
          <table:table-cell office:value-type="float" office:value="4.7658384484558" calcext:value-type="float">
            <text:p>4.7658384484558</text:p>
          </table:table-cell>
          <table:table-cell office:value-type="float" office:value="4.7898073917709" calcext:value-type="float">
            <text:p>4.7898073917709</text:p>
          </table:table-cell>
          <table:table-cell office:value-type="float" office:value="4.74330766040851" calcext:value-type="float">
            <text:p>4.74330766040851</text:p>
          </table:table-cell>
          <table:table-cell office:value-type="float" office:value="4.74560324875562" calcext:value-type="float">
            <text:p>4.74560324875562</text:p>
          </table:table-cell>
          <table:table-cell office:value-type="float" office:value="4.7693458816523" calcext:value-type="float">
            <text:p>4.7693458816523</text:p>
          </table:table-cell>
          <table:table-cell office:value-type="float" office:value="4.75777042953051" calcext:value-type="float">
            <text:p>4.75777042953051</text:p>
          </table:table-cell>
          <table:table-cell office:value-type="float" office:value="4.72394880984037" calcext:value-type="float">
            <text:p>4.72394880984037</text:p>
          </table:table-cell>
          <table:table-cell office:value-type="float" office:value="4.68615121963994" calcext:value-type="float">
            <text:p>4.68615121963994</text:p>
          </table:table-cell>
          <table:table-cell office:value-type="float" office:value="4.71675470885048" calcext:value-type="float">
            <text:p>4.71675470885048</text:p>
          </table:table-cell>
          <table:table-cell office:value-type="float" office:value="4.73255239982448" calcext:value-type="float">
            <text:p>4.73255239982448</text:p>
          </table:table-cell>
          <table:table-cell office:value-type="float" office:value="4.72661492579405" calcext:value-type="float">
            <text:p>4.72661492579405</text:p>
          </table:table-cell>
          <table:table-cell office:value-type="float" office:value="4.68476211754712" calcext:value-type="float">
            <text:p>4.68476211754712</text:p>
          </table:table-cell>
          <table:table-cell office:value-type="float" office:value="4.69862529723633" calcext:value-type="float">
            <text:p>4.69862529723633</text:p>
          </table:table-cell>
          <table:table-cell office:value-type="float" office:value="4.70542834528263" calcext:value-type="float">
            <text:p>4.70542834528263</text:p>
          </table:table-cell>
          <table:table-cell office:value-type="float" office:value="4.85020834902876" calcext:value-type="float">
            <text:p>4.85020834902876</text:p>
          </table:table-cell>
        </table:table-row>
        <table:table-row table:style-name="ro1">
          <table:table-cell office:value-type="string" calcext:value-type="string">
            <text:p>final acc</text:p>
          </table:table-cell>
          <table:table-cell office:value-type="float" office:value="0.0653958944281525" calcext:value-type="float">
            <text:p>0.065395894428153</text:p>
          </table:table-cell>
          <table:table-cell table:number-columns-repeated="99"/>
        </table:table-row>
        <table:table-row table:style-name="ro1" table:number-rows-repeated="23">
          <table:table-cell table:number-columns-repeated="101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Decay .1 * 1.01 – log/1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Decay .4 * 1.01 – log/1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10" calcext:value-type="float">
            <text:p>1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vg loss</text:p>
          </table:table-cell>
          <table:table-cell office:value-type="float" office:value="5.37716735579174" calcext:value-type="float">
            <text:p>5.37716735579174</text:p>
          </table:table-cell>
          <table:table-cell office:value-type="float" office:value="5.12894593486559" calcext:value-type="float">
            <text:p>5.12894593486559</text:p>
          </table:table-cell>
          <table:table-cell office:value-type="float" office:value="5.12457476696313" calcext:value-type="float">
            <text:p>5.12457476696313</text:p>
          </table:table-cell>
          <table:table-cell office:value-type="float" office:value="5.11909144478897" calcext:value-type="float">
            <text:p>5.11909144478897</text:p>
          </table:table-cell>
          <table:table-cell office:value-type="float" office:value="5.11282275913117" calcext:value-type="float">
            <text:p>5.11282275913117</text:p>
          </table:table-cell>
          <table:table-cell office:value-type="float" office:value="5.10182223203508" calcext:value-type="float">
            <text:p>5.10182223203508</text:p>
          </table:table-cell>
          <table:table-cell office:value-type="float" office:value="5.0879277583862" calcext:value-type="float">
            <text:p>5.0879277583862</text:p>
          </table:table-cell>
          <table:table-cell office:value-type="float" office:value="5.06827981958819" calcext:value-type="float">
            <text:p>5.06827981958819</text:p>
          </table:table-cell>
          <table:table-cell office:value-type="float" office:value="5.05244479228803" calcext:value-type="float">
            <text:p>5.05244479228803</text:p>
          </table:table-cell>
          <table:table-cell office:value-type="float" office:value="5.03600944399513" calcext:value-type="float">
            <text:p>5.03600944399513</text:p>
          </table:table-cell>
          <table:table-cell office:value-type="float" office:value="5.0074938839566" calcext:value-type="float">
            <text:p>5.0074938839566</text:p>
          </table:table-cell>
          <table:table-cell office:value-type="float" office:value="4.99032764975698" calcext:value-type="float">
            <text:p>4.99032764975698</text:p>
          </table:table-cell>
          <table:table-cell office:value-type="float" office:value="4.97420845410984" calcext:value-type="float">
            <text:p>4.97420845410984</text:p>
          </table:table-cell>
          <table:table-cell office:value-type="float" office:value="4.95467312510591" calcext:value-type="float">
            <text:p>4.95467312510591</text:p>
          </table:table-cell>
          <table:table-cell office:value-type="float" office:value="4.93081808973871" calcext:value-type="float">
            <text:p>4.93081808973871</text:p>
          </table:table-cell>
          <table:table-cell office:value-type="float" office:value="4.91835673319429" calcext:value-type="float">
            <text:p>4.91835673319429</text:p>
          </table:table-cell>
          <table:table-cell office:value-type="float" office:value="4.89457382556372" calcext:value-type="float">
            <text:p>4.89457382556372</text:p>
          </table:table-cell>
          <table:table-cell office:value-type="float" office:value="4.88261580168789" calcext:value-type="float">
            <text:p>4.88261580168789</text:p>
          </table:table-cell>
          <table:table-cell office:value-type="float" office:value="4.86222705653528" calcext:value-type="float">
            <text:p>4.86222705653528</text:p>
          </table:table-cell>
          <table:table-cell office:value-type="float" office:value="4.84243486359451" calcext:value-type="float">
            <text:p>4.84243486359451</text:p>
          </table:table-cell>
          <table:table-cell office:value-type="float" office:value="4.80766646018788" calcext:value-type="float">
            <text:p>4.80766646018788</text:p>
          </table:table-cell>
          <table:table-cell office:value-type="float" office:value="4.79340812001499" calcext:value-type="float">
            <text:p>4.79340812001499</text:p>
          </table:table-cell>
          <table:table-cell office:value-type="float" office:value="4.76865377554983" calcext:value-type="float">
            <text:p>4.76865377554983</text:p>
          </table:table-cell>
          <table:table-cell office:value-type="float" office:value="4.75761196738058" calcext:value-type="float">
            <text:p>4.75761196738058</text:p>
          </table:table-cell>
          <table:table-cell office:value-type="float" office:value="4.73969347039614" calcext:value-type="float">
            <text:p>4.73969347039614</text:p>
          </table:table-cell>
          <table:table-cell office:value-type="float" office:value="4.7207118282899" calcext:value-type="float">
            <text:p>4.7207118282899</text:p>
          </table:table-cell>
          <table:table-cell office:value-type="float" office:value="4.69689451012386" calcext:value-type="float">
            <text:p>4.69689451012386</text:p>
          </table:table-cell>
          <table:table-cell office:value-type="float" office:value="4.68990586301583" calcext:value-type="float">
            <text:p>4.68990586301583</text:p>
          </table:table-cell>
          <table:table-cell office:value-type="float" office:value="4.69110996173695" calcext:value-type="float">
            <text:p>4.69110996173695</text:p>
          </table:table-cell>
          <table:table-cell office:value-type="float" office:value="4.67220780473854" calcext:value-type="float">
            <text:p>4.67220780473854</text:p>
          </table:table-cell>
          <table:table-cell office:value-type="float" office:value="4.61436421954816" calcext:value-type="float">
            <text:p>4.61436421954816</text:p>
          </table:table-cell>
          <table:table-cell office:value-type="float" office:value="4.60815817197542" calcext:value-type="float">
            <text:p>4.60815817197542</text:p>
          </table:table-cell>
          <table:table-cell office:value-type="float" office:value="4.5997741975432" calcext:value-type="float">
            <text:p>4.5997741975432</text:p>
          </table:table-cell>
          <table:table-cell office:value-type="float" office:value="4.58225999119879" calcext:value-type="float">
            <text:p>4.58225999119879</text:p>
          </table:table-cell>
          <table:table-cell office:value-type="float" office:value="4.57125679753018" calcext:value-type="float">
            <text:p>4.57125679753018</text:p>
          </table:table-cell>
          <table:table-cell office:value-type="float" office:value="4.55535934569926" calcext:value-type="float">
            <text:p>4.55535934569926</text:p>
          </table:table-cell>
          <table:table-cell office:value-type="float" office:value="4.53190143863742" calcext:value-type="float">
            <text:p>4.53190143863742</text:p>
          </table:table-cell>
          <table:table-cell office:value-type="float" office:value="4.5241273692099" calcext:value-type="float">
            <text:p>4.5241273692099</text:p>
          </table:table-cell>
          <table:table-cell office:value-type="float" office:value="4.49903964428972" calcext:value-type="float">
            <text:p>4.49903964428972</text:p>
          </table:table-cell>
          <table:table-cell office:value-type="float" office:value="4.48090872308759" calcext:value-type="float">
            <text:p>4.48090872308759</text:p>
          </table:table-cell>
          <table:table-cell office:value-type="float" office:value="4.44128976934511" calcext:value-type="float">
            <text:p>4.44128976934511</text:p>
          </table:table-cell>
          <table:table-cell office:value-type="float" office:value="4.42703231749985" calcext:value-type="float">
            <text:p>4.42703231749985</text:p>
          </table:table-cell>
          <table:table-cell office:value-type="float" office:value="4.41087734862218" calcext:value-type="float">
            <text:p>4.41087734862218</text:p>
          </table:table-cell>
          <table:table-cell office:value-type="float" office:value="4.39378572639827" calcext:value-type="float">
            <text:p>4.39378572639827</text:p>
          </table:table-cell>
          <table:table-cell office:value-type="float" office:value="4.38969056567758" calcext:value-type="float">
            <text:p>4.38969056567758</text:p>
          </table:table-cell>
          <table:table-cell office:value-type="float" office:value="4.36718900063657" calcext:value-type="float">
            <text:p>4.36718900063657</text:p>
          </table:table-cell>
          <table:table-cell office:value-type="float" office:value="4.34344102430722" calcext:value-type="float">
            <text:p>4.34344102430722</text:p>
          </table:table-cell>
          <table:table-cell office:value-type="float" office:value="4.32985505169838" calcext:value-type="float">
            <text:p>4.32985505169838</text:p>
          </table:table-cell>
          <table:table-cell office:value-type="float" office:value="4.36007165521917" calcext:value-type="float">
            <text:p>4.36007165521917</text:p>
          </table:table-cell>
          <table:table-cell office:value-type="float" office:value="4.34553591498275" calcext:value-type="float">
            <text:p>4.34553591498275</text:p>
          </table:table-cell>
          <table:table-cell office:value-type="float" office:value="4.29976936643942" calcext:value-type="float">
            <text:p>4.29976936643942</text:p>
          </table:table-cell>
          <table:table-cell office:value-type="float" office:value="4.29225626502585" calcext:value-type="float">
            <text:p>4.29225626502585</text:p>
          </table:table-cell>
          <table:table-cell office:value-type="float" office:value="4.27986647696568" calcext:value-type="float">
            <text:p>4.27986647696568</text:p>
          </table:table-cell>
          <table:table-cell office:value-type="float" office:value="4.26825631394471" calcext:value-type="float">
            <text:p>4.26825631394471</text:p>
          </table:table-cell>
          <table:table-cell office:value-type="float" office:value="4.25575918510471" calcext:value-type="float">
            <text:p>4.25575918510471</text:p>
          </table:table-cell>
          <table:table-cell office:value-type="float" office:value="4.24909045390386" calcext:value-type="float">
            <text:p>4.24909045390386</text:p>
          </table:table-cell>
          <table:table-cell office:value-type="float" office:value="4.23436722299521" calcext:value-type="float">
            <text:p>4.23436722299521</text:p>
          </table:table-cell>
          <table:table-cell office:value-type="float" office:value="4.22296581738492" calcext:value-type="float">
            <text:p>4.22296581738492</text:p>
          </table:table-cell>
          <table:table-cell office:value-type="float" office:value="4.21046676230122" calcext:value-type="float">
            <text:p>4.21046676230122</text:p>
          </table:table-cell>
          <table:table-cell office:value-type="float" office:value="4.1932550302268" calcext:value-type="float">
            <text:p>4.1932550302268</text:p>
          </table:table-cell>
          <table:table-cell office:value-type="float" office:value="4.16278643689312" calcext:value-type="float">
            <text:p>4.16278643689312</text:p>
          </table:table-cell>
          <table:table-cell office:value-type="float" office:value="4.15818328178938" calcext:value-type="float">
            <text:p>4.15818328178938</text:p>
          </table:table-cell>
          <table:table-cell office:value-type="float" office:value="4.14507088590605" calcext:value-type="float">
            <text:p>4.14507088590605</text:p>
          </table:table-cell>
          <table:table-cell office:value-type="float" office:value="4.13761183484553" calcext:value-type="float">
            <text:p>4.13761183484553</text:p>
          </table:table-cell>
          <table:table-cell office:value-type="float" office:value="4.12831513684342" calcext:value-type="float">
            <text:p>4.12831513684342</text:p>
          </table:table-cell>
          <table:table-cell office:value-type="float" office:value="4.11612969584668" calcext:value-type="float">
            <text:p>4.11612969584668</text:p>
          </table:table-cell>
          <table:table-cell office:value-type="float" office:value="4.11195325395388" calcext:value-type="float">
            <text:p>4.11195325395388</text:p>
          </table:table-cell>
          <table:table-cell office:value-type="float" office:value="4.10136950344111" calcext:value-type="float">
            <text:p>4.10136950344111</text:p>
          </table:table-cell>
          <table:table-cell office:value-type="float" office:value="4.09358798009739" calcext:value-type="float">
            <text:p>4.09358798009739</text:p>
          </table:table-cell>
          <table:table-cell office:value-type="float" office:value="4.08295538543207" calcext:value-type="float">
            <text:p>4.08295538543207</text:p>
          </table:table-cell>
          <table:table-cell office:value-type="float" office:value="4.05187654333647" calcext:value-type="float">
            <text:p>4.05187654333647</text:p>
          </table:table-cell>
          <table:table-cell office:value-type="float" office:value="4.04604739125694" calcext:value-type="float">
            <text:p>4.04604739125694</text:p>
          </table:table-cell>
          <table:table-cell office:value-type="float" office:value="4.05100231362156" calcext:value-type="float">
            <text:p>4.05100231362156</text:p>
          </table:table-cell>
          <table:table-cell office:value-type="float" office:value="4.03482051109775" calcext:value-type="float">
            <text:p>4.03482051109775</text:p>
          </table:table-cell>
          <table:table-cell office:value-type="float" office:value="4.02812301781107" calcext:value-type="float">
            <text:p>4.02812301781107</text:p>
          </table:table-cell>
          <table:table-cell office:value-type="float" office:value="4.02134723372708" calcext:value-type="float">
            <text:p>4.02134723372708</text:p>
          </table:table-cell>
          <table:table-cell office:value-type="float" office:value="4.02066878538688" calcext:value-type="float">
            <text:p>4.02066878538688</text:p>
          </table:table-cell>
          <table:table-cell office:value-type="float" office:value="4.01422033116154" calcext:value-type="float">
            <text:p>4.01422033116154</text:p>
          </table:table-cell>
          <table:table-cell office:value-type="float" office:value="4.00299252659153" calcext:value-type="float">
            <text:p>4.00299252659153</text:p>
          </table:table-cell>
          <table:table-cell office:value-type="float" office:value="4.00350816250557" calcext:value-type="float">
            <text:p>4.00350816250557</text:p>
          </table:table-cell>
          <table:table-cell office:value-type="float" office:value="3.97719970892748" calcext:value-type="float">
            <text:p>3.97719970892748</text:p>
          </table:table-cell>
          <table:table-cell office:value-type="float" office:value="3.97439380154078" calcext:value-type="float">
            <text:p>3.97439380154078</text:p>
          </table:table-cell>
          <table:table-cell office:value-type="float" office:value="3.97022722114617" calcext:value-type="float">
            <text:p>3.97022722114617</text:p>
          </table:table-cell>
          <table:table-cell office:value-type="float" office:value="3.965208732315" calcext:value-type="float">
            <text:p>3.965208732315</text:p>
          </table:table-cell>
          <table:table-cell office:value-type="float" office:value="3.9643687432489" calcext:value-type="float">
            <text:p>3.9643687432489</text:p>
          </table:table-cell>
          <table:table-cell office:value-type="float" office:value="3.95828049766646" calcext:value-type="float">
            <text:p>3.95828049766646</text:p>
          </table:table-cell>
          <table:table-cell office:value-type="float" office:value="3.95986032891775" calcext:value-type="float">
            <text:p>3.95986032891775</text:p>
          </table:table-cell>
          <table:table-cell office:value-type="float" office:value="3.95575225983314" calcext:value-type="float">
            <text:p>3.95575225983314</text:p>
          </table:table-cell>
          <table:table-cell office:value-type="float" office:value="3.95250827952098" calcext:value-type="float">
            <text:p>3.95250827952098</text:p>
          </table:table-cell>
          <table:table-cell office:value-type="float" office:value="3.9490601831388" calcext:value-type="float">
            <text:p>3.9490601831388</text:p>
          </table:table-cell>
          <table:table-cell office:value-type="float" office:value="3.93042582150237" calcext:value-type="float">
            <text:p>3.93042582150237</text:p>
          </table:table-cell>
          <table:table-cell office:value-type="float" office:value="3.93120092629694" calcext:value-type="float">
            <text:p>3.93120092629694</text:p>
          </table:table-cell>
          <table:table-cell office:value-type="float" office:value="3.9294935000556" calcext:value-type="float">
            <text:p>3.9294935000556</text:p>
          </table:table-cell>
          <table:table-cell office:value-type="float" office:value="3.92988112793485" calcext:value-type="float">
            <text:p>3.92988112793485</text:p>
          </table:table-cell>
          <table:table-cell office:value-type="float" office:value="3.92887123259877" calcext:value-type="float">
            <text:p>3.92887123259877</text:p>
          </table:table-cell>
          <table:table-cell office:value-type="float" office:value="3.92832100715461" calcext:value-type="float">
            <text:p>3.92832100715461</text:p>
          </table:table-cell>
          <table:table-cell office:value-type="float" office:value="3.92798046532109" calcext:value-type="float">
            <text:p>3.92798046532109</text:p>
          </table:table-cell>
          <table:table-cell office:value-type="float" office:value="3.92572251758852" calcext:value-type="float">
            <text:p>3.92572251758852</text:p>
          </table:table-cell>
          <table:table-cell office:value-type="float" office:value="3.92641426817735" calcext:value-type="float">
            <text:p>3.92641426817735</text:p>
          </table:table-cell>
          <table:table-cell office:value-type="float" office:value="3.92818251896435" calcext:value-type="float">
            <text:p>3.92818251896435</text:p>
          </table:table-cell>
        </table:table-row>
        <table:table-row table:style-name="ro1">
          <table:table-cell office:value-type="string" calcext:value-type="string">
            <text:p>final acc</text:p>
          </table:table-cell>
          <table:table-cell office:value-type="float" office:value="0.357771260997067" calcext:value-type="float">
            <text:p>0.357771260997067</text:p>
          </table:table-cell>
          <table:table-cell table:number-columns-repeated="99"/>
        </table:table-row>
        <table:table-row table:style-name="ro1" table:number-rows-repeated="21">
          <table:table-cell table:number-columns-repeated="101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linear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linear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10" calcext:value-type="float">
            <text:p>1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vg loss</text:p>
          </table:table-cell>
          <table:table-cell office:value-type="float" office:value="5.36716980831454" calcext:value-type="float">
            <text:p>5.36716980831454</text:p>
          </table:table-cell>
          <table:table-cell office:value-type="float" office:value="5.12490317263224" calcext:value-type="float">
            <text:p>5.12490317263224</text:p>
          </table:table-cell>
          <table:table-cell office:value-type="float" office:value="5.12038527674731" calcext:value-type="float">
            <text:p>5.12038527674731</text:p>
          </table:table-cell>
          <table:table-cell office:value-type="float" office:value="5.11477005573886" calcext:value-type="float">
            <text:p>5.11477005573886</text:p>
          </table:table-cell>
          <table:table-cell office:value-type="float" office:value="5.10717244399605" calcext:value-type="float">
            <text:p>5.10717244399605</text:p>
          </table:table-cell>
          <table:table-cell office:value-type="float" office:value="5.09839016480064" calcext:value-type="float">
            <text:p>5.09839016480064</text:p>
          </table:table-cell>
          <table:table-cell office:value-type="float" office:value="5.08327566296639" calcext:value-type="float">
            <text:p>5.08327566296639</text:p>
          </table:table-cell>
          <table:table-cell office:value-type="float" office:value="5.06852092727232" calcext:value-type="float">
            <text:p>5.06852092727232</text:p>
          </table:table-cell>
          <table:table-cell office:value-type="float" office:value="5.0493781277884" calcext:value-type="float">
            <text:p>5.0493781277884</text:p>
          </table:table-cell>
          <table:table-cell office:value-type="float" office:value="5.03365741222378" calcext:value-type="float">
            <text:p>5.03365741222378</text:p>
          </table:table-cell>
          <table:table-cell office:value-type="float" office:value="5.01389450752928" calcext:value-type="float">
            <text:p>5.01389450752928</text:p>
          </table:table-cell>
          <table:table-cell office:value-type="float" office:value="4.99025731522359" calcext:value-type="float">
            <text:p>4.99025731522359</text:p>
          </table:table-cell>
          <table:table-cell office:value-type="float" office:value="4.96631954572846" calcext:value-type="float">
            <text:p>4.96631954572846</text:p>
          </table:table-cell>
          <table:table-cell office:value-type="float" office:value="4.9429110490398" calcext:value-type="float">
            <text:p>4.9429110490398</text:p>
          </table:table-cell>
          <table:table-cell office:value-type="float" office:value="4.92984989085541" calcext:value-type="float">
            <text:p>4.92984989085541</text:p>
          </table:table-cell>
          <table:table-cell office:value-type="float" office:value="4.90607815945588" calcext:value-type="float">
            <text:p>4.90607815945588</text:p>
          </table:table-cell>
          <table:table-cell office:value-type="float" office:value="4.88997463185644" calcext:value-type="float">
            <text:p>4.88997463185644</text:p>
          </table:table-cell>
          <table:table-cell office:value-type="float" office:value="4.87129471258985" calcext:value-type="float">
            <text:p>4.87129471258985</text:p>
          </table:table-cell>
          <table:table-cell office:value-type="float" office:value="4.84468709798404" calcext:value-type="float">
            <text:p>4.84468709798404</text:p>
          </table:table-cell>
          <table:table-cell office:value-type="float" office:value="4.82548438850064" calcext:value-type="float">
            <text:p>4.82548438850064</text:p>
          </table:table-cell>
          <table:table-cell office:value-type="float" office:value="4.81243102579837" calcext:value-type="float">
            <text:p>4.81243102579837</text:p>
          </table:table-cell>
          <table:table-cell office:value-type="float" office:value="4.77348080627985" calcext:value-type="float">
            <text:p>4.77348080627985</text:p>
          </table:table-cell>
          <table:table-cell office:value-type="float" office:value="4.77147087012843" calcext:value-type="float">
            <text:p>4.77147087012843</text:p>
          </table:table-cell>
          <table:table-cell office:value-type="float" office:value="4.78194908411564" calcext:value-type="float">
            <text:p>4.78194908411564</text:p>
          </table:table-cell>
          <table:table-cell office:value-type="float" office:value="4.75138429042901" calcext:value-type="float">
            <text:p>4.75138429042901</text:p>
          </table:table-cell>
          <table:table-cell office:value-type="float" office:value="4.76624669542105" calcext:value-type="float">
            <text:p>4.76624669542105</text:p>
          </table:table-cell>
          <table:table-cell office:value-type="float" office:value="4.7401875054667" calcext:value-type="float">
            <text:p>4.7401875054667</text:p>
          </table:table-cell>
          <table:table-cell office:value-type="float" office:value="4.74242193729633" calcext:value-type="float">
            <text:p>4.74242193729633</text:p>
          </table:table-cell>
          <table:table-cell office:value-type="float" office:value="4.73687376221006" calcext:value-type="float">
            <text:p>4.73687376221006</text:p>
          </table:table-cell>
          <table:table-cell office:value-type="float" office:value="4.7335568610845" calcext:value-type="float">
            <text:p>4.7335568610845</text:p>
          </table:table-cell>
          <table:table-cell office:value-type="float" office:value="4.72463763276572" calcext:value-type="float">
            <text:p>4.72463763276572</text:p>
          </table:table-cell>
          <table:table-cell office:value-type="float" office:value="4.71359310282565" calcext:value-type="float">
            <text:p>4.71359310282565</text:p>
          </table:table-cell>
          <table:table-cell office:value-type="float" office:value="4.72520629797002" calcext:value-type="float">
            <text:p>4.72520629797002</text:p>
          </table:table-cell>
          <table:table-cell office:value-type="float" office:value="4.69746735768979" calcext:value-type="float">
            <text:p>4.69746735768979</text:p>
          </table:table-cell>
          <table:table-cell office:value-type="float" office:value="4.70555610788178" calcext:value-type="float">
            <text:p>4.70555610788178</text:p>
          </table:table-cell>
          <table:table-cell office:value-type="float" office:value="4.69577035959883" calcext:value-type="float">
            <text:p>4.69577035959883</text:p>
          </table:table-cell>
          <table:table-cell office:value-type="float" office:value="4.6816578473615" calcext:value-type="float">
            <text:p>4.6816578473615</text:p>
          </table:table-cell>
          <table:table-cell office:value-type="float" office:value="4.64656804267907" calcext:value-type="float">
            <text:p>4.64656804267907</text:p>
          </table:table-cell>
          <table:table-cell office:value-type="float" office:value="4.69351840380865" calcext:value-type="float">
            <text:p>4.69351840380865</text:p>
          </table:table-cell>
          <table:table-cell office:value-type="float" office:value="4.63289149378143" calcext:value-type="float">
            <text:p>4.63289149378143</text:p>
          </table:table-cell>
          <table:table-cell office:value-type="float" office:value="4.62840538110992" calcext:value-type="float">
            <text:p>4.62840538110992</text:p>
          </table:table-cell>
          <table:table-cell office:value-type="float" office:value="4.59692675724297" calcext:value-type="float">
            <text:p>4.59692675724297</text:p>
          </table:table-cell>
          <table:table-cell office:value-type="float" office:value="4.60223434988405" calcext:value-type="float">
            <text:p>4.60223434988405</text:p>
          </table:table-cell>
          <table:table-cell office:value-type="float" office:value="4.60124043128546" calcext:value-type="float">
            <text:p>4.60124043128546</text:p>
          </table:table-cell>
          <table:table-cell office:value-type="float" office:value="4.59049114448357" calcext:value-type="float">
            <text:p>4.59049114448357</text:p>
          </table:table-cell>
          <table:table-cell office:value-type="float" office:value="4.57487449154193" calcext:value-type="float">
            <text:p>4.57487449154193</text:p>
          </table:table-cell>
          <table:table-cell office:value-type="float" office:value="4.56163667406316" calcext:value-type="float">
            <text:p>4.56163667406316</text:p>
          </table:table-cell>
          <table:table-cell office:value-type="float" office:value="4.55411342561334" calcext:value-type="float">
            <text:p>4.55411342561334</text:p>
          </table:table-cell>
          <table:table-cell office:value-type="float" office:value="4.53897976366451" calcext:value-type="float">
            <text:p>4.53897976366451</text:p>
          </table:table-cell>
          <table:table-cell office:value-type="float" office:value="4.57428267140137" calcext:value-type="float">
            <text:p>4.57428267140137</text:p>
          </table:table-cell>
          <table:table-cell office:value-type="float" office:value="4.54894113682779" calcext:value-type="float">
            <text:p>4.54894113682779</text:p>
          </table:table-cell>
          <table:table-cell office:value-type="float" office:value="4.50171658719657" calcext:value-type="float">
            <text:p>4.50171658719657</text:p>
          </table:table-cell>
          <table:table-cell office:value-type="float" office:value="4.49295388042664" calcext:value-type="float">
            <text:p>4.49295388042664</text:p>
          </table:table-cell>
          <table:table-cell office:value-type="float" office:value="4.47185889519297" calcext:value-type="float">
            <text:p>4.47185889519297</text:p>
          </table:table-cell>
          <table:table-cell office:value-type="float" office:value="4.46004809693258" calcext:value-type="float">
            <text:p>4.46004809693258</text:p>
          </table:table-cell>
          <table:table-cell office:value-type="float" office:value="4.45475012386989" calcext:value-type="float">
            <text:p>4.45475012386989</text:p>
          </table:table-cell>
          <table:table-cell office:value-type="float" office:value="4.44114334643955" calcext:value-type="float">
            <text:p>4.44114334643955</text:p>
          </table:table-cell>
          <table:table-cell office:value-type="float" office:value="4.44507568301159" calcext:value-type="float">
            <text:p>4.44507568301159</text:p>
          </table:table-cell>
          <table:table-cell office:value-type="float" office:value="4.42422184078769" calcext:value-type="float">
            <text:p>4.42422184078769</text:p>
          </table:table-cell>
          <table:table-cell office:value-type="float" office:value="4.39212244609174" calcext:value-type="float">
            <text:p>4.39212244609174</text:p>
          </table:table-cell>
          <table:table-cell office:value-type="float" office:value="4.40368849228441" calcext:value-type="float">
            <text:p>4.40368849228441</text:p>
          </table:table-cell>
          <table:table-cell office:value-type="float" office:value="4.38359199387157" calcext:value-type="float">
            <text:p>4.38359199387157</text:p>
          </table:table-cell>
          <table:table-cell office:value-type="float" office:value="4.37382929271997" calcext:value-type="float">
            <text:p>4.37382929271997</text:p>
          </table:table-cell>
          <table:table-cell office:value-type="float" office:value="4.36439917526869" calcext:value-type="float">
            <text:p>4.36439917526869</text:p>
          </table:table-cell>
          <table:table-cell office:value-type="float" office:value="4.35494224501871" calcext:value-type="float">
            <text:p>4.35494224501871</text:p>
          </table:table-cell>
          <table:table-cell office:value-type="float" office:value="4.33767488368206" calcext:value-type="float">
            <text:p>4.33767488368206</text:p>
          </table:table-cell>
          <table:table-cell office:value-type="float" office:value="4.32095793490147" calcext:value-type="float">
            <text:p>4.32095793490147</text:p>
          </table:table-cell>
          <table:table-cell office:value-type="float" office:value="4.32164331838692" calcext:value-type="float">
            <text:p>4.32164331838692</text:p>
          </table:table-cell>
          <table:table-cell office:value-type="float" office:value="4.3277632633735" calcext:value-type="float">
            <text:p>4.3277632633735</text:p>
          </table:table-cell>
          <table:table-cell office:value-type="float" office:value="4.30673316264708" calcext:value-type="float">
            <text:p>4.30673316264708</text:p>
          </table:table-cell>
          <table:table-cell office:value-type="float" office:value="4.28788212330432" calcext:value-type="float">
            <text:p>4.28788212330432</text:p>
          </table:table-cell>
          <table:table-cell office:value-type="float" office:value="4.2465805164459" calcext:value-type="float">
            <text:p>4.2465805164459</text:p>
          </table:table-cell>
          <table:table-cell office:value-type="float" office:value="4.24615418440901" calcext:value-type="float">
            <text:p>4.24615418440901</text:p>
          </table:table-cell>
          <table:table-cell office:value-type="float" office:value="4.23291228872629" calcext:value-type="float">
            <text:p>4.23291228872629</text:p>
          </table:table-cell>
          <table:table-cell office:value-type="float" office:value="4.23171319736099" calcext:value-type="float">
            <text:p>4.23171319736099</text:p>
          </table:table-cell>
          <table:table-cell office:value-type="float" office:value="4.22084848317128" calcext:value-type="float">
            <text:p>4.22084848317128</text:p>
          </table:table-cell>
          <table:table-cell office:value-type="float" office:value="4.21433861309737" calcext:value-type="float">
            <text:p>4.21433861309737</text:p>
          </table:table-cell>
          <table:table-cell office:value-type="float" office:value="4.19562523623953" calcext:value-type="float">
            <text:p>4.19562523623953</text:p>
          </table:table-cell>
          <table:table-cell office:value-type="float" office:value="4.19555588161112" calcext:value-type="float">
            <text:p>4.19555588161112</text:p>
          </table:table-cell>
          <table:table-cell office:value-type="float" office:value="4.18375962263224" calcext:value-type="float">
            <text:p>4.18375962263224</text:p>
          </table:table-cell>
          <table:table-cell office:value-type="float" office:value="4.17290444853413" calcext:value-type="float">
            <text:p>4.17290444853413</text:p>
          </table:table-cell>
          <table:table-cell office:value-type="float" office:value="4.1338160537069" calcext:value-type="float">
            <text:p>4.1338160537069</text:p>
          </table:table-cell>
          <table:table-cell office:value-type="float" office:value="4.13229284596788" calcext:value-type="float">
            <text:p>4.13229284596788</text:p>
          </table:table-cell>
          <table:table-cell office:value-type="float" office:value="4.1317619834076" calcext:value-type="float">
            <text:p>4.1317619834076</text:p>
          </table:table-cell>
          <table:table-cell office:value-type="float" office:value="4.12548390171446" calcext:value-type="float">
            <text:p>4.12548390171446</text:p>
          </table:table-cell>
          <table:table-cell office:value-type="float" office:value="4.11755251393729" calcext:value-type="float">
            <text:p>4.11755251393729</text:p>
          </table:table-cell>
          <table:table-cell office:value-type="float" office:value="4.10827177892779" calcext:value-type="float">
            <text:p>4.10827177892779</text:p>
          </table:table-cell>
          <table:table-cell office:value-type="float" office:value="4.11002403083729" calcext:value-type="float">
            <text:p>4.11002403083729</text:p>
          </table:table-cell>
          <table:table-cell office:value-type="float" office:value="4.10153267265788" calcext:value-type="float">
            <text:p>4.10153267265788</text:p>
          </table:table-cell>
          <table:table-cell office:value-type="float" office:value="4.09599984308594" calcext:value-type="float">
            <text:p>4.09599984308594</text:p>
          </table:table-cell>
          <table:table-cell office:value-type="float" office:value="4.09371391310242" calcext:value-type="float">
            <text:p>4.09371391310242</text:p>
          </table:table-cell>
          <table:table-cell office:value-type="float" office:value="4.06903166045557" calcext:value-type="float">
            <text:p>4.06903166045557</text:p>
          </table:table-cell>
          <table:table-cell office:value-type="float" office:value="4.06163931915539" calcext:value-type="float">
            <text:p>4.06163931915539</text:p>
          </table:table-cell>
          <table:table-cell office:value-type="float" office:value="4.06200890783133" calcext:value-type="float">
            <text:p>4.06200890783133</text:p>
          </table:table-cell>
          <table:table-cell office:value-type="float" office:value="4.06042472889208" calcext:value-type="float">
            <text:p>4.06042472889208</text:p>
          </table:table-cell>
          <table:table-cell office:value-type="float" office:value="4.0605436560726" calcext:value-type="float">
            <text:p>4.0605436560726</text:p>
          </table:table-cell>
          <table:table-cell office:value-type="float" office:value="4.05942000748429" calcext:value-type="float">
            <text:p>4.05942000748429</text:p>
          </table:table-cell>
          <table:table-cell office:value-type="float" office:value="4.06184121043961" calcext:value-type="float">
            <text:p>4.06184121043961</text:p>
          </table:table-cell>
          <table:table-cell office:value-type="float" office:value="4.05998920529136" calcext:value-type="float">
            <text:p>4.05998920529136</text:p>
          </table:table-cell>
          <table:table-cell office:value-type="float" office:value="4.05729660907638" calcext:value-type="float">
            <text:p>4.05729660907638</text:p>
          </table:table-cell>
        </table:table-row>
        <table:table-row table:style-name="ro1">
          <table:table-cell office:value-type="string" calcext:value-type="string">
            <text:p>final acc</text:p>
          </table:table-cell>
          <table:table-cell office:value-type="float" office:value="0.294134897360704" calcext:value-type="float">
            <text:p>0.294134897360704</text:p>
          </table:table-cell>
          <table:table-cell table:number-columns-repeated="99"/>
        </table:table-row>
        <table:table-row table:style-name="ro1" table:number-rows-repeated="22">
          <table:table-cell table:number-columns-repeated="101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Decay .2 * 1.01 – log/1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Decay .5 * 1.01 – log/1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10" calcext:value-type="float">
            <text:p>1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vg loss</text:p>
          </table:table-cell>
          <table:table-cell office:value-type="float" office:value="5.33488358122718" calcext:value-type="float">
            <text:p>5.33488358122718</text:p>
          </table:table-cell>
          <table:table-cell office:value-type="float" office:value="5.0730588546418" calcext:value-type="float">
            <text:p>5.0730588546418</text:p>
          </table:table-cell>
          <table:table-cell office:value-type="float" office:value="5.01674246779511" calcext:value-type="float">
            <text:p>5.01674246779511</text:p>
          </table:table-cell>
          <table:table-cell office:value-type="float" office:value="4.94806322030866" calcext:value-type="float">
            <text:p>4.94806322030866</text:p>
          </table:table-cell>
          <table:table-cell office:value-type="float" office:value="4.85645039043081" calcext:value-type="float">
            <text:p>4.85645039043081</text:p>
          </table:table-cell>
          <table:table-cell office:value-type="float" office:value="4.76266937108716" calcext:value-type="float">
            <text:p>4.76266937108716</text:p>
          </table:table-cell>
          <table:table-cell office:value-type="float" office:value="4.65397043928635" calcext:value-type="float">
            <text:p>4.65397043928635</text:p>
          </table:table-cell>
          <table:table-cell office:value-type="float" office:value="4.53520676954155" calcext:value-type="float">
            <text:p>4.53520676954155</text:p>
          </table:table-cell>
          <table:table-cell office:value-type="float" office:value="4.41102289724914" calcext:value-type="float">
            <text:p>4.41102289724914</text:p>
          </table:table-cell>
          <table:table-cell office:value-type="float" office:value="4.27912144771147" calcext:value-type="float">
            <text:p>4.27912144771147</text:p>
          </table:table-cell>
          <table:table-cell office:value-type="float" office:value="4.15244191019951" calcext:value-type="float">
            <text:p>4.15244191019951</text:p>
          </table:table-cell>
          <table:table-cell office:value-type="float" office:value="4.02918501540972" calcext:value-type="float">
            <text:p>4.02918501540972</text:p>
          </table:table-cell>
          <table:table-cell office:value-type="float" office:value="3.90976727488638" calcext:value-type="float">
            <text:p>3.90976727488638</text:p>
          </table:table-cell>
          <table:table-cell office:value-type="float" office:value="3.7946483883229" calcext:value-type="float">
            <text:p>3.7946483883229</text:p>
          </table:table-cell>
          <table:table-cell office:value-type="float" office:value="3.6764915731833" calcext:value-type="float">
            <text:p>3.6764915731833</text:p>
          </table:table-cell>
          <table:table-cell office:value-type="float" office:value="3.56629499636486" calcext:value-type="float">
            <text:p>3.56629499636486</text:p>
          </table:table-cell>
          <table:table-cell office:value-type="float" office:value="3.45742182455302" calcext:value-type="float">
            <text:p>3.45742182455302</text:p>
          </table:table-cell>
          <table:table-cell office:value-type="float" office:value="3.35240197548306" calcext:value-type="float">
            <text:p>3.35240197548306</text:p>
          </table:table-cell>
          <table:table-cell office:value-type="float" office:value="3.26177880893803" calcext:value-type="float">
            <text:p>3.26177880893803</text:p>
          </table:table-cell>
          <table:table-cell office:value-type="float" office:value="3.16125501327558" calcext:value-type="float">
            <text:p>3.16125501327558</text:p>
          </table:table-cell>
          <table:table-cell office:value-type="float" office:value="3.07203686719841" calcext:value-type="float">
            <text:p>3.07203686719841</text:p>
          </table:table-cell>
          <table:table-cell office:value-type="float" office:value="2.97575945619776" calcext:value-type="float">
            <text:p>2.97575945619776</text:p>
          </table:table-cell>
          <table:table-cell office:value-type="float" office:value="2.9112752002602" calcext:value-type="float">
            <text:p>2.9112752002602</text:p>
          </table:table-cell>
          <table:table-cell office:value-type="float" office:value="2.84144082964606" calcext:value-type="float">
            <text:p>2.84144082964606</text:p>
          </table:table-cell>
          <table:table-cell office:value-type="float" office:value="2.77265408336242" calcext:value-type="float">
            <text:p>2.77265408336242</text:p>
          </table:table-cell>
          <table:table-cell office:value-type="float" office:value="2.71080039939048" calcext:value-type="float">
            <text:p>2.71080039939048</text:p>
          </table:table-cell>
          <table:table-cell office:value-type="float" office:value="2.65030770286396" calcext:value-type="float">
            <text:p>2.65030770286396</text:p>
          </table:table-cell>
          <table:table-cell office:value-type="float" office:value="2.58995621801252" calcext:value-type="float">
            <text:p>2.58995621801252</text:p>
          </table:table-cell>
          <table:table-cell office:value-type="float" office:value="2.53956224561236" calcext:value-type="float">
            <text:p>2.53956224561236</text:p>
          </table:table-cell>
          <table:table-cell office:value-type="float" office:value="2.48304130053056" calcext:value-type="float">
            <text:p>2.48304130053056</text:p>
          </table:table-cell>
          <table:table-cell office:value-type="float" office:value="2.43190515616054" calcext:value-type="float">
            <text:p>2.43190515616054</text:p>
          </table:table-cell>
          <table:table-cell office:value-type="float" office:value="2.37624481285581" calcext:value-type="float">
            <text:p>2.37624481285581</text:p>
          </table:table-cell>
          <table:table-cell office:value-type="float" office:value="2.33836903670339" calcext:value-type="float">
            <text:p>2.33836903670339</text:p>
          </table:table-cell>
          <table:table-cell office:value-type="float" office:value="2.29935103039824" calcext:value-type="float">
            <text:p>2.29935103039824</text:p>
          </table:table-cell>
          <table:table-cell office:value-type="float" office:value="2.2687181265034" calcext:value-type="float">
            <text:p>2.2687181265034</text:p>
          </table:table-cell>
          <table:table-cell office:value-type="float" office:value="2.22964210358826" calcext:value-type="float">
            <text:p>2.22964210358826</text:p>
          </table:table-cell>
          <table:table-cell office:value-type="float" office:value="2.20001533409066" calcext:value-type="float">
            <text:p>2.20001533409066</text:p>
          </table:table-cell>
          <table:table-cell office:value-type="float" office:value="2.16781169033658" calcext:value-type="float">
            <text:p>2.16781169033658</text:p>
          </table:table-cell>
          <table:table-cell office:value-type="float" office:value="2.134221231835" calcext:value-type="float">
            <text:p>2.134221231835</text:p>
          </table:table-cell>
          <table:table-cell office:value-type="float" office:value="2.10691593796272" calcext:value-type="float">
            <text:p>2.10691593796272</text:p>
          </table:table-cell>
          <table:table-cell office:value-type="float" office:value="2.07526579741794" calcext:value-type="float">
            <text:p>2.07526579741794</text:p>
          </table:table-cell>
          <table:table-cell office:value-type="float" office:value="2.04354310772429" calcext:value-type="float">
            <text:p>2.04354310772429</text:p>
          </table:table-cell>
          <table:table-cell office:value-type="float" office:value="2.01687929540948" calcext:value-type="float">
            <text:p>2.01687929540948</text:p>
          </table:table-cell>
          <table:table-cell office:value-type="float" office:value="1.99475934422584" calcext:value-type="float">
            <text:p>1.99475934422584</text:p>
          </table:table-cell>
          <table:table-cell office:value-type="float" office:value="1.97146335559959" calcext:value-type="float">
            <text:p>1.97146335559959</text:p>
          </table:table-cell>
          <table:table-cell office:value-type="float" office:value="1.94920940003942" calcext:value-type="float">
            <text:p>1.94920940003942</text:p>
          </table:table-cell>
          <table:table-cell office:value-type="float" office:value="1.92858107631267" calcext:value-type="float">
            <text:p>1.92858107631267</text:p>
          </table:table-cell>
          <table:table-cell office:value-type="float" office:value="1.90502751597341" calcext:value-type="float">
            <text:p>1.90502751597341</text:p>
          </table:table-cell>
          <table:table-cell office:value-type="float" office:value="1.88653306102709" calcext:value-type="float">
            <text:p>1.88653306102709</text:p>
          </table:table-cell>
          <table:table-cell office:value-type="float" office:value="1.86701149312315" calcext:value-type="float">
            <text:p>1.86701149312315</text:p>
          </table:table-cell>
          <table:table-cell office:value-type="float" office:value="1.84514167168078" calcext:value-type="float">
            <text:p>1.84514167168078</text:p>
          </table:table-cell>
          <table:table-cell office:value-type="float" office:value="1.82264342992963" calcext:value-type="float">
            <text:p>1.82264342992963</text:p>
          </table:table-cell>
          <table:table-cell office:value-type="float" office:value="1.80951012782304" calcext:value-type="float">
            <text:p>1.80951012782304</text:p>
          </table:table-cell>
          <table:table-cell office:value-type="float" office:value="1.79321599262997" calcext:value-type="float">
            <text:p>1.79321599262997</text:p>
          </table:table-cell>
          <table:table-cell office:value-type="float" office:value="1.77993504385534" calcext:value-type="float">
            <text:p>1.77993504385534</text:p>
          </table:table-cell>
          <table:table-cell office:value-type="float" office:value="1.7657661051924" calcext:value-type="float">
            <text:p>1.7657661051924</text:p>
          </table:table-cell>
          <table:table-cell office:value-type="float" office:value="1.75158671526737" calcext:value-type="float">
            <text:p>1.75158671526737</text:p>
          </table:table-cell>
          <table:table-cell office:value-type="float" office:value="1.73915702260486" calcext:value-type="float">
            <text:p>1.73915702260486</text:p>
          </table:table-cell>
          <table:table-cell office:value-type="float" office:value="1.72467574449246" calcext:value-type="float">
            <text:p>1.72467574449246</text:p>
          </table:table-cell>
          <table:table-cell office:value-type="float" office:value="1.7123464433142" calcext:value-type="float">
            <text:p>1.712346443314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final acc</text:p>
          </table:table-cell>
          <table:table-cell office:value-type="float" office:value="0.77741935483871" calcext:value-type="float">
            <text:p>0.77741935483871</text:p>
          </table:table-cell>
          <table:table-cell table:number-columns-repeated="99"/>
        </table:table-row>
        <table:table-row table:style-name="ro1" table:number-rows-repeated="22">
          <table:table-cell table:number-columns-repeated="101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Decay .3 * 1.01 – log/1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Decay .6 * 1.01 – log/1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10" calcext:value-type="float">
            <text:p>1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vg loss</text:p>
          </table:table-cell>
          <table:table-cell office:value-type="float" office:value="5.27830255426546" calcext:value-type="float">
            <text:p>5.27830255426546</text:p>
          </table:table-cell>
          <table:table-cell office:value-type="float" office:value="5.06275472402554" calcext:value-type="float">
            <text:p>5.06275472402554</text:p>
          </table:table-cell>
          <table:table-cell office:value-type="float" office:value="4.98626934778502" calcext:value-type="float">
            <text:p>4.98626934778502</text:p>
          </table:table-cell>
          <table:table-cell office:value-type="float" office:value="4.88876982861848" calcext:value-type="float">
            <text:p>4.88876982861848</text:p>
          </table:table-cell>
          <table:table-cell office:value-type="float" office:value="4.77453191899382" calcext:value-type="float">
            <text:p>4.77453191899382</text:p>
          </table:table-cell>
          <table:table-cell office:value-type="float" office:value="4.64948607436837" calcext:value-type="float">
            <text:p>4.64948607436837</text:p>
          </table:table-cell>
          <table:table-cell office:value-type="float" office:value="4.52599550657021" calcext:value-type="float">
            <text:p>4.52599550657021</text:p>
          </table:table-cell>
          <table:table-cell office:value-type="float" office:value="4.38019092209791" calcext:value-type="float">
            <text:p>4.38019092209791</text:p>
          </table:table-cell>
          <table:table-cell office:value-type="float" office:value="4.23243713623255" calcext:value-type="float">
            <text:p>4.23243713623255</text:p>
          </table:table-cell>
          <table:table-cell office:value-type="float" office:value="4.07635484137514" calcext:value-type="float">
            <text:p>4.07635484137514</text:p>
          </table:table-cell>
          <table:table-cell office:value-type="float" office:value="3.93501924619117" calcext:value-type="float">
            <text:p>3.93501924619117</text:p>
          </table:table-cell>
          <table:table-cell office:value-type="float" office:value="3.79168099595888" calcext:value-type="float">
            <text:p>3.79168099595888</text:p>
          </table:table-cell>
          <table:table-cell office:value-type="float" office:value="3.66217482122316" calcext:value-type="float">
            <text:p>3.66217482122316</text:p>
          </table:table-cell>
          <table:table-cell office:value-type="float" office:value="3.54669277597517" calcext:value-type="float">
            <text:p>3.54669277597517</text:p>
          </table:table-cell>
          <table:table-cell office:value-type="float" office:value="3.42568023641809" calcext:value-type="float">
            <text:p>3.42568023641809</text:p>
          </table:table-cell>
          <table:table-cell office:value-type="float" office:value="3.32368442480497" calcext:value-type="float">
            <text:p>3.32368442480497</text:p>
          </table:table-cell>
          <table:table-cell office:value-type="float" office:value="3.20809774373109" calcext:value-type="float">
            <text:p>3.20809774373109</text:p>
          </table:table-cell>
          <table:table-cell office:value-type="float" office:value="3.10520483392284" calcext:value-type="float">
            <text:p>3.10520483392284</text:p>
          </table:table-cell>
          <table:table-cell office:value-type="float" office:value="2.99793867035281" calcext:value-type="float">
            <text:p>2.99793867035281</text:p>
          </table:table-cell>
          <table:table-cell office:value-type="float" office:value="2.90229375383936" calcext:value-type="float">
            <text:p>2.90229375383936</text:p>
          </table:table-cell>
          <table:table-cell office:value-type="float" office:value="2.81363940773677" calcext:value-type="float">
            <text:p>2.81363940773677</text:p>
          </table:table-cell>
          <table:table-cell office:value-type="float" office:value="2.71158409863377" calcext:value-type="float">
            <text:p>2.71158409863377</text:p>
          </table:table-cell>
          <table:table-cell office:value-type="float" office:value="2.6415461243594" calcext:value-type="float">
            <text:p>2.6415461243594</text:p>
          </table:table-cell>
          <table:table-cell office:value-type="float" office:value="2.57277866931444" calcext:value-type="float">
            <text:p>2.57277866931444</text:p>
          </table:table-cell>
          <table:table-cell office:value-type="float" office:value="2.50523362949142" calcext:value-type="float">
            <text:p>2.50523362949142</text:p>
          </table:table-cell>
          <table:table-cell office:value-type="float" office:value="2.44228397950085" calcext:value-type="float">
            <text:p>2.44228397950085</text:p>
          </table:table-cell>
          <table:table-cell office:value-type="float" office:value="2.38326351634144" calcext:value-type="float">
            <text:p>2.38326351634144</text:p>
          </table:table-cell>
          <table:table-cell office:value-type="float" office:value="2.32755770662214" calcext:value-type="float">
            <text:p>2.32755770662214</text:p>
          </table:table-cell>
          <table:table-cell office:value-type="float" office:value="2.27220824822502" calcext:value-type="float">
            <text:p>2.27220824822502</text:p>
          </table:table-cell>
          <table:table-cell office:value-type="float" office:value="2.22165230822083" calcext:value-type="float">
            <text:p>2.22165230822083</text:p>
          </table:table-cell>
          <table:table-cell office:value-type="float" office:value="2.17004871195963" calcext:value-type="float">
            <text:p>2.17004871195963</text:p>
          </table:table-cell>
          <table:table-cell office:value-type="float" office:value="2.11556010036592" calcext:value-type="float">
            <text:p>2.11556010036592</text:p>
          </table:table-cell>
          <table:table-cell office:value-type="float" office:value="2.07470944993682" calcext:value-type="float">
            <text:p>2.07470944993682</text:p>
          </table:table-cell>
          <table:table-cell office:value-type="float" office:value="2.0431629995179" calcext:value-type="float">
            <text:p>2.0431629995179</text:p>
          </table:table-cell>
          <table:table-cell office:value-type="float" office:value="2.00429326487663" calcext:value-type="float">
            <text:p>2.00429326487663</text:p>
          </table:table-cell>
          <table:table-cell office:value-type="float" office:value="1.9659730134807" calcext:value-type="float">
            <text:p>1.9659730134807</text:p>
          </table:table-cell>
          <table:table-cell office:value-type="float" office:value="1.93879476863431" calcext:value-type="float">
            <text:p>1.93879476863431</text:p>
          </table:table-cell>
          <table:table-cell office:value-type="float" office:value="1.90720051030718" calcext:value-type="float">
            <text:p>1.90720051030718</text:p>
          </table:table-cell>
          <table:table-cell office:value-type="float" office:value="1.87372867187404" calcext:value-type="float">
            <text:p>1.87372867187404</text:p>
          </table:table-cell>
          <table:table-cell office:value-type="float" office:value="1.84564024774392" calcext:value-type="float">
            <text:p>1.84564024774392</text:p>
          </table:table-cell>
          <table:table-cell office:value-type="float" office:value="1.81621561725381" calcext:value-type="float">
            <text:p>1.81621561725381</text:p>
          </table:table-cell>
          <table:table-cell office:value-type="float" office:value="1.78412028379902" calcext:value-type="float">
            <text:p>1.78412028379902</text:p>
          </table:table-cell>
          <table:table-cell office:value-type="float" office:value="1.76635429280325" calcext:value-type="float">
            <text:p>1.76635429280325</text:p>
          </table:table-cell>
          <table:table-cell office:value-type="float" office:value="1.74658645707287" calcext:value-type="float">
            <text:p>1.74658645707287</text:p>
          </table:table-cell>
          <table:table-cell office:value-type="float" office:value="1.72677034386549" calcext:value-type="float">
            <text:p>1.72677034386549</text:p>
          </table:table-cell>
          <table:table-cell office:value-type="float" office:value="1.7113009502669" calcext:value-type="float">
            <text:p>1.7113009502669</text:p>
          </table:table-cell>
          <table:table-cell office:value-type="float" office:value="1.69385501874845" calcext:value-type="float">
            <text:p>1.69385501874845</text:p>
          </table:table-cell>
          <table:table-cell office:value-type="float" office:value="1.67762312359573" calcext:value-type="float">
            <text:p>1.67762312359573</text:p>
          </table:table-cell>
          <table:table-cell office:value-type="float" office:value="1.65893923541708" calcext:value-type="float">
            <text:p>1.65893923541708</text:p>
          </table:table-cell>
          <table:table-cell office:value-type="float" office:value="1.64531001152418" calcext:value-type="float">
            <text:p>1.64531001152418</text:p>
          </table:table-cell>
          <table:table-cell office:value-type="float" office:value="1.62790337929937" calcext:value-type="float">
            <text:p>1.62790337929937</text:p>
          </table:table-cell>
          <table:table-cell office:value-type="float" office:value="1.60873804836885" calcext:value-type="float">
            <text:p>1.60873804836885</text:p>
          </table:table-cell>
          <table:table-cell office:value-type="float" office:value="1.59547951219128" calcext:value-type="float">
            <text:p>1.59547951219128</text:p>
          </table:table-cell>
          <table:table-cell office:value-type="float" office:value="1.58350481885774" calcext:value-type="float">
            <text:p>1.58350481885774</text:p>
          </table:table-cell>
          <table:table-cell office:value-type="float" office:value="1.57348581368821" calcext:value-type="float">
            <text:p>1.57348581368821</text:p>
          </table:table-cell>
          <table:table-cell office:value-type="float" office:value="1.55880081970682" calcext:value-type="float">
            <text:p>1.55880081970682</text:p>
          </table:table-cell>
          <table:table-cell office:value-type="float" office:value="1.55123020352131" calcext:value-type="float">
            <text:p>1.55123020352131</text:p>
          </table:table-cell>
          <table:table-cell office:value-type="float" office:value="1.54043867920001" calcext:value-type="float">
            <text:p>1.54043867920001</text:p>
          </table:table-cell>
          <table:table-cell office:value-type="float" office:value="1.52778001065927" calcext:value-type="float">
            <text:p>1.52778001065927</text:p>
          </table:table-cell>
          <table:table-cell office:value-type="float" office:value="1.51876932501801" calcext:value-type="float">
            <text:p>1.5187693250180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final acc</text:p>
          </table:table-cell>
          <table:table-cell office:value-type="float" office:value="0.864516129032258" calcext:value-type="float">
            <text:p>0.864516129032258</text:p>
          </table:table-cell>
          <table:table-cell table:number-columns-repeated="99"/>
        </table:table-row>
        <table:table-row table:style-name="ro1" table:number-rows-repeated="22">
          <table:table-cell table:number-columns-repeated="101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Decay .3 * 1.01 – log/1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Decay .6 * 1.01 – log/1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10" calcext:value-type="float">
            <text:p>1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vg loss</text:p>
          </table:table-cell>
          <table:table-cell office:value-type="float" office:value="5.29319368675904" calcext:value-type="float">
            <text:p>5.29319368675904</text:p>
          </table:table-cell>
          <table:table-cell office:value-type="float" office:value="5.08636588684209" calcext:value-type="float">
            <text:p>5.08636588684209</text:p>
          </table:table-cell>
          <table:table-cell office:value-type="float" office:value="5.02167818325551" calcext:value-type="float">
            <text:p>5.02167818325551</text:p>
          </table:table-cell>
          <table:table-cell office:value-type="float" office:value="4.95381908323829" calcext:value-type="float">
            <text:p>4.95381908323829</text:p>
          </table:table-cell>
          <table:table-cell office:value-type="float" office:value="4.86757354399877" calcext:value-type="float">
            <text:p>4.86757354399877</text:p>
          </table:table-cell>
          <table:table-cell office:value-type="float" office:value="4.75327342118967" calcext:value-type="float">
            <text:p>4.75327342118967</text:p>
          </table:table-cell>
          <table:table-cell office:value-type="float" office:value="4.62798678752554" calcext:value-type="float">
            <text:p>4.62798678752554</text:p>
          </table:table-cell>
          <table:table-cell office:value-type="float" office:value="4.49784744828112" calcext:value-type="float">
            <text:p>4.49784744828112</text:p>
          </table:table-cell>
          <table:table-cell office:value-type="float" office:value="4.34856612778158" calcext:value-type="float">
            <text:p>4.34856612778158</text:p>
          </table:table-cell>
          <table:table-cell office:value-type="float" office:value="4.19522822612506" calcext:value-type="float">
            <text:p>4.19522822612506</text:p>
          </table:table-cell>
          <table:table-cell office:value-type="float" office:value="4.04173443450345" calcext:value-type="float">
            <text:p>4.04173443450345</text:p>
          </table:table-cell>
          <table:table-cell office:value-type="float" office:value="3.89970595170922" calcext:value-type="float">
            <text:p>3.89970595170922</text:p>
          </table:table-cell>
          <table:table-cell office:value-type="float" office:value="3.76582577388899" calcext:value-type="float">
            <text:p>3.76582577388899</text:p>
          </table:table-cell>
          <table:table-cell office:value-type="float" office:value="3.63534602388179" calcext:value-type="float">
            <text:p>3.63534602388179</text:p>
          </table:table-cell>
          <table:table-cell office:value-type="float" office:value="3.50899516443258" calcext:value-type="float">
            <text:p>3.50899516443258</text:p>
          </table:table-cell>
          <table:table-cell office:value-type="float" office:value="3.38119806888546" calcext:value-type="float">
            <text:p>3.38119806888546</text:p>
          </table:table-cell>
          <table:table-cell office:value-type="float" office:value="3.26451224042993" calcext:value-type="float">
            <text:p>3.26451224042993</text:p>
          </table:table-cell>
          <table:table-cell office:value-type="float" office:value="3.15789395873073" calcext:value-type="float">
            <text:p>3.15789395873073</text:p>
          </table:table-cell>
          <table:table-cell office:value-type="float" office:value="3.04640463147427" calcext:value-type="float">
            <text:p>3.04640463147427</text:p>
          </table:table-cell>
          <table:table-cell office:value-type="float" office:value="2.94369093749106" calcext:value-type="float">
            <text:p>2.94369093749106</text:p>
          </table:table-cell>
          <table:table-cell office:value-type="float" office:value="2.85036075322441" calcext:value-type="float">
            <text:p>2.85036075322441</text:p>
          </table:table-cell>
          <table:table-cell office:value-type="float" office:value="2.75336400909883" calcext:value-type="float">
            <text:p>2.75336400909883</text:p>
          </table:table-cell>
          <table:table-cell office:value-type="float" office:value="2.67402744227543" calcext:value-type="float">
            <text:p>2.67402744227543</text:p>
          </table:table-cell>
          <table:table-cell office:value-type="float" office:value="2.60537011729789" calcext:value-type="float">
            <text:p>2.60537011729789</text:p>
          </table:table-cell>
          <table:table-cell office:value-type="float" office:value="2.53421569242162" calcext:value-type="float">
            <text:p>2.53421569242162</text:p>
          </table:table-cell>
          <table:table-cell office:value-type="float" office:value="2.47214228939851" calcext:value-type="float">
            <text:p>2.47214228939851</text:p>
          </table:table-cell>
          <table:table-cell office:value-type="float" office:value="2.40704592238794" calcext:value-type="float">
            <text:p>2.40704592238794</text:p>
          </table:table-cell>
          <table:table-cell office:value-type="float" office:value="2.34839087745272" calcext:value-type="float">
            <text:p>2.34839087745272</text:p>
          </table:table-cell>
          <table:table-cell office:value-type="float" office:value="2.29277241107026" calcext:value-type="float">
            <text:p>2.29277241107026</text:p>
          </table:table-cell>
          <table:table-cell office:value-type="float" office:value="2.23568701948341" calcext:value-type="float">
            <text:p>2.23568701948341</text:p>
          </table:table-cell>
          <table:table-cell office:value-type="float" office:value="2.1835673522716" calcext:value-type="float">
            <text:p>2.1835673522716</text:p>
          </table:table-cell>
          <table:table-cell office:value-type="float" office:value="2.12892931940959" calcext:value-type="float">
            <text:p>2.12892931940959</text:p>
          </table:table-cell>
          <table:table-cell office:value-type="float" office:value="2.08719702216091" calcext:value-type="float">
            <text:p>2.08719702216091</text:p>
          </table:table-cell>
          <table:table-cell office:value-type="float" office:value="2.04603663468998" calcext:value-type="float">
            <text:p>2.04603663468998</text:p>
          </table:table-cell>
          <table:table-cell office:value-type="float" office:value="2.01149514345493" calcext:value-type="float">
            <text:p>2.01149514345493</text:p>
          </table:table-cell>
          <table:table-cell office:value-type="float" office:value="1.97846197450742" calcext:value-type="float">
            <text:p>1.97846197450742</text:p>
          </table:table-cell>
          <table:table-cell office:value-type="float" office:value="1.93879063751627" calcext:value-type="float">
            <text:p>1.93879063751627</text:p>
          </table:table-cell>
          <table:table-cell office:value-type="float" office:value="1.90501180955118" calcext:value-type="float">
            <text:p>1.90501180955118</text:p>
          </table:table-cell>
          <table:table-cell office:value-type="float" office:value="1.87228148144306" calcext:value-type="float">
            <text:p>1.87228148144306</text:p>
          </table:table-cell>
          <table:table-cell office:value-type="float" office:value="1.84281203519101" calcext:value-type="float">
            <text:p>1.84281203519101</text:p>
          </table:table-cell>
          <table:table-cell office:value-type="float" office:value="1.81292927667656" calcext:value-type="float">
            <text:p>1.81292927667656</text:p>
          </table:table-cell>
          <table:table-cell office:value-type="float" office:value="1.77800339717667" calcext:value-type="float">
            <text:p>1.77800339717667</text:p>
          </table:table-cell>
          <table:table-cell office:value-type="float" office:value="1.75177600582995" calcext:value-type="float">
            <text:p>1.75177600582995</text:p>
          </table:table-cell>
          <table:table-cell office:value-type="float" office:value="1.73291999704479" calcext:value-type="float">
            <text:p>1.73291999704479</text:p>
          </table:table-cell>
          <table:table-cell office:value-type="float" office:value="1.70786862969768" calcext:value-type="float">
            <text:p>1.70786862969768</text:p>
          </table:table-cell>
          <table:table-cell office:value-type="float" office:value="1.68745589882399" calcext:value-type="float">
            <text:p>1.68745589882399</text:p>
          </table:table-cell>
          <table:table-cell office:value-type="float" office:value="1.67018779363063" calcext:value-type="float">
            <text:p>1.67018779363063</text:p>
          </table:table-cell>
          <table:table-cell office:value-type="float" office:value="1.64626967839336" calcext:value-type="float">
            <text:p>1.64626967839336</text:p>
          </table:table-cell>
          <table:table-cell office:value-type="float" office:value="1.63144169645758" calcext:value-type="float">
            <text:p>1.63144169645758</text:p>
          </table:table-cell>
          <table:table-cell office:value-type="float" office:value="1.61172598835385" calcext:value-type="float">
            <text:p>1.61172598835385</text:p>
          </table:table-cell>
          <table:table-cell office:value-type="float" office:value="1.59320410158729" calcext:value-type="float">
            <text:p>1.59320410158729</text:p>
          </table:table-cell>
          <table:table-cell office:value-type="float" office:value="1.57408048952483" calcext:value-type="float">
            <text:p>1.57408048952483</text:p>
          </table:table-cell>
          <table:table-cell office:value-type="float" office:value="1.56017332729474" calcext:value-type="float">
            <text:p>1.56017332729474</text:p>
          </table:table-cell>
          <table:table-cell office:value-type="float" office:value="1.54450895398014" calcext:value-type="float">
            <text:p>1.54450895398014</text:p>
          </table:table-cell>
          <table:table-cell office:value-type="float" office:value="1.53379119230819" calcext:value-type="float">
            <text:p>1.53379119230819</text:p>
          </table:table-cell>
          <table:table-cell office:value-type="float" office:value="1.51986572432315" calcext:value-type="float">
            <text:p>1.51986572432315</text:p>
          </table:table-cell>
          <table:table-cell office:value-type="float" office:value="1.50937194454495" calcext:value-type="float">
            <text:p>1.50937194454495</text:p>
          </table:table-cell>
          <table:table-cell office:value-type="float" office:value="1.49826703809019" calcext:value-type="float">
            <text:p>1.49826703809019</text:p>
          </table:table-cell>
          <table:table-cell office:value-type="float" office:value="1.485757683543" calcext:value-type="float">
            <text:p>1.485757683543</text:p>
          </table:table-cell>
          <table:table-cell office:value-type="float" office:value="1.47563271736401" calcext:value-type="float">
            <text:p>1.4756327173640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final acc</text:p>
          </table:table-cell>
          <table:table-cell office:value-type="float" office:value="0.406451612903226" calcext:value-type="float">
            <text:p>0.406451612903226</text:p>
          </table:table-cell>
          <table:table-cell table:number-columns-repeated="99"/>
        </table:table-row>
        <table:table-row table:style-name="ro1" table:number-rows-repeated="24">
          <table:table-cell table:number-columns-repeated="101"/>
        </table:table-row>
        <table:table-row table:style-name="ro1">
          <table:table-cell office:value-type="string" calcext:value-type="string">
            <text:p>NEW</text:p>
          </table:table-cell>
          <table:table-cell table:number-columns-repeated="10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Decay 2 – log/2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Decay 2 <text:s/>– log/2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10" calcext:value-type="float">
            <text:p>1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vg loss</text:p>
          </table:table-cell>
          <table:table-cell office:value-type="float" office:value="5.15521175964306" calcext:value-type="float">
            <text:p>5.15521175964306</text:p>
          </table:table-cell>
          <table:table-cell office:value-type="float" office:value="4.8895582467336" calcext:value-type="float">
            <text:p>4.8895582467336</text:p>
          </table:table-cell>
          <table:table-cell office:value-type="float" office:value="4.65814594113544" calcext:value-type="float">
            <text:p>4.65814594113544</text:p>
          </table:table-cell>
          <table:table-cell office:value-type="float" office:value="4.43994558053413" calcext:value-type="float">
            <text:p>4.43994558053413</text:p>
          </table:table-cell>
          <table:table-cell office:value-type="float" office:value="4.26722702916142" calcext:value-type="float">
            <text:p>4.26722702916142</text:p>
          </table:table-cell>
          <table:table-cell office:value-type="float" office:value="4.12933510394482" calcext:value-type="float">
            <text:p>4.12933510394482</text:p>
          </table:table-cell>
          <table:table-cell office:value-type="float" office:value="3.99287279682943" calcext:value-type="float">
            <text:p>3.99287279682943</text:p>
          </table:table-cell>
          <table:table-cell office:value-type="float" office:value="3.90005627082763" calcext:value-type="float">
            <text:p>3.90005627082763</text:p>
          </table:table-cell>
          <table:table-cell office:value-type="float" office:value="3.81489337528725" calcext:value-type="float">
            <text:p>3.81489337528725</text:p>
          </table:table-cell>
          <table:table-cell office:value-type="float" office:value="3.72075393664369" calcext:value-type="float">
            <text:p>3.72075393664369</text:p>
          </table:table-cell>
          <table:table-cell office:value-type="float" office:value="3.63737524722116" calcext:value-type="float">
            <text:p>3.63737524722116</text:p>
          </table:table-cell>
          <table:table-cell office:value-type="float" office:value="3.55723097513664" calcext:value-type="float">
            <text:p>3.55723097513664</text:p>
          </table:table-cell>
          <table:table-cell office:value-type="float" office:value="3.50581733981946" calcext:value-type="float">
            <text:p>3.50581733981946</text:p>
          </table:table-cell>
          <table:table-cell office:value-type="float" office:value="3.46050142244779" calcext:value-type="float">
            <text:p>3.46050142244779</text:p>
          </table:table-cell>
          <table:table-cell office:value-type="float" office:value="3.43832805557045" calcext:value-type="float">
            <text:p>3.43832805557045</text:p>
          </table:table-cell>
          <table:table-cell office:value-type="float" office:value="3.44140729537861" calcext:value-type="float">
            <text:p>3.44140729537861</text:p>
          </table:table-cell>
          <table:table-cell office:value-type="float" office:value="3.40925888769689" calcext:value-type="float">
            <text:p>3.40925888769689</text:p>
          </table:table-cell>
          <table:table-cell office:value-type="float" office:value="3.32258659243561" calcext:value-type="float">
            <text:p>3.32258659243561</text:p>
          </table:table-cell>
          <table:table-cell office:value-type="float" office:value="3.36796305773449" calcext:value-type="float">
            <text:p>3.36796305773449</text:p>
          </table:table-cell>
          <table:table-cell office:value-type="float" office:value="3.31117628634406" calcext:value-type="float">
            <text:p>3.31117628634406</text:p>
          </table:table-cell>
          <table:table-cell office:value-type="float" office:value="3.27562774860016" calcext:value-type="float">
            <text:p>3.27562774860016</text:p>
          </table:table-cell>
          <table:table-cell office:value-type="float" office:value="3.27192126631215" calcext:value-type="float">
            <text:p>3.27192126631215</text:p>
          </table:table-cell>
          <table:table-cell office:value-type="float" office:value="3.22149051468372" calcext:value-type="float">
            <text:p>3.22149051468372</text:p>
          </table:table-cell>
          <table:table-cell office:value-type="float" office:value="3.1725445717428" calcext:value-type="float">
            <text:p>3.1725445717428</text:p>
          </table:table-cell>
          <table:table-cell office:value-type="float" office:value="3.13100546915246" calcext:value-type="float">
            <text:p>3.13100546915246</text:p>
          </table:table-cell>
          <table:table-cell office:value-type="float" office:value="3.12390968860952" calcext:value-type="float">
            <text:p>3.12390968860952</text:p>
          </table:table-cell>
          <table:table-cell office:value-type="float" office:value="3.14630587439689" calcext:value-type="float">
            <text:p>3.14630587439689</text:p>
          </table:table-cell>
          <table:table-cell office:value-type="float" office:value="3.09639939357502" calcext:value-type="float">
            <text:p>3.09639939357502</text:p>
          </table:table-cell>
          <table:table-cell office:value-type="float" office:value="3.06238946070808" calcext:value-type="float">
            <text:p>3.06238946070808</text:p>
          </table:table-cell>
          <table:table-cell office:value-type="float" office:value="3.0562229759015" calcext:value-type="float">
            <text:p>3.0562229759015</text:p>
          </table:table-cell>
          <table:table-cell office:value-type="float" office:value="2.98466475889225" calcext:value-type="float">
            <text:p>2.98466475889225</text:p>
          </table:table-cell>
          <table:table-cell office:value-type="float" office:value="2.94867774380145" calcext:value-type="float">
            <text:p>2.94867774380145</text:p>
          </table:table-cell>
          <table:table-cell office:value-type="float" office:value="2.93446502348449" calcext:value-type="float">
            <text:p>2.93446502348449</text:p>
          </table:table-cell>
          <table:table-cell office:value-type="float" office:value="2.88937335683999" calcext:value-type="float">
            <text:p>2.88937335683999</text:p>
          </table:table-cell>
          <table:table-cell office:value-type="float" office:value="2.86020525942811" calcext:value-type="float">
            <text:p>2.86020525942811</text:p>
          </table:table-cell>
          <table:table-cell office:value-type="float" office:value="2.86492519934339" calcext:value-type="float">
            <text:p>2.86492519934339</text:p>
          </table:table-cell>
          <table:table-cell office:value-type="float" office:value="2.83015313291284" calcext:value-type="float">
            <text:p>2.83015313291284</text:p>
          </table:table-cell>
          <table:table-cell office:value-type="float" office:value="2.79317039445735" calcext:value-type="float">
            <text:p>2.79317039445735</text:p>
          </table:table-cell>
          <table:table-cell office:value-type="float" office:value="2.77434670663682" calcext:value-type="float">
            <text:p>2.77434670663682</text:p>
          </table:table-cell>
          <table:table-cell office:value-type="float" office:value="2.73948467849414" calcext:value-type="float">
            <text:p>2.739484678494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inal acc</text:p>
          </table:table-cell>
          <table:table-cell office:value-type="float" office:value="0.693548387096774" calcext:value-type="float">
            <text:p>0.693548387096774</text:p>
          </table:table-cell>
          <table:table-cell table:number-columns-repeated="99"/>
        </table:table-row>
        <table:table-row table:style-name="ro1" table:number-rows-repeated="22">
          <table:table-cell table:number-columns-repeated="101"/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10" calcext:value-type="float">
            <text:p>1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vg loss</text:p>
          </table:table-cell>
          <table:table-cell office:value-type="float" office:value="5.19847592503994" calcext:value-type="float">
            <text:p>5.19847592503994</text:p>
          </table:table-cell>
          <table:table-cell office:value-type="float" office:value="4.98214189362409" calcext:value-type="float">
            <text:p>4.98214189362409</text:p>
          </table:table-cell>
          <table:table-cell office:value-type="float" office:value="4.79774152657301" calcext:value-type="float">
            <text:p>4.79774152657301</text:p>
          </table:table-cell>
          <table:table-cell office:value-type="float" office:value="4.58666324932082" calcext:value-type="float">
            <text:p>4.58666324932082</text:p>
          </table:table-cell>
          <table:table-cell office:value-type="float" office:value="4.36067549511824" calcext:value-type="float">
            <text:p>4.36067549511824</text:p>
          </table:table-cell>
          <table:table-cell office:value-type="float" office:value="4.13938104591192" calcext:value-type="float">
            <text:p>4.13938104591192</text:p>
          </table:table-cell>
          <table:table-cell office:value-type="float" office:value="3.93414392220008" calcext:value-type="float">
            <text:p>3.93414392220008</text:p>
          </table:table-cell>
          <table:table-cell office:value-type="float" office:value="3.73913535594564" calcext:value-type="float">
            <text:p>3.73913535594564</text:p>
          </table:table-cell>
          <table:table-cell office:value-type="float" office:value="3.58530893914863" calcext:value-type="float">
            <text:p>3.58530893914863</text:p>
          </table:table-cell>
          <table:table-cell office:value-type="float" office:value="3.4142747471989" calcext:value-type="float">
            <text:p>3.4142747471989</text:p>
          </table:table-cell>
          <table:table-cell office:value-type="float" office:value="3.26794838977063" calcext:value-type="float">
            <text:p>3.26794838977063</text:p>
          </table:table-cell>
          <table:table-cell office:value-type="float" office:value="3.15787049585876" calcext:value-type="float">
            <text:p>3.15787049585876</text:p>
          </table:table-cell>
          <table:table-cell office:value-type="float" office:value="3.02857925444898" calcext:value-type="float">
            <text:p>3.02857925444898</text:p>
          </table:table-cell>
          <table:table-cell office:value-type="float" office:value="2.92111954965916" calcext:value-type="float">
            <text:p>2.92111954965916</text:p>
          </table:table-cell>
          <table:table-cell office:value-type="float" office:value="2.83152159963697" calcext:value-type="float">
            <text:p>2.83152159963697</text:p>
          </table:table-cell>
          <table:table-cell office:value-type="float" office:value="2.75575956244385" calcext:value-type="float">
            <text:p>2.75575956244385</text:p>
          </table:table-cell>
          <table:table-cell office:value-type="float" office:value="2.66854784946897" calcext:value-type="float">
            <text:p>2.66854784946897</text:p>
          </table:table-cell>
          <table:table-cell office:value-type="float" office:value="2.56926494475045" calcext:value-type="float">
            <text:p>2.56926494475045</text:p>
          </table:table-cell>
          <table:table-cell office:value-type="float" office:value="2.49078923748447" calcext:value-type="float">
            <text:p>2.49078923748447</text:p>
          </table:table-cell>
          <table:table-cell office:value-type="float" office:value="2.41232907617617" calcext:value-type="float">
            <text:p>2.41232907617617</text:p>
          </table:table-cell>
          <table:table-cell office:value-type="float" office:value="2.33528321503582" calcext:value-type="float">
            <text:p>2.33528321503582</text:p>
          </table:table-cell>
          <table:table-cell office:value-type="float" office:value="2.27844153308053" calcext:value-type="float">
            <text:p>2.27844153308053</text:p>
          </table:table-cell>
          <table:table-cell office:value-type="float" office:value="2.21072430464633" calcext:value-type="float">
            <text:p>2.21072430464633</text:p>
          </table:table-cell>
          <table:table-cell office:value-type="float" office:value="2.15027325800944" calcext:value-type="float">
            <text:p>2.15027325800944</text:p>
          </table:table-cell>
          <table:table-cell office:value-type="float" office:value="2.10435129370168" calcext:value-type="float">
            <text:p>2.10435129370168</text:p>
          </table:table-cell>
          <table:table-cell office:value-type="float" office:value="2.05276466977538" calcext:value-type="float">
            <text:p>2.05276466977538</text:p>
          </table:table-cell>
          <table:table-cell office:value-type="float" office:value="1.99692844921799" calcext:value-type="float">
            <text:p>1.99692844921799</text:p>
          </table:table-cell>
          <table:table-cell office:value-type="float" office:value="1.94363455782114" calcext:value-type="float">
            <text:p>1.94363455782114</text:p>
          </table:table-cell>
          <table:table-cell office:value-type="float" office:value="1.89495198948378" calcext:value-type="float">
            <text:p>1.89495198948378</text:p>
          </table:table-cell>
          <table:table-cell office:value-type="float" office:value="1.85882483238975" calcext:value-type="float">
            <text:p>1.85882483238975</text:p>
          </table:table-cell>
          <table:table-cell office:value-type="float" office:value="1.82495174954481" calcext:value-type="float">
            <text:p>1.82495174954481</text:p>
          </table:table-cell>
          <table:table-cell office:value-type="float" office:value="1.78895005088909" calcext:value-type="float">
            <text:p>1.78895005088909</text:p>
          </table:table-cell>
          <table:table-cell office:value-type="float" office:value="1.769954699548" calcext:value-type="float">
            <text:p>1.769954699548</text:p>
          </table:table-cell>
          <table:table-cell office:value-type="float" office:value="1.74605483858402" calcext:value-type="float">
            <text:p>1.74605483858402</text:p>
          </table:table-cell>
          <table:table-cell office:value-type="float" office:value="1.71344008055793" calcext:value-type="float">
            <text:p>1.71344008055793</text:p>
          </table:table-cell>
          <table:table-cell office:value-type="float" office:value="1.6958419890745" calcext:value-type="float">
            <text:p>1.6958419890745</text:p>
          </table:table-cell>
          <table:table-cell office:value-type="float" office:value="1.67191105525224" calcext:value-type="float">
            <text:p>1.67191105525224</text:p>
          </table:table-cell>
          <table:table-cell office:value-type="float" office:value="1.65543225570096" calcext:value-type="float">
            <text:p>1.65543225570096</text:p>
          </table:table-cell>
          <table:table-cell office:value-type="float" office:value="1.63369635151043" calcext:value-type="float">
            <text:p>1.63369635151043</text:p>
          </table:table-cell>
          <table:table-cell office:value-type="float" office:value="1.6147762577427" calcext:value-type="float">
            <text:p>1.61477625774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inal acc</text:p>
          </table:table-cell>
          <table:table-cell office:value-type="float" office:value="0.803225806451613" calcext:value-type="float">
            <text:p>0.803225806451613</text:p>
          </table:table-cell>
          <table:table-cell table:number-columns-repeated="99"/>
        </table:table-row>
        <table:table-row table:style-name="ro1" table:number-rows-repeated="25">
          <table:table-cell table:number-columns-repeated="101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2- log(x/5)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2</text:p>
          </table:table-cell>
          <table:table-cell table:number-columns-repeated="100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10" calcext:value-type="float">
            <text:p>10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avg loss</text:p>
          </table:table-cell>
          <table:table-cell office:value-type="float" office:value="5.14014800782689" calcext:value-type="float">
            <text:p>5.14014800782689</text:p>
          </table:table-cell>
          <table:table-cell office:value-type="float" office:value="4.82775766135986" calcext:value-type="float">
            <text:p>4.82775766135986</text:p>
          </table:table-cell>
          <table:table-cell office:value-type="float" office:value="4.55703311358419" calcext:value-type="float">
            <text:p>4.55703311358419</text:p>
          </table:table-cell>
          <table:table-cell office:value-type="float" office:value="4.32293748852062" calcext:value-type="float">
            <text:p>4.32293748852062</text:p>
          </table:table-cell>
          <table:table-cell office:value-type="float" office:value="4.14303654038613" calcext:value-type="float">
            <text:p>4.14303654038613</text:p>
          </table:table-cell>
          <table:table-cell office:value-type="float" office:value="3.99627331952587" calcext:value-type="float">
            <text:p>3.99627331952587</text:p>
          </table:table-cell>
          <table:table-cell office:value-type="float" office:value="3.83907406915287" calcext:value-type="float">
            <text:p>3.83907406915287</text:p>
          </table:table-cell>
          <table:table-cell office:value-type="float" office:value="3.74006737517395" calcext:value-type="float">
            <text:p>3.74006737517395</text:p>
          </table:table-cell>
          <table:table-cell office:value-type="float" office:value="3.62985488659781" calcext:value-type="float">
            <text:p>3.62985488659781</text:p>
          </table:table-cell>
          <table:table-cell office:value-type="float" office:value="3.54444869535493" calcext:value-type="float">
            <text:p>3.54444869535493</text:p>
          </table:table-cell>
          <table:table-cell office:value-type="float" office:value="3.45416182546987" calcext:value-type="float">
            <text:p>3.45416182546987</text:p>
          </table:table-cell>
          <table:table-cell office:value-type="float" office:value="3.38902195290471" calcext:value-type="float">
            <text:p>3.38902195290471</text:p>
          </table:table-cell>
          <table:table-cell office:value-type="float" office:value="3.27789719318087" calcext:value-type="float">
            <text:p>3.27789719318087</text:p>
          </table:table-cell>
          <table:table-cell office:value-type="float" office:value="3.2511929602604" calcext:value-type="float">
            <text:p>3.2511929602604</text:p>
          </table:table-cell>
          <table:table-cell office:value-type="float" office:value="3.15672875894014" calcext:value-type="float">
            <text:p>3.15672875894014</text:p>
          </table:table-cell>
          <table:table-cell office:value-type="float" office:value="3.11505975152937" calcext:value-type="float">
            <text:p>3.11505975152937</text:p>
          </table:table-cell>
          <table:table-cell office:value-type="float" office:value="3.07586441890853" calcext:value-type="float">
            <text:p>3.07586441890853</text:p>
          </table:table-cell>
          <table:table-cell office:value-type="float" office:value="3.00597196008673" calcext:value-type="float">
            <text:p>3.00597196008673</text:p>
          </table:table-cell>
          <table:table-cell office:value-type="float" office:value="2.92887609644572" calcext:value-type="float">
            <text:p>2.92887609644572</text:p>
          </table:table-cell>
          <table:table-cell office:value-type="float" office:value="2.91191753897225" calcext:value-type="float">
            <text:p>2.91191753897225</text:p>
          </table:table-cell>
          <table:table-cell office:value-type="float" office:value="2.8237537851331" calcext:value-type="float">
            <text:p>2.8237537851331</text:p>
          </table:table-cell>
          <table:table-cell office:value-type="float" office:value="2.79666912193233" calcext:value-type="float">
            <text:p>2.79666912193233</text:p>
          </table:table-cell>
          <table:table-cell office:value-type="float" office:value="2.75173397607839" calcext:value-type="float">
            <text:p>2.75173397607839</text:p>
          </table:table-cell>
          <table:table-cell office:value-type="float" office:value="2.68953758515391" calcext:value-type="float">
            <text:p>2.68953758515391</text:p>
          </table:table-cell>
          <table:table-cell office:value-type="float" office:value="2.6619834516903" calcext:value-type="float">
            <text:p>2.6619834516903</text:p>
          </table:table-cell>
          <table:table-cell office:value-type="float" office:value="2.63205108509763" calcext:value-type="float">
            <text:p>2.63205108509763</text:p>
          </table:table-cell>
          <table:table-cell office:value-type="float" office:value="2.57287688468718" calcext:value-type="float">
            <text:p>2.57287688468718</text:p>
          </table:table-cell>
          <table:table-cell office:value-type="float" office:value="2.51980226724974" calcext:value-type="float">
            <text:p>2.51980226724974</text:p>
          </table:table-cell>
          <table:table-cell office:value-type="float" office:value="2.47974924227777" calcext:value-type="float">
            <text:p>2.47974924227777</text:p>
          </table:table-cell>
          <table:table-cell office:value-type="float" office:value="2.42198118846593" calcext:value-type="float">
            <text:p>2.42198118846593</text:p>
          </table:table-cell>
          <table:table-cell office:value-type="float" office:value="2.38671810313645" calcext:value-type="float">
            <text:p>2.38671810313645</text:p>
          </table:table-cell>
          <table:table-cell office:value-type="float" office:value="2.36229295885068" calcext:value-type="float">
            <text:p>2.36229295885068</text:p>
          </table:table-cell>
          <table:table-cell office:value-type="float" office:value="2.33496345287556" calcext:value-type="float">
            <text:p>2.33496345287556</text:p>
          </table:table-cell>
          <table:table-cell office:value-type="float" office:value="2.30478275195926" calcext:value-type="float">
            <text:p>2.30478275195926</text:p>
          </table:table-cell>
          <table:table-cell office:value-type="float" office:value="2.28204320088397" calcext:value-type="float">
            <text:p>2.28204320088397</text:p>
          </table:table-cell>
          <table:table-cell office:value-type="float" office:value="2.26248917348558" calcext:value-type="float">
            <text:p>2.26248917348558</text:p>
          </table:table-cell>
          <table:table-cell office:value-type="float" office:value="2.24539754642714" calcext:value-type="float">
            <text:p>2.24539754642714</text:p>
          </table:table-cell>
          <table:table-cell office:value-type="float" office:value="2.22982054397728" calcext:value-type="float">
            <text:p>2.22982054397728</text:p>
          </table:table-cell>
          <table:table-cell office:value-type="float" office:value="2.21638663577556" calcext:value-type="float">
            <text:p>2.21638663577556</text:p>
          </table:table-cell>
          <table:table-cell office:value-type="float" office:value="2.20115437690464" calcext:value-type="float">
            <text:p>2.2011543769046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inal acc</text:p>
          </table:table-cell>
          <table:table-cell office:value-type="float" office:value="0.738709677419355" calcext:value-type="float">
            <text:p>0.738709677419355</text:p>
          </table:table-cell>
          <table:table-cell table:number-columns-repeated="99"/>
        </table:table-row>
        <table:table-row table:style-name="ro1" table:number-rows-repeated="26">
          <table:table-cell table:number-columns-repeated="101"/>
        </table:table-row>
        <table:table-row table:style-name="ro1">
          <table:table-cell office:value-type="float" office:value="5.22898090634859" calcext:value-type="float">
            <text:p>5.22898090634859</text:p>
          </table:table-cell>
          <table:table-cell office:value-type="float" office:value="5.02546989883488" calcext:value-type="float">
            <text:p>5.02546989883488</text:p>
          </table:table-cell>
          <table:table-cell office:value-type="float" office:value="4.87911837399554" calcext:value-type="float">
            <text:p>4.87911837399554</text:p>
          </table:table-cell>
          <table:table-cell office:value-type="float" office:value="4.69314723600263" calcext:value-type="float">
            <text:p>4.69314723600263</text:p>
          </table:table-cell>
          <table:table-cell office:value-type="float" office:value="4.48949319238986" calcext:value-type="float">
            <text:p>4.48949319238986</text:p>
          </table:table-cell>
          <table:table-cell office:value-type="float" office:value="4.2926962273595" calcext:value-type="float">
            <text:p>4.2926962273595</text:p>
          </table:table-cell>
          <table:table-cell office:value-type="float" office:value="4.10323469434889" calcext:value-type="float">
            <text:p>4.10323469434889</text:p>
          </table:table-cell>
          <table:table-cell office:value-type="float" office:value="3.92452451467375" calcext:value-type="float">
            <text:p>3.92452451467375</text:p>
          </table:table-cell>
          <table:table-cell office:value-type="float" office:value="3.74692285393845" calcext:value-type="float">
            <text:p>3.74692285393845</text:p>
          </table:table-cell>
          <table:table-cell office:value-type="float" office:value="3.58258460404529" calcext:value-type="float">
            <text:p>3.58258460404529</text:p>
          </table:table-cell>
          <table:table-cell office:value-type="float" office:value="3.42463995747296" calcext:value-type="float">
            <text:p>3.42463995747296</text:p>
          </table:table-cell>
          <table:table-cell office:value-type="float" office:value="3.27888643500235" calcext:value-type="float">
            <text:p>3.27888643500235</text:p>
          </table:table-cell>
          <table:table-cell office:value-type="float" office:value="3.15606060415516" calcext:value-type="float">
            <text:p>3.15606060415516</text:p>
          </table:table-cell>
          <table:table-cell office:value-type="float" office:value="3.03807257284729" calcext:value-type="float">
            <text:p>3.03807257284729</text:p>
          </table:table-cell>
          <table:table-cell office:value-type="float" office:value="2.92558691902864" calcext:value-type="float">
            <text:p>2.92558691902864</text:p>
          </table:table-cell>
          <table:table-cell office:value-type="float" office:value="2.83417880489409" calcext:value-type="float">
            <text:p>2.83417880489409</text:p>
          </table:table-cell>
          <table:table-cell office:value-type="float" office:value="2.7454049295977" calcext:value-type="float">
            <text:p>2.7454049295977</text:p>
          </table:table-cell>
          <table:table-cell office:value-type="float" office:value="2.65380296597944" calcext:value-type="float">
            <text:p>2.65380296597944</text:p>
          </table:table-cell>
          <table:table-cell office:value-type="float" office:value="2.58513046240487" calcext:value-type="float">
            <text:p>2.58513046240487</text:p>
          </table:table-cell>
          <table:table-cell office:value-type="float" office:value="2.50327147286558" calcext:value-type="float">
            <text:p>2.50327147286558</text:p>
          </table:table-cell>
          <table:table-cell office:value-type="float" office:value="2.4320909745659" calcext:value-type="float">
            <text:p>2.4320909745659</text:p>
          </table:table-cell>
          <table:table-cell office:value-type="float" office:value="2.35203376020652" calcext:value-type="float">
            <text:p>2.35203376020652</text:p>
          </table:table-cell>
          <table:table-cell office:value-type="float" office:value="2.29283932920652" calcext:value-type="float">
            <text:p>2.29283932920652</text:p>
          </table:table-cell>
          <table:table-cell office:value-type="float" office:value="2.2465122956502" calcext:value-type="float">
            <text:p>2.2465122956502</text:p>
          </table:table-cell>
          <table:table-cell office:value-type="float" office:value="2.18477908469727" calcext:value-type="float">
            <text:p>2.18477908469727</text:p>
          </table:table-cell>
          <table:table-cell office:value-type="float" office:value="2.11760583103319" calcext:value-type="float">
            <text:p>2.11760583103319</text:p>
          </table:table-cell>
          <table:table-cell office:value-type="float" office:value="2.07651524677577" calcext:value-type="float">
            <text:p>2.07651524677577</text:p>
          </table:table-cell>
          <table:table-cell office:value-type="float" office:value="2.02307927228516" calcext:value-type="float">
            <text:p>2.02307927228516</text:p>
          </table:table-cell>
          <table:table-cell office:value-type="float" office:value="1.9619567300714" calcext:value-type="float">
            <text:p>1.9619567300714</text:p>
          </table:table-cell>
          <table:table-cell office:value-type="float" office:value="1.91776390921302" calcext:value-type="float">
            <text:p>1.91776390921302</text:p>
          </table:table-cell>
          <table:table-cell office:value-type="float" office:value="1.87748210811455" calcext:value-type="float">
            <text:p>1.87748210811455</text:p>
          </table:table-cell>
          <table:table-cell office:value-type="float" office:value="1.84152924170059" calcext:value-type="float">
            <text:p>1.84152924170059</text:p>
          </table:table-cell>
          <table:table-cell office:value-type="float" office:value="1.79191102725799" calcext:value-type="float">
            <text:p>1.79191102725799</text:p>
          </table:table-cell>
          <table:table-cell office:value-type="float" office:value="1.7671364894529" calcext:value-type="float">
            <text:p>1.7671364894529</text:p>
          </table:table-cell>
          <table:table-cell office:value-type="float" office:value="1.72970927599677" calcext:value-type="float">
            <text:p>1.72970927599677</text:p>
          </table:table-cell>
          <table:table-cell office:value-type="float" office:value="1.69654881628" calcext:value-type="float">
            <text:p>1.69654881628</text:p>
          </table:table-cell>
          <table:table-cell office:value-type="float" office:value="1.66578398165482" calcext:value-type="float">
            <text:p>1.66578398165482</text:p>
          </table:table-cell>
          <table:table-cell office:value-type="float" office:value="1.63728764295573" calcext:value-type="float">
            <text:p>1.63728764295573</text:p>
          </table:table-cell>
          <table:table-cell office:value-type="float" office:value="1.61730385797774" calcext:value-type="float">
            <text:p>1.61730385797774</text:p>
          </table:table-cell>
          <table:table-cell office:value-type="float" office:value="1.59863762203276" calcext:value-type="float">
            <text:p>1.59863762203276</text:p>
          </table:table-cell>
          <table:table-cell office:value-type="float" office:value="1.57138867035911" calcext:value-type="float">
            <text:p>1.57138867035911</text:p>
          </table:table-cell>
          <table:table-cell office:value-type="float" office:value="1.55041227923123" calcext:value-type="float">
            <text:p>1.55041227923123</text:p>
          </table:table-cell>
          <table:table-cell office:value-type="float" office:value="1.53413504849948" calcext:value-type="float">
            <text:p>1.53413504849948</text:p>
          </table:table-cell>
          <table:table-cell office:value-type="float" office:value="1.50622718487627" calcext:value-type="float">
            <text:p>1.50622718487627</text:p>
          </table:table-cell>
          <table:table-cell office:value-type="float" office:value="1.49263070081638" calcext:value-type="float">
            <text:p>1.49263070081638</text:p>
          </table:table-cell>
          <table:table-cell office:value-type="float" office:value="1.48054966975015" calcext:value-type="float">
            <text:p>1.48054966975015</text:p>
          </table:table-cell>
          <table:table-cell office:value-type="float" office:value="1.46150629020939" calcext:value-type="float">
            <text:p>1.46150629020939</text:p>
          </table:table-cell>
          <table:table-cell office:value-type="float" office:value="1.44580603370674" calcext:value-type="float">
            <text:p>1.44580603370674</text:p>
          </table:table-cell>
          <table:table-cell office:value-type="float" office:value="1.43401891885227" calcext:value-type="float">
            <text:p>1.43401891885227</text:p>
          </table:table-cell>
          <table:table-cell office:value-type="float" office:value="1.41932567295157" calcext:value-type="float">
            <text:p>1.41932567295157</text:p>
          </table:table-cell>
          <table:table-cell office:value-type="float" office:value="1.40650009864303" calcext:value-type="float">
            <text:p>1.40650009864303</text:p>
          </table:table-cell>
          <table:table-cell office:value-type="float" office:value="1.39612690491504" calcext:value-type="float">
            <text:p>1.39612690491504</text:p>
          </table:table-cell>
          <table:table-cell office:value-type="float" office:value="1.38304419762361" calcext:value-type="float">
            <text:p>1.38304419762361</text:p>
          </table:table-cell>
          <table:table-cell office:value-type="float" office:value="1.3757896217632" calcext:value-type="float">
            <text:p>1.3757896217632</text:p>
          </table:table-cell>
          <table:table-cell office:value-type="float" office:value="1.36635510444994" calcext:value-type="float">
            <text:p>1.36635510444994</text:p>
          </table:table-cell>
          <table:table-cell office:value-type="float" office:value="1.35486758061889" calcext:value-type="float">
            <text:p>1.35486758061889</text:p>
          </table:table-cell>
          <table:table-cell office:value-type="float" office:value="1.34692729916546" calcext:value-type="float">
            <text:p>1.34692729916546</text:p>
          </table:table-cell>
          <table:table-cell office:value-type="float" office:value="1.33953003263091" calcext:value-type="float">
            <text:p>1.33953003263091</text:p>
          </table:table-cell>
          <table:table-cell office:value-type="float" office:value="1.33299959344388" calcext:value-type="float">
            <text:p>1.33299959344388</text:p>
          </table:table-cell>
          <table:table-cell office:value-type="float" office:value="1.32740533994561" calcext:value-type="float">
            <text:p>1.32740533994561</text:p>
          </table:table-cell>
          <table:table-cell office:value-type="float" office:value="1.32188029000411" calcext:value-type="float">
            <text:p>1.32188029000411</text:p>
          </table:table-cell>
          <table:table-cell office:value-type="float" office:value="1.31324344608086" calcext:value-type="float">
            <text:p>1.31324344608086</text:p>
          </table:table-cell>
          <table:table-cell office:value-type="float" office:value="1.30670491988624" calcext:value-type="float">
            <text:p>1.30670491988624</text:p>
          </table:table-cell>
          <table:table-cell office:value-type="float" office:value="1.30064330386547" calcext:value-type="float">
            <text:p>1.30064330386547</text:p>
          </table:table-cell>
          <table:table-cell office:value-type="float" office:value="1.2944183930557" calcext:value-type="float">
            <text:p>1.2944183930557</text:p>
          </table:table-cell>
          <table:table-cell office:value-type="float" office:value="1.28668341755027" calcext:value-type="float">
            <text:p>1.28668341755027</text:p>
          </table:table-cell>
          <table:table-cell office:value-type="float" office:value="1.28100209276209" calcext:value-type="float">
            <text:p>1.28100209276209</text:p>
          </table:table-cell>
          <table:table-cell office:value-type="float" office:value="1.2751835940688" calcext:value-type="float">
            <text:p>1.2751835940688</text:p>
          </table:table-cell>
          <table:table-cell office:value-type="float" office:value="1.27257541724285" calcext:value-type="float">
            <text:p>1.27257541724285</text:p>
          </table:table-cell>
          <table:table-cell office:value-type="float" office:value="1.26582516185694" calcext:value-type="float">
            <text:p>1.26582516185694</text:p>
          </table:table-cell>
          <table:table-cell office:value-type="float" office:value="1.26168950679831" calcext:value-type="float">
            <text:p>1.26168950679831</text:p>
          </table:table-cell>
          <table:table-cell office:value-type="float" office:value="1.25517423167085" calcext:value-type="float">
            <text:p>1.25517423167085</text:p>
          </table:table-cell>
          <table:table-cell office:value-type="float" office:value="1.25358125222916" calcext:value-type="float">
            <text:p>1.25358125222916</text:p>
          </table:table-cell>
          <table:table-cell office:value-type="float" office:value="1.24653891238307" calcext:value-type="float">
            <text:p>1.24653891238307</text:p>
          </table:table-cell>
          <table:table-cell office:value-type="float" office:value="1.24339373349342" calcext:value-type="float">
            <text:p>1.24339373349342</text:p>
          </table:table-cell>
          <table:table-cell office:value-type="float" office:value="1.23532998302621" calcext:value-type="float">
            <text:p>1.23532998302621</text:p>
          </table:table-cell>
          <table:table-cell office:value-type="float" office:value="1.23324542237106" calcext:value-type="float">
            <text:p>1.23324542237106</text:p>
          </table:table-cell>
          <table:table-cell office:value-type="float" office:value="1.23000382062842" calcext:value-type="float">
            <text:p>1.23000382062842</text:p>
          </table:table-cell>
          <table:table-cell office:value-type="float" office:value="1.22702315770442" calcext:value-type="float">
            <text:p>1.22702315770442</text:p>
          </table:table-cell>
          <table:table-cell office:value-type="float" office:value="1.21930306889456" calcext:value-type="float">
            <text:p>1.21930306889456</text:p>
          </table:table-cell>
          <table:table-cell office:value-type="float" office:value="1.21840008372938" calcext:value-type="float">
            <text:p>1.21840008372938</text:p>
          </table:table-cell>
          <table:table-cell office:value-type="float" office:value="1.2137273966633" calcext:value-type="float">
            <text:p>1.2137273966633</text:p>
          </table:table-cell>
          <table:table-cell office:value-type="float" office:value="1.21151631246595" calcext:value-type="float">
            <text:p>1.21151631246595</text:p>
          </table:table-cell>
          <table:table-cell office:value-type="float" office:value="1.20796353881872" calcext:value-type="float">
            <text:p>1.20796353881872</text:p>
          </table:table-cell>
          <table:table-cell office:value-type="float" office:value="1.20499368250815" calcext:value-type="float">
            <text:p>1.20499368250815</text:p>
          </table:table-cell>
          <table:table-cell office:value-type="float" office:value="1.20064146939482" calcext:value-type="float">
            <text:p>1.20064146939482</text:p>
          </table:table-cell>
          <table:table-cell office:value-type="float" office:value="1.19863845781106" calcext:value-type="float">
            <text:p>1.19863845781106</text:p>
          </table:table-cell>
          <table:table-cell office:value-type="float" office:value="1.19569053969208" calcext:value-type="float">
            <text:p>1.19569053969208</text:p>
          </table:table-cell>
          <table:table-cell office:value-type="float" office:value="1.19518688900142" calcext:value-type="float">
            <text:p>1.19518688900142</text:p>
          </table:table-cell>
          <table:table-cell office:value-type="float" office:value="1.19078226924225" calcext:value-type="float">
            <text:p>1.19078226924225</text:p>
          </table:table-cell>
          <table:table-cell office:value-type="float" office:value="1.1897931919429" calcext:value-type="float">
            <text:p>1.1897931919429</text:p>
          </table:table-cell>
          <table:table-cell office:value-type="float" office:value="1.18590990903761" calcext:value-type="float">
            <text:p>1.18590990903761</text:p>
          </table:table-cell>
          <table:table-cell office:value-type="float" office:value="1.18225855745984" calcext:value-type="float">
            <text:p>1.18225855745984</text:p>
          </table:table-cell>
          <table:table-cell office:value-type="float" office:value="1.18203133185402" calcext:value-type="float">
            <text:p>1.18203133185402</text:p>
          </table:table-cell>
          <table:table-cell office:value-type="float" office:value="1.17661315796745" calcext:value-type="float">
            <text:p>1.17661315796745</text:p>
          </table:table-cell>
          <table:table-cell office:value-type="float" office:value="1.17568387026168" calcext:value-type="float">
            <text:p>1.17568387026168</text:p>
          </table:table-cell>
          <table:table-cell office:value-type="float" office:value="1.17163870230442" calcext:value-type="float">
            <text:p>1.17163870230442</text:p>
          </table:table-cell>
          <table:table-cell office:value-type="float" office:value="1.16858487783357" calcext:value-type="float">
            <text:p>1.16858487783357</text:p>
          </table:table-cell>
          <table:table-cell office:value-type="float" office:value="1.16635095714914" calcext:value-type="float">
            <text:p>1.16635095714914</text:p>
          </table:table-cell>
          <table:table-cell office:value-type="float" office:value="1.16496226331488" calcext:value-type="float">
            <text:p>1.16496226331488</text:p>
          </table:table-cell>
          <table:table-cell/>
        </table:table-row>
        <table:table-row table:style-name="ro1" table:number-rows-repeated="2">
          <table:table-cell table:number-columns-repeated="101"/>
        </table:table-row>
        <table:table-row table:style-name="ro1">
          <table:table-cell office:value-type="string" calcext:value-type="string">
            <text:p>Cross Entropy</text:p>
          </table:table-cell>
          <table:table-cell office:value-type="float" office:value="5.22898090634859" calcext:value-type="float">
            <text:p>5.22898090634859</text:p>
          </table:table-cell>
          <table:table-cell office:value-type="float" office:value="5.02546989883488" calcext:value-type="float">
            <text:p>5.02546989883488</text:p>
          </table:table-cell>
          <table:table-cell office:value-type="float" office:value="4.87911837399554" calcext:value-type="float">
            <text:p>4.87911837399554</text:p>
          </table:table-cell>
          <table:table-cell office:value-type="float" office:value="4.69314723600263" calcext:value-type="float">
            <text:p>4.69314723600263</text:p>
          </table:table-cell>
          <table:table-cell office:value-type="float" office:value="4.48949319238986" calcext:value-type="float">
            <text:p>4.48949319238986</text:p>
          </table:table-cell>
          <table:table-cell office:value-type="float" office:value="4.2926962273595" calcext:value-type="float">
            <text:p>4.2926962273595</text:p>
          </table:table-cell>
          <table:table-cell office:value-type="float" office:value="4.10323469434889" calcext:value-type="float">
            <text:p>4.10323469434889</text:p>
          </table:table-cell>
          <table:table-cell office:value-type="float" office:value="3.92452451467375" calcext:value-type="float">
            <text:p>3.92452451467375</text:p>
          </table:table-cell>
          <table:table-cell office:value-type="float" office:value="3.74692285393845" calcext:value-type="float">
            <text:p>3.74692285393845</text:p>
          </table:table-cell>
          <table:table-cell office:value-type="float" office:value="3.58258460404529" calcext:value-type="float">
            <text:p>3.58258460404529</text:p>
          </table:table-cell>
          <table:table-cell office:value-type="float" office:value="3.42463995747296" calcext:value-type="float">
            <text:p>3.42463995747296</text:p>
          </table:table-cell>
          <table:table-cell office:value-type="float" office:value="3.27888643500235" calcext:value-type="float">
            <text:p>3.27888643500235</text:p>
          </table:table-cell>
          <table:table-cell office:value-type="float" office:value="3.15606060415516" calcext:value-type="float">
            <text:p>3.15606060415516</text:p>
          </table:table-cell>
          <table:table-cell office:value-type="float" office:value="3.03807257284729" calcext:value-type="float">
            <text:p>3.03807257284729</text:p>
          </table:table-cell>
          <table:table-cell office:value-type="float" office:value="2.92558691902864" calcext:value-type="float">
            <text:p>2.92558691902864</text:p>
          </table:table-cell>
          <table:table-cell office:value-type="float" office:value="2.83417880489409" calcext:value-type="float">
            <text:p>2.83417880489409</text:p>
          </table:table-cell>
          <table:table-cell office:value-type="float" office:value="2.7454049295977" calcext:value-type="float">
            <text:p>2.7454049295977</text:p>
          </table:table-cell>
          <table:table-cell office:value-type="float" office:value="2.65380296597944" calcext:value-type="float">
            <text:p>2.65380296597944</text:p>
          </table:table-cell>
          <table:table-cell office:value-type="float" office:value="2.58513046240487" calcext:value-type="float">
            <text:p>2.58513046240487</text:p>
          </table:table-cell>
          <table:table-cell office:value-type="float" office:value="2.50327147286558" calcext:value-type="float">
            <text:p>2.50327147286558</text:p>
          </table:table-cell>
          <table:table-cell office:value-type="float" office:value="2.4320909745659" calcext:value-type="float">
            <text:p>2.4320909745659</text:p>
          </table:table-cell>
          <table:table-cell office:value-type="float" office:value="2.35203376020652" calcext:value-type="float">
            <text:p>2.35203376020652</text:p>
          </table:table-cell>
          <table:table-cell office:value-type="float" office:value="2.29283932920652" calcext:value-type="float">
            <text:p>2.29283932920652</text:p>
          </table:table-cell>
          <table:table-cell office:value-type="float" office:value="2.2465122956502" calcext:value-type="float">
            <text:p>2.2465122956502</text:p>
          </table:table-cell>
          <table:table-cell office:value-type="float" office:value="2.18477908469727" calcext:value-type="float">
            <text:p>2.18477908469727</text:p>
          </table:table-cell>
          <table:table-cell office:value-type="float" office:value="2.11760583103319" calcext:value-type="float">
            <text:p>2.11760583103319</text:p>
          </table:table-cell>
          <table:table-cell office:value-type="float" office:value="2.07651524677577" calcext:value-type="float">
            <text:p>2.07651524677577</text:p>
          </table:table-cell>
          <table:table-cell office:value-type="float" office:value="2.02307927228516" calcext:value-type="float">
            <text:p>2.02307927228516</text:p>
          </table:table-cell>
          <table:table-cell office:value-type="float" office:value="1.9619567300714" calcext:value-type="float">
            <text:p>1.9619567300714</text:p>
          </table:table-cell>
          <table:table-cell office:value-type="float" office:value="1.91776390921302" calcext:value-type="float">
            <text:p>1.91776390921302</text:p>
          </table:table-cell>
          <table:table-cell office:value-type="float" office:value="1.87748210811455" calcext:value-type="float">
            <text:p>1.87748210811455</text:p>
          </table:table-cell>
          <table:table-cell office:value-type="float" office:value="1.84152924170059" calcext:value-type="float">
            <text:p>1.84152924170059</text:p>
          </table:table-cell>
          <table:table-cell office:value-type="float" office:value="1.79191102725799" calcext:value-type="float">
            <text:p>1.79191102725799</text:p>
          </table:table-cell>
          <table:table-cell office:value-type="float" office:value="1.7671364894529" calcext:value-type="float">
            <text:p>1.7671364894529</text:p>
          </table:table-cell>
          <table:table-cell office:value-type="float" office:value="1.72970927599677" calcext:value-type="float">
            <text:p>1.72970927599677</text:p>
          </table:table-cell>
          <table:table-cell office:value-type="float" office:value="1.69654881628" calcext:value-type="float">
            <text:p>1.69654881628</text:p>
          </table:table-cell>
          <table:table-cell office:value-type="float" office:value="1.66578398165482" calcext:value-type="float">
            <text:p>1.66578398165482</text:p>
          </table:table-cell>
          <table:table-cell office:value-type="float" office:value="1.63728764295573" calcext:value-type="float">
            <text:p>1.63728764295573</text:p>
          </table:table-cell>
          <table:table-cell office:value-type="float" office:value="1.61730385797774" calcext:value-type="float">
            <text:p>1.61730385797774</text:p>
          </table:table-cell>
          <table:table-cell office:value-type="float" office:value="1.59863762203276" calcext:value-type="float">
            <text:p>1.59863762203276</text:p>
          </table:table-cell>
          <table:table-cell office:value-type="float" office:value="1.57138867035911" calcext:value-type="float">
            <text:p>1.57138867035911</text:p>
          </table:table-cell>
          <table:table-cell office:value-type="float" office:value="1.55041227923123" calcext:value-type="float">
            <text:p>1.55041227923123</text:p>
          </table:table-cell>
          <table:table-cell office:value-type="float" office:value="1.53413504849948" calcext:value-type="float">
            <text:p>1.53413504849948</text:p>
          </table:table-cell>
          <table:table-cell office:value-type="float" office:value="1.50622718487627" calcext:value-type="float">
            <text:p>1.50622718487627</text:p>
          </table:table-cell>
          <table:table-cell office:value-type="float" office:value="1.49263070081638" calcext:value-type="float">
            <text:p>1.49263070081638</text:p>
          </table:table-cell>
          <table:table-cell office:value-type="float" office:value="1.48054966975015" calcext:value-type="float">
            <text:p>1.48054966975015</text:p>
          </table:table-cell>
          <table:table-cell office:value-type="float" office:value="1.46150629020939" calcext:value-type="float">
            <text:p>1.46150629020939</text:p>
          </table:table-cell>
          <table:table-cell office:value-type="float" office:value="1.44580603370674" calcext:value-type="float">
            <text:p>1.44580603370674</text:p>
          </table:table-cell>
          <table:table-cell office:value-type="float" office:value="1.43401891885227" calcext:value-type="float">
            <text:p>1.43401891885227</text:p>
          </table:table-cell>
          <table:table-cell office:value-type="float" office:value="1.41932567295157" calcext:value-type="float">
            <text:p>1.41932567295157</text:p>
          </table:table-cell>
          <table:table-cell office:value-type="float" office:value="1.40650009864303" calcext:value-type="float">
            <text:p>1.40650009864303</text:p>
          </table:table-cell>
          <table:table-cell office:value-type="float" office:value="1.39612690491504" calcext:value-type="float">
            <text:p>1.39612690491504</text:p>
          </table:table-cell>
          <table:table-cell office:value-type="float" office:value="1.38304419762361" calcext:value-type="float">
            <text:p>1.38304419762361</text:p>
          </table:table-cell>
          <table:table-cell office:value-type="float" office:value="1.3757896217632" calcext:value-type="float">
            <text:p>1.3757896217632</text:p>
          </table:table-cell>
          <table:table-cell office:value-type="float" office:value="1.36635510444994" calcext:value-type="float">
            <text:p>1.36635510444994</text:p>
          </table:table-cell>
          <table:table-cell office:value-type="float" office:value="1.35486758061889" calcext:value-type="float">
            <text:p>1.35486758061889</text:p>
          </table:table-cell>
          <table:table-cell office:value-type="float" office:value="1.34692729916546" calcext:value-type="float">
            <text:p>1.34692729916546</text:p>
          </table:table-cell>
          <table:table-cell office:value-type="float" office:value="1.33953003263091" calcext:value-type="float">
            <text:p>1.33953003263091</text:p>
          </table:table-cell>
          <table:table-cell office:value-type="float" office:value="1.33299959344388" calcext:value-type="float">
            <text:p>1.33299959344388</text:p>
          </table:table-cell>
          <table:table-cell office:value-type="float" office:value="1.32740533994561" calcext:value-type="float">
            <text:p>1.32740533994561</text:p>
          </table:table-cell>
          <table:table-cell office:value-type="float" office:value="1.32188029000411" calcext:value-type="float">
            <text:p>1.32188029000411</text:p>
          </table:table-cell>
          <table:table-cell office:value-type="float" office:value="1.31324344608086" calcext:value-type="float">
            <text:p>1.31324344608086</text:p>
          </table:table-cell>
          <table:table-cell office:value-type="float" office:value="1.30670491988624" calcext:value-type="float">
            <text:p>1.30670491988624</text:p>
          </table:table-cell>
          <table:table-cell office:value-type="float" office:value="1.30064330386547" calcext:value-type="float">
            <text:p>1.30064330386547</text:p>
          </table:table-cell>
          <table:table-cell office:value-type="float" office:value="1.2944183930557" calcext:value-type="float">
            <text:p>1.2944183930557</text:p>
          </table:table-cell>
          <table:table-cell office:value-type="float" office:value="1.28668341755027" calcext:value-type="float">
            <text:p>1.28668341755027</text:p>
          </table:table-cell>
          <table:table-cell office:value-type="float" office:value="1.28100209276209" calcext:value-type="float">
            <text:p>1.28100209276209</text:p>
          </table:table-cell>
          <table:table-cell office:value-type="float" office:value="1.2751835940688" calcext:value-type="float">
            <text:p>1.2751835940688</text:p>
          </table:table-cell>
          <table:table-cell office:value-type="float" office:value="1.27257541724285" calcext:value-type="float">
            <text:p>1.27257541724285</text:p>
          </table:table-cell>
          <table:table-cell office:value-type="float" office:value="1.26582516185694" calcext:value-type="float">
            <text:p>1.26582516185694</text:p>
          </table:table-cell>
          <table:table-cell office:value-type="float" office:value="1.26168950679831" calcext:value-type="float">
            <text:p>1.26168950679831</text:p>
          </table:table-cell>
          <table:table-cell office:value-type="float" office:value="1.25517423167085" calcext:value-type="float">
            <text:p>1.25517423167085</text:p>
          </table:table-cell>
          <table:table-cell office:value-type="float" office:value="1.25358125222916" calcext:value-type="float">
            <text:p>1.25358125222916</text:p>
          </table:table-cell>
          <table:table-cell office:value-type="float" office:value="1.24653891238307" calcext:value-type="float">
            <text:p>1.24653891238307</text:p>
          </table:table-cell>
          <table:table-cell office:value-type="float" office:value="1.24339373349342" calcext:value-type="float">
            <text:p>1.24339373349342</text:p>
          </table:table-cell>
          <table:table-cell office:value-type="float" office:value="1.23532998302621" calcext:value-type="float">
            <text:p>1.23532998302621</text:p>
          </table:table-cell>
          <table:table-cell office:value-type="float" office:value="1.23324542237106" calcext:value-type="float">
            <text:p>1.23324542237106</text:p>
          </table:table-cell>
          <table:table-cell office:value-type="float" office:value="1.23000382062842" calcext:value-type="float">
            <text:p>1.23000382062842</text:p>
          </table:table-cell>
          <table:table-cell office:value-type="float" office:value="1.22702315770442" calcext:value-type="float">
            <text:p>1.22702315770442</text:p>
          </table:table-cell>
          <table:table-cell office:value-type="float" office:value="1.21930306889456" calcext:value-type="float">
            <text:p>1.21930306889456</text:p>
          </table:table-cell>
          <table:table-cell office:value-type="float" office:value="1.21840008372938" calcext:value-type="float">
            <text:p>1.21840008372938</text:p>
          </table:table-cell>
          <table:table-cell office:value-type="float" office:value="1.2137273966633" calcext:value-type="float">
            <text:p>1.2137273966633</text:p>
          </table:table-cell>
          <table:table-cell office:value-type="float" office:value="1.21151631246595" calcext:value-type="float">
            <text:p>1.21151631246595</text:p>
          </table:table-cell>
          <table:table-cell office:value-type="float" office:value="1.20796353881872" calcext:value-type="float">
            <text:p>1.20796353881872</text:p>
          </table:table-cell>
          <table:table-cell office:value-type="float" office:value="1.20499368250815" calcext:value-type="float">
            <text:p>1.20499368250815</text:p>
          </table:table-cell>
          <table:table-cell office:value-type="float" office:value="1.20064146939482" calcext:value-type="float">
            <text:p>1.20064146939482</text:p>
          </table:table-cell>
          <table:table-cell office:value-type="float" office:value="1.19863845781106" calcext:value-type="float">
            <text:p>1.19863845781106</text:p>
          </table:table-cell>
          <table:table-cell office:value-type="float" office:value="1.19569053969208" calcext:value-type="float">
            <text:p>1.19569053969208</text:p>
          </table:table-cell>
          <table:table-cell office:value-type="float" office:value="1.19518688900142" calcext:value-type="float">
            <text:p>1.19518688900142</text:p>
          </table:table-cell>
          <table:table-cell office:value-type="float" office:value="1.19078226924225" calcext:value-type="float">
            <text:p>1.19078226924225</text:p>
          </table:table-cell>
          <table:table-cell office:value-type="float" office:value="1.1897931919429" calcext:value-type="float">
            <text:p>1.1897931919429</text:p>
          </table:table-cell>
          <table:table-cell office:value-type="float" office:value="1.18590990903761" calcext:value-type="float">
            <text:p>1.18590990903761</text:p>
          </table:table-cell>
          <table:table-cell office:value-type="float" office:value="1.18225855745984" calcext:value-type="float">
            <text:p>1.18225855745984</text:p>
          </table:table-cell>
          <table:table-cell office:value-type="float" office:value="1.18203133185402" calcext:value-type="float">
            <text:p>1.18203133185402</text:p>
          </table:table-cell>
          <table:table-cell office:value-type="float" office:value="1.17661315796745" calcext:value-type="float">
            <text:p>1.17661315796745</text:p>
          </table:table-cell>
          <table:table-cell office:value-type="float" office:value="1.17568387026168" calcext:value-type="float">
            <text:p>1.17568387026168</text:p>
          </table:table-cell>
          <table:table-cell office:value-type="float" office:value="1.17163870230442" calcext:value-type="float">
            <text:p>1.17163870230442</text:p>
          </table:table-cell>
          <table:table-cell office:value-type="float" office:value="1.16858487783357" calcext:value-type="float">
            <text:p>1.16858487783357</text:p>
          </table:table-cell>
          <table:table-cell office:value-type="float" office:value="1.16635095714914" calcext:value-type="float">
            <text:p>1.16635095714914</text:p>
          </table:table-cell>
          <table:table-cell office:value-type="float" office:value="1.16496226331488" calcext:value-type="float">
            <text:p>1.16496226331488</text:p>
          </table:table-cell>
        </table:table-row>
        <table:table-row table:style-name="ro1" table:number-rows-repeated="20">
          <table:table-cell table:number-columns-repeated="101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Accuracy</text:p>
          </table:table-cell>
          <table:table-cell table:number-columns-repeated="9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87096774193548" calcext:value-type="float">
            <text:p>0.038709677419355</text:p>
          </table:table-cell>
          <table:table-cell table:number-columns-repeated="9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35483870967742" calcext:value-type="float">
            <text:p>0.235483870967742</text:p>
          </table:table-cell>
          <table:table-cell table:number-columns-repeated="9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54838709677419" calcext:value-type="float">
            <text:p>0.454838709677419</text:p>
          </table:table-cell>
          <table:table-cell table:number-columns-repeated="9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38709677419355" calcext:value-type="float">
            <text:p>0.638709677419355</text:p>
          </table:table-cell>
          <table:table-cell table:number-columns-repeated="9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87096774193548" calcext:value-type="float">
            <text:p>0.687096774193548</text:p>
          </table:table-cell>
          <table:table-cell table:number-columns-repeated="9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758064516129032" calcext:value-type="float">
            <text:p>0.758064516129032</text:p>
          </table:table-cell>
          <table:table-cell table:number-columns-repeated="9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764516129032258" calcext:value-type="float">
            <text:p>0.764516129032258</text:p>
          </table:table-cell>
          <table:table-cell table:number-columns-repeated="9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835483870967742" calcext:value-type="float">
            <text:p>0.835483870967742</text:p>
          </table:table-cell>
          <table:table-cell table:number-columns-repeated="9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812903225806452" calcext:value-type="float">
            <text:p>0.812903225806452</text:p>
          </table:table-cell>
          <table:table-cell table:number-columns-repeated="9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829032258064516" calcext:value-type="float">
            <text:p>0.829032258064516</text:p>
          </table:table-cell>
          <table:table-cell table:number-columns-repeated="9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803225806451613" calcext:value-type="float">
            <text:p>0.803225806451613</text:p>
          </table:table-cell>
          <table:table-cell table:number-columns-repeated="9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832258064516129" calcext:value-type="float">
            <text:p>0.832258064516129</text:p>
          </table:table-cell>
          <table:table-cell table:number-columns-repeated="9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838709677419355" calcext:value-type="float">
            <text:p>0.838709677419355</text:p>
          </table:table-cell>
          <table:table-cell table:number-columns-repeated="9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816129032258064" calcext:value-type="float">
            <text:p>0.816129032258064</text:p>
          </table:table-cell>
          <table:table-cell table:number-columns-repeated="9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848387096774193" calcext:value-type="float">
            <text:p>0.848387096774193</text:p>
          </table:table-cell>
          <table:table-cell table:number-columns-repeated="9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835483870967742" calcext:value-type="float">
            <text:p>0.835483870967742</text:p>
          </table:table-cell>
          <table:table-cell table:number-columns-repeated="9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835483870967742" calcext:value-type="float">
            <text:p>0.835483870967742</text:p>
          </table:table-cell>
          <table:table-cell table:number-columns-repeated="9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854838709677419" calcext:value-type="float">
            <text:p>0.854838709677419</text:p>
          </table:table-cell>
          <table:table-cell table:number-columns-repeated="9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845161290322581" calcext:value-type="float">
            <text:p>0.845161290322581</text:p>
          </table:table-cell>
          <table:table-cell table:number-columns-repeated="9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87741935483871" calcext:value-type="float">
            <text:p>0.87741935483871</text:p>
          </table:table-cell>
          <table:table-cell table:number-columns-repeated="9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2">00/00/0000</text:date>, <text:time style:data-style-name="N2" text:time-value="01:02:07.4722080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30T02:10:20.845286588</meta:creation-date>
    <dc:date>2020-12-02T13:58:48.815115431</dc:date>
    <meta:editing-duration>PT14H7M51S</meta:editing-duration>
    <meta:editing-cycles>10</meta:editing-cycles>
    <meta:generator>LibreOffice/6.4.7.2$Linux_X86_64 LibreOffice_project/40$Build-2</meta:generator>
    <meta:document-statistic meta:table-count="2" meta:cell-count="2335" meta:object-count="2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>
        <chart:symbol-image xlink:href="Pictures/2000000E000000DF000000DFB43ABA64C5FC9CAB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643cm" svg:height="8.799cm" xlink:href=".." xlink:type="simple" chart:class="chart:scatter" chart:style-name="ch1">
        <chart:legend chart:legend-position="end" svg:x="13.592cm" svg:y="4.1cm" style:legend-expansion="high" chart:style-name="ch2"/>
        <chart:plot-area chart:style-name="ch3" table:cell-range-address="Sheet1.A4:Sheet1.CW4" chart:data-source-has-labels="column" svg:x="0.312cm" svg:y="0.175cm" svg:width="12.968cm" svg:height="8.449cm">
          <chartooo:coordinate-region svg:x="1.039cm" svg:y="0.374cm" svg:width="11.961cm" svg:height="7.6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CW4" chart:label-cell-address="Sheet1.A4:Sheet1.A4" chart:class="chart:scatter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avg loss</text:p>
                <draw:g>
                  <svg:desc>Sheet1.A4:Sheet1.A4</svg:desc>
                </draw:g>
              </table:table-cell>
              <table:table-cell office:value-type="float" office:value="3.74641497">
                <text:p>3.74641497</text:p>
                <draw:g>
                  <svg:desc>Sheet1.B4:Sheet1.CW4</svg:desc>
                </draw:g>
              </table:table-cell>
              <table:table-cell office:value-type="float" office:value="3.38439043">
                <text:p>3.38439043</text:p>
              </table:table-cell>
              <table:table-cell office:value-type="float" office:value="3.30724241">
                <text:p>3.30724241</text:p>
              </table:table-cell>
              <table:table-cell office:value-type="float" office:value="3.27671289">
                <text:p>3.27671289</text:p>
              </table:table-cell>
              <table:table-cell office:value-type="float" office:value="3.27605521">
                <text:p>3.27605521</text:p>
              </table:table-cell>
              <table:table-cell office:value-type="float" office:value="3.25017817">
                <text:p>3.25017817</text:p>
              </table:table-cell>
              <table:table-cell office:value-type="float" office:value="3.24788665">
                <text:p>3.24788665</text:p>
              </table:table-cell>
              <table:table-cell office:value-type="float" office:value="3.23460748">
                <text:p>3.23460748</text:p>
              </table:table-cell>
              <table:table-cell office:value-type="float" office:value="3.2318362">
                <text:p>3.2318362</text:p>
              </table:table-cell>
              <table:table-cell office:value-type="float" office:value="3.23532825">
                <text:p>3.23532825</text:p>
              </table:table-cell>
              <table:table-cell office:value-type="float" office:value="3.22659773">
                <text:p>3.22659773</text:p>
              </table:table-cell>
              <table:table-cell office:value-type="float" office:value="3.22173652">
                <text:p>3.22173652</text:p>
              </table:table-cell>
              <table:table-cell office:value-type="float" office:value="3.20459472">
                <text:p>3.20459472</text:p>
              </table:table-cell>
              <table:table-cell office:value-type="float" office:value="3.20549655">
                <text:p>3.20549655</text:p>
              </table:table-cell>
              <table:table-cell office:value-type="float" office:value="3.19321353">
                <text:p>3.19321353</text:p>
              </table:table-cell>
              <table:table-cell office:value-type="float" office:value="3.18356976">
                <text:p>3.18356976</text:p>
              </table:table-cell>
              <table:table-cell office:value-type="float" office:value="3.17107351">
                <text:p>3.17107351</text:p>
              </table:table-cell>
              <table:table-cell office:value-type="float" office:value="3.15664843">
                <text:p>3.15664843</text:p>
              </table:table-cell>
              <table:table-cell office:value-type="float" office:value="3.16128118">
                <text:p>3.16128118</text:p>
              </table:table-cell>
              <table:table-cell office:value-type="float" office:value="3.15045302">
                <text:p>3.15045302</text:p>
              </table:table-cell>
              <table:table-cell office:value-type="float" office:value="3.1319545">
                <text:p>3.1319545</text:p>
              </table:table-cell>
              <table:table-cell office:value-type="float" office:value="3.12552211">
                <text:p>3.12552211</text:p>
              </table:table-cell>
              <table:table-cell office:value-type="float" office:value="3.1187295">
                <text:p>3.1187295</text:p>
              </table:table-cell>
              <table:table-cell office:value-type="float" office:value="3.10922307">
                <text:p>3.10922307</text:p>
              </table:table-cell>
              <table:table-cell office:value-type="float" office:value="3.10092647">
                <text:p>3.10092647</text:p>
              </table:table-cell>
              <table:table-cell office:value-type="float" office:value="3.09160559">
                <text:p>3.09160559</text:p>
              </table:table-cell>
              <table:table-cell office:value-type="float" office:value="3.08157261">
                <text:p>3.08157261</text:p>
              </table:table-cell>
              <table:table-cell office:value-type="float" office:value="3.0689462">
                <text:p>3.0689462</text:p>
              </table:table-cell>
              <table:table-cell office:value-type="float" office:value="3.07597446">
                <text:p>3.07597446</text:p>
              </table:table-cell>
              <table:table-cell office:value-type="float" office:value="3.07022337">
                <text:p>3.07022337</text:p>
              </table:table-cell>
              <table:table-cell office:value-type="float" office:value="3.0599491">
                <text:p>3.0599491</text:p>
              </table:table-cell>
              <table:table-cell office:value-type="float" office:value="3.04502279">
                <text:p>3.04502279</text:p>
              </table:table-cell>
              <table:table-cell office:value-type="float" office:value="3.0276955">
                <text:p>3.0276955</text:p>
              </table:table-cell>
              <table:table-cell office:value-type="float" office:value="3.01989299">
                <text:p>3.01989299</text:p>
              </table:table-cell>
              <table:table-cell office:value-type="float" office:value="3.01103119">
                <text:p>3.01103119</text:p>
              </table:table-cell>
              <table:table-cell office:value-type="float" office:value="2.99403977">
                <text:p>2.99403977</text:p>
              </table:table-cell>
              <table:table-cell office:value-type="float" office:value="2.99476084">
                <text:p>2.99476084</text:p>
              </table:table-cell>
              <table:table-cell office:value-type="float" office:value="2.98809228">
                <text:p>2.98809228</text:p>
              </table:table-cell>
              <table:table-cell office:value-type="float" office:value="2.97543602">
                <text:p>2.97543602</text:p>
              </table:table-cell>
              <table:table-cell office:value-type="float" office:value="2.96803443">
                <text:p>2.96803443</text:p>
              </table:table-cell>
              <table:table-cell office:value-type="float" office:value="2.95927482">
                <text:p>2.95927482</text:p>
              </table:table-cell>
              <table:table-cell office:value-type="float" office:value="2.93618031">
                <text:p>2.93618031</text:p>
              </table:table-cell>
              <table:table-cell office:value-type="float" office:value="2.93015476">
                <text:p>2.93015476</text:p>
              </table:table-cell>
              <table:table-cell office:value-type="float" office:value="2.92660922">
                <text:p>2.92660922</text:p>
              </table:table-cell>
              <table:table-cell office:value-type="float" office:value="2.91973138">
                <text:p>2.91973138</text:p>
              </table:table-cell>
              <table:table-cell office:value-type="float" office:value="2.89104915">
                <text:p>2.89104915</text:p>
              </table:table-cell>
              <table:table-cell office:value-type="float" office:value="2.8967669">
                <text:p>2.8967669</text:p>
              </table:table-cell>
              <table:table-cell office:value-type="float" office:value="2.87281767">
                <text:p>2.87281767</text:p>
              </table:table-cell>
              <table:table-cell office:value-type="float" office:value="2.8735842">
                <text:p>2.8735842</text:p>
              </table:table-cell>
              <table:table-cell office:value-type="float" office:value="2.86892691">
                <text:p>2.86892691</text:p>
              </table:table-cell>
              <table:table-cell office:value-type="float" office:value="2.85499599">
                <text:p>2.85499599</text:p>
              </table:table-cell>
              <table:table-cell office:value-type="float" office:value="2.84065214">
                <text:p>2.84065214</text:p>
              </table:table-cell>
              <table:table-cell office:value-type="float" office:value="2.83375117">
                <text:p>2.83375117</text:p>
              </table:table-cell>
              <table:table-cell office:value-type="float" office:value="2.82126864">
                <text:p>2.82126864</text:p>
              </table:table-cell>
              <table:table-cell office:value-type="float" office:value="2.82110248">
                <text:p>2.82110248</text:p>
              </table:table-cell>
              <table:table-cell office:value-type="float" office:value="2.81269454">
                <text:p>2.81269454</text:p>
              </table:table-cell>
              <table:table-cell office:value-type="float" office:value="2.79081484">
                <text:p>2.79081484</text:p>
              </table:table-cell>
              <table:table-cell office:value-type="float" office:value="2.78749634">
                <text:p>2.78749634</text:p>
              </table:table-cell>
              <table:table-cell office:value-type="float" office:value="2.7852669">
                <text:p>2.7852669</text:p>
              </table:table-cell>
              <table:table-cell office:value-type="float" office:value="2.76329804">
                <text:p>2.76329804</text:p>
              </table:table-cell>
              <table:table-cell office:value-type="float" office:value="2.76848552">
                <text:p>2.76848552</text:p>
              </table:table-cell>
              <table:table-cell office:value-type="float" office:value="2.74458211">
                <text:p>2.74458211</text:p>
              </table:table-cell>
              <table:table-cell office:value-type="float" office:value="2.74493671">
                <text:p>2.74493671</text:p>
              </table:table-cell>
              <table:table-cell office:value-type="float" office:value="2.72931481">
                <text:p>2.72931481</text:p>
              </table:table-cell>
              <table:table-cell office:value-type="float" office:value="2.71485384">
                <text:p>2.71485384</text:p>
              </table:table-cell>
              <table:table-cell office:value-type="float" office:value="2.70758565">
                <text:p>2.70758565</text:p>
              </table:table-cell>
              <table:table-cell office:value-type="float" office:value="2.71237977">
                <text:p>2.71237977</text:p>
              </table:table-cell>
              <table:table-cell office:value-type="float" office:value="2.68861959">
                <text:p>2.68861959</text:p>
              </table:table-cell>
              <table:table-cell office:value-type="float" office:value="2.67839513">
                <text:p>2.67839513</text:p>
              </table:table-cell>
              <table:table-cell office:value-type="float" office:value="2.66747648">
                <text:p>2.66747648</text:p>
              </table:table-cell>
              <table:table-cell office:value-type="float" office:value="2.65351068">
                <text:p>2.65351068</text:p>
              </table:table-cell>
              <table:table-cell office:value-type="float" office:value="2.65126718">
                <text:p>2.65126718</text:p>
              </table:table-cell>
              <table:table-cell office:value-type="float" office:value="2.64112821">
                <text:p>2.64112821</text:p>
              </table:table-cell>
              <table:table-cell office:value-type="float" office:value="2.63805356">
                <text:p>2.63805356</text:p>
              </table:table-cell>
              <table:table-cell office:value-type="float" office:value="2.62643801">
                <text:p>2.62643801</text:p>
              </table:table-cell>
              <table:table-cell office:value-type="float" office:value="2.62121526">
                <text:p>2.62121526</text:p>
              </table:table-cell>
              <table:table-cell office:value-type="float" office:value="2.63033751">
                <text:p>2.63033751</text:p>
              </table:table-cell>
              <table:table-cell office:value-type="float" office:value="2.60458049">
                <text:p>2.60458049</text:p>
              </table:table-cell>
              <table:table-cell office:value-type="float" office:value="2.59808474">
                <text:p>2.59808474</text:p>
              </table:table-cell>
              <table:table-cell office:value-type="float" office:value="2.58889384">
                <text:p>2.58889384</text:p>
              </table:table-cell>
              <table:table-cell office:value-type="float" office:value="2.57725522">
                <text:p>2.57725522</text:p>
              </table:table-cell>
              <table:table-cell office:value-type="float" office:value="2.566123">
                <text:p>2.566123</text:p>
              </table:table-cell>
              <table:table-cell office:value-type="float" office:value="2.55982063">
                <text:p>2.55982063</text:p>
              </table:table-cell>
              <table:table-cell office:value-type="float" office:value="2.538512">
                <text:p>2.538512</text:p>
              </table:table-cell>
              <table:table-cell office:value-type="float" office:value="2.56086927">
                <text:p>2.56086927</text:p>
              </table:table-cell>
              <table:table-cell office:value-type="float" office:value="2.55971536">
                <text:p>2.55971536</text:p>
              </table:table-cell>
              <table:table-cell office:value-type="float" office:value="2.52327248">
                <text:p>2.52327248</text:p>
              </table:table-cell>
              <table:table-cell office:value-type="float" office:value="2.51570337">
                <text:p>2.51570337</text:p>
              </table:table-cell>
              <table:table-cell office:value-type="float" office:value="2.4976606">
                <text:p>2.4976606</text:p>
              </table:table-cell>
              <table:table-cell office:value-type="float" office:value="2.49739387">
                <text:p>2.49739387</text:p>
              </table:table-cell>
              <table:table-cell office:value-type="float" office:value="2.48095407">
                <text:p>2.48095407</text:p>
              </table:table-cell>
              <table:table-cell office:value-type="float" office:value="2.47749597">
                <text:p>2.47749597</text:p>
              </table:table-cell>
              <table:table-cell office:value-type="float" office:value="2.47539568">
                <text:p>2.47539568</text:p>
              </table:table-cell>
              <table:table-cell office:value-type="float" office:value="2.45165218">
                <text:p>2.45165218</text:p>
              </table:table-cell>
              <table:table-cell office:value-type="float" office:value="2.45462482">
                <text:p>2.45462482</text:p>
              </table:table-cell>
              <table:table-cell office:value-type="float" office:value="2.430408">
                <text:p>2.430408</text:p>
              </table:table-cell>
              <table:table-cell office:value-type="float" office:value="2.42968706">
                <text:p>2.42968706</text:p>
              </table:table-cell>
              <table:table-cell office:value-type="float" office:value="2.41871039">
                <text:p>2.41871039</text:p>
              </table:table-cell>
              <table:table-cell office:value-type="float" office:value="2.42177026">
                <text:p>2.42177026</text:p>
              </table:table-cell>
              <table:table-cell office:value-type="float" office:value="2.40451439">
                <text:p>2.404514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947cm" svg:y="4.204cm" style:legend-expansion="high" chart:style-name="ch2"/>
        <chart:plot-area chart:style-name="ch3" table:cell-range-address="Sheet1.A221:Sheet1.CW221" chart:data-source-has-labels="column" svg:x="0.319cm" svg:y="0.18cm" svg:width="13.309cm" svg:height="8.646cm">
          <chartooo:coordinate-region svg:x="1.046cm" svg:y="0.379cm" svg:width="12.302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21:Sheet1.CW221" chart:label-cell-address="Sheet1.A221:Sheet1.A221" chart:class="chart:scatter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avg loss</text:p>
                <draw:g>
                  <svg:desc>Sheet1.A221:Sheet1.A221</svg:desc>
                </draw:g>
              </table:table-cell>
              <table:table-cell office:value-type="float" office:value="3.44261156798749">
                <text:p>3.44261156798749</text:p>
                <draw:g>
                  <svg:desc>Sheet1.B221:Sheet1.CW221</svg:desc>
                </draw:g>
              </table:table-cell>
              <table:table-cell office:value-type="float" office:value="3.25357132531271">
                <text:p>3.25357132531271</text:p>
              </table:table-cell>
              <table:table-cell office:value-type="float" office:value="3.24550501444414">
                <text:p>3.24550501444414</text:p>
              </table:table-cell>
              <table:table-cell office:value-type="float" office:value="3.23961803564424">
                <text:p>3.23961803564424</text:p>
              </table:table-cell>
              <table:table-cell office:value-type="float" office:value="3.23425042452629">
                <text:p>3.23425042452629</text:p>
              </table:table-cell>
              <table:table-cell office:value-type="float" office:value="3.2275855286704">
                <text:p>3.2275855286704</text:p>
              </table:table-cell>
              <table:table-cell office:value-type="float" office:value="3.21895797784711">
                <text:p>3.21895797784711</text:p>
              </table:table-cell>
              <table:table-cell office:value-type="float" office:value="3.20550848082855">
                <text:p>3.20550848082855</text:p>
              </table:table-cell>
              <table:table-cell office:value-type="float" office:value="3.19461828214365">
                <text:p>3.19461828214365</text:p>
              </table:table-cell>
              <table:table-cell office:value-type="float" office:value="3.18588837411837">
                <text:p>3.18588837411837</text:p>
              </table:table-cell>
              <table:table-cell office:value-type="float" office:value="3.17344973680895">
                <text:p>3.17344973680895</text:p>
              </table:table-cell>
              <table:table-cell office:value-type="float" office:value="3.16499165183305">
                <text:p>3.16499165183305</text:p>
              </table:table-cell>
              <table:table-cell office:value-type="float" office:value="3.14540166232984">
                <text:p>3.14540166232984</text:p>
              </table:table-cell>
              <table:table-cell office:value-type="float" office:value="3.12617035011362">
                <text:p>3.12617035011362</text:p>
              </table:table-cell>
              <table:table-cell office:value-type="float" office:value="3.11943826298532">
                <text:p>3.11943826298532</text:p>
              </table:table-cell>
              <table:table-cell office:value-type="float" office:value="3.09929442023789">
                <text:p>3.09929442023789</text:p>
              </table:table-cell>
              <table:table-cell office:value-type="float" office:value="3.07749540650613">
                <text:p>3.07749540650613</text:p>
              </table:table-cell>
              <table:table-cell office:value-type="float" office:value="3.0585494454776">
                <text:p>3.0585494454776</text:p>
              </table:table-cell>
              <table:table-cell office:value-type="float" office:value="3.03945742721684">
                <text:p>3.03945742721684</text:p>
              </table:table-cell>
              <table:table-cell office:value-type="float" office:value="3.02324030978059">
                <text:p>3.02324030978059</text:p>
              </table:table-cell>
              <table:table-cell office:value-type="float" office:value="3.00944682069833">
                <text:p>3.00944682069833</text:p>
              </table:table-cell>
              <table:table-cell office:value-type="float" office:value="2.98712828165347">
                <text:p>2.98712828165347</text:p>
              </table:table-cell>
              <table:table-cell office:value-type="float" office:value="2.97727209113799">
                <text:p>2.97727209113799</text:p>
              </table:table-cell>
              <table:table-cell office:value-type="float" office:value="2.95605939704917">
                <text:p>2.95605939704917</text:p>
              </table:table-cell>
              <table:table-cell office:value-type="float" office:value="2.92836837400422">
                <text:p>2.92836837400422</text:p>
              </table:table-cell>
              <table:table-cell office:value-type="float" office:value="2.90141916367074">
                <text:p>2.90141916367074</text:p>
              </table:table-cell>
              <table:table-cell office:value-type="float" office:value="2.91118479083413">
                <text:p>2.91118479083413</text:p>
              </table:table-cell>
              <table:table-cell office:value-type="float" office:value="2.86240044106243">
                <text:p>2.86240044106243</text:p>
              </table:table-cell>
              <table:table-cell office:value-type="float" office:value="2.86686539829606">
                <text:p>2.86686539829606</text:p>
              </table:table-cell>
              <table:table-cell office:value-type="float" office:value="2.86133730001224">
                <text:p>2.86133730001224</text:p>
              </table:table-cell>
              <table:table-cell office:value-type="float" office:value="2.85108113718691">
                <text:p>2.85108113718691</text:p>
              </table:table-cell>
              <table:table-cell office:value-type="float" office:value="2.81739944156779">
                <text:p>2.81739944156779</text:p>
              </table:table-cell>
              <table:table-cell office:value-type="float" office:value="2.8281642484269">
                <text:p>2.8281642484269</text:p>
              </table:table-cell>
              <table:table-cell office:value-type="float" office:value="2.83208016148358">
                <text:p>2.83208016148358</text:p>
              </table:table-cell>
              <table:table-cell office:value-type="float" office:value="2.77080152964192">
                <text:p>2.77080152964192</text:p>
              </table:table-cell>
              <table:table-cell office:value-type="float" office:value="2.79296724493512">
                <text:p>2.79296724493512</text:p>
              </table:table-cell>
              <table:table-cell office:value-type="float" office:value="2.79327072840503">
                <text:p>2.79327072840503</text:p>
              </table:table-cell>
              <table:table-cell office:value-type="float" office:value="2.7543221663177">
                <text:p>2.7543221663177</text:p>
              </table:table-cell>
              <table:table-cell office:value-type="float" office:value="2.78366996203924">
                <text:p>2.78366996203924</text:p>
              </table:table-cell>
              <table:table-cell office:value-type="float" office:value="2.73967558731939">
                <text:p>2.73967558731939</text:p>
              </table:table-cell>
              <table:table-cell office:value-type="float" office:value="2.58707114341439">
                <text:p>2.58707114341439</text:p>
              </table:table-cell>
              <table:table-cell office:value-type="float" office:value="2.56522005438994">
                <text:p>2.56522005438994</text:p>
              </table:table-cell>
              <table:table-cell office:value-type="float" office:value="2.55142304738199">
                <text:p>2.55142304738199</text:p>
              </table:table-cell>
              <table:table-cell office:value-type="float" office:value="2.53728053634771">
                <text:p>2.53728053634771</text:p>
              </table:table-cell>
              <table:table-cell office:value-type="float" office:value="2.52246248816169">
                <text:p>2.52246248816169</text:p>
              </table:table-cell>
              <table:table-cell office:value-type="float" office:value="2.50204181404306">
                <text:p>2.50204181404306</text:p>
              </table:table-cell>
              <table:table-cell office:value-type="float" office:value="2.49489458188799">
                <text:p>2.49489458188799</text:p>
              </table:table-cell>
              <table:table-cell office:value-type="float" office:value="2.47399979622856">
                <text:p>2.47399979622856</text:p>
              </table:table-cell>
              <table:table-cell office:value-type="float" office:value="2.46028373730767">
                <text:p>2.46028373730767</text:p>
              </table:table-cell>
              <table:table-cell office:value-type="float" office:value="2.44847845875953">
                <text:p>2.44847845875953</text:p>
              </table:table-cell>
              <table:table-cell office:value-type="float" office:value="2.43362975650248">
                <text:p>2.43362975650248</text:p>
              </table:table-cell>
              <table:table-cell office:value-type="float" office:value="2.42665870761394">
                <text:p>2.42665870761394</text:p>
              </table:table-cell>
              <table:table-cell office:value-type="float" office:value="2.40510327716202">
                <text:p>2.40510327716202</text:p>
              </table:table-cell>
              <table:table-cell office:value-type="float" office:value="2.38190533103593">
                <text:p>2.38190533103593</text:p>
              </table:table-cell>
              <table:table-cell office:value-type="float" office:value="2.36342888604234">
                <text:p>2.36342888604234</text:p>
              </table:table-cell>
              <table:table-cell office:value-type="float" office:value="2.3470742174739">
                <text:p>2.3470742174739</text:p>
              </table:table-cell>
              <table:table-cell office:value-type="float" office:value="2.34564412592357">
                <text:p>2.34564412592357</text:p>
              </table:table-cell>
              <table:table-cell office:value-type="float" office:value="2.31999883241816">
                <text:p>2.31999883241816</text:p>
              </table:table-cell>
              <table:table-cell office:value-type="float" office:value="2.31156437795416">
                <text:p>2.31156437795416</text:p>
              </table:table-cell>
              <table:table-cell office:value-type="float" office:value="2.29652234556745">
                <text:p>2.29652234556745</text:p>
              </table:table-cell>
              <table:table-cell office:value-type="float" office:value="2.28502183204588">
                <text:p>2.28502183204588</text:p>
              </table:table-cell>
              <table:table-cell office:value-type="float" office:value="2.27802138919971">
                <text:p>2.27802138919971</text:p>
              </table:table-cell>
              <table:table-cell office:value-type="float" office:value="2.26331382992218">
                <text:p>2.26331382992218</text:p>
              </table:table-cell>
              <table:table-cell office:value-type="float" office:value="2.2494251426057">
                <text:p>2.2494251426057</text:p>
              </table:table-cell>
              <table:table-cell office:value-type="float" office:value="2.22297099492603">
                <text:p>2.22297099492603</text:p>
              </table:table-cell>
              <table:table-cell office:value-type="float" office:value="2.21441974972619">
                <text:p>2.21441974972619</text:p>
              </table:table-cell>
              <table:table-cell office:value-type="float" office:value="2.20972337307122">
                <text:p>2.20972337307122</text:p>
              </table:table-cell>
              <table:table-cell office:value-type="float" office:value="2.17987768087746">
                <text:p>2.17987768087746</text:p>
              </table:table-cell>
              <table:table-cell office:value-type="float" office:value="2.17508660323489">
                <text:p>2.17508660323489</text:p>
              </table:table-cell>
              <table:table-cell office:value-type="float" office:value="2.18064306495395">
                <text:p>2.18064306495395</text:p>
              </table:table-cell>
              <table:table-cell office:value-type="float" office:value="2.16409195296081">
                <text:p>2.16409195296081</text:p>
              </table:table-cell>
              <table:table-cell office:value-type="float" office:value="2.1383717040488">
                <text:p>2.1383717040488</text:p>
              </table:table-cell>
              <table:table-cell office:value-type="float" office:value="2.12836829986209">
                <text:p>2.12836829986209</text:p>
              </table:table-cell>
              <table:table-cell office:value-type="float" office:value="2.11960477184272">
                <text:p>2.11960477184272</text:p>
              </table:table-cell>
              <table:table-cell office:value-type="float" office:value="2.11719216494621">
                <text:p>2.11719216494621</text:p>
              </table:table-cell>
              <table:table-cell office:value-type="float" office:value="2.10110211280561">
                <text:p>2.10110211280561</text:p>
              </table:table-cell>
              <table:table-cell office:value-type="float" office:value="2.0800710435615">
                <text:p>2.0800710435615</text:p>
              </table:table-cell>
              <table:table-cell office:value-type="float" office:value="2.08830180005324">
                <text:p>2.08830180005324</text:p>
              </table:table-cell>
              <table:table-cell office:value-type="float" office:value="2.06050634478068">
                <text:p>2.06050634478068</text:p>
              </table:table-cell>
              <table:table-cell office:value-type="float" office:value="2.04896370655773">
                <text:p>2.04896370655773</text:p>
              </table:table-cell>
              <table:table-cell office:value-type="float" office:value="2.04468021705618">
                <text:p>2.04468021705618</text:p>
              </table:table-cell>
              <table:table-cell office:value-type="float" office:value="2.02998933673954">
                <text:p>2.02998933673954</text:p>
              </table:table-cell>
              <table:table-cell office:value-type="float" office:value="2.0179634446302">
                <text:p>2.0179634446302</text:p>
              </table:table-cell>
              <table:table-cell office:value-type="float" office:value="2.00928568166572">
                <text:p>2.00928568166572</text:p>
              </table:table-cell>
              <table:table-cell office:value-type="float" office:value="2.0065383136395">
                <text:p>2.0065383136395</text:p>
              </table:table-cell>
              <table:table-cell office:value-type="float" office:value="1.98117586365498">
                <text:p>1.98117586365498</text:p>
              </table:table-cell>
              <table:table-cell office:value-type="float" office:value="1.98188094040822">
                <text:p>1.98188094040822</text:p>
              </table:table-cell>
              <table:table-cell office:value-type="float" office:value="1.95448693093933">
                <text:p>1.95448693093933</text:p>
              </table:table-cell>
              <table:table-cell office:value-type="float" office:value="1.95381835141903">
                <text:p>1.95381835141903</text:p>
              </table:table-cell>
              <table:table-cell office:value-type="float" office:value="1.94212679327852">
                <text:p>1.94212679327852</text:p>
              </table:table-cell>
              <table:table-cell office:value-type="float" office:value="1.93761154265706">
                <text:p>1.93761154265706</text:p>
              </table:table-cell>
              <table:table-cell office:value-type="float" office:value="1.93374068270076">
                <text:p>1.93374068270076</text:p>
              </table:table-cell>
              <table:table-cell office:value-type="float" office:value="1.90591380309358">
                <text:p>1.90591380309358</text:p>
              </table:table-cell>
              <table:table-cell office:value-type="float" office:value="1.90654249243899">
                <text:p>1.90654249243899</text:p>
              </table:table-cell>
              <table:table-cell office:value-type="float" office:value="1.87132694913311">
                <text:p>1.87132694913311</text:p>
              </table:table-cell>
              <table:table-cell office:value-type="float" office:value="1.88679777498641">
                <text:p>1.88679777498641</text:p>
              </table:table-cell>
              <table:table-cell office:value-type="float" office:value="1.88719400706189">
                <text:p>1.88719400706189</text:p>
              </table:table-cell>
              <table:table-cell office:value-type="float" office:value="1.85810528026705">
                <text:p>1.85810528026705</text:p>
              </table:table-cell>
              <table:table-cell office:value-type="float" office:value="1.8813592117135">
                <text:p>1.8813592117135</text:p>
              </table:table-cell>
              <table:table-cell office:value-type="float" office:value="1.84387704609308">
                <text:p>1.8438770460930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9cm" svg:y="4.201cm" style:legend-expansion="high" chart:style-name="ch2"/>
        <chart:plot-area chart:style-name="ch3" table:cell-range-address="full.A4:full.CW4" chart:data-source-has-labels="column" svg:x="0.32cm" svg:y="0.18cm" svg:width="13.309cm" svg:height="8.64cm">
          <chartooo:coordinate-region svg:x="0.756cm" svg:y="0.379cm" svg:width="12.59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ull.B4:full.CW4" chart:label-cell-address="full.A4:full.A4" chart:class="chart:scatter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avg loss</text:p>
                <draw:g>
                  <svg:desc>full.A4:full.A4</svg:desc>
                </draw:g>
              </table:table-cell>
              <table:table-cell office:value-type="float" office:value="5.99840446533226">
                <text:p>5.99840446533226</text:p>
                <draw:g>
                  <svg:desc>full.B4:full.CW4</svg:desc>
                </draw:g>
              </table:table-cell>
              <table:table-cell office:value-type="float" office:value="5.16326606298617">
                <text:p>5.16326606298617</text:p>
              </table:table-cell>
              <table:table-cell office:value-type="float" office:value="5.13018223618769">
                <text:p>5.13018223618769</text:p>
              </table:table-cell>
              <table:table-cell office:value-type="float" office:value="5.12199054993605">
                <text:p>5.12199054993605</text:p>
              </table:table-cell>
              <table:table-cell office:value-type="float" office:value="5.11860507700992">
                <text:p>5.11860507700992</text:p>
              </table:table-cell>
              <table:table-cell office:value-type="float" office:value="5.11682214603523">
                <text:p>5.11682214603523</text:p>
              </table:table-cell>
              <table:table-cell office:value-type="float" office:value="5.11438753775339">
                <text:p>5.11438753775339</text:p>
              </table:table-cell>
              <table:table-cell office:value-type="float" office:value="5.1123115597924">
                <text:p>5.1123115597924</text:p>
              </table:table-cell>
              <table:table-cell office:value-type="float" office:value="5.11010833213861">
                <text:p>5.11010833213861</text:p>
              </table:table-cell>
              <table:table-cell office:value-type="float" office:value="5.10803744205103">
                <text:p>5.10803744205103</text:p>
              </table:table-cell>
              <table:table-cell office:value-type="float" office:value="5.10628906658467">
                <text:p>5.10628906658467</text:p>
              </table:table-cell>
              <table:table-cell office:value-type="float" office:value="5.10280050554199">
                <text:p>5.10280050554199</text:p>
              </table:table-cell>
              <table:table-cell office:value-type="float" office:value="5.10044036435592">
                <text:p>5.10044036435592</text:p>
              </table:table-cell>
              <table:table-cell office:value-type="float" office:value="5.09689862846016">
                <text:p>5.09689862846016</text:p>
              </table:table-cell>
              <table:table-cell office:value-type="float" office:value="5.09236388990525">
                <text:p>5.09236388990525</text:p>
              </table:table-cell>
              <table:table-cell office:value-type="float" office:value="5.08889855440402">
                <text:p>5.08889855440402</text:p>
              </table:table-cell>
              <table:table-cell office:value-type="float" office:value="5.0840763356211">
                <text:p>5.0840763356211</text:p>
              </table:table-cell>
              <table:table-cell office:value-type="float" office:value="5.07915586785894">
                <text:p>5.07915586785894</text:p>
              </table:table-cell>
              <table:table-cell office:value-type="float" office:value="5.07404759425816">
                <text:p>5.07404759425816</text:p>
              </table:table-cell>
              <table:table-cell office:value-type="float" office:value="5.06908499522361">
                <text:p>5.06908499522361</text:p>
              </table:table-cell>
              <table:table-cell office:value-type="float" office:value="5.06469448778573">
                <text:p>5.06469448778573</text:p>
              </table:table-cell>
              <table:table-cell office:value-type="float" office:value="5.05953166560328">
                <text:p>5.05953166560328</text:p>
              </table:table-cell>
              <table:table-cell office:value-type="float" office:value="5.05471974142286">
                <text:p>5.05471974142286</text:p>
              </table:table-cell>
              <table:table-cell office:value-type="float" office:value="5.04900545760358">
                <text:p>5.04900545760358</text:p>
              </table:table-cell>
              <table:table-cell office:value-type="float" office:value="5.04343501214709">
                <text:p>5.04343501214709</text:p>
              </table:table-cell>
              <table:table-cell office:value-type="float" office:value="5.03815184483732">
                <text:p>5.03815184483732</text:p>
              </table:table-cell>
              <table:table-cell office:value-type="float" office:value="5.03269150263344">
                <text:p>5.03269150263344</text:p>
              </table:table-cell>
              <table:table-cell office:value-type="float" office:value="5.02666067547328">
                <text:p>5.02666067547328</text:p>
              </table:table-cell>
              <table:table-cell office:value-type="float" office:value="5.01981723968185">
                <text:p>5.01981723968185</text:p>
              </table:table-cell>
              <table:table-cell office:value-type="float" office:value="5.0138560230831">
                <text:p>5.0138560230831</text:p>
              </table:table-cell>
              <table:table-cell office:value-type="float" office:value="5.00627720036794">
                <text:p>5.00627720036794</text:p>
              </table:table-cell>
              <table:table-cell office:value-type="float" office:value="5.00081489780685">
                <text:p>5.00081489780685</text:p>
              </table:table-cell>
              <table:table-cell office:value-type="float" office:value="4.99373646532508">
                <text:p>4.99373646532508</text:p>
              </table:table-cell>
              <table:table-cell office:value-type="float" office:value="4.98801041648206">
                <text:p>4.98801041648206</text:p>
              </table:table-cell>
              <table:table-cell office:value-type="float" office:value="4.98279098755532">
                <text:p>4.98279098755532</text:p>
              </table:table-cell>
              <table:table-cell office:value-type="float" office:value="4.97640218776439">
                <text:p>4.97640218776439</text:p>
              </table:table-cell>
              <table:table-cell office:value-type="float" office:value="4.96912752914308">
                <text:p>4.96912752914308</text:p>
              </table:table-cell>
              <table:table-cell office:value-type="float" office:value="4.96009842416286">
                <text:p>4.96009842416286</text:p>
              </table:table-cell>
              <table:table-cell office:value-type="float" office:value="4.95413563663241">
                <text:p>4.95413563663241</text:p>
              </table:table-cell>
              <table:table-cell office:value-type="float" office:value="4.94779179626483">
                <text:p>4.94779179626483</text:p>
              </table:table-cell>
              <table:table-cell office:value-type="float" office:value="4.93329136110853">
                <text:p>4.93329136110853</text:p>
              </table:table-cell>
              <table:table-cell office:value-type="float" office:value="4.93184524387163">
                <text:p>4.93184524387163</text:p>
              </table:table-cell>
              <table:table-cell office:value-type="float" office:value="4.9268937236883">
                <text:p>4.9268937236883</text:p>
              </table:table-cell>
              <table:table-cell office:value-type="float" office:value="4.92485807448599">
                <text:p>4.92485807448599</text:p>
              </table:table-cell>
              <table:table-cell office:value-type="float" office:value="4.9223185717511">
                <text:p>4.9223185717511</text:p>
              </table:table-cell>
              <table:table-cell office:value-type="float" office:value="4.9160392250292">
                <text:p>4.9160392250292</text:p>
              </table:table-cell>
              <table:table-cell office:value-type="float" office:value="4.91494456916083">
                <text:p>4.91494456916083</text:p>
              </table:table-cell>
              <table:table-cell office:value-type="float" office:value="4.91103252807273">
                <text:p>4.91103252807273</text:p>
              </table:table-cell>
              <table:table-cell office:value-type="float" office:value="4.90288167901216">
                <text:p>4.90288167901216</text:p>
              </table:table-cell>
              <table:table-cell office:value-type="float" office:value="4.90112940042879">
                <text:p>4.90112940042879</text:p>
              </table:table-cell>
              <table:table-cell office:value-type="float" office:value="4.89845194108285">
                <text:p>4.89845194108285</text:p>
              </table:table-cell>
              <table:table-cell office:value-type="float" office:value="4.8935365358154">
                <text:p>4.8935365358154</text:p>
              </table:table-cell>
              <table:table-cell office:value-type="float" office:value="4.88991856185068">
                <text:p>4.88991856185068</text:p>
              </table:table-cell>
              <table:table-cell office:value-type="float" office:value="4.88591917266328">
                <text:p>4.88591917266328</text:p>
              </table:table-cell>
              <table:table-cell office:value-type="float" office:value="4.87912600978829">
                <text:p>4.87912600978829</text:p>
              </table:table-cell>
              <table:table-cell office:value-type="float" office:value="4.87684468667852">
                <text:p>4.87684468667852</text:p>
              </table:table-cell>
              <table:table-cell office:value-type="float" office:value="4.86845479594751">
                <text:p>4.86845479594751</text:p>
              </table:table-cell>
              <table:table-cell office:value-type="float" office:value="4.8656461600153">
                <text:p>4.8656461600153</text:p>
              </table:table-cell>
              <table:table-cell office:value-type="float" office:value="4.86100466771629">
                <text:p>4.86100466771629</text:p>
              </table:table-cell>
              <table:table-cell office:value-type="float" office:value="4.85641139448021">
                <text:p>4.85641139448021</text:p>
              </table:table-cell>
              <table:table-cell office:value-type="float" office:value="4.85225598478122">
                <text:p>4.85225598478122</text:p>
              </table:table-cell>
              <table:table-cell office:value-type="float" office:value="4.8449783751674">
                <text:p>4.8449783751674</text:p>
              </table:table-cell>
              <table:table-cell office:value-type="float" office:value="4.83847234756484">
                <text:p>4.83847234756484</text:p>
              </table:table-cell>
              <table:table-cell office:value-type="float" office:value="4.83430324895932">
                <text:p>4.83430324895932</text:p>
              </table:table-cell>
              <table:table-cell office:value-type="float" office:value="4.83091867618803">
                <text:p>4.83091867618803</text:p>
              </table:table-cell>
              <table:table-cell office:value-type="float" office:value="4.82210020660994">
                <text:p>4.82210020660994</text:p>
              </table:table-cell>
              <table:table-cell office:value-type="float" office:value="4.81903391372945">
                <text:p>4.81903391372945</text:p>
              </table:table-cell>
              <table:table-cell office:value-type="float" office:value="4.81245680810771">
                <text:p>4.81245680810771</text:p>
              </table:table-cell>
              <table:table-cell office:value-type="float" office:value="4.80817082766229">
                <text:p>4.80817082766229</text:p>
              </table:table-cell>
              <table:table-cell office:value-type="float" office:value="4.80291712271153">
                <text:p>4.80291712271153</text:p>
              </table:table-cell>
              <table:table-cell office:value-type="float" office:value="4.79744805109276">
                <text:p>4.79744805109276</text:p>
              </table:table-cell>
              <table:table-cell office:value-type="float" office:value="4.79274692783961">
                <text:p>4.79274692783961</text:p>
              </table:table-cell>
              <table:table-cell office:value-type="float" office:value="4.78609285628923">
                <text:p>4.78609285628923</text:p>
              </table:table-cell>
              <table:table-cell office:value-type="float" office:value="4.78159385534952">
                <text:p>4.78159385534952</text:p>
              </table:table-cell>
              <table:table-cell office:value-type="float" office:value="4.77629925585498">
                <text:p>4.77629925585498</text:p>
              </table:table-cell>
              <table:table-cell office:value-type="float" office:value="4.77201553606256">
                <text:p>4.77201553606256</text:p>
              </table:table-cell>
              <table:table-cell office:value-type="float" office:value="4.76337316484836">
                <text:p>4.76337316484836</text:p>
              </table:table-cell>
              <table:table-cell office:value-type="float" office:value="4.75803037872182">
                <text:p>4.75803037872182</text:p>
              </table:table-cell>
              <table:table-cell office:value-type="float" office:value="4.75503684476024">
                <text:p>4.75503684476024</text:p>
              </table:table-cell>
              <table:table-cell office:value-type="float" office:value="4.74586099188144">
                <text:p>4.74586099188144</text:p>
              </table:table-cell>
              <table:table-cell office:value-type="float" office:value="4.74198391174017">
                <text:p>4.74198391174017</text:p>
              </table:table-cell>
              <table:table-cell office:value-type="float" office:value="4.73304628289593">
                <text:p>4.73304628289593</text:p>
              </table:table-cell>
              <table:table-cell office:value-type="float" office:value="4.72870763564712">
                <text:p>4.72870763564712</text:p>
              </table:table-cell>
              <table:table-cell office:value-type="float" office:value="4.7231162358607">
                <text:p>4.7231162358607</text:p>
              </table:table-cell>
              <table:table-cell office:value-type="float" office:value="4.71716043330448">
                <text:p>4.71716043330448</text:p>
              </table:table-cell>
              <table:table-cell office:value-type="float" office:value="4.70757420588457">
                <text:p>4.70757420588457</text:p>
              </table:table-cell>
              <table:table-cell office:value-type="float" office:value="4.70293185863097">
                <text:p>4.70293185863097</text:p>
              </table:table-cell>
              <table:table-cell office:value-type="float" office:value="4.69518638023761">
                <text:p>4.69518638023761</text:p>
              </table:table-cell>
              <table:table-cell office:value-type="float" office:value="4.69003225005209">
                <text:p>4.69003225005209</text:p>
              </table:table-cell>
              <table:table-cell office:value-type="float" office:value="4.68366877384004">
                <text:p>4.68366877384004</text:p>
              </table:table-cell>
              <table:table-cell office:value-type="float" office:value="4.67397517272136">
                <text:p>4.67397517272136</text:p>
              </table:table-cell>
              <table:table-cell office:value-type="float" office:value="4.66649543901779">
                <text:p>4.66649543901779</text:p>
              </table:table-cell>
              <table:table-cell office:value-type="float" office:value="4.6595648147021">
                <text:p>4.6595648147021</text:p>
              </table:table-cell>
              <table:table-cell office:value-type="float" office:value="4.65240325037117">
                <text:p>4.65240325037117</text:p>
              </table:table-cell>
              <table:table-cell office:value-type="float" office:value="4.64456232488612">
                <text:p>4.64456232488612</text:p>
              </table:table-cell>
              <table:table-cell office:value-type="float" office:value="4.63634995183459">
                <text:p>4.63634995183459</text:p>
              </table:table-cell>
              <table:table-cell office:value-type="float" office:value="4.62894215112325">
                <text:p>4.62894215112325</text:p>
              </table:table-cell>
              <table:table-cell office:value-type="float" office:value="4.62448286195414">
                <text:p>4.62448286195414</text:p>
              </table:table-cell>
              <table:table-cell office:value-type="float" office:value="4.61354367678365">
                <text:p>4.61354367678365</text:p>
              </table:table-cell>
              <table:table-cell office:value-type="float" office:value="4.60807156678141">
                <text:p>4.6080715667814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947cm" svg:y="4.203cm" style:legend-expansion="high" chart:style-name="ch2"/>
        <chart:plot-area chart:style-name="ch3" table:cell-range-address="full.A32:full.CW32" chart:data-source-has-labels="column" svg:x="0.319cm" svg:y="0.18cm" svg:width="13.309cm" svg:height="8.645cm">
          <chartooo:coordinate-region svg:x="0.755cm" svg:y="0.379cm" svg:width="12.593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ull.B32:full.CW32" chart:label-cell-address="full.A32:full.A32" chart:class="chart:scatter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avg loss</text:p>
                <draw:g>
                  <svg:desc>full.A32:full.A32</svg:desc>
                </draw:g>
              </table:table-cell>
              <table:table-cell office:value-type="float" office:value="5.56903086114819">
                <text:p>5.56903086114819</text:p>
                <draw:g>
                  <svg:desc>full.B32:full.CW32</svg:desc>
                </draw:g>
              </table:table-cell>
              <table:table-cell office:value-type="float" office:value="5.13257633641491">
                <text:p>5.13257633641491</text:p>
              </table:table-cell>
              <table:table-cell office:value-type="float" office:value="5.12567182908461">
                <text:p>5.12567182908461</text:p>
              </table:table-cell>
              <table:table-cell office:value-type="float" office:value="5.12247194803892">
                <text:p>5.12247194803892</text:p>
              </table:table-cell>
              <table:table-cell office:value-type="float" office:value="5.11961623583986">
                <text:p>5.11961623583986</text:p>
              </table:table-cell>
              <table:table-cell office:value-type="float" office:value="5.11531395269924">
                <text:p>5.11531395269924</text:p>
              </table:table-cell>
              <table:table-cell office:value-type="float" office:value="5.11227987676015">
                <text:p>5.11227987676015</text:p>
              </table:table-cell>
              <table:table-cell office:value-type="float" office:value="5.10933227405768">
                <text:p>5.10933227405768</text:p>
              </table:table-cell>
              <table:table-cell office:value-type="float" office:value="5.10503106454101">
                <text:p>5.10503106454101</text:p>
              </table:table-cell>
              <table:table-cell office:value-type="float" office:value="5.09972619837756">
                <text:p>5.09972619837756</text:p>
              </table:table-cell>
              <table:table-cell office:value-type="float" office:value="5.09420414135963">
                <text:p>5.09420414135963</text:p>
              </table:table-cell>
              <table:table-cell office:value-type="float" office:value="5.08985623051048">
                <text:p>5.08985623051048</text:p>
              </table:table-cell>
              <table:table-cell office:value-type="float" office:value="5.08234512901268">
                <text:p>5.08234512901268</text:p>
              </table:table-cell>
              <table:table-cell office:value-type="float" office:value="5.07607551117221">
                <text:p>5.07607551117221</text:p>
              </table:table-cell>
              <table:table-cell office:value-type="float" office:value="5.06833459012774">
                <text:p>5.06833459012774</text:p>
              </table:table-cell>
              <table:table-cell office:value-type="float" office:value="5.06210334531374">
                <text:p>5.06210334531374</text:p>
              </table:table-cell>
              <table:table-cell office:value-type="float" office:value="5.05509410582662">
                <text:p>5.05509410582662</text:p>
              </table:table-cell>
              <table:table-cell office:value-type="float" office:value="5.04482823080319">
                <text:p>5.04482823080319</text:p>
              </table:table-cell>
              <table:table-cell office:value-type="float" office:value="5.04017311704701">
                <text:p>5.04017311704701</text:p>
              </table:table-cell>
              <table:table-cell office:value-type="float" office:value="5.02621894262218">
                <text:p>5.02621894262218</text:p>
              </table:table-cell>
              <table:table-cell office:value-type="float" office:value="5.02152013839704">
                <text:p>5.02152013839704</text:p>
              </table:table-cell>
              <table:table-cell office:value-type="float" office:value="5.01070334157725">
                <text:p>5.01070334157725</text:p>
              </table:table-cell>
              <table:table-cell office:value-type="float" office:value="4.99881798051974">
                <text:p>4.99881798051974</text:p>
              </table:table-cell>
              <table:table-cell office:value-type="float" office:value="4.98884785293144">
                <text:p>4.98884785293144</text:p>
              </table:table-cell>
              <table:table-cell office:value-type="float" office:value="4.97799627569966">
                <text:p>4.97799627569966</text:p>
              </table:table-cell>
              <table:table-cell office:value-type="float" office:value="4.96915170905479">
                <text:p>4.96915170905479</text:p>
              </table:table-cell>
              <table:table-cell office:value-type="float" office:value="4.95264146004341">
                <text:p>4.95264146004341</text:p>
              </table:table-cell>
              <table:table-cell office:value-type="float" office:value="4.94409201726086">
                <text:p>4.94409201726086</text:p>
              </table:table-cell>
              <table:table-cell office:value-type="float" office:value="4.92989536137327">
                <text:p>4.92989536137327</text:p>
              </table:table-cell>
              <table:table-cell office:value-type="float" office:value="4.9212158292312">
                <text:p>4.9212158292312</text:p>
              </table:table-cell>
              <table:table-cell office:value-type="float" office:value="4.9141408874821">
                <text:p>4.9141408874821</text:p>
              </table:table-cell>
              <table:table-cell office:value-type="float" office:value="4.89002855155546">
                <text:p>4.89002855155546</text:p>
              </table:table-cell>
              <table:table-cell office:value-type="float" office:value="4.87887693692064">
                <text:p>4.87887693692064</text:p>
              </table:table-cell>
              <table:table-cell office:value-type="float" office:value="4.87646197349158">
                <text:p>4.87646197349158</text:p>
              </table:table-cell>
              <table:table-cell office:value-type="float" office:value="4.85450634442542">
                <text:p>4.85450634442542</text:p>
              </table:table-cell>
              <table:table-cell office:value-type="float" office:value="4.85218803418105">
                <text:p>4.85218803418105</text:p>
              </table:table-cell>
              <table:table-cell office:value-type="float" office:value="4.84419797391383">
                <text:p>4.84419797391383</text:p>
              </table:table-cell>
              <table:table-cell office:value-type="float" office:value="4.8410571592994">
                <text:p>4.8410571592994</text:p>
              </table:table-cell>
              <table:table-cell office:value-type="float" office:value="4.83192615165602">
                <text:p>4.83192615165602</text:p>
              </table:table-cell>
              <table:table-cell office:value-type="float" office:value="4.81595911295255">
                <text:p>4.81595911295255</text:p>
              </table:table-cell>
              <table:table-cell office:value-type="float" office:value="4.75023346296564">
                <text:p>4.75023346296564</text:p>
              </table:table-cell>
              <table:table-cell office:value-type="float" office:value="4.74108765348694">
                <text:p>4.74108765348694</text:p>
              </table:table-cell>
              <table:table-cell office:value-type="float" office:value="4.7241647869659">
                <text:p>4.7241647869659</text:p>
              </table:table-cell>
              <table:table-cell office:value-type="float" office:value="4.71987867673978">
                <text:p>4.71987867673978</text:p>
              </table:table-cell>
              <table:table-cell office:value-type="float" office:value="4.70644489867294">
                <text:p>4.70644489867294</text:p>
              </table:table-cell>
              <table:table-cell office:value-type="float" office:value="4.70557049524882">
                <text:p>4.70557049524882</text:p>
              </table:table-cell>
              <table:table-cell office:value-type="float" office:value="4.6974414825225">
                <text:p>4.6974414825225</text:p>
              </table:table-cell>
              <table:table-cell office:value-type="float" office:value="4.67652910193068">
                <text:p>4.67652910193068</text:p>
              </table:table-cell>
              <table:table-cell office:value-type="float" office:value="4.67401097414123">
                <text:p>4.67401097414123</text:p>
              </table:table-cell>
              <table:table-cell office:value-type="float" office:value="4.66531635474789">
                <text:p>4.66531635474789</text:p>
              </table:table-cell>
              <table:table-cell office:value-type="float" office:value="4.64629429204552">
                <text:p>4.64629429204552</text:p>
              </table:table-cell>
              <table:table-cell office:value-type="float" office:value="4.63971386299379">
                <text:p>4.63971386299379</text:p>
              </table:table-cell>
              <table:table-cell office:value-type="float" office:value="4.63222179020653">
                <text:p>4.63222179020653</text:p>
              </table:table-cell>
              <table:table-cell office:value-type="float" office:value="4.61959256950824">
                <text:p>4.61959256950824</text:p>
              </table:table-cell>
              <table:table-cell office:value-type="float" office:value="4.61848754319061">
                <text:p>4.61848754319061</text:p>
              </table:table-cell>
              <table:table-cell office:value-type="float" office:value="4.60529292457643">
                <text:p>4.60529292457643</text:p>
              </table:table-cell>
              <table:table-cell office:value-type="float" office:value="4.57631429157423">
                <text:p>4.57631429157423</text:p>
              </table:table-cell>
              <table:table-cell office:value-type="float" office:value="4.57724592400185">
                <text:p>4.57724592400185</text:p>
              </table:table-cell>
              <table:table-cell office:value-type="float" office:value="4.55253609913091">
                <text:p>4.55253609913091</text:p>
              </table:table-cell>
              <table:table-cell office:value-type="float" office:value="4.55207158115793">
                <text:p>4.55207158115793</text:p>
              </table:table-cell>
              <table:table-cell office:value-type="float" office:value="4.54222168829459">
                <text:p>4.54222168829459</text:p>
              </table:table-cell>
              <table:table-cell office:value-type="float" office:value="4.51402614808686">
                <text:p>4.51402614808686</text:p>
              </table:table-cell>
              <table:table-cell office:value-type="float" office:value="4.51098975857505">
                <text:p>4.51098975857505</text:p>
              </table:table-cell>
              <table:table-cell office:value-type="float" office:value="4.52995086074461">
                <text:p>4.52995086074461</text:p>
              </table:table-cell>
              <table:table-cell office:value-type="float" office:value="4.52473865265225">
                <text:p>4.52473865265225</text:p>
              </table:table-cell>
              <table:table-cell office:value-type="float" office:value="4.51725393513028">
                <text:p>4.51725393513028</text:p>
              </table:table-cell>
              <table:table-cell office:value-type="float" office:value="4.50075158735769">
                <text:p>4.50075158735769</text:p>
              </table:table-cell>
              <table:table-cell office:value-type="float" office:value="4.49260245006498">
                <text:p>4.49260245006498</text:p>
              </table:table-cell>
              <table:table-cell office:value-type="float" office:value="4.47301682456197">
                <text:p>4.47301682456197</text:p>
              </table:table-cell>
              <table:table-cell office:value-type="float" office:value="4.45921220473685">
                <text:p>4.45921220473685</text:p>
              </table:table-cell>
              <table:table-cell office:value-type="float" office:value="4.46617814859719">
                <text:p>4.46617814859719</text:p>
              </table:table-cell>
              <table:table-cell office:value-type="float" office:value="4.45391550682409">
                <text:p>4.45391550682409</text:p>
              </table:table-cell>
              <table:table-cell office:value-type="float" office:value="4.43922556661874">
                <text:p>4.43922556661874</text:p>
              </table:table-cell>
              <table:table-cell office:value-type="float" office:value="4.42921534313264">
                <text:p>4.42921534313264</text:p>
              </table:table-cell>
              <table:table-cell office:value-type="float" office:value="4.41020515418918">
                <text:p>4.41020515418918</text:p>
              </table:table-cell>
              <table:table-cell office:value-type="float" office:value="4.4134527621355">
                <text:p>4.4134527621355</text:p>
              </table:table-cell>
              <table:table-cell office:value-type="float" office:value="4.40777273662432">
                <text:p>4.40777273662432</text:p>
              </table:table-cell>
              <table:table-cell office:value-type="float" office:value="4.39739799955908">
                <text:p>4.39739799955908</text:p>
              </table:table-cell>
              <table:table-cell office:value-type="float" office:value="4.40948402318888">
                <text:p>4.40948402318888</text:p>
              </table:table-cell>
              <table:table-cell office:value-type="float" office:value="4.39336466593268">
                <text:p>4.39336466593268</text:p>
              </table:table-cell>
              <table:table-cell office:value-type="float" office:value="4.38343420425097">
                <text:p>4.38343420425097</text:p>
              </table:table-cell>
              <table:table-cell office:value-type="float" office:value="4.37034846578278">
                <text:p>4.37034846578278</text:p>
              </table:table-cell>
              <table:table-cell office:value-type="float" office:value="4.35002627926291">
                <text:p>4.35002627926291</text:p>
              </table:table-cell>
              <table:table-cell office:value-type="float" office:value="4.34416229346442">
                <text:p>4.34416229346442</text:p>
              </table:table-cell>
              <table:table-cell office:value-type="float" office:value="4.3320126673729">
                <text:p>4.3320126673729</text:p>
              </table:table-cell>
              <table:table-cell office:value-type="float" office:value="4.32058079491285">
                <text:p>4.32058079491285</text:p>
              </table:table-cell>
              <table:table-cell office:value-type="float" office:value="4.31404828606009">
                <text:p>4.31404828606009</text:p>
              </table:table-cell>
              <table:table-cell office:value-type="float" office:value="4.32240635217411">
                <text:p>4.32240635217411</text:p>
              </table:table-cell>
              <table:table-cell office:value-type="float" office:value="4.31501594079216">
                <text:p>4.31501594079216</text:p>
              </table:table-cell>
              <table:table-cell office:value-type="float" office:value="4.31944090682997">
                <text:p>4.31944090682997</text:p>
              </table:table-cell>
              <table:table-cell office:value-type="float" office:value="4.30381507658356">
                <text:p>4.30381507658356</text:p>
              </table:table-cell>
              <table:table-cell office:value-type="float" office:value="4.28663112428156">
                <text:p>4.28663112428156</text:p>
              </table:table-cell>
              <table:table-cell office:value-type="float" office:value="4.27919215743412">
                <text:p>4.27919215743412</text:p>
              </table:table-cell>
              <table:table-cell office:value-type="float" office:value="4.27636915292822">
                <text:p>4.27636915292822</text:p>
              </table:table-cell>
              <table:table-cell office:value-type="float" office:value="4.28151883807672">
                <text:p>4.28151883807672</text:p>
              </table:table-cell>
              <table:table-cell office:value-type="float" office:value="4.28383487942361">
                <text:p>4.28383487942361</text:p>
              </table:table-cell>
              <table:table-cell office:value-type="float" office:value="4.25565771870152">
                <text:p>4.25565771870152</text:p>
              </table:table-cell>
              <table:table-cell office:value-type="float" office:value="4.25890264231414">
                <text:p>4.25890264231414</text:p>
              </table:table-cell>
              <table:table-cell office:value-type="float" office:value="4.26916361437348">
                <text:p>4.26916361437348</text:p>
              </table:table-cell>
              <table:table-cell office:value-type="float" office:value="4.31112603940611">
                <text:p>4.3111260394061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cm" svg:height="8.998cm" xlink:href=".." xlink:type="simple" chart:class="chart:scatter" chart:style-name="ch1">
        <chart:legend chart:legend-position="end" svg:x="13.959cm" svg:y="4.2cm" style:legend-expansion="high" chart:style-name="ch2"/>
        <chart:plot-area chart:style-name="ch3" table:cell-range-address="full.A60:full.CW60" chart:data-source-has-labels="column" svg:x="0.32cm" svg:y="0.179cm" svg:width="13.319cm" svg:height="8.64cm">
          <chartooo:coordinate-region svg:x="0.756cm" svg:y="0.378cm" svg:width="12.603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ull.B60:full.CW60" chart:label-cell-address="full.A60:full.A60" chart:class="chart:scatter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avg loss</text:p>
                <draw:g>
                  <svg:desc>full.A60:full.A60</svg:desc>
                </draw:g>
              </table:table-cell>
              <table:table-cell office:value-type="float" office:value="5.33422392850242">
                <text:p>5.33422392850242</text:p>
                <draw:g>
                  <svg:desc>full.B60:full.CW60</svg:desc>
                </draw:g>
              </table:table-cell>
              <table:table-cell office:value-type="float" office:value="5.13164834815076">
                <text:p>5.13164834815076</text:p>
              </table:table-cell>
              <table:table-cell office:value-type="float" office:value="5.13035973095045">
                <text:p>5.13035973095045</text:p>
              </table:table-cell>
              <table:table-cell office:value-type="float" office:value="5.12802636510808">
                <text:p>5.12802636510808</text:p>
              </table:table-cell>
              <table:table-cell office:value-type="float" office:value="5.12396489825899">
                <text:p>5.12396489825899</text:p>
              </table:table-cell>
              <table:table-cell office:value-type="float" office:value="5.12265479084477">
                <text:p>5.12265479084477</text:p>
              </table:table-cell>
              <table:table-cell office:value-type="float" office:value="5.1156577968983">
                <text:p>5.1156577968983</text:p>
              </table:table-cell>
              <table:table-cell office:value-type="float" office:value="5.11178028358563">
                <text:p>5.11178028358563</text:p>
              </table:table-cell>
              <table:table-cell office:value-type="float" office:value="5.10571886664959">
                <text:p>5.10571886664959</text:p>
              </table:table-cell>
              <table:table-cell office:value-type="float" office:value="5.09630590948382">
                <text:p>5.09630590948382</text:p>
              </table:table-cell>
              <table:table-cell office:value-type="float" office:value="5.0883397196166">
                <text:p>5.0883397196166</text:p>
              </table:table-cell>
              <table:table-cell office:value-type="float" office:value="5.07832969312664">
                <text:p>5.07832969312664</text:p>
              </table:table-cell>
              <table:table-cell office:value-type="float" office:value="5.06322140263061">
                <text:p>5.06322140263061</text:p>
              </table:table-cell>
              <table:table-cell office:value-type="float" office:value="5.05269037042824">
                <text:p>5.05269037042824</text:p>
              </table:table-cell>
              <table:table-cell office:value-type="float" office:value="5.03522688976072">
                <text:p>5.03522688976072</text:p>
              </table:table-cell>
              <table:table-cell office:value-type="float" office:value="5.01527174931942">
                <text:p>5.01527174931942</text:p>
              </table:table-cell>
              <table:table-cell office:value-type="float" office:value="4.99651498810525">
                <text:p>4.99651498810525</text:p>
              </table:table-cell>
              <table:table-cell office:value-type="float" office:value="4.9785484125989">
                <text:p>4.9785484125989</text:p>
              </table:table-cell>
              <table:table-cell office:value-type="float" office:value="4.95692288317873">
                <text:p>4.95692288317873</text:p>
              </table:table-cell>
              <table:table-cell office:value-type="float" office:value="4.93659484322196">
                <text:p>4.93659484322196</text:p>
              </table:table-cell>
              <table:table-cell office:value-type="float" office:value="4.91685359305118">
                <text:p>4.91685359305118</text:p>
              </table:table-cell>
              <table:table-cell office:value-type="float" office:value="4.89111867248933">
                <text:p>4.89111867248933</text:p>
              </table:table-cell>
              <table:table-cell office:value-type="float" office:value="4.87308859304605">
                <text:p>4.87308859304605</text:p>
              </table:table-cell>
              <table:table-cell office:value-type="float" office:value="4.85311145808654">
                <text:p>4.85311145808654</text:p>
              </table:table-cell>
              <table:table-cell office:value-type="float" office:value="4.83394701958923">
                <text:p>4.83394701958923</text:p>
              </table:table-cell>
              <table:table-cell office:value-type="float" office:value="4.82492274216421">
                <text:p>4.82492274216421</text:p>
              </table:table-cell>
              <table:table-cell office:value-type="float" office:value="4.8043566929882">
                <text:p>4.8043566929882</text:p>
              </table:table-cell>
              <table:table-cell office:value-type="float" office:value="4.78417378038088">
                <text:p>4.78417378038088</text:p>
              </table:table-cell>
              <table:table-cell office:value-type="float" office:value="4.77927365900403">
                <text:p>4.77927365900403</text:p>
              </table:table-cell>
              <table:table-cell office:value-type="float" office:value="4.77879156629723">
                <text:p>4.77879156629723</text:p>
              </table:table-cell>
              <table:table-cell office:value-type="float" office:value="4.80858830255995">
                <text:p>4.80858830255995</text:p>
              </table:table-cell>
              <table:table-cell office:value-type="float" office:value="4.78173616127006">
                <text:p>4.78173616127006</text:p>
              </table:table-cell>
              <table:table-cell office:value-type="float" office:value="4.82302339436125">
                <text:p>4.82302339436125</text:p>
              </table:table-cell>
              <table:table-cell office:value-type="float" office:value="4.78939711559956">
                <text:p>4.78939711559956</text:p>
              </table:table-cell>
              <table:table-cell office:value-type="float" office:value="4.85191455047136">
                <text:p>4.85191455047136</text:p>
              </table:table-cell>
              <table:table-cell office:value-type="float" office:value="4.83568948708493">
                <text:p>4.83568948708493</text:p>
              </table:table-cell>
              <table:table-cell office:value-type="float" office:value="4.84586252175498">
                <text:p>4.84586252175498</text:p>
              </table:table-cell>
              <table:table-cell office:value-type="float" office:value="4.80883790406992">
                <text:p>4.80883790406992</text:p>
              </table:table-cell>
              <table:table-cell office:value-type="float" office:value="4.78672317310458">
                <text:p>4.78672317310458</text:p>
              </table:table-cell>
              <table:table-cell office:value-type="float" office:value="4.7977516866768">
                <text:p>4.7977516866768</text:p>
              </table:table-cell>
              <table:table-cell office:value-type="float" office:value="4.80676693169334">
                <text:p>4.80676693169334</text:p>
              </table:table-cell>
              <table:table-cell office:value-type="float" office:value="4.77837298703832">
                <text:p>4.77837298703832</text:p>
              </table:table-cell>
              <table:table-cell office:value-type="float" office:value="4.82084920931325">
                <text:p>4.82084920931325</text:p>
              </table:table-cell>
              <table:table-cell office:value-type="float" office:value="4.83490349486506">
                <text:p>4.83490349486506</text:p>
              </table:table-cell>
              <table:table-cell office:value-type="float" office:value="4.80876531490198">
                <text:p>4.80876531490198</text:p>
              </table:table-cell>
              <table:table-cell office:value-type="float" office:value="4.80515960030008">
                <text:p>4.80515960030008</text:p>
              </table:table-cell>
              <table:table-cell office:value-type="float" office:value="4.82053079660232">
                <text:p>4.82053079660232</text:p>
              </table:table-cell>
              <table:table-cell office:value-type="float" office:value="4.83741895329856">
                <text:p>4.83741895329856</text:p>
              </table:table-cell>
              <table:table-cell office:value-type="float" office:value="4.81933860691931">
                <text:p>4.81933860691931</text:p>
              </table:table-cell>
              <table:table-cell office:value-type="float" office:value="4.86276181715969">
                <text:p>4.86276181715969</text:p>
              </table:table-cell>
              <table:table-cell office:value-type="float" office:value="4.80717839980977">
                <text:p>4.80717839980977</text:p>
              </table:table-cell>
              <table:table-cell office:value-type="float" office:value="4.80223693878508">
                <text:p>4.80223693878508</text:p>
              </table:table-cell>
              <table:table-cell office:value-type="float" office:value="4.88617829637138">
                <text:p>4.88617829637138</text:p>
              </table:table-cell>
              <table:table-cell office:value-type="float" office:value="4.81552861310222">
                <text:p>4.81552861310222</text:p>
              </table:table-cell>
              <table:table-cell office:value-type="float" office:value="4.78360569245371">
                <text:p>4.78360569245371</text:p>
              </table:table-cell>
              <table:table-cell office:value-type="float" office:value="4.79704602943484">
                <text:p>4.79704602943484</text:p>
              </table:table-cell>
              <table:table-cell office:value-type="float" office:value="4.81347212632263">
                <text:p>4.81347212632263</text:p>
              </table:table-cell>
              <table:table-cell office:value-type="float" office:value="4.7923386106193">
                <text:p>4.7923386106193</text:p>
              </table:table-cell>
              <table:table-cell office:value-type="float" office:value="4.80085385965897">
                <text:p>4.80085385965897</text:p>
              </table:table-cell>
              <table:table-cell office:value-type="float" office:value="4.80432885794945">
                <text:p>4.80432885794945</text:p>
              </table:table-cell>
              <table:table-cell office:value-type="float" office:value="4.81650985887893">
                <text:p>4.81650985887893</text:p>
              </table:table-cell>
              <table:table-cell office:value-type="float" office:value="4.77949394241307">
                <text:p>4.77949394241307</text:p>
              </table:table-cell>
              <table:table-cell office:value-type="float" office:value="4.79726663048685">
                <text:p>4.79726663048685</text:p>
              </table:table-cell>
              <table:table-cell office:value-type="float" office:value="4.82566952105132">
                <text:p>4.82566952105132</text:p>
              </table:table-cell>
              <table:table-cell office:value-type="float" office:value="4.7992837662215">
                <text:p>4.7992837662215</text:p>
              </table:table-cell>
              <table:table-cell office:value-type="float" office:value="4.81745652510453">
                <text:p>4.81745652510453</text:p>
              </table:table-cell>
              <table:table-cell office:value-type="float" office:value="4.80833949610606">
                <text:p>4.80833949610606</text:p>
              </table:table-cell>
              <table:table-cell office:value-type="float" office:value="4.74273137416486">
                <text:p>4.74273137416486</text:p>
              </table:table-cell>
              <table:table-cell office:value-type="float" office:value="4.78342589145861">
                <text:p>4.78342589145861</text:p>
              </table:table-cell>
              <table:table-cell office:value-type="float" office:value="4.76767025157253">
                <text:p>4.76767025157253</text:p>
              </table:table-cell>
              <table:table-cell office:value-type="float" office:value="4.80185723859156">
                <text:p>4.80185723859156</text:p>
              </table:table-cell>
              <table:table-cell office:value-type="float" office:value="4.75846210506499">
                <text:p>4.75846210506499</text:p>
              </table:table-cell>
              <table:table-cell office:value-type="float" office:value="4.75835431335737">
                <text:p>4.75835431335737</text:p>
              </table:table-cell>
              <table:table-cell office:value-type="float" office:value="4.76347278933588">
                <text:p>4.76347278933588</text:p>
              </table:table-cell>
              <table:table-cell office:value-type="float" office:value="4.72511932538595">
                <text:p>4.72511932538595</text:p>
              </table:table-cell>
              <table:table-cell office:value-type="float" office:value="4.75340391927105">
                <text:p>4.75340391927105</text:p>
              </table:table-cell>
              <table:table-cell office:value-type="float" office:value="4.76767989989667">
                <text:p>4.76767989989667</text:p>
              </table:table-cell>
              <table:table-cell office:value-type="float" office:value="4.71859976930157">
                <text:p>4.71859976930157</text:p>
              </table:table-cell>
              <table:table-cell office:value-type="float" office:value="4.71944172342999">
                <text:p>4.71944172342999</text:p>
              </table:table-cell>
              <table:table-cell office:value-type="float" office:value="4.71689500009764">
                <text:p>4.71689500009764</text:p>
              </table:table-cell>
              <table:table-cell office:value-type="float" office:value="4.73613077097969">
                <text:p>4.73613077097969</text:p>
              </table:table-cell>
              <table:table-cell office:value-type="float" office:value="4.74973751843978">
                <text:p>4.74973751843978</text:p>
              </table:table-cell>
              <table:table-cell office:value-type="float" office:value="4.71968090452337">
                <text:p>4.71968090452337</text:p>
              </table:table-cell>
              <table:table-cell office:value-type="float" office:value="4.75880898846408">
                <text:p>4.75880898846408</text:p>
              </table:table-cell>
              <table:table-cell office:value-type="float" office:value="4.7916998730759">
                <text:p>4.7916998730759</text:p>
              </table:table-cell>
              <table:table-cell office:value-type="float" office:value="4.7658384484558">
                <text:p>4.7658384484558</text:p>
              </table:table-cell>
              <table:table-cell office:value-type="float" office:value="4.7898073917709">
                <text:p>4.7898073917709</text:p>
              </table:table-cell>
              <table:table-cell office:value-type="float" office:value="4.74330766040851">
                <text:p>4.74330766040851</text:p>
              </table:table-cell>
              <table:table-cell office:value-type="float" office:value="4.74560324875562">
                <text:p>4.74560324875562</text:p>
              </table:table-cell>
              <table:table-cell office:value-type="float" office:value="4.7693458816523">
                <text:p>4.7693458816523</text:p>
              </table:table-cell>
              <table:table-cell office:value-type="float" office:value="4.75777042953051">
                <text:p>4.75777042953051</text:p>
              </table:table-cell>
              <table:table-cell office:value-type="float" office:value="4.72394880984037">
                <text:p>4.72394880984037</text:p>
              </table:table-cell>
              <table:table-cell office:value-type="float" office:value="4.68615121963994">
                <text:p>4.68615121963994</text:p>
              </table:table-cell>
              <table:table-cell office:value-type="float" office:value="4.71675470885048">
                <text:p>4.71675470885048</text:p>
              </table:table-cell>
              <table:table-cell office:value-type="float" office:value="4.73255239982448">
                <text:p>4.73255239982448</text:p>
              </table:table-cell>
              <table:table-cell office:value-type="float" office:value="4.72661492579405">
                <text:p>4.72661492579405</text:p>
              </table:table-cell>
              <table:table-cell office:value-type="float" office:value="4.68476211754712">
                <text:p>4.68476211754712</text:p>
              </table:table-cell>
              <table:table-cell office:value-type="float" office:value="4.69862529723633">
                <text:p>4.69862529723633</text:p>
              </table:table-cell>
              <table:table-cell office:value-type="float" office:value="4.70542834528263">
                <text:p>4.70542834528263</text:p>
              </table:table-cell>
              <table:table-cell office:value-type="float" office:value="4.85020834902876">
                <text:p>4.8502083490287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1cm" svg:height="8.998cm" xlink:href=".." xlink:type="simple" chart:class="chart:scatter" chart:style-name="ch1">
        <chart:legend chart:legend-position="end" svg:x="13.96cm" svg:y="4.2cm" style:legend-expansion="high" chart:style-name="ch2"/>
        <chart:plot-area chart:style-name="ch3" table:cell-range-address="full.A88:full.CW88" chart:data-source-has-labels="column" svg:x="0.32cm" svg:y="0.179cm" svg:width="13.32cm" svg:height="8.64cm">
          <chartooo:coordinate-region svg:x="0.756cm" svg:y="0.378cm" svg:width="12.60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ull.B88:full.CW88" chart:label-cell-address="full.A88:full.A88" chart:class="chart:scatter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avg loss</text:p>
                <draw:g>
                  <svg:desc>full.A88:full.A88</svg:desc>
                </draw:g>
              </table:table-cell>
              <table:table-cell office:value-type="float" office:value="5.37716735579174">
                <text:p>5.37716735579174</text:p>
                <draw:g>
                  <svg:desc>full.B88:full.CW88</svg:desc>
                </draw:g>
              </table:table-cell>
              <table:table-cell office:value-type="float" office:value="5.12894593486559">
                <text:p>5.12894593486559</text:p>
              </table:table-cell>
              <table:table-cell office:value-type="float" office:value="5.12457476696313">
                <text:p>5.12457476696313</text:p>
              </table:table-cell>
              <table:table-cell office:value-type="float" office:value="5.11909144478897">
                <text:p>5.11909144478897</text:p>
              </table:table-cell>
              <table:table-cell office:value-type="float" office:value="5.11282275913117">
                <text:p>5.11282275913117</text:p>
              </table:table-cell>
              <table:table-cell office:value-type="float" office:value="5.10182223203508">
                <text:p>5.10182223203508</text:p>
              </table:table-cell>
              <table:table-cell office:value-type="float" office:value="5.0879277583862">
                <text:p>5.0879277583862</text:p>
              </table:table-cell>
              <table:table-cell office:value-type="float" office:value="5.06827981958819">
                <text:p>5.06827981958819</text:p>
              </table:table-cell>
              <table:table-cell office:value-type="float" office:value="5.05244479228803">
                <text:p>5.05244479228803</text:p>
              </table:table-cell>
              <table:table-cell office:value-type="float" office:value="5.03600944399513">
                <text:p>5.03600944399513</text:p>
              </table:table-cell>
              <table:table-cell office:value-type="float" office:value="5.0074938839566">
                <text:p>5.0074938839566</text:p>
              </table:table-cell>
              <table:table-cell office:value-type="float" office:value="4.99032764975698">
                <text:p>4.99032764975698</text:p>
              </table:table-cell>
              <table:table-cell office:value-type="float" office:value="4.97420845410984">
                <text:p>4.97420845410984</text:p>
              </table:table-cell>
              <table:table-cell office:value-type="float" office:value="4.95467312510591">
                <text:p>4.95467312510591</text:p>
              </table:table-cell>
              <table:table-cell office:value-type="float" office:value="4.93081808973871">
                <text:p>4.93081808973871</text:p>
              </table:table-cell>
              <table:table-cell office:value-type="float" office:value="4.91835673319429">
                <text:p>4.91835673319429</text:p>
              </table:table-cell>
              <table:table-cell office:value-type="float" office:value="4.89457382556372">
                <text:p>4.89457382556372</text:p>
              </table:table-cell>
              <table:table-cell office:value-type="float" office:value="4.88261580168789">
                <text:p>4.88261580168789</text:p>
              </table:table-cell>
              <table:table-cell office:value-type="float" office:value="4.86222705653528">
                <text:p>4.86222705653528</text:p>
              </table:table-cell>
              <table:table-cell office:value-type="float" office:value="4.84243486359451">
                <text:p>4.84243486359451</text:p>
              </table:table-cell>
              <table:table-cell office:value-type="float" office:value="4.80766646018788">
                <text:p>4.80766646018788</text:p>
              </table:table-cell>
              <table:table-cell office:value-type="float" office:value="4.79340812001499">
                <text:p>4.79340812001499</text:p>
              </table:table-cell>
              <table:table-cell office:value-type="float" office:value="4.76865377554983">
                <text:p>4.76865377554983</text:p>
              </table:table-cell>
              <table:table-cell office:value-type="float" office:value="4.75761196738058">
                <text:p>4.75761196738058</text:p>
              </table:table-cell>
              <table:table-cell office:value-type="float" office:value="4.73969347039614">
                <text:p>4.73969347039614</text:p>
              </table:table-cell>
              <table:table-cell office:value-type="float" office:value="4.7207118282899">
                <text:p>4.7207118282899</text:p>
              </table:table-cell>
              <table:table-cell office:value-type="float" office:value="4.69689451012386">
                <text:p>4.69689451012386</text:p>
              </table:table-cell>
              <table:table-cell office:value-type="float" office:value="4.68990586301583">
                <text:p>4.68990586301583</text:p>
              </table:table-cell>
              <table:table-cell office:value-type="float" office:value="4.69110996173695">
                <text:p>4.69110996173695</text:p>
              </table:table-cell>
              <table:table-cell office:value-type="float" office:value="4.67220780473854">
                <text:p>4.67220780473854</text:p>
              </table:table-cell>
              <table:table-cell office:value-type="float" office:value="4.61436421954816">
                <text:p>4.61436421954816</text:p>
              </table:table-cell>
              <table:table-cell office:value-type="float" office:value="4.60815817197542">
                <text:p>4.60815817197542</text:p>
              </table:table-cell>
              <table:table-cell office:value-type="float" office:value="4.5997741975432">
                <text:p>4.5997741975432</text:p>
              </table:table-cell>
              <table:table-cell office:value-type="float" office:value="4.58225999119879">
                <text:p>4.58225999119879</text:p>
              </table:table-cell>
              <table:table-cell office:value-type="float" office:value="4.57125679753018">
                <text:p>4.57125679753018</text:p>
              </table:table-cell>
              <table:table-cell office:value-type="float" office:value="4.55535934569926">
                <text:p>4.55535934569926</text:p>
              </table:table-cell>
              <table:table-cell office:value-type="float" office:value="4.53190143863742">
                <text:p>4.53190143863742</text:p>
              </table:table-cell>
              <table:table-cell office:value-type="float" office:value="4.5241273692099">
                <text:p>4.5241273692099</text:p>
              </table:table-cell>
              <table:table-cell office:value-type="float" office:value="4.49903964428972">
                <text:p>4.49903964428972</text:p>
              </table:table-cell>
              <table:table-cell office:value-type="float" office:value="4.48090872308759">
                <text:p>4.48090872308759</text:p>
              </table:table-cell>
              <table:table-cell office:value-type="float" office:value="4.44128976934511">
                <text:p>4.44128976934511</text:p>
              </table:table-cell>
              <table:table-cell office:value-type="float" office:value="4.42703231749985">
                <text:p>4.42703231749985</text:p>
              </table:table-cell>
              <table:table-cell office:value-type="float" office:value="4.41087734862218">
                <text:p>4.41087734862218</text:p>
              </table:table-cell>
              <table:table-cell office:value-type="float" office:value="4.39378572639827">
                <text:p>4.39378572639827</text:p>
              </table:table-cell>
              <table:table-cell office:value-type="float" office:value="4.38969056567758">
                <text:p>4.38969056567758</text:p>
              </table:table-cell>
              <table:table-cell office:value-type="float" office:value="4.36718900063657">
                <text:p>4.36718900063657</text:p>
              </table:table-cell>
              <table:table-cell office:value-type="float" office:value="4.34344102430722">
                <text:p>4.34344102430722</text:p>
              </table:table-cell>
              <table:table-cell office:value-type="float" office:value="4.32985505169838">
                <text:p>4.32985505169838</text:p>
              </table:table-cell>
              <table:table-cell office:value-type="float" office:value="4.36007165521917">
                <text:p>4.36007165521917</text:p>
              </table:table-cell>
              <table:table-cell office:value-type="float" office:value="4.34553591498275">
                <text:p>4.34553591498275</text:p>
              </table:table-cell>
              <table:table-cell office:value-type="float" office:value="4.29976936643942">
                <text:p>4.29976936643942</text:p>
              </table:table-cell>
              <table:table-cell office:value-type="float" office:value="4.29225626502585">
                <text:p>4.29225626502585</text:p>
              </table:table-cell>
              <table:table-cell office:value-type="float" office:value="4.27986647696568">
                <text:p>4.27986647696568</text:p>
              </table:table-cell>
              <table:table-cell office:value-type="float" office:value="4.26825631394471">
                <text:p>4.26825631394471</text:p>
              </table:table-cell>
              <table:table-cell office:value-type="float" office:value="4.25575918510471">
                <text:p>4.25575918510471</text:p>
              </table:table-cell>
              <table:table-cell office:value-type="float" office:value="4.24909045390386">
                <text:p>4.24909045390386</text:p>
              </table:table-cell>
              <table:table-cell office:value-type="float" office:value="4.23436722299521">
                <text:p>4.23436722299521</text:p>
              </table:table-cell>
              <table:table-cell office:value-type="float" office:value="4.22296581738492">
                <text:p>4.22296581738492</text:p>
              </table:table-cell>
              <table:table-cell office:value-type="float" office:value="4.21046676230122">
                <text:p>4.21046676230122</text:p>
              </table:table-cell>
              <table:table-cell office:value-type="float" office:value="4.1932550302268">
                <text:p>4.1932550302268</text:p>
              </table:table-cell>
              <table:table-cell office:value-type="float" office:value="4.16278643689312">
                <text:p>4.16278643689312</text:p>
              </table:table-cell>
              <table:table-cell office:value-type="float" office:value="4.15818328178938">
                <text:p>4.15818328178938</text:p>
              </table:table-cell>
              <table:table-cell office:value-type="float" office:value="4.14507088590605">
                <text:p>4.14507088590605</text:p>
              </table:table-cell>
              <table:table-cell office:value-type="float" office:value="4.13761183484553">
                <text:p>4.13761183484553</text:p>
              </table:table-cell>
              <table:table-cell office:value-type="float" office:value="4.12831513684342">
                <text:p>4.12831513684342</text:p>
              </table:table-cell>
              <table:table-cell office:value-type="float" office:value="4.11612969584668">
                <text:p>4.11612969584668</text:p>
              </table:table-cell>
              <table:table-cell office:value-type="float" office:value="4.11195325395388">
                <text:p>4.11195325395388</text:p>
              </table:table-cell>
              <table:table-cell office:value-type="float" office:value="4.10136950344111">
                <text:p>4.10136950344111</text:p>
              </table:table-cell>
              <table:table-cell office:value-type="float" office:value="4.09358798009739">
                <text:p>4.09358798009739</text:p>
              </table:table-cell>
              <table:table-cell office:value-type="float" office:value="4.08295538543207">
                <text:p>4.08295538543207</text:p>
              </table:table-cell>
              <table:table-cell office:value-type="float" office:value="4.05187654333647">
                <text:p>4.05187654333647</text:p>
              </table:table-cell>
              <table:table-cell office:value-type="float" office:value="4.04604739125694">
                <text:p>4.04604739125694</text:p>
              </table:table-cell>
              <table:table-cell office:value-type="float" office:value="4.05100231362156">
                <text:p>4.05100231362156</text:p>
              </table:table-cell>
              <table:table-cell office:value-type="float" office:value="4.03482051109775">
                <text:p>4.03482051109775</text:p>
              </table:table-cell>
              <table:table-cell office:value-type="float" office:value="4.02812301781107">
                <text:p>4.02812301781107</text:p>
              </table:table-cell>
              <table:table-cell office:value-type="float" office:value="4.02134723372708">
                <text:p>4.02134723372708</text:p>
              </table:table-cell>
              <table:table-cell office:value-type="float" office:value="4.02066878538688">
                <text:p>4.02066878538688</text:p>
              </table:table-cell>
              <table:table-cell office:value-type="float" office:value="4.01422033116154">
                <text:p>4.01422033116154</text:p>
              </table:table-cell>
              <table:table-cell office:value-type="float" office:value="4.00299252659153">
                <text:p>4.00299252659153</text:p>
              </table:table-cell>
              <table:table-cell office:value-type="float" office:value="4.00350816250557">
                <text:p>4.00350816250557</text:p>
              </table:table-cell>
              <table:table-cell office:value-type="float" office:value="3.97719970892748">
                <text:p>3.97719970892748</text:p>
              </table:table-cell>
              <table:table-cell office:value-type="float" office:value="3.97439380154078">
                <text:p>3.97439380154078</text:p>
              </table:table-cell>
              <table:table-cell office:value-type="float" office:value="3.97022722114617">
                <text:p>3.97022722114617</text:p>
              </table:table-cell>
              <table:table-cell office:value-type="float" office:value="3.965208732315">
                <text:p>3.965208732315</text:p>
              </table:table-cell>
              <table:table-cell office:value-type="float" office:value="3.9643687432489">
                <text:p>3.9643687432489</text:p>
              </table:table-cell>
              <table:table-cell office:value-type="float" office:value="3.95828049766646">
                <text:p>3.95828049766646</text:p>
              </table:table-cell>
              <table:table-cell office:value-type="float" office:value="3.95986032891775">
                <text:p>3.95986032891775</text:p>
              </table:table-cell>
              <table:table-cell office:value-type="float" office:value="3.95575225983314">
                <text:p>3.95575225983314</text:p>
              </table:table-cell>
              <table:table-cell office:value-type="float" office:value="3.95250827952098">
                <text:p>3.95250827952098</text:p>
              </table:table-cell>
              <table:table-cell office:value-type="float" office:value="3.9490601831388">
                <text:p>3.9490601831388</text:p>
              </table:table-cell>
              <table:table-cell office:value-type="float" office:value="3.93042582150237">
                <text:p>3.93042582150237</text:p>
              </table:table-cell>
              <table:table-cell office:value-type="float" office:value="3.93120092629694">
                <text:p>3.93120092629694</text:p>
              </table:table-cell>
              <table:table-cell office:value-type="float" office:value="3.9294935000556">
                <text:p>3.9294935000556</text:p>
              </table:table-cell>
              <table:table-cell office:value-type="float" office:value="3.92988112793485">
                <text:p>3.92988112793485</text:p>
              </table:table-cell>
              <table:table-cell office:value-type="float" office:value="3.92887123259877">
                <text:p>3.92887123259877</text:p>
              </table:table-cell>
              <table:table-cell office:value-type="float" office:value="3.92832100715461">
                <text:p>3.92832100715461</text:p>
              </table:table-cell>
              <table:table-cell office:value-type="float" office:value="3.92798046532109">
                <text:p>3.92798046532109</text:p>
              </table:table-cell>
              <table:table-cell office:value-type="float" office:value="3.92572251758852">
                <text:p>3.92572251758852</text:p>
              </table:table-cell>
              <table:table-cell office:value-type="float" office:value="3.92641426817735">
                <text:p>3.92641426817735</text:p>
              </table:table-cell>
              <table:table-cell office:value-type="float" office:value="3.92818251896435">
                <text:p>3.9281825189643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8cm" svg:height="8.975cm" xlink:href=".." xlink:type="simple" chart:class="chart:scatter" chart:style-name="ch1">
        <chart:legend chart:legend-position="end" svg:x="13.957cm" svg:y="4.188cm" style:legend-expansion="high" chart:style-name="ch2"/>
        <chart:plot-area chart:style-name="ch3" table:cell-range-address="full.A114:full.CW114" chart:data-source-has-labels="column" svg:x="0.32cm" svg:y="0.179cm" svg:width="13.317cm" svg:height="8.617cm">
          <chartooo:coordinate-region svg:x="0.756cm" svg:y="0.378cm" svg:width="12.601cm" svg:height="7.77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ull.B114:full.CW114" chart:label-cell-address="full.A114:full.A114" chart:class="chart:scatter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avg loss</text:p>
                <draw:g>
                  <svg:desc>full.A114:full.A114</svg:desc>
                </draw:g>
              </table:table-cell>
              <table:table-cell office:value-type="float" office:value="5.36716980831454">
                <text:p>5.36716980831454</text:p>
                <draw:g>
                  <svg:desc>full.B114:full.CW114</svg:desc>
                </draw:g>
              </table:table-cell>
              <table:table-cell office:value-type="float" office:value="5.12490317263224">
                <text:p>5.12490317263224</text:p>
              </table:table-cell>
              <table:table-cell office:value-type="float" office:value="5.12038527674731">
                <text:p>5.12038527674731</text:p>
              </table:table-cell>
              <table:table-cell office:value-type="float" office:value="5.11477005573886">
                <text:p>5.11477005573886</text:p>
              </table:table-cell>
              <table:table-cell office:value-type="float" office:value="5.10717244399605">
                <text:p>5.10717244399605</text:p>
              </table:table-cell>
              <table:table-cell office:value-type="float" office:value="5.09839016480064">
                <text:p>5.09839016480064</text:p>
              </table:table-cell>
              <table:table-cell office:value-type="float" office:value="5.08327566296639">
                <text:p>5.08327566296639</text:p>
              </table:table-cell>
              <table:table-cell office:value-type="float" office:value="5.06852092727232">
                <text:p>5.06852092727232</text:p>
              </table:table-cell>
              <table:table-cell office:value-type="float" office:value="5.0493781277884">
                <text:p>5.0493781277884</text:p>
              </table:table-cell>
              <table:table-cell office:value-type="float" office:value="5.03365741222378">
                <text:p>5.03365741222378</text:p>
              </table:table-cell>
              <table:table-cell office:value-type="float" office:value="5.01389450752928">
                <text:p>5.01389450752928</text:p>
              </table:table-cell>
              <table:table-cell office:value-type="float" office:value="4.99025731522359">
                <text:p>4.99025731522359</text:p>
              </table:table-cell>
              <table:table-cell office:value-type="float" office:value="4.96631954572846">
                <text:p>4.96631954572846</text:p>
              </table:table-cell>
              <table:table-cell office:value-type="float" office:value="4.9429110490398">
                <text:p>4.9429110490398</text:p>
              </table:table-cell>
              <table:table-cell office:value-type="float" office:value="4.92984989085541">
                <text:p>4.92984989085541</text:p>
              </table:table-cell>
              <table:table-cell office:value-type="float" office:value="4.90607815945588">
                <text:p>4.90607815945588</text:p>
              </table:table-cell>
              <table:table-cell office:value-type="float" office:value="4.88997463185644">
                <text:p>4.88997463185644</text:p>
              </table:table-cell>
              <table:table-cell office:value-type="float" office:value="4.87129471258985">
                <text:p>4.87129471258985</text:p>
              </table:table-cell>
              <table:table-cell office:value-type="float" office:value="4.84468709798404">
                <text:p>4.84468709798404</text:p>
              </table:table-cell>
              <table:table-cell office:value-type="float" office:value="4.82548438850064">
                <text:p>4.82548438850064</text:p>
              </table:table-cell>
              <table:table-cell office:value-type="float" office:value="4.81243102579837">
                <text:p>4.81243102579837</text:p>
              </table:table-cell>
              <table:table-cell office:value-type="float" office:value="4.77348080627985">
                <text:p>4.77348080627985</text:p>
              </table:table-cell>
              <table:table-cell office:value-type="float" office:value="4.77147087012843">
                <text:p>4.77147087012843</text:p>
              </table:table-cell>
              <table:table-cell office:value-type="float" office:value="4.78194908411564">
                <text:p>4.78194908411564</text:p>
              </table:table-cell>
              <table:table-cell office:value-type="float" office:value="4.75138429042901">
                <text:p>4.75138429042901</text:p>
              </table:table-cell>
              <table:table-cell office:value-type="float" office:value="4.76624669542105">
                <text:p>4.76624669542105</text:p>
              </table:table-cell>
              <table:table-cell office:value-type="float" office:value="4.7401875054667">
                <text:p>4.7401875054667</text:p>
              </table:table-cell>
              <table:table-cell office:value-type="float" office:value="4.74242193729633">
                <text:p>4.74242193729633</text:p>
              </table:table-cell>
              <table:table-cell office:value-type="float" office:value="4.73687376221006">
                <text:p>4.73687376221006</text:p>
              </table:table-cell>
              <table:table-cell office:value-type="float" office:value="4.7335568610845">
                <text:p>4.7335568610845</text:p>
              </table:table-cell>
              <table:table-cell office:value-type="float" office:value="4.72463763276572">
                <text:p>4.72463763276572</text:p>
              </table:table-cell>
              <table:table-cell office:value-type="float" office:value="4.71359310282565">
                <text:p>4.71359310282565</text:p>
              </table:table-cell>
              <table:table-cell office:value-type="float" office:value="4.72520629797002">
                <text:p>4.72520629797002</text:p>
              </table:table-cell>
              <table:table-cell office:value-type="float" office:value="4.69746735768979">
                <text:p>4.69746735768979</text:p>
              </table:table-cell>
              <table:table-cell office:value-type="float" office:value="4.70555610788178">
                <text:p>4.70555610788178</text:p>
              </table:table-cell>
              <table:table-cell office:value-type="float" office:value="4.69577035959883">
                <text:p>4.69577035959883</text:p>
              </table:table-cell>
              <table:table-cell office:value-type="float" office:value="4.6816578473615">
                <text:p>4.6816578473615</text:p>
              </table:table-cell>
              <table:table-cell office:value-type="float" office:value="4.64656804267907">
                <text:p>4.64656804267907</text:p>
              </table:table-cell>
              <table:table-cell office:value-type="float" office:value="4.69351840380865">
                <text:p>4.69351840380865</text:p>
              </table:table-cell>
              <table:table-cell office:value-type="float" office:value="4.63289149378143">
                <text:p>4.63289149378143</text:p>
              </table:table-cell>
              <table:table-cell office:value-type="float" office:value="4.62840538110992">
                <text:p>4.62840538110992</text:p>
              </table:table-cell>
              <table:table-cell office:value-type="float" office:value="4.59692675724297">
                <text:p>4.59692675724297</text:p>
              </table:table-cell>
              <table:table-cell office:value-type="float" office:value="4.60223434988405">
                <text:p>4.60223434988405</text:p>
              </table:table-cell>
              <table:table-cell office:value-type="float" office:value="4.60124043128546">
                <text:p>4.60124043128546</text:p>
              </table:table-cell>
              <table:table-cell office:value-type="float" office:value="4.59049114448357">
                <text:p>4.59049114448357</text:p>
              </table:table-cell>
              <table:table-cell office:value-type="float" office:value="4.57487449154193">
                <text:p>4.57487449154193</text:p>
              </table:table-cell>
              <table:table-cell office:value-type="float" office:value="4.56163667406316">
                <text:p>4.56163667406316</text:p>
              </table:table-cell>
              <table:table-cell office:value-type="float" office:value="4.55411342561334">
                <text:p>4.55411342561334</text:p>
              </table:table-cell>
              <table:table-cell office:value-type="float" office:value="4.53897976366451">
                <text:p>4.53897976366451</text:p>
              </table:table-cell>
              <table:table-cell office:value-type="float" office:value="4.57428267140137">
                <text:p>4.57428267140137</text:p>
              </table:table-cell>
              <table:table-cell office:value-type="float" office:value="4.54894113682779">
                <text:p>4.54894113682779</text:p>
              </table:table-cell>
              <table:table-cell office:value-type="float" office:value="4.50171658719657">
                <text:p>4.50171658719657</text:p>
              </table:table-cell>
              <table:table-cell office:value-type="float" office:value="4.49295388042664">
                <text:p>4.49295388042664</text:p>
              </table:table-cell>
              <table:table-cell office:value-type="float" office:value="4.47185889519297">
                <text:p>4.47185889519297</text:p>
              </table:table-cell>
              <table:table-cell office:value-type="float" office:value="4.46004809693258">
                <text:p>4.46004809693258</text:p>
              </table:table-cell>
              <table:table-cell office:value-type="float" office:value="4.45475012386989">
                <text:p>4.45475012386989</text:p>
              </table:table-cell>
              <table:table-cell office:value-type="float" office:value="4.44114334643955">
                <text:p>4.44114334643955</text:p>
              </table:table-cell>
              <table:table-cell office:value-type="float" office:value="4.44507568301159">
                <text:p>4.44507568301159</text:p>
              </table:table-cell>
              <table:table-cell office:value-type="float" office:value="4.42422184078769">
                <text:p>4.42422184078769</text:p>
              </table:table-cell>
              <table:table-cell office:value-type="float" office:value="4.39212244609174">
                <text:p>4.39212244609174</text:p>
              </table:table-cell>
              <table:table-cell office:value-type="float" office:value="4.40368849228441">
                <text:p>4.40368849228441</text:p>
              </table:table-cell>
              <table:table-cell office:value-type="float" office:value="4.38359199387157">
                <text:p>4.38359199387157</text:p>
              </table:table-cell>
              <table:table-cell office:value-type="float" office:value="4.37382929271997">
                <text:p>4.37382929271997</text:p>
              </table:table-cell>
              <table:table-cell office:value-type="float" office:value="4.36439917526869">
                <text:p>4.36439917526869</text:p>
              </table:table-cell>
              <table:table-cell office:value-type="float" office:value="4.35494224501871">
                <text:p>4.35494224501871</text:p>
              </table:table-cell>
              <table:table-cell office:value-type="float" office:value="4.33767488368206">
                <text:p>4.33767488368206</text:p>
              </table:table-cell>
              <table:table-cell office:value-type="float" office:value="4.32095793490147">
                <text:p>4.32095793490147</text:p>
              </table:table-cell>
              <table:table-cell office:value-type="float" office:value="4.32164331838692">
                <text:p>4.32164331838692</text:p>
              </table:table-cell>
              <table:table-cell office:value-type="float" office:value="4.3277632633735">
                <text:p>4.3277632633735</text:p>
              </table:table-cell>
              <table:table-cell office:value-type="float" office:value="4.30673316264708">
                <text:p>4.30673316264708</text:p>
              </table:table-cell>
              <table:table-cell office:value-type="float" office:value="4.28788212330432">
                <text:p>4.28788212330432</text:p>
              </table:table-cell>
              <table:table-cell office:value-type="float" office:value="4.2465805164459">
                <text:p>4.2465805164459</text:p>
              </table:table-cell>
              <table:table-cell office:value-type="float" office:value="4.24615418440901">
                <text:p>4.24615418440901</text:p>
              </table:table-cell>
              <table:table-cell office:value-type="float" office:value="4.23291228872629">
                <text:p>4.23291228872629</text:p>
              </table:table-cell>
              <table:table-cell office:value-type="float" office:value="4.23171319736099">
                <text:p>4.23171319736099</text:p>
              </table:table-cell>
              <table:table-cell office:value-type="float" office:value="4.22084848317128">
                <text:p>4.22084848317128</text:p>
              </table:table-cell>
              <table:table-cell office:value-type="float" office:value="4.21433861309737">
                <text:p>4.21433861309737</text:p>
              </table:table-cell>
              <table:table-cell office:value-type="float" office:value="4.19562523623953">
                <text:p>4.19562523623953</text:p>
              </table:table-cell>
              <table:table-cell office:value-type="float" office:value="4.19555588161112">
                <text:p>4.19555588161112</text:p>
              </table:table-cell>
              <table:table-cell office:value-type="float" office:value="4.18375962263224">
                <text:p>4.18375962263224</text:p>
              </table:table-cell>
              <table:table-cell office:value-type="float" office:value="4.17290444853413">
                <text:p>4.17290444853413</text:p>
              </table:table-cell>
              <table:table-cell office:value-type="float" office:value="4.1338160537069">
                <text:p>4.1338160537069</text:p>
              </table:table-cell>
              <table:table-cell office:value-type="float" office:value="4.13229284596788">
                <text:p>4.13229284596788</text:p>
              </table:table-cell>
              <table:table-cell office:value-type="float" office:value="4.1317619834076">
                <text:p>4.1317619834076</text:p>
              </table:table-cell>
              <table:table-cell office:value-type="float" office:value="4.12548390171446">
                <text:p>4.12548390171446</text:p>
              </table:table-cell>
              <table:table-cell office:value-type="float" office:value="4.11755251393729">
                <text:p>4.11755251393729</text:p>
              </table:table-cell>
              <table:table-cell office:value-type="float" office:value="4.10827177892779">
                <text:p>4.10827177892779</text:p>
              </table:table-cell>
              <table:table-cell office:value-type="float" office:value="4.11002403083729">
                <text:p>4.11002403083729</text:p>
              </table:table-cell>
              <table:table-cell office:value-type="float" office:value="4.10153267265788">
                <text:p>4.10153267265788</text:p>
              </table:table-cell>
              <table:table-cell office:value-type="float" office:value="4.09599984308594">
                <text:p>4.09599984308594</text:p>
              </table:table-cell>
              <table:table-cell office:value-type="float" office:value="4.09371391310242">
                <text:p>4.09371391310242</text:p>
              </table:table-cell>
              <table:table-cell office:value-type="float" office:value="4.06903166045557">
                <text:p>4.06903166045557</text:p>
              </table:table-cell>
              <table:table-cell office:value-type="float" office:value="4.06163931915539">
                <text:p>4.06163931915539</text:p>
              </table:table-cell>
              <table:table-cell office:value-type="float" office:value="4.06200890783133">
                <text:p>4.06200890783133</text:p>
              </table:table-cell>
              <table:table-cell office:value-type="float" office:value="4.06042472889208">
                <text:p>4.06042472889208</text:p>
              </table:table-cell>
              <table:table-cell office:value-type="float" office:value="4.0605436560726">
                <text:p>4.0605436560726</text:p>
              </table:table-cell>
              <table:table-cell office:value-type="float" office:value="4.05942000748429">
                <text:p>4.05942000748429</text:p>
              </table:table-cell>
              <table:table-cell office:value-type="float" office:value="4.06184121043961">
                <text:p>4.06184121043961</text:p>
              </table:table-cell>
              <table:table-cell office:value-type="float" office:value="4.05998920529136">
                <text:p>4.05998920529136</text:p>
              </table:table-cell>
              <table:table-cell office:value-type="float" office:value="4.05729660907638">
                <text:p>4.0572966090763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8cm" svg:height="8.976cm" xlink:href=".." xlink:type="simple" chart:class="chart:scatter" chart:style-name="ch1">
        <chart:legend chart:legend-position="end" svg:x="13.957cm" svg:y="4.189cm" style:legend-expansion="high" chart:style-name="ch2"/>
        <chart:plot-area chart:style-name="ch3" table:cell-range-address="Sheet1.A250:Sheet1.CW250" chart:data-source-has-labels="column" svg:x="0.32cm" svg:y="0.179cm" svg:width="13.317cm" svg:height="8.618cm">
          <chartooo:coordinate-region svg:x="1.047cm" svg:y="0.378cm" svg:width="12.311cm" svg:height="7.77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50:Sheet1.CW250" chart:label-cell-address="Sheet1.A250:Sheet1.A250" chart:class="chart:scatter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avg loss</text:p>
                <draw:g>
                  <svg:desc>Sheet1.A250:Sheet1.A250</svg:desc>
                </draw:g>
              </table:table-cell>
              <table:table-cell office:value-type="float" office:value="3.30859505948296">
                <text:p>3.30859505948296</text:p>
                <draw:g>
                  <svg:desc>Sheet1.B250:Sheet1.CW250</svg:desc>
                </draw:g>
              </table:table-cell>
              <table:table-cell office:value-type="float" office:value="2.94089918516057">
                <text:p>2.94089918516057</text:p>
              </table:table-cell>
              <table:table-cell office:value-type="float" office:value="2.71146779514354">
                <text:p>2.71146779514354</text:p>
              </table:table-cell>
              <table:table-cell office:value-type="float" office:value="2.51513684448068">
                <text:p>2.51513684448068</text:p>
              </table:table-cell>
              <table:table-cell office:value-type="float" office:value="2.32004950155538">
                <text:p>2.32004950155538</text:p>
              </table:table-cell>
              <table:table-cell office:value-type="float" office:value="2.18021215255222">
                <text:p>2.18021215255222</text:p>
              </table:table-cell>
              <table:table-cell office:value-type="float" office:value="2.02409721281876">
                <text:p>2.02409721281876</text:p>
              </table:table-cell>
              <table:table-cell office:value-type="float" office:value="1.9016404068073">
                <text:p>1.9016404068073</text:p>
              </table:table-cell>
              <table:table-cell office:value-type="float" office:value="1.77055168403199">
                <text:p>1.77055168403199</text:p>
              </table:table-cell>
              <table:table-cell office:value-type="float" office:value="1.67433806557879">
                <text:p>1.67433806557879</text:p>
              </table:table-cell>
              <table:table-cell office:value-type="float" office:value="1.55578016188363">
                <text:p>1.55578016188363</text:p>
              </table:table-cell>
              <table:table-cell office:value-type="float" office:value="1.48947745153205">
                <text:p>1.48947745153205</text:p>
              </table:table-cell>
              <table:table-cell office:value-type="float" office:value="1.41685531674254">
                <text:p>1.41685531674254</text:p>
              </table:table-cell>
              <table:table-cell office:value-type="float" office:value="1.36512933053242">
                <text:p>1.36512933053242</text:p>
              </table:table-cell>
              <table:table-cell office:value-type="float" office:value="1.30369468079512">
                <text:p>1.30369468079512</text:p>
              </table:table-cell>
              <table:table-cell office:value-type="float" office:value="1.24724018240233">
                <text:p>1.24724018240233</text:p>
              </table:table-cell>
              <table:table-cell office:value-type="float" office:value="1.20339235437344">
                <text:p>1.20339235437344</text:p>
              </table:table-cell>
              <table:table-cell office:value-type="float" office:value="1.15687961950633">
                <text:p>1.15687961950633</text:p>
              </table:table-cell>
              <table:table-cell office:value-type="float" office:value="1.10906195206093">
                <text:p>1.10906195206093</text:p>
              </table:table-cell>
              <table:table-cell office:value-type="float" office:value="1.06872207152537">
                <text:p>1.06872207152537</text:p>
              </table:table-cell>
              <table:table-cell office:value-type="float" office:value="1.02695767762289">
                <text:p>1.02695767762289</text:p>
              </table:table-cell>
              <table:table-cell office:value-type="float" office:value="0.996837247340668">
                <text:p>0.996837247340668</text:p>
              </table:table-cell>
              <table:table-cell office:value-type="float" office:value="0.970265497048475">
                <text:p>0.970265497048475</text:p>
              </table:table-cell>
              <table:table-cell office:value-type="float" office:value="0.950459958722174">
                <text:p>0.950459958722174</text:p>
              </table:table-cell>
              <table:table-cell office:value-type="float" office:value="0.922881664849973">
                <text:p>0.922881664849973</text:p>
              </table:table-cell>
              <table:table-cell office:value-type="float" office:value="0.902055960227216">
                <text:p>0.902055960227216</text:p>
              </table:table-cell>
              <table:table-cell office:value-type="float" office:value="0.87646230734017">
                <text:p>0.87646230734017</text:p>
              </table:table-cell>
              <table:table-cell office:value-type="float" office:value="0.861892540875358">
                <text:p>0.861892540875358</text:p>
              </table:table-cell>
              <table:table-cell office:value-type="float" office:value="0.839798964778884">
                <text:p>0.839798964778884</text:p>
              </table:table-cell>
              <table:table-cell office:value-type="float" office:value="0.820193200191877">
                <text:p>0.820193200191877</text:p>
              </table:table-cell>
              <table:table-cell office:value-type="float" office:value="0.800280662921043">
                <text:p>0.800280662921043</text:p>
              </table:table-cell>
              <table:table-cell office:value-type="float" office:value="0.784706361899948">
                <text:p>0.784706361899948</text:p>
              </table:table-cell>
              <table:table-cell office:value-type="float" office:value="0.772041987785971">
                <text:p>0.772041987785971</text:p>
              </table:table-cell>
              <table:table-cell office:value-type="float" office:value="0.7576665095947">
                <text:p>0.7576665095947</text:p>
              </table:table-cell>
              <table:table-cell office:value-type="float" office:value="0.746125703377748">
                <text:p>0.746125703377748</text:p>
              </table:table-cell>
              <table:table-cell office:value-type="float" office:value="0.73294869664467">
                <text:p>0.73294869664467</text:p>
              </table:table-cell>
              <table:table-cell office:value-type="float" office:value="0.720989629679724">
                <text:p>0.720989629679724</text:p>
              </table:table-cell>
              <table:table-cell office:value-type="float" office:value="0.709054511259832">
                <text:p>0.709054511259832</text:p>
              </table:table-cell>
              <table:table-cell office:value-type="float" office:value="0.699362815782927">
                <text:p>0.699362815782927</text:p>
              </table:table-cell>
              <table:table-cell office:value-type="float" office:value="0.686908637654055">
                <text:p>0.686908637654055</text:p>
              </table:table-cell>
              <table:table-cell office:value-type="float" office:value="0.675921458236057">
                <text:p>0.675921458236057</text:p>
              </table:table-cell>
              <table:table-cell office:value-type="float" office:value="0.667145113033652">
                <text:p>0.667145113033652</text:p>
              </table:table-cell>
              <table:table-cell office:value-type="float" office:value="0.659670966317303">
                <text:p>0.659670966317303</text:p>
              </table:table-cell>
              <table:table-cell office:value-type="float" office:value="0.65141259740399">
                <text:p>0.65141259740399</text:p>
              </table:table-cell>
              <table:table-cell office:value-type="float" office:value="0.645189429394796">
                <text:p>0.645189429394796</text:p>
              </table:table-cell>
              <table:table-cell office:value-type="float" office:value="0.636185362944488">
                <text:p>0.636185362944488</text:p>
              </table:table-cell>
              <table:table-cell office:value-type="float" office:value="0.628845646398084">
                <text:p>0.628845646398084</text:p>
              </table:table-cell>
              <table:table-cell office:value-type="float" office:value="0.622058654867079">
                <text:p>0.622058654867079</text:p>
              </table:table-cell>
              <table:table-cell office:value-type="float" office:value="0.614905085464807">
                <text:p>0.614905085464807</text:p>
              </table:table-cell>
              <table:table-cell office:value-type="float" office:value="0.609075742015103">
                <text:p>0.609075742015103</text:p>
              </table:table-cell>
              <table:table-cell office:value-type="float" office:value="0.600299174961264">
                <text:p>0.600299174961264</text:p>
              </table:table-cell>
              <table:table-cell office:value-type="float" office:value="0.594760946320058">
                <text:p>0.594760946320058</text:p>
              </table:table-cell>
              <table:table-cell office:value-type="float" office:value="0.590444097779048">
                <text:p>0.590444097779048</text:p>
              </table:table-cell>
              <table:table-cell office:value-type="float" office:value="0.585268578103298">
                <text:p>0.585268578103298</text:p>
              </table:table-cell>
              <table:table-cell office:value-type="float" office:value="0.5806994833345">
                <text:p>0.5806994833345</text:p>
              </table:table-cell>
              <table:table-cell office:value-type="float" office:value="0.575532402805021">
                <text:p>0.575532402805021</text:p>
              </table:table-cell>
              <table:table-cell office:value-type="float" office:value="0.570931163133557">
                <text:p>0.570931163133557</text:p>
              </table:table-cell>
              <table:table-cell office:value-type="float" office:value="0.566556783515635">
                <text:p>0.566556783515635</text:p>
              </table:table-cell>
              <table:table-cell office:value-type="float" office:value="0.562072887885562">
                <text:p>0.562072887885562</text:p>
              </table:table-cell>
              <table:table-cell office:value-type="float" office:value="0.55700141382523">
                <text:p>0.55700141382523</text:p>
              </table:table-cell>
              <table:table-cell office:value-type="float" office:value="0.552228146454752">
                <text:p>0.552228146454752</text:p>
              </table:table-cell>
              <table:table-cell office:value-type="float" office:value="0.548953155139925">
                <text:p>0.548953155139925</text:p>
              </table:table-cell>
              <table:table-cell office:value-type="float" office:value="0.545230467294843">
                <text:p>0.545230467294843</text:p>
              </table:table-cell>
              <table:table-cell office:value-type="float" office:value="0.54245327826766">
                <text:p>0.54245327826766</text:p>
              </table:table-cell>
              <table:table-cell office:value-type="float" office:value="0.538801311961521">
                <text:p>0.538801311961521</text:p>
              </table:table-cell>
              <table:table-cell office:value-type="float" office:value="0.536714689700456">
                <text:p>0.536714689700456</text:p>
              </table:table-cell>
              <table:table-cell office:value-type="float" office:value="0.531918511852322">
                <text:p>0.531918511852322</text:p>
              </table:table-cell>
              <table:table-cell office:value-type="float" office:value="0.530470732658811">
                <text:p>0.530470732658811</text:p>
              </table:table-cell>
              <table:table-cell office:value-type="float" office:value="0.526786148513734">
                <text:p>0.526786148513734</text:p>
              </table:table-cell>
              <table:table-cell office:value-type="float" office:value="0.52497812741667">
                <text:p>0.52497812741667</text:p>
              </table:table-cell>
              <table:table-cell office:value-type="float" office:value="0.520734044025202">
                <text:p>0.520734044025202</text:p>
              </table:table-cell>
              <table:table-cell office:value-type="float" office:value="0.518233121204026">
                <text:p>0.518233121204026</text:p>
              </table:table-cell>
              <table:table-cell office:value-type="float" office:value="0.516455588154898">
                <text:p>0.516455588154898</text:p>
              </table:table-cell>
              <table:table-cell office:value-type="float" office:value="0.514572755990881">
                <text:p>0.514572755990881</text:p>
              </table:table-cell>
              <table:table-cell office:value-type="float" office:value="0.512600889975814">
                <text:p>0.512600889975814</text:p>
              </table:table-cell>
              <table:table-cell office:value-type="float" office:value="0.510379754568431">
                <text:p>0.510379754568431</text:p>
              </table:table-cell>
              <table:table-cell office:value-type="float" office:value="0.508330586044783">
                <text:p>0.508330586044783</text:p>
              </table:table-cell>
              <table:table-cell office:value-type="float" office:value="0.506537792173824">
                <text:p>0.506537792173824</text:p>
              </table:table-cell>
              <table:table-cell office:value-type="float" office:value="0.504387112833455">
                <text:p>0.504387112833455</text:p>
              </table:table-cell>
              <table:table-cell office:value-type="float" office:value="0.502642585258459">
                <text:p>0.502642585258459</text:p>
              </table:table-cell>
              <table:table-cell office:value-type="float" office:value="0.500184146106745">
                <text:p>0.500184146106745</text:p>
              </table:table-cell>
              <table:table-cell office:value-type="float" office:value="0.49898824643659">
                <text:p>0.49898824643659</text:p>
              </table:table-cell>
              <table:table-cell office:value-type="float" office:value="0.497455096286075">
                <text:p>0.497455096286075</text:p>
              </table:table-cell>
              <table:table-cell office:value-type="float" office:value="0.496333487333693">
                <text:p>0.496333487333693</text:p>
              </table:table-cell>
              <table:table-cell office:value-type="float" office:value="0.495209657367938">
                <text:p>0.495209657367938</text:p>
              </table:table-cell>
              <table:table-cell office:value-type="float" office:value="0.494190314129325">
                <text:p>0.494190314129325</text:p>
              </table:table-cell>
              <table:table-cell office:value-type="float" office:value="0.49265589012605">
                <text:p>0.49265589012605</text:p>
              </table:table-cell>
              <table:table-cell office:value-type="float" office:value="0.491832460207738">
                <text:p>0.491832460207738</text:p>
              </table:table-cell>
              <table:table-cell office:value-type="float" office:value="0.490584048439978">
                <text:p>0.490584048439978</text:p>
              </table:table-cell>
              <table:table-cell office:value-type="float" office:value="0.488909866929003">
                <text:p>0.488909866929003</text:p>
              </table:table-cell>
              <table:table-cell office:value-type="float" office:value="0.487697216208578">
                <text:p>0.487697216208578</text:p>
              </table:table-cell>
              <table:table-cell office:value-type="float" office:value="0.486882612464888">
                <text:p>0.486882612464888</text:p>
              </table:table-cell>
              <table:table-cell office:value-type="float" office:value="0.486510364972228">
                <text:p>0.486510364972228</text:p>
              </table:table-cell>
              <table:table-cell office:value-type="float" office:value="0.485857455853355">
                <text:p>0.485857455853355</text:p>
              </table:table-cell>
              <table:table-cell office:value-type="float" office:value="0.485284912277588">
                <text:p>0.485284912277588</text:p>
              </table:table-cell>
              <table:table-cell office:value-type="float" office:value="0.484420641494065">
                <text:p>0.484420641494065</text:p>
              </table:table-cell>
              <table:table-cell office:value-type="float" office:value="0.483895828040547">
                <text:p>0.483895828040547</text:p>
              </table:table-cell>
              <table:table-cell office:value-type="float" office:value="0.483284061019289">
                <text:p>0.483284061019289</text:p>
              </table:table-cell>
              <table:table-cell office:value-type="float" office:value="0.482826698841827">
                <text:p>0.482826698841827</text:p>
              </table:table-cell>
              <table:table-cell office:value-type="float" office:value="0.482157318312468">
                <text:p>0.482157318312468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8cm" svg:height="8.976cm" xlink:href=".." xlink:type="simple" chart:class="chart:scatter" chart:style-name="ch1">
        <chart:legend chart:legend-position="end" svg:x="13.957cm" svg:y="4.189cm" style:legend-expansion="high" chart:style-name="ch2"/>
        <chart:plot-area chart:style-name="ch3" table:cell-range-address="full.A141:full.BI141" chart:data-source-has-labels="column" svg:x="0.32cm" svg:y="0.179cm" svg:width="13.317cm" svg:height="8.618cm">
          <chartooo:coordinate-region svg:x="0.756cm" svg:y="0.378cm" svg:width="12.694cm" svg:height="7.77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ull.B141:full.BI141" chart:label-cell-address="full.A141:full.A141" chart:class="chart:scatter">
            <chart:data-point chart:repeated="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</table:table-row>
          </table:table-header-rows>
          <table:table-rows>
            <table:table-row>
              <table:table-cell office:value-type="string">
                <text:p>avg loss</text:p>
                <draw:g>
                  <svg:desc>full.A141:full.A141</svg:desc>
                </draw:g>
              </table:table-cell>
              <table:table-cell office:value-type="float" office:value="5.33488358122718">
                <text:p>5.33488358122718</text:p>
                <draw:g>
                  <svg:desc>full.B141:full.BI141</svg:desc>
                </draw:g>
              </table:table-cell>
              <table:table-cell office:value-type="float" office:value="5.0730588546418">
                <text:p>5.0730588546418</text:p>
              </table:table-cell>
              <table:table-cell office:value-type="float" office:value="5.01674246779511">
                <text:p>5.01674246779511</text:p>
              </table:table-cell>
              <table:table-cell office:value-type="float" office:value="4.94806322030866">
                <text:p>4.94806322030866</text:p>
              </table:table-cell>
              <table:table-cell office:value-type="float" office:value="4.85645039043081">
                <text:p>4.85645039043081</text:p>
              </table:table-cell>
              <table:table-cell office:value-type="float" office:value="4.76266937108716">
                <text:p>4.76266937108716</text:p>
              </table:table-cell>
              <table:table-cell office:value-type="float" office:value="4.65397043928635">
                <text:p>4.65397043928635</text:p>
              </table:table-cell>
              <table:table-cell office:value-type="float" office:value="4.53520676954155">
                <text:p>4.53520676954155</text:p>
              </table:table-cell>
              <table:table-cell office:value-type="float" office:value="4.41102289724914">
                <text:p>4.41102289724914</text:p>
              </table:table-cell>
              <table:table-cell office:value-type="float" office:value="4.27912144771147">
                <text:p>4.27912144771147</text:p>
              </table:table-cell>
              <table:table-cell office:value-type="float" office:value="4.15244191019951">
                <text:p>4.15244191019951</text:p>
              </table:table-cell>
              <table:table-cell office:value-type="float" office:value="4.02918501540972">
                <text:p>4.02918501540972</text:p>
              </table:table-cell>
              <table:table-cell office:value-type="float" office:value="3.90976727488638">
                <text:p>3.90976727488638</text:p>
              </table:table-cell>
              <table:table-cell office:value-type="float" office:value="3.7946483883229">
                <text:p>3.7946483883229</text:p>
              </table:table-cell>
              <table:table-cell office:value-type="float" office:value="3.6764915731833">
                <text:p>3.6764915731833</text:p>
              </table:table-cell>
              <table:table-cell office:value-type="float" office:value="3.56629499636486">
                <text:p>3.56629499636486</text:p>
              </table:table-cell>
              <table:table-cell office:value-type="float" office:value="3.45742182455302">
                <text:p>3.45742182455302</text:p>
              </table:table-cell>
              <table:table-cell office:value-type="float" office:value="3.35240197548306">
                <text:p>3.35240197548306</text:p>
              </table:table-cell>
              <table:table-cell office:value-type="float" office:value="3.26177880893803">
                <text:p>3.26177880893803</text:p>
              </table:table-cell>
              <table:table-cell office:value-type="float" office:value="3.16125501327558">
                <text:p>3.16125501327558</text:p>
              </table:table-cell>
              <table:table-cell office:value-type="float" office:value="3.07203686719841">
                <text:p>3.07203686719841</text:p>
              </table:table-cell>
              <table:table-cell office:value-type="float" office:value="2.97575945619776">
                <text:p>2.97575945619776</text:p>
              </table:table-cell>
              <table:table-cell office:value-type="float" office:value="2.9112752002602">
                <text:p>2.9112752002602</text:p>
              </table:table-cell>
              <table:table-cell office:value-type="float" office:value="2.84144082964606">
                <text:p>2.84144082964606</text:p>
              </table:table-cell>
              <table:table-cell office:value-type="float" office:value="2.77265408336242">
                <text:p>2.77265408336242</text:p>
              </table:table-cell>
              <table:table-cell office:value-type="float" office:value="2.71080039939048">
                <text:p>2.71080039939048</text:p>
              </table:table-cell>
              <table:table-cell office:value-type="float" office:value="2.65030770286396">
                <text:p>2.65030770286396</text:p>
              </table:table-cell>
              <table:table-cell office:value-type="float" office:value="2.58995621801252">
                <text:p>2.58995621801252</text:p>
              </table:table-cell>
              <table:table-cell office:value-type="float" office:value="2.53956224561236">
                <text:p>2.53956224561236</text:p>
              </table:table-cell>
              <table:table-cell office:value-type="float" office:value="2.48304130053056">
                <text:p>2.48304130053056</text:p>
              </table:table-cell>
              <table:table-cell office:value-type="float" office:value="2.43190515616054">
                <text:p>2.43190515616054</text:p>
              </table:table-cell>
              <table:table-cell office:value-type="float" office:value="2.37624481285581">
                <text:p>2.37624481285581</text:p>
              </table:table-cell>
              <table:table-cell office:value-type="float" office:value="2.33836903670339">
                <text:p>2.33836903670339</text:p>
              </table:table-cell>
              <table:table-cell office:value-type="float" office:value="2.29935103039824">
                <text:p>2.29935103039824</text:p>
              </table:table-cell>
              <table:table-cell office:value-type="float" office:value="2.2687181265034">
                <text:p>2.2687181265034</text:p>
              </table:table-cell>
              <table:table-cell office:value-type="float" office:value="2.22964210358826">
                <text:p>2.22964210358826</text:p>
              </table:table-cell>
              <table:table-cell office:value-type="float" office:value="2.20001533409066">
                <text:p>2.20001533409066</text:p>
              </table:table-cell>
              <table:table-cell office:value-type="float" office:value="2.16781169033658">
                <text:p>2.16781169033658</text:p>
              </table:table-cell>
              <table:table-cell office:value-type="float" office:value="2.134221231835">
                <text:p>2.134221231835</text:p>
              </table:table-cell>
              <table:table-cell office:value-type="float" office:value="2.10691593796272">
                <text:p>2.10691593796272</text:p>
              </table:table-cell>
              <table:table-cell office:value-type="float" office:value="2.07526579741794">
                <text:p>2.07526579741794</text:p>
              </table:table-cell>
              <table:table-cell office:value-type="float" office:value="2.04354310772429">
                <text:p>2.04354310772429</text:p>
              </table:table-cell>
              <table:table-cell office:value-type="float" office:value="2.01687929540948">
                <text:p>2.01687929540948</text:p>
              </table:table-cell>
              <table:table-cell office:value-type="float" office:value="1.99475934422584">
                <text:p>1.99475934422584</text:p>
              </table:table-cell>
              <table:table-cell office:value-type="float" office:value="1.97146335559959">
                <text:p>1.97146335559959</text:p>
              </table:table-cell>
              <table:table-cell office:value-type="float" office:value="1.94920940003942">
                <text:p>1.94920940003942</text:p>
              </table:table-cell>
              <table:table-cell office:value-type="float" office:value="1.92858107631267">
                <text:p>1.92858107631267</text:p>
              </table:table-cell>
              <table:table-cell office:value-type="float" office:value="1.90502751597341">
                <text:p>1.90502751597341</text:p>
              </table:table-cell>
              <table:table-cell office:value-type="float" office:value="1.88653306102709">
                <text:p>1.88653306102709</text:p>
              </table:table-cell>
              <table:table-cell office:value-type="float" office:value="1.86701149312315">
                <text:p>1.86701149312315</text:p>
              </table:table-cell>
              <table:table-cell office:value-type="float" office:value="1.84514167168078">
                <text:p>1.84514167168078</text:p>
              </table:table-cell>
              <table:table-cell office:value-type="float" office:value="1.82264342992963">
                <text:p>1.82264342992963</text:p>
              </table:table-cell>
              <table:table-cell office:value-type="float" office:value="1.80951012782304">
                <text:p>1.80951012782304</text:p>
              </table:table-cell>
              <table:table-cell office:value-type="float" office:value="1.79321599262997">
                <text:p>1.79321599262997</text:p>
              </table:table-cell>
              <table:table-cell office:value-type="float" office:value="1.77993504385534">
                <text:p>1.77993504385534</text:p>
              </table:table-cell>
              <table:table-cell office:value-type="float" office:value="1.7657661051924">
                <text:p>1.7657661051924</text:p>
              </table:table-cell>
              <table:table-cell office:value-type="float" office:value="1.75158671526737">
                <text:p>1.75158671526737</text:p>
              </table:table-cell>
              <table:table-cell office:value-type="float" office:value="1.73915702260486">
                <text:p>1.73915702260486</text:p>
              </table:table-cell>
              <table:table-cell office:value-type="float" office:value="1.72467574449246">
                <text:p>1.72467574449246</text:p>
              </table:table-cell>
              <table:table-cell office:value-type="float" office:value="1.7123464433142">
                <text:p>1.712346443314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8cm" svg:height="8.975cm" xlink:href=".." xlink:type="simple" chart:class="chart:scatter" chart:style-name="ch1">
        <chart:legend chart:legend-position="end" svg:x="13.957cm" svg:y="4.188cm" style:legend-expansion="high" chart:style-name="ch2"/>
        <chart:plot-area chart:style-name="ch3" table:cell-range-address="full.A168:full.BI168" chart:data-source-has-labels="column" svg:x="0.32cm" svg:y="0.179cm" svg:width="13.317cm" svg:height="8.617cm">
          <chartooo:coordinate-region svg:x="0.756cm" svg:y="0.378cm" svg:width="12.694cm" svg:height="7.77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ull.B168:full.BI168" chart:label-cell-address="full.A168:full.A168" chart:class="chart:scatter">
            <chart:data-point chart:repeated="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</table:table-row>
          </table:table-header-rows>
          <table:table-rows>
            <table:table-row>
              <table:table-cell office:value-type="string">
                <text:p>avg loss</text:p>
                <draw:g>
                  <svg:desc>full.A168:full.A168</svg:desc>
                </draw:g>
              </table:table-cell>
              <table:table-cell office:value-type="float" office:value="5.27830255426546">
                <text:p>5.27830255426546</text:p>
                <draw:g>
                  <svg:desc>full.B168:full.BI168</svg:desc>
                </draw:g>
              </table:table-cell>
              <table:table-cell office:value-type="float" office:value="5.06275472402554">
                <text:p>5.06275472402554</text:p>
              </table:table-cell>
              <table:table-cell office:value-type="float" office:value="4.98626934778502">
                <text:p>4.98626934778502</text:p>
              </table:table-cell>
              <table:table-cell office:value-type="float" office:value="4.88876982861848">
                <text:p>4.88876982861848</text:p>
              </table:table-cell>
              <table:table-cell office:value-type="float" office:value="4.77453191899382">
                <text:p>4.77453191899382</text:p>
              </table:table-cell>
              <table:table-cell office:value-type="float" office:value="4.64948607436837">
                <text:p>4.64948607436837</text:p>
              </table:table-cell>
              <table:table-cell office:value-type="float" office:value="4.52599550657021">
                <text:p>4.52599550657021</text:p>
              </table:table-cell>
              <table:table-cell office:value-type="float" office:value="4.38019092209791">
                <text:p>4.38019092209791</text:p>
              </table:table-cell>
              <table:table-cell office:value-type="float" office:value="4.23243713623255">
                <text:p>4.23243713623255</text:p>
              </table:table-cell>
              <table:table-cell office:value-type="float" office:value="4.07635484137514">
                <text:p>4.07635484137514</text:p>
              </table:table-cell>
              <table:table-cell office:value-type="float" office:value="3.93501924619117">
                <text:p>3.93501924619117</text:p>
              </table:table-cell>
              <table:table-cell office:value-type="float" office:value="3.79168099595888">
                <text:p>3.79168099595888</text:p>
              </table:table-cell>
              <table:table-cell office:value-type="float" office:value="3.66217482122316">
                <text:p>3.66217482122316</text:p>
              </table:table-cell>
              <table:table-cell office:value-type="float" office:value="3.54669277597517">
                <text:p>3.54669277597517</text:p>
              </table:table-cell>
              <table:table-cell office:value-type="float" office:value="3.42568023641809">
                <text:p>3.42568023641809</text:p>
              </table:table-cell>
              <table:table-cell office:value-type="float" office:value="3.32368442480497">
                <text:p>3.32368442480497</text:p>
              </table:table-cell>
              <table:table-cell office:value-type="float" office:value="3.20809774373109">
                <text:p>3.20809774373109</text:p>
              </table:table-cell>
              <table:table-cell office:value-type="float" office:value="3.10520483392284">
                <text:p>3.10520483392284</text:p>
              </table:table-cell>
              <table:table-cell office:value-type="float" office:value="2.99793867035281">
                <text:p>2.99793867035281</text:p>
              </table:table-cell>
              <table:table-cell office:value-type="float" office:value="2.90229375383936">
                <text:p>2.90229375383936</text:p>
              </table:table-cell>
              <table:table-cell office:value-type="float" office:value="2.81363940773677">
                <text:p>2.81363940773677</text:p>
              </table:table-cell>
              <table:table-cell office:value-type="float" office:value="2.71158409863377">
                <text:p>2.71158409863377</text:p>
              </table:table-cell>
              <table:table-cell office:value-type="float" office:value="2.6415461243594">
                <text:p>2.6415461243594</text:p>
              </table:table-cell>
              <table:table-cell office:value-type="float" office:value="2.57277866931444">
                <text:p>2.57277866931444</text:p>
              </table:table-cell>
              <table:table-cell office:value-type="float" office:value="2.50523362949142">
                <text:p>2.50523362949142</text:p>
              </table:table-cell>
              <table:table-cell office:value-type="float" office:value="2.44228397950085">
                <text:p>2.44228397950085</text:p>
              </table:table-cell>
              <table:table-cell office:value-type="float" office:value="2.38326351634144">
                <text:p>2.38326351634144</text:p>
              </table:table-cell>
              <table:table-cell office:value-type="float" office:value="2.32755770662214">
                <text:p>2.32755770662214</text:p>
              </table:table-cell>
              <table:table-cell office:value-type="float" office:value="2.27220824822502">
                <text:p>2.27220824822502</text:p>
              </table:table-cell>
              <table:table-cell office:value-type="float" office:value="2.22165230822083">
                <text:p>2.22165230822083</text:p>
              </table:table-cell>
              <table:table-cell office:value-type="float" office:value="2.17004871195963">
                <text:p>2.17004871195963</text:p>
              </table:table-cell>
              <table:table-cell office:value-type="float" office:value="2.11556010036592">
                <text:p>2.11556010036592</text:p>
              </table:table-cell>
              <table:table-cell office:value-type="float" office:value="2.07470944993682">
                <text:p>2.07470944993682</text:p>
              </table:table-cell>
              <table:table-cell office:value-type="float" office:value="2.0431629995179">
                <text:p>2.0431629995179</text:p>
              </table:table-cell>
              <table:table-cell office:value-type="float" office:value="2.00429326487663">
                <text:p>2.00429326487663</text:p>
              </table:table-cell>
              <table:table-cell office:value-type="float" office:value="1.9659730134807">
                <text:p>1.9659730134807</text:p>
              </table:table-cell>
              <table:table-cell office:value-type="float" office:value="1.93879476863431">
                <text:p>1.93879476863431</text:p>
              </table:table-cell>
              <table:table-cell office:value-type="float" office:value="1.90720051030718">
                <text:p>1.90720051030718</text:p>
              </table:table-cell>
              <table:table-cell office:value-type="float" office:value="1.87372867187404">
                <text:p>1.87372867187404</text:p>
              </table:table-cell>
              <table:table-cell office:value-type="float" office:value="1.84564024774392">
                <text:p>1.84564024774392</text:p>
              </table:table-cell>
              <table:table-cell office:value-type="float" office:value="1.81621561725381">
                <text:p>1.81621561725381</text:p>
              </table:table-cell>
              <table:table-cell office:value-type="float" office:value="1.78412028379902">
                <text:p>1.78412028379902</text:p>
              </table:table-cell>
              <table:table-cell office:value-type="float" office:value="1.76635429280325">
                <text:p>1.76635429280325</text:p>
              </table:table-cell>
              <table:table-cell office:value-type="float" office:value="1.74658645707287">
                <text:p>1.74658645707287</text:p>
              </table:table-cell>
              <table:table-cell office:value-type="float" office:value="1.72677034386549">
                <text:p>1.72677034386549</text:p>
              </table:table-cell>
              <table:table-cell office:value-type="float" office:value="1.7113009502669">
                <text:p>1.7113009502669</text:p>
              </table:table-cell>
              <table:table-cell office:value-type="float" office:value="1.69385501874845">
                <text:p>1.69385501874845</text:p>
              </table:table-cell>
              <table:table-cell office:value-type="float" office:value="1.67762312359573">
                <text:p>1.67762312359573</text:p>
              </table:table-cell>
              <table:table-cell office:value-type="float" office:value="1.65893923541708">
                <text:p>1.65893923541708</text:p>
              </table:table-cell>
              <table:table-cell office:value-type="float" office:value="1.64531001152418">
                <text:p>1.64531001152418</text:p>
              </table:table-cell>
              <table:table-cell office:value-type="float" office:value="1.62790337929937">
                <text:p>1.62790337929937</text:p>
              </table:table-cell>
              <table:table-cell office:value-type="float" office:value="1.60873804836885">
                <text:p>1.60873804836885</text:p>
              </table:table-cell>
              <table:table-cell office:value-type="float" office:value="1.59547951219128">
                <text:p>1.59547951219128</text:p>
              </table:table-cell>
              <table:table-cell office:value-type="float" office:value="1.58350481885774">
                <text:p>1.58350481885774</text:p>
              </table:table-cell>
              <table:table-cell office:value-type="float" office:value="1.57348581368821">
                <text:p>1.57348581368821</text:p>
              </table:table-cell>
              <table:table-cell office:value-type="float" office:value="1.55880081970682">
                <text:p>1.55880081970682</text:p>
              </table:table-cell>
              <table:table-cell office:value-type="float" office:value="1.55123020352131">
                <text:p>1.55123020352131</text:p>
              </table:table-cell>
              <table:table-cell office:value-type="float" office:value="1.54043867920001">
                <text:p>1.54043867920001</text:p>
              </table:table-cell>
              <table:table-cell office:value-type="float" office:value="1.52778001065927">
                <text:p>1.52778001065927</text:p>
              </table:table-cell>
              <table:table-cell office:value-type="float" office:value="1.51876932501801">
                <text:p>1.51876932501801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9cm" svg:height="8.975cm" xlink:href=".." xlink:type="simple" chart:class="chart:scatter" chart:style-name="ch1">
        <chart:legend chart:legend-position="end" svg:x="13.958cm" svg:y="4.188cm" style:legend-expansion="high" chart:style-name="ch2"/>
        <chart:plot-area chart:style-name="ch3" table:cell-range-address="full.A195:full.BI195" chart:data-source-has-labels="column" svg:x="0.32cm" svg:y="0.179cm" svg:width="13.318cm" svg:height="8.617cm">
          <chartooo:coordinate-region svg:x="0.756cm" svg:y="0.378cm" svg:width="12.695cm" svg:height="7.77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ull.B195:full.BI195" chart:label-cell-address="full.A195:full.A195" chart:class="chart:scatter">
            <chart:data-point chart:repeated="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</table:table-row>
          </table:table-header-rows>
          <table:table-rows>
            <table:table-row>
              <table:table-cell office:value-type="string">
                <text:p>avg loss</text:p>
                <draw:g>
                  <svg:desc>full.A195:full.A195</svg:desc>
                </draw:g>
              </table:table-cell>
              <table:table-cell office:value-type="float" office:value="5.29319368675904">
                <text:p>5.29319368675904</text:p>
                <draw:g>
                  <svg:desc>full.B195:full.BI195</svg:desc>
                </draw:g>
              </table:table-cell>
              <table:table-cell office:value-type="float" office:value="5.08636588684209">
                <text:p>5.08636588684209</text:p>
              </table:table-cell>
              <table:table-cell office:value-type="float" office:value="5.02167818325551">
                <text:p>5.02167818325551</text:p>
              </table:table-cell>
              <table:table-cell office:value-type="float" office:value="4.95381908323829">
                <text:p>4.95381908323829</text:p>
              </table:table-cell>
              <table:table-cell office:value-type="float" office:value="4.86757354399877">
                <text:p>4.86757354399877</text:p>
              </table:table-cell>
              <table:table-cell office:value-type="float" office:value="4.75327342118967">
                <text:p>4.75327342118967</text:p>
              </table:table-cell>
              <table:table-cell office:value-type="float" office:value="4.62798678752554">
                <text:p>4.62798678752554</text:p>
              </table:table-cell>
              <table:table-cell office:value-type="float" office:value="4.49784744828112">
                <text:p>4.49784744828112</text:p>
              </table:table-cell>
              <table:table-cell office:value-type="float" office:value="4.34856612778158">
                <text:p>4.34856612778158</text:p>
              </table:table-cell>
              <table:table-cell office:value-type="float" office:value="4.19522822612506">
                <text:p>4.19522822612506</text:p>
              </table:table-cell>
              <table:table-cell office:value-type="float" office:value="4.04173443450345">
                <text:p>4.04173443450345</text:p>
              </table:table-cell>
              <table:table-cell office:value-type="float" office:value="3.89970595170922">
                <text:p>3.89970595170922</text:p>
              </table:table-cell>
              <table:table-cell office:value-type="float" office:value="3.76582577388899">
                <text:p>3.76582577388899</text:p>
              </table:table-cell>
              <table:table-cell office:value-type="float" office:value="3.63534602388179">
                <text:p>3.63534602388179</text:p>
              </table:table-cell>
              <table:table-cell office:value-type="float" office:value="3.50899516443258">
                <text:p>3.50899516443258</text:p>
              </table:table-cell>
              <table:table-cell office:value-type="float" office:value="3.38119806888546">
                <text:p>3.38119806888546</text:p>
              </table:table-cell>
              <table:table-cell office:value-type="float" office:value="3.26451224042993">
                <text:p>3.26451224042993</text:p>
              </table:table-cell>
              <table:table-cell office:value-type="float" office:value="3.15789395873073">
                <text:p>3.15789395873073</text:p>
              </table:table-cell>
              <table:table-cell office:value-type="float" office:value="3.04640463147427">
                <text:p>3.04640463147427</text:p>
              </table:table-cell>
              <table:table-cell office:value-type="float" office:value="2.94369093749106">
                <text:p>2.94369093749106</text:p>
              </table:table-cell>
              <table:table-cell office:value-type="float" office:value="2.85036075322441">
                <text:p>2.85036075322441</text:p>
              </table:table-cell>
              <table:table-cell office:value-type="float" office:value="2.75336400909883">
                <text:p>2.75336400909883</text:p>
              </table:table-cell>
              <table:table-cell office:value-type="float" office:value="2.67402744227543">
                <text:p>2.67402744227543</text:p>
              </table:table-cell>
              <table:table-cell office:value-type="float" office:value="2.60537011729789">
                <text:p>2.60537011729789</text:p>
              </table:table-cell>
              <table:table-cell office:value-type="float" office:value="2.53421569242162">
                <text:p>2.53421569242162</text:p>
              </table:table-cell>
              <table:table-cell office:value-type="float" office:value="2.47214228939851">
                <text:p>2.47214228939851</text:p>
              </table:table-cell>
              <table:table-cell office:value-type="float" office:value="2.40704592238794">
                <text:p>2.40704592238794</text:p>
              </table:table-cell>
              <table:table-cell office:value-type="float" office:value="2.34839087745272">
                <text:p>2.34839087745272</text:p>
              </table:table-cell>
              <table:table-cell office:value-type="float" office:value="2.29277241107026">
                <text:p>2.29277241107026</text:p>
              </table:table-cell>
              <table:table-cell office:value-type="float" office:value="2.23568701948341">
                <text:p>2.23568701948341</text:p>
              </table:table-cell>
              <table:table-cell office:value-type="float" office:value="2.1835673522716">
                <text:p>2.1835673522716</text:p>
              </table:table-cell>
              <table:table-cell office:value-type="float" office:value="2.12892931940959">
                <text:p>2.12892931940959</text:p>
              </table:table-cell>
              <table:table-cell office:value-type="float" office:value="2.08719702216091">
                <text:p>2.08719702216091</text:p>
              </table:table-cell>
              <table:table-cell office:value-type="float" office:value="2.04603663468998">
                <text:p>2.04603663468998</text:p>
              </table:table-cell>
              <table:table-cell office:value-type="float" office:value="2.01149514345493">
                <text:p>2.01149514345493</text:p>
              </table:table-cell>
              <table:table-cell office:value-type="float" office:value="1.97846197450742">
                <text:p>1.97846197450742</text:p>
              </table:table-cell>
              <table:table-cell office:value-type="float" office:value="1.93879063751627">
                <text:p>1.93879063751627</text:p>
              </table:table-cell>
              <table:table-cell office:value-type="float" office:value="1.90501180955118">
                <text:p>1.90501180955118</text:p>
              </table:table-cell>
              <table:table-cell office:value-type="float" office:value="1.87228148144306">
                <text:p>1.87228148144306</text:p>
              </table:table-cell>
              <table:table-cell office:value-type="float" office:value="1.84281203519101">
                <text:p>1.84281203519101</text:p>
              </table:table-cell>
              <table:table-cell office:value-type="float" office:value="1.81292927667656">
                <text:p>1.81292927667656</text:p>
              </table:table-cell>
              <table:table-cell office:value-type="float" office:value="1.77800339717667">
                <text:p>1.77800339717667</text:p>
              </table:table-cell>
              <table:table-cell office:value-type="float" office:value="1.75177600582995">
                <text:p>1.75177600582995</text:p>
              </table:table-cell>
              <table:table-cell office:value-type="float" office:value="1.73291999704479">
                <text:p>1.73291999704479</text:p>
              </table:table-cell>
              <table:table-cell office:value-type="float" office:value="1.70786862969768">
                <text:p>1.70786862969768</text:p>
              </table:table-cell>
              <table:table-cell office:value-type="float" office:value="1.68745589882399">
                <text:p>1.68745589882399</text:p>
              </table:table-cell>
              <table:table-cell office:value-type="float" office:value="1.67018779363063">
                <text:p>1.67018779363063</text:p>
              </table:table-cell>
              <table:table-cell office:value-type="float" office:value="1.64626967839336">
                <text:p>1.64626967839336</text:p>
              </table:table-cell>
              <table:table-cell office:value-type="float" office:value="1.63144169645758">
                <text:p>1.63144169645758</text:p>
              </table:table-cell>
              <table:table-cell office:value-type="float" office:value="1.61172598835385">
                <text:p>1.61172598835385</text:p>
              </table:table-cell>
              <table:table-cell office:value-type="float" office:value="1.59320410158729">
                <text:p>1.59320410158729</text:p>
              </table:table-cell>
              <table:table-cell office:value-type="float" office:value="1.57408048952483">
                <text:p>1.57408048952483</text:p>
              </table:table-cell>
              <table:table-cell office:value-type="float" office:value="1.56017332729474">
                <text:p>1.56017332729474</text:p>
              </table:table-cell>
              <table:table-cell office:value-type="float" office:value="1.54450895398014">
                <text:p>1.54450895398014</text:p>
              </table:table-cell>
              <table:table-cell office:value-type="float" office:value="1.53379119230819">
                <text:p>1.53379119230819</text:p>
              </table:table-cell>
              <table:table-cell office:value-type="float" office:value="1.51986572432315">
                <text:p>1.51986572432315</text:p>
              </table:table-cell>
              <table:table-cell office:value-type="float" office:value="1.50937194454495">
                <text:p>1.50937194454495</text:p>
              </table:table-cell>
              <table:table-cell office:value-type="float" office:value="1.49826703809019">
                <text:p>1.49826703809019</text:p>
              </table:table-cell>
              <table:table-cell office:value-type="float" office:value="1.485757683543">
                <text:p>1.485757683543</text:p>
              </table:table-cell>
              <table:table-cell office:value-type="float" office:value="1.47563271736401">
                <text:p>1.47563271736401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947cm" svg:y="4.204cm" style:legend-expansion="high" chart:style-name="ch2"/>
        <chart:plot-area chart:style-name="ch3" table:cell-range-address="Sheet1.A31:Sheet1.CW31" chart:data-source-has-labels="column" svg:x="0.319cm" svg:y="0.18cm" svg:width="13.309cm" svg:height="8.646cm">
          <chartooo:coordinate-region svg:x="1.046cm" svg:y="0.379cm" svg:width="12.302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1:Sheet1.CW31" chart:label-cell-address="Sheet1.A31:Sheet1.A31" chart:class="chart:scatter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avg loss</text:p>
                <draw:g>
                  <svg:desc>Sheet1.A31:Sheet1.A31</svg:desc>
                </draw:g>
              </table:table-cell>
              <table:table-cell office:value-type="float" office:value="3.366494199399">
                <text:p>3.366494199399</text:p>
                <draw:g>
                  <svg:desc>Sheet1.B31:Sheet1.CW31</svg:desc>
                </draw:g>
              </table:table-cell>
              <table:table-cell office:value-type="float" office:value="3.2595052925835">
                <text:p>3.2595052925835</text:p>
              </table:table-cell>
              <table:table-cell office:value-type="float" office:value="3.26443294864034">
                <text:p>3.26443294864034</text:p>
              </table:table-cell>
              <table:table-cell office:value-type="float" office:value="3.25503482974712">
                <text:p>3.25503482974712</text:p>
              </table:table-cell>
              <table:table-cell office:value-type="float" office:value="3.25014434289174">
                <text:p>3.25014434289174</text:p>
              </table:table-cell>
              <table:table-cell office:value-type="float" office:value="3.2519555891791">
                <text:p>3.2519555891791</text:p>
              </table:table-cell>
              <table:table-cell office:value-type="float" office:value="3.2557149130726">
                <text:p>3.2557149130726</text:p>
              </table:table-cell>
              <table:table-cell office:value-type="float" office:value="3.23774341050476">
                <text:p>3.23774341050476</text:p>
              </table:table-cell>
              <table:table-cell office:value-type="float" office:value="3.23474976625667">
                <text:p>3.23474976625667</text:p>
              </table:table-cell>
              <table:table-cell office:value-type="float" office:value="3.21467143613926">
                <text:p>3.21467143613926</text:p>
              </table:table-cell>
              <table:table-cell office:value-type="float" office:value="3.20683160685582">
                <text:p>3.20683160685582</text:p>
              </table:table-cell>
              <table:table-cell office:value-type="float" office:value="3.19149867924266">
                <text:p>3.19149867924266</text:p>
              </table:table-cell>
              <table:table-cell office:value-type="float" office:value="3.18496114029019">
                <text:p>3.18496114029019</text:p>
              </table:table-cell>
              <table:table-cell office:value-type="float" office:value="3.17648231798782">
                <text:p>3.17648231798782</text:p>
              </table:table-cell>
              <table:table-cell office:value-type="float" office:value="3.15553688339346">
                <text:p>3.15553688339346</text:p>
              </table:table-cell>
              <table:table-cell office:value-type="float" office:value="3.14382891579814">
                <text:p>3.14382891579814</text:p>
              </table:table-cell>
              <table:table-cell office:value-type="float" office:value="3.1289883234036">
                <text:p>3.1289883234036</text:p>
              </table:table-cell>
              <table:table-cell office:value-type="float" office:value="3.11998833476817">
                <text:p>3.11998833476817</text:p>
              </table:table-cell>
              <table:table-cell office:value-type="float" office:value="3.11100762238776">
                <text:p>3.11100762238776</text:p>
              </table:table-cell>
              <table:table-cell office:value-type="float" office:value="3.09369012156796">
                <text:p>3.09369012156796</text:p>
              </table:table-cell>
              <table:table-cell office:value-type="float" office:value="3.09740934073243">
                <text:p>3.09740934073243</text:p>
              </table:table-cell>
              <table:table-cell office:value-type="float" office:value="3.04164684486402">
                <text:p>3.04164684486402</text:p>
              </table:table-cell>
              <table:table-cell office:value-type="float" office:value="3.0640638016332">
                <text:p>3.0640638016332</text:p>
              </table:table-cell>
              <table:table-cell office:value-type="float" office:value="3.01156047495883">
                <text:p>3.01156047495883</text:p>
              </table:table-cell>
              <table:table-cell office:value-type="float" office:value="3.05623138671319">
                <text:p>3.05623138671319</text:p>
              </table:table-cell>
              <table:table-cell office:value-type="float" office:value="3.0203695574241">
                <text:p>3.0203695574241</text:p>
              </table:table-cell>
              <table:table-cell office:value-type="float" office:value="2.99208022897935">
                <text:p>2.99208022897935</text:p>
              </table:table-cell>
              <table:table-cell office:value-type="float" office:value="2.98575772314832">
                <text:p>2.98575772314832</text:p>
              </table:table-cell>
              <table:table-cell office:value-type="float" office:value="2.98937534129405">
                <text:p>2.98937534129405</text:p>
              </table:table-cell>
              <table:table-cell office:value-type="float" office:value="2.97433397870167">
                <text:p>2.97433397870167</text:p>
              </table:table-cell>
              <table:table-cell office:value-type="float" office:value="2.93279489703386">
                <text:p>2.93279489703386</text:p>
              </table:table-cell>
              <table:table-cell office:value-type="float" office:value="2.96897583244556">
                <text:p>2.96897583244556</text:p>
              </table:table-cell>
              <table:table-cell office:value-type="float" office:value="2.94093109405973">
                <text:p>2.94093109405973</text:p>
              </table:table-cell>
              <table:table-cell office:value-type="float" office:value="2.9391482263798">
                <text:p>2.9391482263798</text:p>
              </table:table-cell>
              <table:table-cell office:value-type="float" office:value="2.92939098603032">
                <text:p>2.92939098603032</text:p>
              </table:table-cell>
              <table:table-cell office:value-type="float" office:value="2.92344987881643">
                <text:p>2.92344987881643</text:p>
              </table:table-cell>
              <table:table-cell office:value-type="float" office:value="2.92915850587317">
                <text:p>2.92915850587317</text:p>
              </table:table-cell>
              <table:table-cell office:value-type="float" office:value="2.9205478693735">
                <text:p>2.9205478693735</text:p>
              </table:table-cell>
              <table:table-cell office:value-type="float" office:value="2.92142496298096">
                <text:p>2.92142496298096</text:p>
              </table:table-cell>
              <table:table-cell office:value-type="float" office:value="2.92496650443949">
                <text:p>2.92496650443949</text:p>
              </table:table-cell>
              <table:table-cell office:value-type="float" office:value="2.89526510824799">
                <text:p>2.89526510824799</text:p>
              </table:table-cell>
              <table:table-cell office:value-type="float" office:value="2.90595814893484">
                <text:p>2.90595814893484</text:p>
              </table:table-cell>
              <table:table-cell office:value-type="float" office:value="2.88998988065085">
                <text:p>2.88998988065085</text:p>
              </table:table-cell>
              <table:table-cell office:value-type="float" office:value="2.88824380132445">
                <text:p>2.88824380132445</text:p>
              </table:table-cell>
              <table:table-cell office:value-type="float" office:value="2.90170965658166">
                <text:p>2.90170965658166</text:p>
              </table:table-cell>
              <table:table-cell office:value-type="float" office:value="2.9255109588451">
                <text:p>2.9255109588451</text:p>
              </table:table-cell>
              <table:table-cell office:value-type="float" office:value="2.91558848227617">
                <text:p>2.91558848227617</text:p>
              </table:table-cell>
              <table:table-cell office:value-type="float" office:value="2.88207262040875">
                <text:p>2.88207262040875</text:p>
              </table:table-cell>
              <table:table-cell office:value-type="float" office:value="2.88790391410836">
                <text:p>2.88790391410836</text:p>
              </table:table-cell>
              <table:table-cell office:value-type="float" office:value="2.8877898835259">
                <text:p>2.8877898835259</text:p>
              </table:table-cell>
              <table:table-cell office:value-type="float" office:value="2.89595683407317">
                <text:p>2.89595683407317</text:p>
              </table:table-cell>
              <table:table-cell office:value-type="float" office:value="2.88273848951468">
                <text:p>2.88273848951468</text:p>
              </table:table-cell>
              <table:table-cell office:value-type="float" office:value="2.8390397647048">
                <text:p>2.8390397647048</text:p>
              </table:table-cell>
              <table:table-cell office:value-type="float" office:value="2.81566133251312">
                <text:p>2.81566133251312</text:p>
              </table:table-cell>
              <table:table-cell office:value-type="float" office:value="2.85526002198621">
                <text:p>2.85526002198621</text:p>
              </table:table-cell>
              <table:table-cell office:value-type="float" office:value="2.82396140156204">
                <text:p>2.82396140156204</text:p>
              </table:table-cell>
              <table:table-cell office:value-type="float" office:value="2.85234760234367">
                <text:p>2.85234760234367</text:p>
              </table:table-cell>
              <table:table-cell office:value-type="float" office:value="2.861723010558">
                <text:p>2.861723010558</text:p>
              </table:table-cell>
              <table:table-cell office:value-type="float" office:value="2.86919508431667">
                <text:p>2.86919508431667</text:p>
              </table:table-cell>
              <table:table-cell office:value-type="float" office:value="2.84118254447872">
                <text:p>2.84118254447872</text:p>
              </table:table-cell>
              <table:table-cell office:value-type="float" office:value="2.82579941286507">
                <text:p>2.82579941286507</text:p>
              </table:table-cell>
              <table:table-cell office:value-type="float" office:value="2.83947470140131">
                <text:p>2.83947470140131</text:p>
              </table:table-cell>
              <table:table-cell office:value-type="float" office:value="2.90672485063961">
                <text:p>2.90672485063961</text:p>
              </table:table-cell>
              <table:table-cell office:value-type="float" office:value="2.86144674718034">
                <text:p>2.86144674718034</text:p>
              </table:table-cell>
              <table:table-cell office:value-type="float" office:value="2.79439543753881">
                <text:p>2.79439543753881</text:p>
              </table:table-cell>
              <table:table-cell office:value-type="float" office:value="2.76492437087408">
                <text:p>2.76492437087408</text:p>
              </table:table-cell>
              <table:table-cell office:value-type="float" office:value="2.80972015665291">
                <text:p>2.80972015665291</text:p>
              </table:table-cell>
              <table:table-cell office:value-type="float" office:value="2.85016784264113">
                <text:p>2.85016784264113</text:p>
              </table:table-cell>
              <table:table-cell office:value-type="float" office:value="2.7966849139086">
                <text:p>2.7966849139086</text:p>
              </table:table-cell>
              <table:table-cell office:value-type="float" office:value="2.8224113694848">
                <text:p>2.8224113694848</text:p>
              </table:table-cell>
              <table:table-cell office:value-type="float" office:value="2.84836470152971">
                <text:p>2.84836470152971</text:p>
              </table:table-cell>
              <table:table-cell office:value-type="float" office:value="2.84788604391907">
                <text:p>2.84788604391907</text:p>
              </table:table-cell>
              <table:table-cell office:value-type="float" office:value="2.83585799554631">
                <text:p>2.83585799554631</text:p>
              </table:table-cell>
              <table:table-cell office:value-type="float" office:value="2.84575008114883">
                <text:p>2.84575008114883</text:p>
              </table:table-cell>
              <table:table-cell office:value-type="float" office:value="2.82732610978518">
                <text:p>2.82732610978518</text:p>
              </table:table-cell>
              <table:table-cell office:value-type="float" office:value="2.86032116435612">
                <text:p>2.86032116435612</text:p>
              </table:table-cell>
              <table:table-cell office:value-type="float" office:value="2.80677665214294">
                <text:p>2.80677665214294</text:p>
              </table:table-cell>
              <table:table-cell office:value-type="float" office:value="2.81518843442151">
                <text:p>2.81518843442151</text:p>
              </table:table-cell>
              <table:table-cell office:value-type="float" office:value="2.87816606014437">
                <text:p>2.87816606014437</text:p>
              </table:table-cell>
              <table:table-cell office:value-type="float" office:value="2.88260808769546">
                <text:p>2.88260808769546</text:p>
              </table:table-cell>
              <table:table-cell office:value-type="float" office:value="2.83818231152353">
                <text:p>2.83818231152353</text:p>
              </table:table-cell>
              <table:table-cell office:value-type="float" office:value="2.83262685105914">
                <text:p>2.83262685105914</text:p>
              </table:table-cell>
              <table:table-cell office:value-type="float" office:value="2.79062903165576">
                <text:p>2.79062903165576</text:p>
              </table:table-cell>
              <table:table-cell office:value-type="float" office:value="2.86902708835737">
                <text:p>2.86902708835737</text:p>
              </table:table-cell>
              <table:table-cell office:value-type="float" office:value="2.88521915579264">
                <text:p>2.88521915579264</text:p>
              </table:table-cell>
              <table:table-cell office:value-type="float" office:value="2.89777202584273">
                <text:p>2.89777202584273</text:p>
              </table:table-cell>
              <table:table-cell office:value-type="float" office:value="2.87932134581958">
                <text:p>2.87932134581958</text:p>
              </table:table-cell>
              <table:table-cell office:value-type="float" office:value="2.88943559152583">
                <text:p>2.88943559152583</text:p>
              </table:table-cell>
              <table:table-cell office:value-type="float" office:value="2.87388559451173">
                <text:p>2.87388559451173</text:p>
              </table:table-cell>
              <table:table-cell office:value-type="float" office:value="2.86416129114089">
                <text:p>2.86416129114089</text:p>
              </table:table-cell>
              <table:table-cell office:value-type="float" office:value="2.88797656137639">
                <text:p>2.88797656137639</text:p>
              </table:table-cell>
              <table:table-cell office:value-type="float" office:value="2.84182558540153">
                <text:p>2.84182558540153</text:p>
              </table:table-cell>
              <table:table-cell office:value-type="float" office:value="2.8508340389659">
                <text:p>2.8508340389659</text:p>
              </table:table-cell>
              <table:table-cell office:value-type="float" office:value="2.8396995547211">
                <text:p>2.8396995547211</text:p>
              </table:table-cell>
              <table:table-cell office:value-type="float" office:value="2.84631078937012">
                <text:p>2.84631078937012</text:p>
              </table:table-cell>
              <table:table-cell office:value-type="float" office:value="2.88018426537735">
                <text:p>2.88018426537735</text:p>
              </table:table-cell>
              <table:table-cell office:value-type="float" office:value="2.90397683971796">
                <text:p>2.90397683971796</text:p>
              </table:table-cell>
              <table:table-cell office:value-type="float" office:value="2.86631981476683">
                <text:p>2.86631981476683</text:p>
              </table:table-cell>
              <table:table-cell office:value-type="float" office:value="2.86921707492581">
                <text:p>2.86921707492581</text:p>
              </table:table-cell>
              <table:table-cell office:value-type="float" office:value="2.89363768461406">
                <text:p>2.893637684614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8cm" svg:height="8.976cm" xlink:href=".." xlink:type="simple" chart:class="chart:scatter" chart:style-name="ch1">
        <chart:legend chart:legend-position="end" svg:x="13.957cm" svg:y="4.189cm" style:legend-expansion="high" chart:style-name="ch2"/>
        <chart:plot-area chart:style-name="ch3" table:cell-range-address="full.A225:full.AO225" chart:data-source-has-labels="column" svg:x="0.32cm" svg:y="0.179cm" svg:width="13.317cm" svg:height="8.618cm">
          <chartooo:coordinate-region svg:x="0.756cm" svg:y="0.378cm" svg:width="12.694cm" svg:height="7.77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ull.B225:full.AO225" chart:label-cell-address="full.A225:full.A225" chart:class="chart:scatter">
            <chart:data-point chart:repeated="4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</table:table-row>
          </table:table-header-rows>
          <table:table-rows>
            <table:table-row>
              <table:table-cell office:value-type="string">
                <text:p>avg loss</text:p>
                <draw:g>
                  <svg:desc>full.A225:full.A225</svg:desc>
                </draw:g>
              </table:table-cell>
              <table:table-cell office:value-type="float" office:value="5.15521175964306">
                <text:p>5.15521175964306</text:p>
                <draw:g>
                  <svg:desc>full.B225:full.AO225</svg:desc>
                </draw:g>
              </table:table-cell>
              <table:table-cell office:value-type="float" office:value="4.8895582467336">
                <text:p>4.8895582467336</text:p>
              </table:table-cell>
              <table:table-cell office:value-type="float" office:value="4.65814594113544">
                <text:p>4.65814594113544</text:p>
              </table:table-cell>
              <table:table-cell office:value-type="float" office:value="4.43994558053413">
                <text:p>4.43994558053413</text:p>
              </table:table-cell>
              <table:table-cell office:value-type="float" office:value="4.26722702916142">
                <text:p>4.26722702916142</text:p>
              </table:table-cell>
              <table:table-cell office:value-type="float" office:value="4.12933510394482">
                <text:p>4.12933510394482</text:p>
              </table:table-cell>
              <table:table-cell office:value-type="float" office:value="3.99287279682943">
                <text:p>3.99287279682943</text:p>
              </table:table-cell>
              <table:table-cell office:value-type="float" office:value="3.90005627082763">
                <text:p>3.90005627082763</text:p>
              </table:table-cell>
              <table:table-cell office:value-type="float" office:value="3.81489337528725">
                <text:p>3.81489337528725</text:p>
              </table:table-cell>
              <table:table-cell office:value-type="float" office:value="3.72075393664369">
                <text:p>3.72075393664369</text:p>
              </table:table-cell>
              <table:table-cell office:value-type="float" office:value="3.63737524722116">
                <text:p>3.63737524722116</text:p>
              </table:table-cell>
              <table:table-cell office:value-type="float" office:value="3.55723097513664">
                <text:p>3.55723097513664</text:p>
              </table:table-cell>
              <table:table-cell office:value-type="float" office:value="3.50581733981946">
                <text:p>3.50581733981946</text:p>
              </table:table-cell>
              <table:table-cell office:value-type="float" office:value="3.46050142244779">
                <text:p>3.46050142244779</text:p>
              </table:table-cell>
              <table:table-cell office:value-type="float" office:value="3.43832805557045">
                <text:p>3.43832805557045</text:p>
              </table:table-cell>
              <table:table-cell office:value-type="float" office:value="3.44140729537861">
                <text:p>3.44140729537861</text:p>
              </table:table-cell>
              <table:table-cell office:value-type="float" office:value="3.40925888769689">
                <text:p>3.40925888769689</text:p>
              </table:table-cell>
              <table:table-cell office:value-type="float" office:value="3.32258659243561">
                <text:p>3.32258659243561</text:p>
              </table:table-cell>
              <table:table-cell office:value-type="float" office:value="3.36796305773449">
                <text:p>3.36796305773449</text:p>
              </table:table-cell>
              <table:table-cell office:value-type="float" office:value="3.31117628634406">
                <text:p>3.31117628634406</text:p>
              </table:table-cell>
              <table:table-cell office:value-type="float" office:value="3.27562774860016">
                <text:p>3.27562774860016</text:p>
              </table:table-cell>
              <table:table-cell office:value-type="float" office:value="3.27192126631215">
                <text:p>3.27192126631215</text:p>
              </table:table-cell>
              <table:table-cell office:value-type="float" office:value="3.22149051468372">
                <text:p>3.22149051468372</text:p>
              </table:table-cell>
              <table:table-cell office:value-type="float" office:value="3.1725445717428">
                <text:p>3.1725445717428</text:p>
              </table:table-cell>
              <table:table-cell office:value-type="float" office:value="3.13100546915246">
                <text:p>3.13100546915246</text:p>
              </table:table-cell>
              <table:table-cell office:value-type="float" office:value="3.12390968860952">
                <text:p>3.12390968860952</text:p>
              </table:table-cell>
              <table:table-cell office:value-type="float" office:value="3.14630587439689">
                <text:p>3.14630587439689</text:p>
              </table:table-cell>
              <table:table-cell office:value-type="float" office:value="3.09639939357502">
                <text:p>3.09639939357502</text:p>
              </table:table-cell>
              <table:table-cell office:value-type="float" office:value="3.06238946070808">
                <text:p>3.06238946070808</text:p>
              </table:table-cell>
              <table:table-cell office:value-type="float" office:value="3.0562229759015">
                <text:p>3.0562229759015</text:p>
              </table:table-cell>
              <table:table-cell office:value-type="float" office:value="2.98466475889225">
                <text:p>2.98466475889225</text:p>
              </table:table-cell>
              <table:table-cell office:value-type="float" office:value="2.94867774380145">
                <text:p>2.94867774380145</text:p>
              </table:table-cell>
              <table:table-cell office:value-type="float" office:value="2.93446502348449">
                <text:p>2.93446502348449</text:p>
              </table:table-cell>
              <table:table-cell office:value-type="float" office:value="2.88937335683999">
                <text:p>2.88937335683999</text:p>
              </table:table-cell>
              <table:table-cell office:value-type="float" office:value="2.86020525942811">
                <text:p>2.86020525942811</text:p>
              </table:table-cell>
              <table:table-cell office:value-type="float" office:value="2.86492519934339">
                <text:p>2.86492519934339</text:p>
              </table:table-cell>
              <table:table-cell office:value-type="float" office:value="2.83015313291284">
                <text:p>2.83015313291284</text:p>
              </table:table-cell>
              <table:table-cell office:value-type="float" office:value="2.79317039445735">
                <text:p>2.79317039445735</text:p>
              </table:table-cell>
              <table:table-cell office:value-type="float" office:value="2.77434670663682">
                <text:p>2.77434670663682</text:p>
              </table:table-cell>
              <table:table-cell office:value-type="float" office:value="2.73948467849414">
                <text:p>2.73948467849414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8cm" svg:height="8.976cm" xlink:href=".." xlink:type="simple" chart:class="chart:scatter" chart:style-name="ch1">
        <chart:legend chart:legend-position="end" svg:x="13.957cm" svg:y="4.189cm" style:legend-expansion="high" chart:style-name="ch2"/>
        <chart:plot-area chart:style-name="ch3" table:cell-range-address="full.A252:full.AO252" chart:data-source-has-labels="column" svg:x="0.32cm" svg:y="0.179cm" svg:width="13.317cm" svg:height="8.618cm">
          <chartooo:coordinate-region svg:x="0.756cm" svg:y="0.378cm" svg:width="12.694cm" svg:height="7.77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ull.B252:full.AO252" chart:label-cell-address="full.A252:full.A252" chart:class="chart:scatter">
            <chart:data-point chart:repeated="4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</table:table-row>
          </table:table-header-rows>
          <table:table-rows>
            <table:table-row>
              <table:table-cell office:value-type="string">
                <text:p>avg loss</text:p>
                <draw:g>
                  <svg:desc>full.A252:full.A252</svg:desc>
                </draw:g>
              </table:table-cell>
              <table:table-cell office:value-type="float" office:value="5.19847592503994">
                <text:p>5.19847592503994</text:p>
                <draw:g>
                  <svg:desc>full.B252:full.AO252</svg:desc>
                </draw:g>
              </table:table-cell>
              <table:table-cell office:value-type="float" office:value="4.98214189362409">
                <text:p>4.98214189362409</text:p>
              </table:table-cell>
              <table:table-cell office:value-type="float" office:value="4.79774152657301">
                <text:p>4.79774152657301</text:p>
              </table:table-cell>
              <table:table-cell office:value-type="float" office:value="4.58666324932082">
                <text:p>4.58666324932082</text:p>
              </table:table-cell>
              <table:table-cell office:value-type="float" office:value="4.36067549511824">
                <text:p>4.36067549511824</text:p>
              </table:table-cell>
              <table:table-cell office:value-type="float" office:value="4.13938104591192">
                <text:p>4.13938104591192</text:p>
              </table:table-cell>
              <table:table-cell office:value-type="float" office:value="3.93414392220008">
                <text:p>3.93414392220008</text:p>
              </table:table-cell>
              <table:table-cell office:value-type="float" office:value="3.73913535594564">
                <text:p>3.73913535594564</text:p>
              </table:table-cell>
              <table:table-cell office:value-type="float" office:value="3.58530893914863">
                <text:p>3.58530893914863</text:p>
              </table:table-cell>
              <table:table-cell office:value-type="float" office:value="3.4142747471989">
                <text:p>3.4142747471989</text:p>
              </table:table-cell>
              <table:table-cell office:value-type="float" office:value="3.26794838977063">
                <text:p>3.26794838977063</text:p>
              </table:table-cell>
              <table:table-cell office:value-type="float" office:value="3.15787049585876">
                <text:p>3.15787049585876</text:p>
              </table:table-cell>
              <table:table-cell office:value-type="float" office:value="3.02857925444898">
                <text:p>3.02857925444898</text:p>
              </table:table-cell>
              <table:table-cell office:value-type="float" office:value="2.92111954965916">
                <text:p>2.92111954965916</text:p>
              </table:table-cell>
              <table:table-cell office:value-type="float" office:value="2.83152159963697">
                <text:p>2.83152159963697</text:p>
              </table:table-cell>
              <table:table-cell office:value-type="float" office:value="2.75575956244385">
                <text:p>2.75575956244385</text:p>
              </table:table-cell>
              <table:table-cell office:value-type="float" office:value="2.66854784946897">
                <text:p>2.66854784946897</text:p>
              </table:table-cell>
              <table:table-cell office:value-type="float" office:value="2.56926494475045">
                <text:p>2.56926494475045</text:p>
              </table:table-cell>
              <table:table-cell office:value-type="float" office:value="2.49078923748447">
                <text:p>2.49078923748447</text:p>
              </table:table-cell>
              <table:table-cell office:value-type="float" office:value="2.41232907617617">
                <text:p>2.41232907617617</text:p>
              </table:table-cell>
              <table:table-cell office:value-type="float" office:value="2.33528321503582">
                <text:p>2.33528321503582</text:p>
              </table:table-cell>
              <table:table-cell office:value-type="float" office:value="2.27844153308053">
                <text:p>2.27844153308053</text:p>
              </table:table-cell>
              <table:table-cell office:value-type="float" office:value="2.21072430464633">
                <text:p>2.21072430464633</text:p>
              </table:table-cell>
              <table:table-cell office:value-type="float" office:value="2.15027325800944">
                <text:p>2.15027325800944</text:p>
              </table:table-cell>
              <table:table-cell office:value-type="float" office:value="2.10435129370168">
                <text:p>2.10435129370168</text:p>
              </table:table-cell>
              <table:table-cell office:value-type="float" office:value="2.05276466977538">
                <text:p>2.05276466977538</text:p>
              </table:table-cell>
              <table:table-cell office:value-type="float" office:value="1.99692844921799">
                <text:p>1.99692844921799</text:p>
              </table:table-cell>
              <table:table-cell office:value-type="float" office:value="1.94363455782114">
                <text:p>1.94363455782114</text:p>
              </table:table-cell>
              <table:table-cell office:value-type="float" office:value="1.89495198948378">
                <text:p>1.89495198948378</text:p>
              </table:table-cell>
              <table:table-cell office:value-type="float" office:value="1.85882483238975">
                <text:p>1.85882483238975</text:p>
              </table:table-cell>
              <table:table-cell office:value-type="float" office:value="1.82495174954481">
                <text:p>1.82495174954481</text:p>
              </table:table-cell>
              <table:table-cell office:value-type="float" office:value="1.78895005088909">
                <text:p>1.78895005088909</text:p>
              </table:table-cell>
              <table:table-cell office:value-type="float" office:value="1.769954699548">
                <text:p>1.769954699548</text:p>
              </table:table-cell>
              <table:table-cell office:value-type="float" office:value="1.74605483858402">
                <text:p>1.74605483858402</text:p>
              </table:table-cell>
              <table:table-cell office:value-type="float" office:value="1.71344008055793">
                <text:p>1.71344008055793</text:p>
              </table:table-cell>
              <table:table-cell office:value-type="float" office:value="1.6958419890745">
                <text:p>1.6958419890745</text:p>
              </table:table-cell>
              <table:table-cell office:value-type="float" office:value="1.67191105525224">
                <text:p>1.67191105525224</text:p>
              </table:table-cell>
              <table:table-cell office:value-type="float" office:value="1.65543225570096">
                <text:p>1.65543225570096</text:p>
              </table:table-cell>
              <table:table-cell office:value-type="float" office:value="1.63369635151043">
                <text:p>1.63369635151043</text:p>
              </table:table-cell>
              <table:table-cell office:value-type="float" office:value="1.6147762577427">
                <text:p>1.6147762577427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8cm" svg:height="8.976cm" xlink:href=".." xlink:type="simple" chart:class="chart:scatter" chart:style-name="ch1">
        <chart:legend chart:legend-position="end" svg:x="13.957cm" svg:y="4.189cm" style:legend-expansion="high" chart:style-name="ch2"/>
        <chart:plot-area chart:style-name="ch3" table:cell-range-address="full.A282:full.AO282" chart:data-source-has-labels="column" svg:x="0.32cm" svg:y="0.179cm" svg:width="13.317cm" svg:height="8.618cm">
          <chartooo:coordinate-region svg:x="0.756cm" svg:y="0.378cm" svg:width="12.694cm" svg:height="7.77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ull.B282:full.AO282" chart:label-cell-address="full.A282:full.A282" chart:class="chart:scatter">
            <chart:data-point chart:repeated="4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</table:table-row>
          </table:table-header-rows>
          <table:table-rows>
            <table:table-row>
              <table:table-cell office:value-type="string">
                <text:p>avg loss</text:p>
                <draw:g>
                  <svg:desc>full.A282:full.A282</svg:desc>
                </draw:g>
              </table:table-cell>
              <table:table-cell office:value-type="float" office:value="5.14014800782689">
                <text:p>5.14014800782689</text:p>
                <draw:g>
                  <svg:desc>full.B282:full.AO282</svg:desc>
                </draw:g>
              </table:table-cell>
              <table:table-cell office:value-type="float" office:value="4.82775766135986">
                <text:p>4.82775766135986</text:p>
              </table:table-cell>
              <table:table-cell office:value-type="float" office:value="4.55703311358419">
                <text:p>4.55703311358419</text:p>
              </table:table-cell>
              <table:table-cell office:value-type="float" office:value="4.32293748852062">
                <text:p>4.32293748852062</text:p>
              </table:table-cell>
              <table:table-cell office:value-type="float" office:value="4.14303654038613">
                <text:p>4.14303654038613</text:p>
              </table:table-cell>
              <table:table-cell office:value-type="float" office:value="3.99627331952587">
                <text:p>3.99627331952587</text:p>
              </table:table-cell>
              <table:table-cell office:value-type="float" office:value="3.83907406915287">
                <text:p>3.83907406915287</text:p>
              </table:table-cell>
              <table:table-cell office:value-type="float" office:value="3.74006737517395">
                <text:p>3.74006737517395</text:p>
              </table:table-cell>
              <table:table-cell office:value-type="float" office:value="3.62985488659781">
                <text:p>3.62985488659781</text:p>
              </table:table-cell>
              <table:table-cell office:value-type="float" office:value="3.54444869535493">
                <text:p>3.54444869535493</text:p>
              </table:table-cell>
              <table:table-cell office:value-type="float" office:value="3.45416182546987">
                <text:p>3.45416182546987</text:p>
              </table:table-cell>
              <table:table-cell office:value-type="float" office:value="3.38902195290471">
                <text:p>3.38902195290471</text:p>
              </table:table-cell>
              <table:table-cell office:value-type="float" office:value="3.27789719318087">
                <text:p>3.27789719318087</text:p>
              </table:table-cell>
              <table:table-cell office:value-type="float" office:value="3.2511929602604">
                <text:p>3.2511929602604</text:p>
              </table:table-cell>
              <table:table-cell office:value-type="float" office:value="3.15672875894014">
                <text:p>3.15672875894014</text:p>
              </table:table-cell>
              <table:table-cell office:value-type="float" office:value="3.11505975152937">
                <text:p>3.11505975152937</text:p>
              </table:table-cell>
              <table:table-cell office:value-type="float" office:value="3.07586441890853">
                <text:p>3.07586441890853</text:p>
              </table:table-cell>
              <table:table-cell office:value-type="float" office:value="3.00597196008673">
                <text:p>3.00597196008673</text:p>
              </table:table-cell>
              <table:table-cell office:value-type="float" office:value="2.92887609644572">
                <text:p>2.92887609644572</text:p>
              </table:table-cell>
              <table:table-cell office:value-type="float" office:value="2.91191753897225">
                <text:p>2.91191753897225</text:p>
              </table:table-cell>
              <table:table-cell office:value-type="float" office:value="2.8237537851331">
                <text:p>2.8237537851331</text:p>
              </table:table-cell>
              <table:table-cell office:value-type="float" office:value="2.79666912193233">
                <text:p>2.79666912193233</text:p>
              </table:table-cell>
              <table:table-cell office:value-type="float" office:value="2.75173397607839">
                <text:p>2.75173397607839</text:p>
              </table:table-cell>
              <table:table-cell office:value-type="float" office:value="2.68953758515391">
                <text:p>2.68953758515391</text:p>
              </table:table-cell>
              <table:table-cell office:value-type="float" office:value="2.6619834516903">
                <text:p>2.6619834516903</text:p>
              </table:table-cell>
              <table:table-cell office:value-type="float" office:value="2.63205108509763">
                <text:p>2.63205108509763</text:p>
              </table:table-cell>
              <table:table-cell office:value-type="float" office:value="2.57287688468718">
                <text:p>2.57287688468718</text:p>
              </table:table-cell>
              <table:table-cell office:value-type="float" office:value="2.51980226724974">
                <text:p>2.51980226724974</text:p>
              </table:table-cell>
              <table:table-cell office:value-type="float" office:value="2.47974924227777">
                <text:p>2.47974924227777</text:p>
              </table:table-cell>
              <table:table-cell office:value-type="float" office:value="2.42198118846593">
                <text:p>2.42198118846593</text:p>
              </table:table-cell>
              <table:table-cell office:value-type="float" office:value="2.38671810313645">
                <text:p>2.38671810313645</text:p>
              </table:table-cell>
              <table:table-cell office:value-type="float" office:value="2.36229295885068">
                <text:p>2.36229295885068</text:p>
              </table:table-cell>
              <table:table-cell office:value-type="float" office:value="2.33496345287556">
                <text:p>2.33496345287556</text:p>
              </table:table-cell>
              <table:table-cell office:value-type="float" office:value="2.30478275195926">
                <text:p>2.30478275195926</text:p>
              </table:table-cell>
              <table:table-cell office:value-type="float" office:value="2.28204320088397">
                <text:p>2.28204320088397</text:p>
              </table:table-cell>
              <table:table-cell office:value-type="float" office:value="2.26248917348558">
                <text:p>2.26248917348558</text:p>
              </table:table-cell>
              <table:table-cell office:value-type="float" office:value="2.24539754642714">
                <text:p>2.24539754642714</text:p>
              </table:table-cell>
              <table:table-cell office:value-type="float" office:value="2.22982054397728">
                <text:p>2.22982054397728</text:p>
              </table:table-cell>
              <table:table-cell office:value-type="float" office:value="2.21638663577556">
                <text:p>2.21638663577556</text:p>
              </table:table-cell>
              <table:table-cell office:value-type="float" office:value="2.20115437690464">
                <text:p>2.20115437690464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8cm" svg:height="8.976cm" xlink:href=".." xlink:type="simple" chart:class="chart:scatter" chart:style-name="ch1">
        <chart:legend chart:legend-position="end" svg:x="13.057cm" svg:y="4.189cm" style:legend-expansion="high" chart:style-name="ch2"/>
        <chart:plot-area chart:style-name="ch3" table:cell-range-address="full.A313:full.CV313" chart:data-source-has-labels="column" svg:x="0.32cm" svg:y="0.179cm" svg:width="12.417cm" svg:height="7.637cm">
          <chartooo:coordinate-region svg:x="0.756cm" svg:y="0.378cm" svg:width="11.702cm" svg:height="6.791cm"/>
          <chart:axis chart:dimension="x" chart:name="primary-x" chart:style-name="ch4">
            <chart:title svg:x="5.928cm" svg:y="7.995cm" chart:style-name="ch5">
              <text:p>Epochs</text:p>
            </chart:title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full.B313:full.CV313" chart:label-cell-address="full.A313:full.A313" chart:class="chart:scatter">
            <chart:data-point chart:repeated="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</table:table-row>
          </table:table-header-rows>
          <table:table-rows>
            <table:table-row>
              <table:table-cell office:value-type="string">
                <text:p>Cross Entropy</text:p>
                <draw:g>
                  <svg:desc>full.A313:full.A313</svg:desc>
                </draw:g>
              </table:table-cell>
              <table:table-cell office:value-type="float" office:value="5.22898090634859">
                <text:p>5.22898090634859</text:p>
                <draw:g>
                  <svg:desc>full.B313:full.CV313</svg:desc>
                </draw:g>
              </table:table-cell>
              <table:table-cell office:value-type="float" office:value="5.02546989883488">
                <text:p>5.02546989883488</text:p>
              </table:table-cell>
              <table:table-cell office:value-type="float" office:value="4.87911837399554">
                <text:p>4.87911837399554</text:p>
              </table:table-cell>
              <table:table-cell office:value-type="float" office:value="4.69314723600263">
                <text:p>4.69314723600263</text:p>
              </table:table-cell>
              <table:table-cell office:value-type="float" office:value="4.48949319238986">
                <text:p>4.48949319238986</text:p>
              </table:table-cell>
              <table:table-cell office:value-type="float" office:value="4.2926962273595">
                <text:p>4.2926962273595</text:p>
              </table:table-cell>
              <table:table-cell office:value-type="float" office:value="4.10323469434889">
                <text:p>4.10323469434889</text:p>
              </table:table-cell>
              <table:table-cell office:value-type="float" office:value="3.92452451467375">
                <text:p>3.92452451467375</text:p>
              </table:table-cell>
              <table:table-cell office:value-type="float" office:value="3.74692285393845">
                <text:p>3.74692285393845</text:p>
              </table:table-cell>
              <table:table-cell office:value-type="float" office:value="3.58258460404529">
                <text:p>3.58258460404529</text:p>
              </table:table-cell>
              <table:table-cell office:value-type="float" office:value="3.42463995747296">
                <text:p>3.42463995747296</text:p>
              </table:table-cell>
              <table:table-cell office:value-type="float" office:value="3.27888643500235">
                <text:p>3.27888643500235</text:p>
              </table:table-cell>
              <table:table-cell office:value-type="float" office:value="3.15606060415516">
                <text:p>3.15606060415516</text:p>
              </table:table-cell>
              <table:table-cell office:value-type="float" office:value="3.03807257284729">
                <text:p>3.03807257284729</text:p>
              </table:table-cell>
              <table:table-cell office:value-type="float" office:value="2.92558691902864">
                <text:p>2.92558691902864</text:p>
              </table:table-cell>
              <table:table-cell office:value-type="float" office:value="2.83417880489409">
                <text:p>2.83417880489409</text:p>
              </table:table-cell>
              <table:table-cell office:value-type="float" office:value="2.7454049295977">
                <text:p>2.7454049295977</text:p>
              </table:table-cell>
              <table:table-cell office:value-type="float" office:value="2.65380296597944">
                <text:p>2.65380296597944</text:p>
              </table:table-cell>
              <table:table-cell office:value-type="float" office:value="2.58513046240487">
                <text:p>2.58513046240487</text:p>
              </table:table-cell>
              <table:table-cell office:value-type="float" office:value="2.50327147286558">
                <text:p>2.50327147286558</text:p>
              </table:table-cell>
              <table:table-cell office:value-type="float" office:value="2.4320909745659">
                <text:p>2.4320909745659</text:p>
              </table:table-cell>
              <table:table-cell office:value-type="float" office:value="2.35203376020652">
                <text:p>2.35203376020652</text:p>
              </table:table-cell>
              <table:table-cell office:value-type="float" office:value="2.29283932920652">
                <text:p>2.29283932920652</text:p>
              </table:table-cell>
              <table:table-cell office:value-type="float" office:value="2.2465122956502">
                <text:p>2.2465122956502</text:p>
              </table:table-cell>
              <table:table-cell office:value-type="float" office:value="2.18477908469727">
                <text:p>2.18477908469727</text:p>
              </table:table-cell>
              <table:table-cell office:value-type="float" office:value="2.11760583103319">
                <text:p>2.11760583103319</text:p>
              </table:table-cell>
              <table:table-cell office:value-type="float" office:value="2.07651524677577">
                <text:p>2.07651524677577</text:p>
              </table:table-cell>
              <table:table-cell office:value-type="float" office:value="2.02307927228516">
                <text:p>2.02307927228516</text:p>
              </table:table-cell>
              <table:table-cell office:value-type="float" office:value="1.9619567300714">
                <text:p>1.9619567300714</text:p>
              </table:table-cell>
              <table:table-cell office:value-type="float" office:value="1.91776390921302">
                <text:p>1.91776390921302</text:p>
              </table:table-cell>
              <table:table-cell office:value-type="float" office:value="1.87748210811455">
                <text:p>1.87748210811455</text:p>
              </table:table-cell>
              <table:table-cell office:value-type="float" office:value="1.84152924170059">
                <text:p>1.84152924170059</text:p>
              </table:table-cell>
              <table:table-cell office:value-type="float" office:value="1.79191102725799">
                <text:p>1.79191102725799</text:p>
              </table:table-cell>
              <table:table-cell office:value-type="float" office:value="1.7671364894529">
                <text:p>1.7671364894529</text:p>
              </table:table-cell>
              <table:table-cell office:value-type="float" office:value="1.72970927599677">
                <text:p>1.72970927599677</text:p>
              </table:table-cell>
              <table:table-cell office:value-type="float" office:value="1.69654881628">
                <text:p>1.69654881628</text:p>
              </table:table-cell>
              <table:table-cell office:value-type="float" office:value="1.66578398165482">
                <text:p>1.66578398165482</text:p>
              </table:table-cell>
              <table:table-cell office:value-type="float" office:value="1.63728764295573">
                <text:p>1.63728764295573</text:p>
              </table:table-cell>
              <table:table-cell office:value-type="float" office:value="1.61730385797774">
                <text:p>1.61730385797774</text:p>
              </table:table-cell>
              <table:table-cell office:value-type="float" office:value="1.59863762203276">
                <text:p>1.59863762203276</text:p>
              </table:table-cell>
              <table:table-cell office:value-type="float" office:value="1.57138867035911">
                <text:p>1.57138867035911</text:p>
              </table:table-cell>
              <table:table-cell office:value-type="float" office:value="1.55041227923123">
                <text:p>1.55041227923123</text:p>
              </table:table-cell>
              <table:table-cell office:value-type="float" office:value="1.53413504849948">
                <text:p>1.53413504849948</text:p>
              </table:table-cell>
              <table:table-cell office:value-type="float" office:value="1.50622718487627">
                <text:p>1.50622718487627</text:p>
              </table:table-cell>
              <table:table-cell office:value-type="float" office:value="1.49263070081638">
                <text:p>1.49263070081638</text:p>
              </table:table-cell>
              <table:table-cell office:value-type="float" office:value="1.48054966975015">
                <text:p>1.48054966975015</text:p>
              </table:table-cell>
              <table:table-cell office:value-type="float" office:value="1.46150629020939">
                <text:p>1.46150629020939</text:p>
              </table:table-cell>
              <table:table-cell office:value-type="float" office:value="1.44580603370674">
                <text:p>1.44580603370674</text:p>
              </table:table-cell>
              <table:table-cell office:value-type="float" office:value="1.43401891885227">
                <text:p>1.43401891885227</text:p>
              </table:table-cell>
              <table:table-cell office:value-type="float" office:value="1.41932567295157">
                <text:p>1.41932567295157</text:p>
              </table:table-cell>
              <table:table-cell office:value-type="float" office:value="1.40650009864303">
                <text:p>1.40650009864303</text:p>
              </table:table-cell>
              <table:table-cell office:value-type="float" office:value="1.39612690491504">
                <text:p>1.39612690491504</text:p>
              </table:table-cell>
              <table:table-cell office:value-type="float" office:value="1.38304419762361">
                <text:p>1.38304419762361</text:p>
              </table:table-cell>
              <table:table-cell office:value-type="float" office:value="1.3757896217632">
                <text:p>1.3757896217632</text:p>
              </table:table-cell>
              <table:table-cell office:value-type="float" office:value="1.36635510444994">
                <text:p>1.36635510444994</text:p>
              </table:table-cell>
              <table:table-cell office:value-type="float" office:value="1.35486758061889">
                <text:p>1.35486758061889</text:p>
              </table:table-cell>
              <table:table-cell office:value-type="float" office:value="1.34692729916546">
                <text:p>1.34692729916546</text:p>
              </table:table-cell>
              <table:table-cell office:value-type="float" office:value="1.33953003263091">
                <text:p>1.33953003263091</text:p>
              </table:table-cell>
              <table:table-cell office:value-type="float" office:value="1.33299959344388">
                <text:p>1.33299959344388</text:p>
              </table:table-cell>
              <table:table-cell office:value-type="float" office:value="1.32740533994561">
                <text:p>1.32740533994561</text:p>
              </table:table-cell>
              <table:table-cell office:value-type="float" office:value="1.32188029000411">
                <text:p>1.32188029000411</text:p>
              </table:table-cell>
              <table:table-cell office:value-type="float" office:value="1.31324344608086">
                <text:p>1.31324344608086</text:p>
              </table:table-cell>
              <table:table-cell office:value-type="float" office:value="1.30670491988624">
                <text:p>1.30670491988624</text:p>
              </table:table-cell>
              <table:table-cell office:value-type="float" office:value="1.30064330386547">
                <text:p>1.30064330386547</text:p>
              </table:table-cell>
              <table:table-cell office:value-type="float" office:value="1.2944183930557">
                <text:p>1.2944183930557</text:p>
              </table:table-cell>
              <table:table-cell office:value-type="float" office:value="1.28668341755027">
                <text:p>1.28668341755027</text:p>
              </table:table-cell>
              <table:table-cell office:value-type="float" office:value="1.28100209276209">
                <text:p>1.28100209276209</text:p>
              </table:table-cell>
              <table:table-cell office:value-type="float" office:value="1.2751835940688">
                <text:p>1.2751835940688</text:p>
              </table:table-cell>
              <table:table-cell office:value-type="float" office:value="1.27257541724285">
                <text:p>1.27257541724285</text:p>
              </table:table-cell>
              <table:table-cell office:value-type="float" office:value="1.26582516185694">
                <text:p>1.26582516185694</text:p>
              </table:table-cell>
              <table:table-cell office:value-type="float" office:value="1.26168950679831">
                <text:p>1.26168950679831</text:p>
              </table:table-cell>
              <table:table-cell office:value-type="float" office:value="1.25517423167085">
                <text:p>1.25517423167085</text:p>
              </table:table-cell>
              <table:table-cell office:value-type="float" office:value="1.25358125222916">
                <text:p>1.25358125222916</text:p>
              </table:table-cell>
              <table:table-cell office:value-type="float" office:value="1.24653891238307">
                <text:p>1.24653891238307</text:p>
              </table:table-cell>
              <table:table-cell office:value-type="float" office:value="1.24339373349342">
                <text:p>1.24339373349342</text:p>
              </table:table-cell>
              <table:table-cell office:value-type="float" office:value="1.23532998302621">
                <text:p>1.23532998302621</text:p>
              </table:table-cell>
              <table:table-cell office:value-type="float" office:value="1.23324542237106">
                <text:p>1.23324542237106</text:p>
              </table:table-cell>
              <table:table-cell office:value-type="float" office:value="1.23000382062842">
                <text:p>1.23000382062842</text:p>
              </table:table-cell>
              <table:table-cell office:value-type="float" office:value="1.22702315770442">
                <text:p>1.22702315770442</text:p>
              </table:table-cell>
              <table:table-cell office:value-type="float" office:value="1.21930306889456">
                <text:p>1.21930306889456</text:p>
              </table:table-cell>
              <table:table-cell office:value-type="float" office:value="1.21840008372938">
                <text:p>1.21840008372938</text:p>
              </table:table-cell>
              <table:table-cell office:value-type="float" office:value="1.2137273966633">
                <text:p>1.2137273966633</text:p>
              </table:table-cell>
              <table:table-cell office:value-type="float" office:value="1.21151631246595">
                <text:p>1.21151631246595</text:p>
              </table:table-cell>
              <table:table-cell office:value-type="float" office:value="1.20796353881872">
                <text:p>1.20796353881872</text:p>
              </table:table-cell>
              <table:table-cell office:value-type="float" office:value="1.20499368250815">
                <text:p>1.20499368250815</text:p>
              </table:table-cell>
              <table:table-cell office:value-type="float" office:value="1.20064146939482">
                <text:p>1.20064146939482</text:p>
              </table:table-cell>
              <table:table-cell office:value-type="float" office:value="1.19863845781106">
                <text:p>1.19863845781106</text:p>
              </table:table-cell>
              <table:table-cell office:value-type="float" office:value="1.19569053969208">
                <text:p>1.19569053969208</text:p>
              </table:table-cell>
              <table:table-cell office:value-type="float" office:value="1.19518688900142">
                <text:p>1.19518688900142</text:p>
              </table:table-cell>
              <table:table-cell office:value-type="float" office:value="1.19078226924225">
                <text:p>1.19078226924225</text:p>
              </table:table-cell>
              <table:table-cell office:value-type="float" office:value="1.1897931919429">
                <text:p>1.1897931919429</text:p>
              </table:table-cell>
              <table:table-cell office:value-type="float" office:value="1.18590990903761">
                <text:p>1.18590990903761</text:p>
              </table:table-cell>
              <table:table-cell office:value-type="float" office:value="1.18225855745984">
                <text:p>1.18225855745984</text:p>
              </table:table-cell>
              <table:table-cell office:value-type="float" office:value="1.18203133185402">
                <text:p>1.18203133185402</text:p>
              </table:table-cell>
              <table:table-cell office:value-type="float" office:value="1.17661315796745">
                <text:p>1.17661315796745</text:p>
              </table:table-cell>
              <table:table-cell office:value-type="float" office:value="1.17568387026168">
                <text:p>1.17568387026168</text:p>
              </table:table-cell>
              <table:table-cell office:value-type="float" office:value="1.17163870230442">
                <text:p>1.17163870230442</text:p>
              </table:table-cell>
              <table:table-cell office:value-type="float" office:value="1.16858487783357">
                <text:p>1.16858487783357</text:p>
              </table:table-cell>
              <table:table-cell office:value-type="float" office:value="1.16635095714914">
                <text:p>1.16635095714914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8cm" svg:height="8.975cm" xlink:href=".." xlink:type="simple" chart:class="chart:line" chart:style-name="ch1">
        <chart:legend chart:legend-position="end" svg:x="13.209cm" svg:y="4.188cm" style:legend-expansion="high" chart:style-name="ch2"/>
        <chart:plot-area chart:style-name="ch3" table:cell-range-address="full.A334:full.B354" chart:data-source-has-labels="both" svg:x="0.32cm" svg:y="0.179cm" svg:width="12.569cm" svg:height="8.617cm">
          <chartooo:coordinate-region svg:x="1.259cm" svg:y="0.378cm" svg:width="11.259cm" svg:height="7.771cm"/>
          <chart:axis chart:dimension="x" chart:name="primary-x" chart:style-name="ch4" chartooo:axis-type="auto">
            <chartooo:date-scale/>
            <chart:categories table:cell-range-address="full.A335:full.A35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ull.B335:full.B354" chart:label-cell-address="full.B334:full.B334" chart:class="chart:line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</text:p>
                <draw:g>
                  <svg:desc>full.B334:full.B33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ull.A335:full.A354</svg:desc>
                </draw:g>
              </table:table-cell>
              <table:table-cell office:value-type="float" office:value="0.0387096774193548">
                <text:p>0.0387096774193548</text:p>
                <draw:g>
                  <svg:desc>full.B335:full.B354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35483870967742">
                <text:p>0.23548387096774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54838709677419">
                <text:p>0.45483870967741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638709677419355">
                <text:p>0.63870967741935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687096774193548">
                <text:p>0.68709677419354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758064516129032">
                <text:p>0.75806451612903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64516129032258">
                <text:p>0.764516129032258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835483870967742">
                <text:p>0.83548387096774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812903225806452">
                <text:p>0.81290322580645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829032258064516">
                <text:p>0.82903225806451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803225806451613">
                <text:p>0.803225806451613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832258064516129">
                <text:p>0.83225806451612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838709677419355">
                <text:p>0.83870967741935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816129032258064">
                <text:p>0.81612903225806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848387096774193">
                <text:p>0.848387096774193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835483870967742">
                <text:p>0.83548387096774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835483870967742">
                <text:p>0.835483870967742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854838709677419">
                <text:p>0.85483870967741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845161290322581">
                <text:p>0.845161290322581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87741935483871">
                <text:p>0.87741935483871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947cm" svg:y="4.204cm" style:legend-expansion="high" chart:style-name="ch2"/>
        <chart:plot-area chart:style-name="ch3" table:cell-range-address="Sheet1.A58:Sheet1.CW58" chart:data-source-has-labels="column" svg:x="0.319cm" svg:y="0.18cm" svg:width="13.309cm" svg:height="8.646cm">
          <chartooo:coordinate-region svg:x="1.046cm" svg:y="0.379cm" svg:width="12.302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58:Sheet1.CW58" chart:label-cell-address="Sheet1.A58:Sheet1.A58" chart:class="chart:scatter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avg loss</text:p>
                <draw:g>
                  <svg:desc>Sheet1.A58:Sheet1.A58</svg:desc>
                </draw:g>
              </table:table-cell>
              <table:table-cell office:value-type="float" office:value="3.86957133963918">
                <text:p>3.86957133963918</text:p>
                <draw:g>
                  <svg:desc>Sheet1.B58:Sheet1.CW58</svg:desc>
                </draw:g>
              </table:table-cell>
              <table:table-cell office:value-type="float" office:value="3.40547071197475">
                <text:p>3.40547071197475</text:p>
              </table:table-cell>
              <table:table-cell office:value-type="float" office:value="3.30860352549878">
                <text:p>3.30860352549878</text:p>
              </table:table-cell>
              <table:table-cell office:value-type="float" office:value="3.26928407131403">
                <text:p>3.26928407131403</text:p>
              </table:table-cell>
              <table:table-cell office:value-type="float" office:value="3.24318039244488">
                <text:p>3.24318039244488</text:p>
              </table:table-cell>
              <table:table-cell office:value-type="float" office:value="3.23102623641055">
                <text:p>3.23102623641055</text:p>
              </table:table-cell>
              <table:table-cell office:value-type="float" office:value="3.22069183254813">
                <text:p>3.22069183254813</text:p>
              </table:table-cell>
              <table:table-cell office:value-type="float" office:value="3.20940198302202">
                <text:p>3.20940198302202</text:p>
              </table:table-cell>
              <table:table-cell office:value-type="float" office:value="3.2005489440027">
                <text:p>3.2005489440027</text:p>
              </table:table-cell>
              <table:table-cell office:value-type="float" office:value="3.19659181946513">
                <text:p>3.19659181946513</text:p>
              </table:table-cell>
              <table:table-cell office:value-type="float" office:value="3.18676999800338">
                <text:p>3.18676999800338</text:p>
              </table:table-cell>
              <table:table-cell office:value-type="float" office:value="3.17985111120636">
                <text:p>3.17985111120636</text:p>
              </table:table-cell>
              <table:table-cell office:value-type="float" office:value="3.17294707438615">
                <text:p>3.17294707438615</text:p>
              </table:table-cell>
              <table:table-cell office:value-type="float" office:value="3.16317410893486">
                <text:p>3.16317410893486</text:p>
              </table:table-cell>
              <table:table-cell office:value-type="float" office:value="3.15728916942374">
                <text:p>3.15728916942374</text:p>
              </table:table-cell>
              <table:table-cell office:value-type="float" office:value="3.1531553143138">
                <text:p>3.1531553143138</text:p>
              </table:table-cell>
              <table:table-cell office:value-type="float" office:value="3.14593769498152">
                <text:p>3.14593769498152</text:p>
              </table:table-cell>
              <table:table-cell office:value-type="float" office:value="3.13618060835771">
                <text:p>3.13618060835771</text:p>
              </table:table-cell>
              <table:table-cell office:value-type="float" office:value="3.1318861909317">
                <text:p>3.1318861909317</text:p>
              </table:table-cell>
              <table:table-cell office:value-type="float" office:value="3.12248014138034">
                <text:p>3.12248014138034</text:p>
              </table:table-cell>
              <table:table-cell office:value-type="float" office:value="3.11776214658922">
                <text:p>3.11776214658922</text:p>
              </table:table-cell>
              <table:table-cell office:value-type="float" office:value="3.10741572445278">
                <text:p>3.10741572445278</text:p>
              </table:table-cell>
              <table:table-cell office:value-type="float" office:value="3.09739846135381">
                <text:p>3.09739846135381</text:p>
              </table:table-cell>
              <table:table-cell office:value-type="float" office:value="3.09001553075824">
                <text:p>3.09001553075824</text:p>
              </table:table-cell>
              <table:table-cell office:value-type="float" office:value="3.08298924284929">
                <text:p>3.08298924284929</text:p>
              </table:table-cell>
              <table:table-cell office:value-type="float" office:value="3.07393729574882">
                <text:p>3.07393729574882</text:p>
              </table:table-cell>
              <table:table-cell office:value-type="float" office:value="3.06530946854076">
                <text:p>3.06530946854076</text:p>
              </table:table-cell>
              <table:table-cell office:value-type="float" office:value="3.06329195131366">
                <text:p>3.06329195131366</text:p>
              </table:table-cell>
              <table:table-cell office:value-type="float" office:value="3.04996333814984">
                <text:p>3.04996333814984</text:p>
              </table:table-cell>
              <table:table-cell office:value-type="float" office:value="3.04177399867277">
                <text:p>3.04177399867277</text:p>
              </table:table-cell>
              <table:table-cell office:value-type="float" office:value="3.03229496396718">
                <text:p>3.03229496396718</text:p>
              </table:table-cell>
              <table:table-cell office:value-type="float" office:value="3.02302275798766">
                <text:p>3.02302275798766</text:p>
              </table:table-cell>
              <table:table-cell office:value-type="float" office:value="3.01375467208217">
                <text:p>3.01375467208217</text:p>
              </table:table-cell>
              <table:table-cell office:value-type="float" office:value="3.00591640002637">
                <text:p>3.00591640002637</text:p>
              </table:table-cell>
              <table:table-cell office:value-type="float" office:value="2.99263137849281">
                <text:p>2.99263137849281</text:p>
              </table:table-cell>
              <table:table-cell office:value-type="float" office:value="2.98981530085367">
                <text:p>2.98981530085367</text:p>
              </table:table-cell>
              <table:table-cell office:value-type="float" office:value="2.98291054127983">
                <text:p>2.98291054127983</text:p>
              </table:table-cell>
              <table:table-cell office:value-type="float" office:value="2.97258763291805">
                <text:p>2.97258763291805</text:p>
              </table:table-cell>
              <table:table-cell office:value-type="float" office:value="2.96337995198389">
                <text:p>2.96337995198389</text:p>
              </table:table-cell>
              <table:table-cell office:value-type="float" office:value="2.95822936482436">
                <text:p>2.95822936482436</text:p>
              </table:table-cell>
              <table:table-cell office:value-type="float" office:value="2.94982674769527">
                <text:p>2.94982674769527</text:p>
              </table:table-cell>
              <table:table-cell office:value-type="float" office:value="2.93122347678415">
                <text:p>2.93122347678415</text:p>
              </table:table-cell>
              <table:table-cell office:value-type="float" office:value="2.93005710646616">
                <text:p>2.93005710646616</text:p>
              </table:table-cell>
              <table:table-cell office:value-type="float" office:value="2.91884012079008">
                <text:p>2.91884012079008</text:p>
              </table:table-cell>
              <table:table-cell office:value-type="float" office:value="2.91088257484261">
                <text:p>2.91088257484261</text:p>
              </table:table-cell>
              <table:table-cell office:value-type="float" office:value="2.89934328918211">
                <text:p>2.89934328918211</text:p>
              </table:table-cell>
              <table:table-cell office:value-type="float" office:value="2.89324508890293">
                <text:p>2.89324508890293</text:p>
              </table:table-cell>
              <table:table-cell office:value-type="float" office:value="2.88425782708094">
                <text:p>2.88425782708094</text:p>
              </table:table-cell>
              <table:table-cell office:value-type="float" office:value="2.87063795485568">
                <text:p>2.87063795485568</text:p>
              </table:table-cell>
              <table:table-cell office:value-type="float" office:value="2.86705556053">
                <text:p>2.86705556053</text:p>
              </table:table-cell>
              <table:table-cell office:value-type="float" office:value="2.85807427170741">
                <text:p>2.85807427170741</text:p>
              </table:table-cell>
              <table:table-cell office:value-type="float" office:value="2.84778209402471">
                <text:p>2.84778209402471</text:p>
              </table:table-cell>
              <table:table-cell office:value-type="float" office:value="2.8424073899484">
                <text:p>2.8424073899484</text:p>
              </table:table-cell>
              <table:table-cell office:value-type="float" office:value="2.82568642592588">
                <text:p>2.82568642592588</text:p>
              </table:table-cell>
              <table:table-cell office:value-type="float" office:value="2.81828836342668">
                <text:p>2.81828836342668</text:p>
              </table:table-cell>
              <table:table-cell office:value-type="float" office:value="2.8115125705729">
                <text:p>2.8115125705729</text:p>
              </table:table-cell>
              <table:table-cell office:value-type="float" office:value="2.80785314737661">
                <text:p>2.80785314737661</text:p>
              </table:table-cell>
              <table:table-cell office:value-type="float" office:value="2.78995833114461">
                <text:p>2.78995833114461</text:p>
              </table:table-cell>
              <table:table-cell office:value-type="float" office:value="2.78909194950622">
                <text:p>2.78909194950622</text:p>
              </table:table-cell>
              <table:table-cell office:value-type="float" office:value="2.77205995601924">
                <text:p>2.77205995601924</text:p>
              </table:table-cell>
              <table:table-cell office:value-type="float" office:value="2.76686961111027">
                <text:p>2.76686961111027</text:p>
              </table:table-cell>
              <table:table-cell office:value-type="float" office:value="2.75172793666428">
                <text:p>2.75172793666428</text:p>
              </table:table-cell>
              <table:table-cell office:value-type="float" office:value="2.74347095770411">
                <text:p>2.74347095770411</text:p>
              </table:table-cell>
              <table:table-cell office:value-type="float" office:value="2.73729111028286">
                <text:p>2.73729111028286</text:p>
              </table:table-cell>
              <table:table-cell office:value-type="float" office:value="2.72745122062501">
                <text:p>2.72745122062501</text:p>
              </table:table-cell>
              <table:table-cell office:value-type="float" office:value="2.71443952834552">
                <text:p>2.71443952834552</text:p>
              </table:table-cell>
              <table:table-cell office:value-type="float" office:value="2.71093962714772">
                <text:p>2.71093962714772</text:p>
              </table:table-cell>
              <table:table-cell office:value-type="float" office:value="2.69659638274207">
                <text:p>2.69659638274207</text:p>
              </table:table-cell>
              <table:table-cell office:value-type="float" office:value="2.68406439306424">
                <text:p>2.68406439306424</text:p>
              </table:table-cell>
              <table:table-cell office:value-type="float" office:value="2.68049826065446">
                <text:p>2.68049826065446</text:p>
              </table:table-cell>
              <table:table-cell office:value-type="float" office:value="2.66770523190459">
                <text:p>2.66770523190459</text:p>
              </table:table-cell>
              <table:table-cell office:value-type="float" office:value="2.65488092262148">
                <text:p>2.65488092262148</text:p>
              </table:table-cell>
              <table:table-cell office:value-type="float" office:value="2.64768364166988">
                <text:p>2.64768364166988</text:p>
              </table:table-cell>
              <table:table-cell office:value-type="float" office:value="2.64118705582177">
                <text:p>2.64118705582177</text:p>
              </table:table-cell>
              <table:table-cell office:value-type="float" office:value="2.62422379276082">
                <text:p>2.62422379276082</text:p>
              </table:table-cell>
              <table:table-cell office:value-type="float" office:value="2.62040486613305">
                <text:p>2.62040486613305</text:p>
              </table:table-cell>
              <table:table-cell office:value-type="float" office:value="2.61543471475632">
                <text:p>2.61543471475632</text:p>
              </table:table-cell>
              <table:table-cell office:value-type="float" office:value="2.59682084214985">
                <text:p>2.59682084214985</text:p>
              </table:table-cell>
              <table:table-cell office:value-type="float" office:value="2.58873917335269">
                <text:p>2.58873917335269</text:p>
              </table:table-cell>
              <table:table-cell office:value-type="float" office:value="2.580705254639">
                <text:p>2.580705254639</text:p>
              </table:table-cell>
              <table:table-cell office:value-type="float" office:value="2.57145110550957">
                <text:p>2.57145110550957</text:p>
              </table:table-cell>
              <table:table-cell office:value-type="float" office:value="2.55634910828884">
                <text:p>2.55634910828884</text:p>
              </table:table-cell>
              <table:table-cell office:value-type="float" office:value="2.55216699942738">
                <text:p>2.55216699942738</text:p>
              </table:table-cell>
              <table:table-cell office:value-type="float" office:value="2.54375283853504">
                <text:p>2.54375283853504</text:p>
              </table:table-cell>
              <table:table-cell office:value-type="float" office:value="2.53476070861312">
                <text:p>2.53476070861312</text:p>
              </table:table-cell>
              <table:table-cell office:value-type="float" office:value="2.51638502792919">
                <text:p>2.51638502792919</text:p>
              </table:table-cell>
              <table:table-cell office:value-type="float" office:value="2.51518631424581">
                <text:p>2.51518631424581</text:p>
              </table:table-cell>
              <table:table-cell office:value-type="float" office:value="2.50434722180971">
                <text:p>2.50434722180971</text:p>
              </table:table-cell>
              <table:table-cell office:value-type="float" office:value="2.49744182008074">
                <text:p>2.49744182008074</text:p>
              </table:table-cell>
              <table:table-cell office:value-type="float" office:value="2.48262555079756">
                <text:p>2.48262555079756</text:p>
              </table:table-cell>
              <table:table-cell office:value-type="float" office:value="2.47323800631777">
                <text:p>2.47323800631777</text:p>
              </table:table-cell>
              <table:table-cell office:value-type="float" office:value="2.46121581143066">
                <text:p>2.46121581143066</text:p>
              </table:table-cell>
              <table:table-cell office:value-type="float" office:value="2.46451767237034">
                <text:p>2.46451767237034</text:p>
              </table:table-cell>
              <table:table-cell office:value-type="float" office:value="2.45024877680644">
                <text:p>2.45024877680644</text:p>
              </table:table-cell>
              <table:table-cell office:value-type="float" office:value="2.4394485677583">
                <text:p>2.4394485677583</text:p>
              </table:table-cell>
              <table:table-cell office:value-type="float" office:value="2.42686356505651">
                <text:p>2.42686356505651</text:p>
              </table:table-cell>
              <table:table-cell office:value-type="float" office:value="2.41755424498517">
                <text:p>2.41755424498517</text:p>
              </table:table-cell>
              <table:table-cell office:value-type="float" office:value="2.41297194855711">
                <text:p>2.41297194855711</text:p>
              </table:table-cell>
              <table:table-cell office:value-type="float" office:value="2.40697493033893">
                <text:p>2.40697493033893</text:p>
              </table:table-cell>
              <table:table-cell office:value-type="float" office:value="2.39269766585288">
                <text:p>2.392697665852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9cm" svg:y="4.201cm" style:legend-expansion="high" chart:style-name="ch2"/>
        <chart:plot-area chart:style-name="ch3" table:cell-range-address="Sheet1.A84:Sheet1.CW84" chart:data-source-has-labels="column" svg:x="0.32cm" svg:y="0.18cm" svg:width="13.309cm" svg:height="8.64cm">
          <chartooo:coordinate-region svg:x="1.047cm" svg:y="0.379cm" svg:width="12.30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84:Sheet1.CW84" chart:label-cell-address="Sheet1.A84:Sheet1.A84" chart:class="chart:scatter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avg loss</text:p>
                <draw:g>
                  <svg:desc>Sheet1.A84:Sheet1.A84</svg:desc>
                </draw:g>
              </table:table-cell>
              <table:table-cell office:value-type="float" office:value="4.13363598291666">
                <text:p>4.13363598291666</text:p>
                <draw:g>
                  <svg:desc>Sheet1.B84:Sheet1.CW84</svg:desc>
                </draw:g>
              </table:table-cell>
              <table:table-cell office:value-type="float" office:value="3.45878627278793">
                <text:p>3.45878627278793</text:p>
              </table:table-cell>
              <table:table-cell office:value-type="float" office:value="3.34427376734904">
                <text:p>3.34427376734904</text:p>
              </table:table-cell>
              <table:table-cell office:value-type="float" office:value="3.2954486710315">
                <text:p>3.2954486710315</text:p>
              </table:table-cell>
              <table:table-cell office:value-type="float" office:value="3.27762478565017">
                <text:p>3.27762478565017</text:p>
              </table:table-cell>
              <table:table-cell office:value-type="float" office:value="3.27693374771555">
                <text:p>3.27693374771555</text:p>
              </table:table-cell>
              <table:table-cell office:value-type="float" office:value="3.25280583380809">
                <text:p>3.25280583380809</text:p>
              </table:table-cell>
              <table:table-cell office:value-type="float" office:value="3.25995147112311">
                <text:p>3.25995147112311</text:p>
              </table:table-cell>
              <table:table-cell office:value-type="float" office:value="3.26216653620573">
                <text:p>3.26216653620573</text:p>
              </table:table-cell>
              <table:table-cell office:value-type="float" office:value="3.24882363541797">
                <text:p>3.24882363541797</text:p>
              </table:table-cell>
              <table:table-cell office:value-type="float" office:value="3.25959642958153">
                <text:p>3.25959642958153</text:p>
              </table:table-cell>
              <table:table-cell office:value-type="float" office:value="3.24564854361314">
                <text:p>3.24564854361314</text:p>
              </table:table-cell>
              <table:table-cell office:value-type="float" office:value="3.23763286418725">
                <text:p>3.23763286418725</text:p>
              </table:table-cell>
              <table:table-cell office:value-type="float" office:value="3.21909584512809">
                <text:p>3.21909584512809</text:p>
              </table:table-cell>
              <table:table-cell office:value-type="float" office:value="3.22018607505733">
                <text:p>3.22018607505733</text:p>
              </table:table-cell>
              <table:table-cell office:value-type="float" office:value="3.22308711653202">
                <text:p>3.22308711653202</text:p>
              </table:table-cell>
              <table:table-cell office:value-type="float" office:value="3.21694365988822">
                <text:p>3.21694365988822</text:p>
              </table:table-cell>
              <table:table-cell office:value-type="float" office:value="3.18978359017809">
                <text:p>3.18978359017809</text:p>
              </table:table-cell>
              <table:table-cell office:value-type="float" office:value="3.18072472582061">
                <text:p>3.18072472582061</text:p>
              </table:table-cell>
              <table:table-cell office:value-type="float" office:value="3.18190224629754">
                <text:p>3.18190224629754</text:p>
              </table:table-cell>
              <table:table-cell office:value-type="float" office:value="3.16356098836123">
                <text:p>3.16356098836123</text:p>
              </table:table-cell>
              <table:table-cell office:value-type="float" office:value="3.16449085135718">
                <text:p>3.16449085135718</text:p>
              </table:table-cell>
              <table:table-cell office:value-type="float" office:value="3.16060005013359">
                <text:p>3.16060005013359</text:p>
              </table:table-cell>
              <table:table-cell office:value-type="float" office:value="3.14028592122195">
                <text:p>3.14028592122195</text:p>
              </table:table-cell>
              <table:table-cell office:value-type="float" office:value="3.12084274120401">
                <text:p>3.12084274120401</text:p>
              </table:table-cell>
              <table:table-cell office:value-type="float" office:value="3.12605530395565">
                <text:p>3.12605530395565</text:p>
              </table:table-cell>
              <table:table-cell office:value-type="float" office:value="3.11889391651686">
                <text:p>3.11889391651686</text:p>
              </table:table-cell>
              <table:table-cell office:value-type="float" office:value="3.0941495631852">
                <text:p>3.0941495631852</text:p>
              </table:table-cell>
              <table:table-cell office:value-type="float" office:value="3.08863373244463">
                <text:p>3.08863373244463</text:p>
              </table:table-cell>
              <table:table-cell office:value-type="float" office:value="3.06628546652644">
                <text:p>3.06628546652644</text:p>
              </table:table-cell>
              <table:table-cell office:value-type="float" office:value="3.07510204352093">
                <text:p>3.07510204352093</text:p>
              </table:table-cell>
              <table:table-cell office:value-type="float" office:value="3.06148348403215">
                <text:p>3.06148348403215</text:p>
              </table:table-cell>
              <table:table-cell office:value-type="float" office:value="3.02519836232346">
                <text:p>3.02519836232346</text:p>
              </table:table-cell>
              <table:table-cell office:value-type="float" office:value="3.05381367675566">
                <text:p>3.05381367675566</text:p>
              </table:table-cell>
              <table:table-cell office:value-type="float" office:value="3.0419034111918">
                <text:p>3.0419034111918</text:p>
              </table:table-cell>
              <table:table-cell office:value-type="float" office:value="3.01323044390285">
                <text:p>3.01323044390285</text:p>
              </table:table-cell>
              <table:table-cell office:value-type="float" office:value="3.01438057406742">
                <text:p>3.01438057406742</text:p>
              </table:table-cell>
              <table:table-cell office:value-type="float" office:value="3.010459900642">
                <text:p>3.010459900642</text:p>
              </table:table-cell>
              <table:table-cell office:value-type="float" office:value="3.00707570220755">
                <text:p>3.00707570220755</text:p>
              </table:table-cell>
              <table:table-cell office:value-type="float" office:value="2.98475118890789">
                <text:p>2.98475118890789</text:p>
              </table:table-cell>
              <table:table-cell office:value-type="float" office:value="2.9832951548944">
                <text:p>2.9832951548944</text:p>
              </table:table-cell>
              <table:table-cell office:value-type="float" office:value="2.97516829202182">
                <text:p>2.97516829202182</text:p>
              </table:table-cell>
              <table:table-cell office:value-type="float" office:value="2.9667437133168">
                <text:p>2.9667437133168</text:p>
              </table:table-cell>
              <table:table-cell office:value-type="float" office:value="2.94705714892038">
                <text:p>2.94705714892038</text:p>
              </table:table-cell>
              <table:table-cell office:value-type="float" office:value="2.96188705808912">
                <text:p>2.96188705808912</text:p>
              </table:table-cell>
              <table:table-cell office:value-type="float" office:value="2.94877186306174">
                <text:p>2.94877186306174</text:p>
              </table:table-cell>
              <table:table-cell office:value-type="float" office:value="2.92056695537809">
                <text:p>2.92056695537809</text:p>
              </table:table-cell>
              <table:table-cell office:value-type="float" office:value="2.90855896371179">
                <text:p>2.90855896371179</text:p>
              </table:table-cell>
              <table:table-cell office:value-type="float" office:value="2.93031148931587">
                <text:p>2.93031148931587</text:p>
              </table:table-cell>
              <table:table-cell office:value-type="float" office:value="2.90102239467035">
                <text:p>2.90102239467035</text:p>
              </table:table-cell>
              <table:table-cell office:value-type="float" office:value="2.93733047179905">
                <text:p>2.93733047179905</text:p>
              </table:table-cell>
              <table:table-cell office:value-type="float" office:value="2.88859167412472">
                <text:p>2.88859167412472</text:p>
              </table:table-cell>
              <table:table-cell office:value-type="float" office:value="2.87629645858234">
                <text:p>2.87629645858234</text:p>
              </table:table-cell>
              <table:table-cell office:value-type="float" office:value="2.88507504156598">
                <text:p>2.88507504156598</text:p>
              </table:table-cell>
              <table:table-cell office:value-type="float" office:value="2.88617967380869">
                <text:p>2.88617967380869</text:p>
              </table:table-cell>
              <table:table-cell office:value-type="float" office:value="2.90027722366874">
                <text:p>2.90027722366874</text:p>
              </table:table-cell>
              <table:table-cell office:value-type="float" office:value="2.87586607351803">
                <text:p>2.87586607351803</text:p>
              </table:table-cell>
              <table:table-cell office:value-type="float" office:value="2.88300944008019">
                <text:p>2.88300944008019</text:p>
              </table:table-cell>
              <table:table-cell office:value-type="float" office:value="2.87205519257828">
                <text:p>2.87205519257828</text:p>
              </table:table-cell>
              <table:table-cell office:value-type="float" office:value="2.8421082141348">
                <text:p>2.8421082141348</text:p>
              </table:table-cell>
              <table:table-cell office:value-type="float" office:value="2.82913820811307">
                <text:p>2.82913820811307</text:p>
              </table:table-cell>
              <table:table-cell office:value-type="float" office:value="2.81467358751544">
                <text:p>2.81467358751544</text:p>
              </table:table-cell>
              <table:table-cell office:value-type="float" office:value="2.81636389929021">
                <text:p>2.81636389929021</text:p>
              </table:table-cell>
              <table:table-cell office:value-type="float" office:value="2.81745735593621">
                <text:p>2.81745735593621</text:p>
              </table:table-cell>
              <table:table-cell office:value-type="float" office:value="2.81540906807984">
                <text:p>2.81540906807984</text:p>
              </table:table-cell>
              <table:table-cell office:value-type="float" office:value="2.78091539516887">
                <text:p>2.78091539516887</text:p>
              </table:table-cell>
              <table:table-cell office:value-type="float" office:value="2.76341117894819">
                <text:p>2.76341117894819</text:p>
              </table:table-cell>
              <table:table-cell office:value-type="float" office:value="2.75576114623696">
                <text:p>2.75576114623696</text:p>
              </table:table-cell>
              <table:table-cell office:value-type="float" office:value="2.74237414158158">
                <text:p>2.74237414158158</text:p>
              </table:table-cell>
              <table:table-cell office:value-type="float" office:value="2.74014226833202">
                <text:p>2.74014226833202</text:p>
              </table:table-cell>
              <table:table-cell office:value-type="float" office:value="2.77025163488038">
                <text:p>2.77025163488038</text:p>
              </table:table-cell>
              <table:table-cell office:value-type="float" office:value="2.72695016140377">
                <text:p>2.72695016140377</text:p>
              </table:table-cell>
              <table:table-cell office:value-type="float" office:value="2.7612972897972">
                <text:p>2.7612972897972</text:p>
              </table:table-cell>
              <table:table-cell office:value-type="float" office:value="2.71902477993287">
                <text:p>2.71902477993287</text:p>
              </table:table-cell>
              <table:table-cell office:value-type="float" office:value="2.69771056075638">
                <text:p>2.69771056075638</text:p>
              </table:table-cell>
              <table:table-cell office:value-type="float" office:value="2.71178269345691">
                <text:p>2.71178269345691</text:p>
              </table:table-cell>
              <table:table-cell office:value-type="float" office:value="2.69968146521811">
                <text:p>2.69968146521811</text:p>
              </table:table-cell>
              <table:table-cell office:value-type="float" office:value="2.68387898681173">
                <text:p>2.68387898681173</text:p>
              </table:table-cell>
              <table:table-cell office:value-type="float" office:value="2.69654812080309">
                <text:p>2.69654812080309</text:p>
              </table:table-cell>
              <table:table-cell office:value-type="float" office:value="2.71858955072342">
                <text:p>2.71858955072342</text:p>
              </table:table-cell>
              <table:table-cell office:value-type="float" office:value="2.70908540240976">
                <text:p>2.70908540240976</text:p>
              </table:table-cell>
              <table:table-cell office:value-type="float" office:value="2.66616420177748">
                <text:p>2.66616420177748</text:p>
              </table:table-cell>
              <table:table-cell office:value-type="float" office:value="2.66551533277489">
                <text:p>2.66551533277489</text:p>
              </table:table-cell>
              <table:table-cell office:value-type="float" office:value="2.66514280273925">
                <text:p>2.66514280273925</text:p>
              </table:table-cell>
              <table:table-cell office:value-type="float" office:value="2.64783587182995">
                <text:p>2.64783587182995</text:p>
              </table:table-cell>
              <table:table-cell office:value-type="float" office:value="2.65831363475797">
                <text:p>2.65831363475797</text:p>
              </table:table-cell>
              <table:table-cell office:value-type="float" office:value="2.60719623845797">
                <text:p>2.60719623845797</text:p>
              </table:table-cell>
              <table:table-cell office:value-type="float" office:value="2.60453668880549">
                <text:p>2.60453668880549</text:p>
              </table:table-cell>
              <table:table-cell office:value-type="float" office:value="2.60549273321107">
                <text:p>2.60549273321107</text:p>
              </table:table-cell>
              <table:table-cell office:value-type="float" office:value="2.65157212328547">
                <text:p>2.65157212328547</text:p>
              </table:table-cell>
              <table:table-cell office:value-type="float" office:value="2.64902407248006">
                <text:p>2.64902407248006</text:p>
              </table:table-cell>
              <table:table-cell office:value-type="float" office:value="2.64993003201976">
                <text:p>2.64993003201976</text:p>
              </table:table-cell>
              <table:table-cell office:value-type="float" office:value="2.6413412054896">
                <text:p>2.6413412054896</text:p>
              </table:table-cell>
              <table:table-cell office:value-type="float" office:value="2.61759342644638">
                <text:p>2.61759342644638</text:p>
              </table:table-cell>
              <table:table-cell office:value-type="float" office:value="2.61109580835041">
                <text:p>2.61109580835041</text:p>
              </table:table-cell>
              <table:table-cell office:value-type="float" office:value="2.5954346752427">
                <text:p>2.5954346752427</text:p>
              </table:table-cell>
              <table:table-cell office:value-type="float" office:value="2.59224764722309">
                <text:p>2.59224764722309</text:p>
              </table:table-cell>
              <table:table-cell office:value-type="float" office:value="2.56279101810898">
                <text:p>2.56279101810898</text:p>
              </table:table-cell>
              <table:table-cell office:value-type="float" office:value="2.57432786848867">
                <text:p>2.57432786848867</text:p>
              </table:table-cell>
              <table:table-cell office:value-type="float" office:value="2.56664904933687">
                <text:p>2.5666490493368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682cm" svg:height="8.827cm" xlink:href=".." xlink:type="simple" chart:class="chart:scatter" chart:style-name="ch1">
        <chart:legend chart:legend-position="end" svg:x="13.631cm" svg:y="4.114cm" style:legend-expansion="high" chart:style-name="ch2"/>
        <chart:plot-area chart:style-name="ch3" table:cell-range-address="Sheet1.A110:Sheet1.CW110" chart:data-source-has-labels="column" svg:x="0.313cm" svg:y="0.176cm" svg:width="13.005cm" svg:height="8.475cm">
          <chartooo:coordinate-region svg:x="1.04cm" svg:y="0.375cm" svg:width="11.998cm" svg:height="7.62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10:Sheet1.CW110" chart:label-cell-address="Sheet1.A110:Sheet1.A110" chart:class="chart:scatter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avg loss</text:p>
                <draw:g>
                  <svg:desc>Sheet1.A110:Sheet1.A110</svg:desc>
                </draw:g>
              </table:table-cell>
              <table:table-cell office:value-type="float" office:value="4.39780664036111">
                <text:p>4.39780664036111</text:p>
                <draw:g>
                  <svg:desc>Sheet1.B110:Sheet1.CW110</svg:desc>
                </draw:g>
              </table:table-cell>
              <table:table-cell office:value-type="float" office:value="4.10168143528857">
                <text:p>4.10168143528857</text:p>
              </table:table-cell>
              <table:table-cell office:value-type="float" office:value="3.94209585879476">
                <text:p>3.94209585879476</text:p>
              </table:table-cell>
              <table:table-cell office:value-type="float" office:value="3.85626011403331">
                <text:p>3.85626011403331</text:p>
              </table:table-cell>
              <table:table-cell office:value-type="float" office:value="3.76281125179847">
                <text:p>3.76281125179847</text:p>
              </table:table-cell>
              <table:table-cell office:value-type="float" office:value="3.69317517513216">
                <text:p>3.69317517513216</text:p>
              </table:table-cell>
              <table:table-cell office:value-type="float" office:value="3.64682464108736">
                <text:p>3.64682464108736</text:p>
              </table:table-cell>
              <table:table-cell office:value-type="float" office:value="3.59624914141484">
                <text:p>3.59624914141484</text:p>
              </table:table-cell>
              <table:table-cell office:value-type="float" office:value="3.5665313194693">
                <text:p>3.5665313194693</text:p>
              </table:table-cell>
              <table:table-cell office:value-type="float" office:value="3.5155498754499">
                <text:p>3.5155498754499</text:p>
              </table:table-cell>
              <table:table-cell office:value-type="float" office:value="3.4847013679428">
                <text:p>3.4847013679428</text:p>
              </table:table-cell>
              <table:table-cell office:value-type="float" office:value="3.45821316656854">
                <text:p>3.45821316656854</text:p>
              </table:table-cell>
              <table:table-cell office:value-type="float" office:value="3.43621284388904">
                <text:p>3.43621284388904</text:p>
              </table:table-cell>
              <table:table-cell office:value-type="float" office:value="3.41134899573706">
                <text:p>3.41134899573706</text:p>
              </table:table-cell>
              <table:table-cell office:value-type="float" office:value="3.40025890262404">
                <text:p>3.40025890262404</text:p>
              </table:table-cell>
              <table:table-cell office:value-type="float" office:value="3.38269985960018">
                <text:p>3.38269985960018</text:p>
              </table:table-cell>
              <table:table-cell office:value-type="float" office:value="3.3653700732968">
                <text:p>3.3653700732968</text:p>
              </table:table-cell>
              <table:table-cell office:value-type="float" office:value="3.34857995039476">
                <text:p>3.34857995039476</text:p>
              </table:table-cell>
              <table:table-cell office:value-type="float" office:value="3.34227755388634">
                <text:p>3.34227755388634</text:p>
              </table:table-cell>
              <table:table-cell office:value-type="float" office:value="3.32690471050356">
                <text:p>3.32690471050356</text:p>
              </table:table-cell>
              <table:table-cell office:value-type="float" office:value="3.31253395685255">
                <text:p>3.31253395685255</text:p>
              </table:table-cell>
              <table:table-cell office:value-type="float" office:value="3.30375561344836">
                <text:p>3.30375561344836</text:p>
              </table:table-cell>
              <table:table-cell office:value-type="float" office:value="3.2996625012739">
                <text:p>3.2996625012739</text:p>
              </table:table-cell>
              <table:table-cell office:value-type="float" office:value="3.28581486739887">
                <text:p>3.28581486739887</text:p>
              </table:table-cell>
              <table:table-cell office:value-type="float" office:value="3.26483088898868">
                <text:p>3.26483088898868</text:p>
              </table:table-cell>
              <table:table-cell office:value-type="float" office:value="3.27169532982744">
                <text:p>3.27169532982744</text:p>
              </table:table-cell>
              <table:table-cell office:value-type="float" office:value="3.25400192067313">
                <text:p>3.25400192067313</text:p>
              </table:table-cell>
              <table:table-cell office:value-type="float" office:value="3.2557530945087">
                <text:p>3.2557530945087</text:p>
              </table:table-cell>
              <table:table-cell office:value-type="float" office:value="3.24220090783987">
                <text:p>3.24220090783987</text:p>
              </table:table-cell>
              <table:table-cell office:value-type="float" office:value="3.23853012354517">
                <text:p>3.23853012354517</text:p>
              </table:table-cell>
              <table:table-cell office:value-type="float" office:value="3.24011346500908">
                <text:p>3.24011346500908</text:p>
              </table:table-cell>
              <table:table-cell office:value-type="float" office:value="3.24805965025901">
                <text:p>3.24805965025901</text:p>
              </table:table-cell>
              <table:table-cell office:value-type="float" office:value="3.23229762187202">
                <text:p>3.23229762187202</text:p>
              </table:table-cell>
              <table:table-cell office:value-type="float" office:value="3.23286288112391">
                <text:p>3.23286288112391</text:p>
              </table:table-cell>
              <table:table-cell office:value-type="float" office:value="3.21534413144525">
                <text:p>3.21534413144525</text:p>
              </table:table-cell>
              <table:table-cell office:value-type="float" office:value="3.21266129247883">
                <text:p>3.21266129247883</text:p>
              </table:table-cell>
              <table:table-cell office:value-type="float" office:value="3.20077578268671">
                <text:p>3.20077578268671</text:p>
              </table:table-cell>
              <table:table-cell office:value-type="float" office:value="3.20516865755608">
                <text:p>3.20516865755608</text:p>
              </table:table-cell>
              <table:table-cell office:value-type="float" office:value="3.1896878841268">
                <text:p>3.1896878841268</text:p>
              </table:table-cell>
              <table:table-cell office:value-type="float" office:value="3.1805678498658">
                <text:p>3.1805678498658</text:p>
              </table:table-cell>
              <table:table-cell office:value-type="float" office:value="3.1793119262764">
                <text:p>3.1793119262764</text:p>
              </table:table-cell>
              <table:table-cell office:value-type="float" office:value="3.18625275780392">
                <text:p>3.18625275780392</text:p>
              </table:table-cell>
              <table:table-cell office:value-type="float" office:value="3.17472440216768">
                <text:p>3.17472440216768</text:p>
              </table:table-cell>
              <table:table-cell office:value-type="float" office:value="3.17079867200157">
                <text:p>3.17079867200157</text:p>
              </table:table-cell>
              <table:table-cell office:value-type="float" office:value="3.1724717077846">
                <text:p>3.1724717077846</text:p>
              </table:table-cell>
              <table:table-cell office:value-type="float" office:value="3.15729258980672">
                <text:p>3.15729258980672</text:p>
              </table:table-cell>
              <table:table-cell office:value-type="float" office:value="3.15046158842938">
                <text:p>3.15046158842938</text:p>
              </table:table-cell>
              <table:table-cell office:value-type="float" office:value="3.14249597979633">
                <text:p>3.14249597979633</text:p>
              </table:table-cell>
              <table:table-cell office:value-type="float" office:value="3.1471450686181">
                <text:p>3.1471450686181</text:p>
              </table:table-cell>
              <table:table-cell office:value-type="float" office:value="3.15849302958032">
                <text:p>3.15849302958032</text:p>
              </table:table-cell>
              <table:table-cell office:value-type="float" office:value="3.14107981486825">
                <text:p>3.14107981486825</text:p>
              </table:table-cell>
              <table:table-cell office:value-type="float" office:value="3.12414304710458">
                <text:p>3.12414304710458</text:p>
              </table:table-cell>
              <table:table-cell office:value-type="float" office:value="3.12738899026802">
                <text:p>3.12738899026802</text:p>
              </table:table-cell>
              <table:table-cell office:value-type="float" office:value="3.12001841960016">
                <text:p>3.12001841960016</text:p>
              </table:table-cell>
              <table:table-cell office:value-type="float" office:value="3.12661179717221">
                <text:p>3.12661179717221</text:p>
              </table:table-cell>
              <table:table-cell office:value-type="float" office:value="3.13825813519053">
                <text:p>3.13825813519053</text:p>
              </table:table-cell>
              <table:table-cell office:value-type="float" office:value="3.136792073877">
                <text:p>3.136792073877</text:p>
              </table:table-cell>
              <table:table-cell office:value-type="float" office:value="3.12195142328688">
                <text:p>3.12195142328688</text:p>
              </table:table-cell>
              <table:table-cell office:value-type="float" office:value="3.12428726282186">
                <text:p>3.12428726282186</text:p>
              </table:table-cell>
              <table:table-cell office:value-type="float" office:value="3.1214004565896">
                <text:p>3.1214004565896</text:p>
              </table:table-cell>
              <table:table-cell office:value-type="float" office:value="3.11355599734693">
                <text:p>3.11355599734693</text:p>
              </table:table-cell>
              <table:table-cell office:value-type="float" office:value="3.10827824738175">
                <text:p>3.10827824738175</text:p>
              </table:table-cell>
              <table:table-cell office:value-type="float" office:value="3.11233986570102">
                <text:p>3.11233986570102</text:p>
              </table:table-cell>
              <table:table-cell office:value-type="float" office:value="3.0931684486524">
                <text:p>3.0931684486524</text:p>
              </table:table-cell>
              <table:table-cell office:value-type="float" office:value="3.10551444460875">
                <text:p>3.10551444460875</text:p>
              </table:table-cell>
              <table:table-cell office:value-type="float" office:value="3.08012390659669">
                <text:p>3.08012390659669</text:p>
              </table:table-cell>
              <table:table-cell office:value-type="float" office:value="3.0900514601757">
                <text:p>3.0900514601757</text:p>
              </table:table-cell>
              <table:table-cell office:value-type="float" office:value="3.08146506474243">
                <text:p>3.08146506474243</text:p>
              </table:table-cell>
              <table:table-cell office:value-type="float" office:value="3.06872252895947">
                <text:p>3.06872252895947</text:p>
              </table:table-cell>
              <table:table-cell office:value-type="float" office:value="3.07570183245408">
                <text:p>3.07570183245408</text:p>
              </table:table-cell>
              <table:table-cell office:value-type="float" office:value="3.06605770865636">
                <text:p>3.06605770865636</text:p>
              </table:table-cell>
              <table:table-cell office:value-type="float" office:value="3.06297556682241">
                <text:p>3.06297556682241</text:p>
              </table:table-cell>
              <table:table-cell office:value-type="float" office:value="3.08757534524792">
                <text:p>3.08757534524792</text:p>
              </table:table-cell>
              <table:table-cell office:value-type="float" office:value="3.06270351781602">
                <text:p>3.06270351781602</text:p>
              </table:table-cell>
              <table:table-cell office:value-type="float" office:value="3.07178703003221">
                <text:p>3.07178703003221</text:p>
              </table:table-cell>
              <table:table-cell office:value-type="float" office:value="3.06887830726418">
                <text:p>3.06887830726418</text:p>
              </table:table-cell>
              <table:table-cell office:value-type="float" office:value="3.04306497563746">
                <text:p>3.04306497563746</text:p>
              </table:table-cell>
              <table:table-cell office:value-type="float" office:value="3.04357380740684">
                <text:p>3.04357380740684</text:p>
              </table:table-cell>
              <table:table-cell office:value-type="float" office:value="3.04550565199782">
                <text:p>3.04550565199782</text:p>
              </table:table-cell>
              <table:table-cell office:value-type="float" office:value="3.04746027874789">
                <text:p>3.04746027874789</text:p>
              </table:table-cell>
              <table:table-cell office:value-type="float" office:value="3.04485406067369">
                <text:p>3.04485406067369</text:p>
              </table:table-cell>
              <table:table-cell office:value-type="float" office:value="3.04460278759458">
                <text:p>3.04460278759458</text:p>
              </table:table-cell>
              <table:table-cell office:value-type="float" office:value="3.03912146364774">
                <text:p>3.03912146364774</text:p>
              </table:table-cell>
              <table:table-cell office:value-type="float" office:value="3.03512231998224">
                <text:p>3.03512231998224</text:p>
              </table:table-cell>
              <table:table-cell office:value-type="float" office:value="3.03341995693117">
                <text:p>3.03341995693117</text:p>
              </table:table-cell>
              <table:table-cell office:value-type="float" office:value="3.02870559312655">
                <text:p>3.02870559312655</text:p>
              </table:table-cell>
              <table:table-cell office:value-type="float" office:value="3.01799843319451">
                <text:p>3.01799843319451</text:p>
              </table:table-cell>
              <table:table-cell office:value-type="float" office:value="3.01086509967351">
                <text:p>3.01086509967351</text:p>
              </table:table-cell>
              <table:table-cell office:value-type="float" office:value="3.01651011834134">
                <text:p>3.01651011834134</text:p>
              </table:table-cell>
              <table:table-cell office:value-type="float" office:value="3.00605498351246">
                <text:p>3.00605498351246</text:p>
              </table:table-cell>
              <table:table-cell office:value-type="float" office:value="3.0184302595885">
                <text:p>3.0184302595885</text:p>
              </table:table-cell>
              <table:table-cell office:value-type="float" office:value="3.01840874401499">
                <text:p>3.01840874401499</text:p>
              </table:table-cell>
              <table:table-cell office:value-type="float" office:value="3.01243892844323">
                <text:p>3.01243892844323</text:p>
              </table:table-cell>
              <table:table-cell office:value-type="float" office:value="3.0019360208015">
                <text:p>3.0019360208015</text:p>
              </table:table-cell>
              <table:table-cell office:value-type="float" office:value="2.99995653648221">
                <text:p>2.99995653648221</text:p>
              </table:table-cell>
              <table:table-cell office:value-type="float" office:value="2.99548718745276">
                <text:p>2.99548718745276</text:p>
              </table:table-cell>
              <table:table-cell office:value-type="float" office:value="2.99401742215868">
                <text:p>2.99401742215868</text:p>
              </table:table-cell>
              <table:table-cell office:value-type="float" office:value="2.98307621125462">
                <text:p>2.98307621125462</text:p>
              </table:table-cell>
              <table:table-cell office:value-type="float" office:value="2.98904210585697">
                <text:p>2.98904210585697</text:p>
              </table:table-cell>
              <table:table-cell office:value-type="float" office:value="2.98716865642463">
                <text:p>2.9871686564246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947cm" svg:y="4.204cm" style:legend-expansion="high" chart:style-name="ch2"/>
        <chart:plot-area chart:style-name="ch3" table:cell-range-address="Sheet1.A137:Sheet1.CW137" chart:data-source-has-labels="column" svg:x="0.319cm" svg:y="0.18cm" svg:width="13.309cm" svg:height="8.646cm">
          <chartooo:coordinate-region svg:x="1.046cm" svg:y="0.379cm" svg:width="12.302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37:Sheet1.CW137" chart:label-cell-address="Sheet1.A137:Sheet1.A137" chart:class="chart:scatter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avg loss</text:p>
                <draw:g>
                  <svg:desc>Sheet1.A137:Sheet1.A137</svg:desc>
                </draw:g>
              </table:table-cell>
              <table:table-cell office:value-type="float" office:value="3.3376151201608">
                <text:p>3.3376151201608</text:p>
                <draw:g>
                  <svg:desc>Sheet1.B137:Sheet1.CW137</svg:desc>
                </draw:g>
              </table:table-cell>
              <table:table-cell office:value-type="float" office:value="3.24806141696636">
                <text:p>3.24806141696636</text:p>
              </table:table-cell>
              <table:table-cell office:value-type="float" office:value="3.23938224384432">
                <text:p>3.23938224384432</text:p>
              </table:table-cell>
              <table:table-cell office:value-type="float" office:value="3.21751834198922">
                <text:p>3.21751834198922</text:p>
              </table:table-cell>
              <table:table-cell office:value-type="float" office:value="3.20361937128726">
                <text:p>3.20361937128726</text:p>
              </table:table-cell>
              <table:table-cell office:value-type="float" office:value="3.1902474162768">
                <text:p>3.1902474162768</text:p>
              </table:table-cell>
              <table:table-cell office:value-type="float" office:value="3.1717741988895">
                <text:p>3.1717741988895</text:p>
              </table:table-cell>
              <table:table-cell office:value-type="float" office:value="3.15533291205362">
                <text:p>3.15533291205362</text:p>
              </table:table-cell>
              <table:table-cell office:value-type="float" office:value="3.12685182849356">
                <text:p>3.12685182849356</text:p>
              </table:table-cell>
              <table:table-cell office:value-type="float" office:value="3.11643437598545">
                <text:p>3.11643437598545</text:p>
              </table:table-cell>
              <table:table-cell office:value-type="float" office:value="3.08592170878366">
                <text:p>3.08592170878366</text:p>
              </table:table-cell>
              <table:table-cell office:value-type="float" office:value="3.06367688953836">
                <text:p>3.06367688953836</text:p>
              </table:table-cell>
              <table:table-cell office:value-type="float" office:value="3.03588731731052">
                <text:p>3.03588731731052</text:p>
              </table:table-cell>
              <table:table-cell office:value-type="float" office:value="3.02295066599855">
                <text:p>3.02295066599855</text:p>
              </table:table-cell>
              <table:table-cell office:value-type="float" office:value="2.98366578669284">
                <text:p>2.98366578669284</text:p>
              </table:table-cell>
              <table:table-cell office:value-type="float" office:value="2.9751104026348">
                <text:p>2.9751104026348</text:p>
              </table:table-cell>
              <table:table-cell office:value-type="float" office:value="2.93748942847544">
                <text:p>2.93748942847544</text:p>
              </table:table-cell>
              <table:table-cell office:value-type="float" office:value="2.91067809077783">
                <text:p>2.91067809077783</text:p>
              </table:table-cell>
              <table:table-cell office:value-type="float" office:value="2.89464731213677">
                <text:p>2.89464731213677</text:p>
              </table:table-cell>
              <table:table-cell office:value-type="float" office:value="2.87141323246076">
                <text:p>2.87141323246076</text:p>
              </table:table-cell>
              <table:table-cell office:value-type="float" office:value="2.84713501249838">
                <text:p>2.84713501249838</text:p>
              </table:table-cell>
              <table:table-cell office:value-type="float" office:value="2.82277170502092">
                <text:p>2.82277170502092</text:p>
              </table:table-cell>
              <table:table-cell office:value-type="float" office:value="2.79423978040538">
                <text:p>2.79423978040538</text:p>
              </table:table-cell>
              <table:table-cell office:value-type="float" office:value="2.79987428958567">
                <text:p>2.79987428958567</text:p>
              </table:table-cell>
              <table:table-cell office:value-type="float" office:value="2.76897364221541">
                <text:p>2.76897364221541</text:p>
              </table:table-cell>
              <table:table-cell office:value-type="float" office:value="2.74289374297064">
                <text:p>2.74289374297064</text:p>
              </table:table-cell>
              <table:table-cell office:value-type="float" office:value="2.75989202136135">
                <text:p>2.75989202136135</text:p>
              </table:table-cell>
              <table:table-cell office:value-type="float" office:value="2.74113619191742">
                <text:p>2.74113619191742</text:p>
              </table:table-cell>
              <table:table-cell office:value-type="float" office:value="2.73105109886501">
                <text:p>2.73105109886501</text:p>
              </table:table-cell>
              <table:table-cell office:value-type="float" office:value="2.71537577602509">
                <text:p>2.71537577602509</text:p>
              </table:table-cell>
              <table:table-cell office:value-type="float" office:value="2.69602318787928">
                <text:p>2.69602318787928</text:p>
              </table:table-cell>
              <table:table-cell office:value-type="float" office:value="2.6939066562405">
                <text:p>2.6939066562405</text:p>
              </table:table-cell>
              <table:table-cell office:value-type="float" office:value="2.66557483704938">
                <text:p>2.66557483704938</text:p>
              </table:table-cell>
              <table:table-cell office:value-type="float" office:value="2.66649784619523">
                <text:p>2.66649784619523</text:p>
              </table:table-cell>
              <table:table-cell office:value-type="float" office:value="2.61762841631123">
                <text:p>2.61762841631123</text:p>
              </table:table-cell>
              <table:table-cell office:value-type="float" office:value="2.59158836913065">
                <text:p>2.59158836913065</text:p>
              </table:table-cell>
              <table:table-cell office:value-type="float" office:value="2.62858893464135">
                <text:p>2.62858893464135</text:p>
              </table:table-cell>
              <table:table-cell office:value-type="float" office:value="2.64750815885421">
                <text:p>2.64750815885421</text:p>
              </table:table-cell>
              <table:table-cell office:value-type="float" office:value="2.63318251859243">
                <text:p>2.63318251859243</text:p>
              </table:table-cell>
              <table:table-cell office:value-type="float" office:value="2.64866438420544">
                <text:p>2.64866438420544</text:p>
              </table:table-cell>
              <table:table-cell office:value-type="float" office:value="2.60576691709061">
                <text:p>2.60576691709061</text:p>
              </table:table-cell>
              <table:table-cell office:value-type="float" office:value="2.59386831666126">
                <text:p>2.59386831666126</text:p>
              </table:table-cell>
              <table:table-cell office:value-type="float" office:value="2.64338354403946">
                <text:p>2.64338354403946</text:p>
              </table:table-cell>
              <table:table-cell office:value-type="float" office:value="2.65221968795136">
                <text:p>2.65221968795136</text:p>
              </table:table-cell>
              <table:table-cell office:value-type="float" office:value="2.62699732044003">
                <text:p>2.62699732044003</text:p>
              </table:table-cell>
              <table:table-cell office:value-type="float" office:value="2.58009340543704">
                <text:p>2.58009340543704</text:p>
              </table:table-cell>
              <table:table-cell office:value-type="float" office:value="2.61572871584647">
                <text:p>2.61572871584647</text:p>
              </table:table-cell>
              <table:table-cell office:value-type="float" office:value="2.6204275417137">
                <text:p>2.6204275417137</text:p>
              </table:table-cell>
              <table:table-cell office:value-type="float" office:value="2.56994637076844">
                <text:p>2.56994637076844</text:p>
              </table:table-cell>
              <table:table-cell office:value-type="float" office:value="2.528882670789">
                <text:p>2.528882670789</text:p>
              </table:table-cell>
              <table:table-cell office:value-type="float" office:value="2.51322057234191">
                <text:p>2.51322057234191</text:p>
              </table:table-cell>
              <table:table-cell office:value-type="float" office:value="2.49813931566014">
                <text:p>2.49813931566014</text:p>
              </table:table-cell>
              <table:table-cell office:value-type="float" office:value="2.56915863715499">
                <text:p>2.56915863715499</text:p>
              </table:table-cell>
              <table:table-cell office:value-type="float" office:value="2.60074868943843">
                <text:p>2.60074868943843</text:p>
              </table:table-cell>
              <table:table-cell office:value-type="float" office:value="2.60417305219679">
                <text:p>2.60417305219679</text:p>
              </table:table-cell>
              <table:table-cell office:value-type="float" office:value="2.59234158676507">
                <text:p>2.59234158676507</text:p>
              </table:table-cell>
              <table:table-cell office:value-type="float" office:value="2.57053455041617">
                <text:p>2.57053455041617</text:p>
              </table:table-cell>
              <table:table-cell office:value-type="float" office:value="2.55824499251546">
                <text:p>2.55824499251546</text:p>
              </table:table-cell>
              <table:table-cell office:value-type="float" office:value="2.57431887632508">
                <text:p>2.57431887632508</text:p>
              </table:table-cell>
              <table:table-cell office:value-type="float" office:value="2.57468705851745">
                <text:p>2.57468705851745</text:p>
              </table:table-cell>
              <table:table-cell office:value-type="float" office:value="2.62106628493176">
                <text:p>2.62106628493176</text:p>
              </table:table-cell>
              <table:table-cell office:value-type="float" office:value="2.62709967152365">
                <text:p>2.62709967152365</text:p>
              </table:table-cell>
              <table:table-cell office:value-type="float" office:value="2.58321150116678">
                <text:p>2.58321150116678</text:p>
              </table:table-cell>
              <table:table-cell office:value-type="float" office:value="2.60369819482003">
                <text:p>2.60369819482003</text:p>
              </table:table-cell>
              <table:table-cell office:value-type="float" office:value="2.55949169802196">
                <text:p>2.55949169802196</text:p>
              </table:table-cell>
              <table:table-cell office:value-type="float" office:value="2.5677278534899">
                <text:p>2.5677278534899</text:p>
              </table:table-cell>
              <table:table-cell office:value-type="float" office:value="2.63226079456047">
                <text:p>2.63226079456047</text:p>
              </table:table-cell>
              <table:table-cell office:value-type="float" office:value="2.58538694943658">
                <text:p>2.58538694943658</text:p>
              </table:table-cell>
              <table:table-cell office:value-type="float" office:value="2.57746973576763">
                <text:p>2.57746973576763</text:p>
              </table:table-cell>
              <table:table-cell office:value-type="float" office:value="2.53108963798107">
                <text:p>2.53108963798107</text:p>
              </table:table-cell>
              <table:table-cell office:value-type="float" office:value="2.60691944540778">
                <text:p>2.60691944540778</text:p>
              </table:table-cell>
              <table:table-cell office:value-type="float" office:value="2.60992404664233">
                <text:p>2.60992404664233</text:p>
              </table:table-cell>
              <table:table-cell office:value-type="float" office:value="2.65099429925587">
                <text:p>2.65099429925587</text:p>
              </table:table-cell>
              <table:table-cell office:value-type="float" office:value="2.6850040583763">
                <text:p>2.6850040583763</text:p>
              </table:table-cell>
              <table:table-cell office:value-type="float" office:value="2.63661988956934">
                <text:p>2.63661988956934</text:p>
              </table:table-cell>
              <table:table-cell office:value-type="float" office:value="2.58792695953978">
                <text:p>2.58792695953978</text:p>
              </table:table-cell>
              <table:table-cell office:value-type="float" office:value="2.66616602344885">
                <text:p>2.66616602344885</text:p>
              </table:table-cell>
              <table:table-cell office:value-type="float" office:value="2.62413331594967">
                <text:p>2.62413331594967</text:p>
              </table:table-cell>
              <table:table-cell office:value-type="float" office:value="2.61013133918301">
                <text:p>2.61013133918301</text:p>
              </table:table-cell>
              <table:table-cell office:value-type="float" office:value="2.59962747056203">
                <text:p>2.59962747056203</text:p>
              </table:table-cell>
              <table:table-cell office:value-type="float" office:value="2.55669219483296">
                <text:p>2.55669219483296</text:p>
              </table:table-cell>
              <table:table-cell office:value-type="float" office:value="2.56985069155806">
                <text:p>2.56985069155806</text:p>
              </table:table-cell>
              <table:table-cell office:value-type="float" office:value="2.62718698445184">
                <text:p>2.62718698445184</text:p>
              </table:table-cell>
              <table:table-cell office:value-type="float" office:value="2.64308424934735">
                <text:p>2.64308424934735</text:p>
              </table:table-cell>
              <table:table-cell office:value-type="float" office:value="2.56747155928074">
                <text:p>2.56747155928074</text:p>
              </table:table-cell>
              <table:table-cell office:value-type="float" office:value="2.66639072433782">
                <text:p>2.66639072433782</text:p>
              </table:table-cell>
              <table:table-cell office:value-type="float" office:value="2.67293312023005">
                <text:p>2.67293312023005</text:p>
              </table:table-cell>
              <table:table-cell office:value-type="float" office:value="2.63928597671181">
                <text:p>2.63928597671181</text:p>
              </table:table-cell>
              <table:table-cell office:value-type="float" office:value="2.64168921277166">
                <text:p>2.64168921277166</text:p>
              </table:table-cell>
              <table:table-cell office:value-type="float" office:value="2.65635541335307">
                <text:p>2.65635541335307</text:p>
              </table:table-cell>
              <table:table-cell office:value-type="float" office:value="2.60671658912316">
                <text:p>2.60671658912316</text:p>
              </table:table-cell>
              <table:table-cell office:value-type="float" office:value="2.54613973709071">
                <text:p>2.54613973709071</text:p>
              </table:table-cell>
              <table:table-cell office:value-type="float" office:value="2.5366724601547">
                <text:p>2.5366724601547</text:p>
              </table:table-cell>
              <table:table-cell office:value-type="float" office:value="2.52079539469334">
                <text:p>2.52079539469334</text:p>
              </table:table-cell>
              <table:table-cell office:value-type="float" office:value="2.50408901313465">
                <text:p>2.50408901313465</text:p>
              </table:table-cell>
              <table:table-cell office:value-type="float" office:value="2.53018636745092">
                <text:p>2.53018636745092</text:p>
              </table:table-cell>
              <table:table-cell office:value-type="float" office:value="2.54685993633014">
                <text:p>2.54685993633014</text:p>
              </table:table-cell>
              <table:table-cell office:value-type="float" office:value="2.48181950809097">
                <text:p>2.48181950809097</text:p>
              </table:table-cell>
              <table:table-cell office:value-type="float" office:value="2.53392429468172">
                <text:p>2.53392429468172</text:p>
              </table:table-cell>
              <table:table-cell office:value-type="float" office:value="2.53751218501582">
                <text:p>2.5375121850158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05cm" chart:symbol-height="0.0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947cm" svg:y="4.203cm" style:legend-expansion="high" chart:style-name="ch2"/>
        <chart:plot-area chart:style-name="ch3" table:cell-range-address="Sheet1.A163:Sheet1.CW163" chart:data-source-has-labels="column" svg:x="0.319cm" svg:y="0.18cm" svg:width="13.309cm" svg:height="8.645cm">
          <chartooo:coordinate-region svg:x="1.046cm" svg:y="0.379cm" svg:width="12.302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63:Sheet1.CW163" chart:label-cell-address="Sheet1.A163:Sheet1.A163" chart:class="chart:scatter">
            <chart:data-point chart:repeated="73"/>
            <chart:data-point chart:style-name="ch7"/>
            <chart:data-point chart:repeated="7"/>
            <chart:data-point chart:style-name="ch7"/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avg loss</text:p>
                <draw:g>
                  <svg:desc>Sheet1.A163:Sheet1.A163</svg:desc>
                </draw:g>
              </table:table-cell>
              <table:table-cell office:value-type="float" office:value="3.4692044767199">
                <text:p>3.4692044767199</text:p>
                <draw:g>
                  <svg:desc>Sheet1.B163:Sheet1.CW163</svg:desc>
                </draw:g>
              </table:table-cell>
              <table:table-cell office:value-type="float" office:value="3.25136680835809">
                <text:p>3.25136680835809</text:p>
              </table:table-cell>
              <table:table-cell office:value-type="float" office:value="3.25731899469331">
                <text:p>3.25731899469331</text:p>
              </table:table-cell>
              <table:table-cell office:value-type="float" office:value="3.24783306834394">
                <text:p>3.24783306834394</text:p>
              </table:table-cell>
              <table:table-cell office:value-type="float" office:value="3.23414417415949">
                <text:p>3.23414417415949</text:p>
              </table:table-cell>
              <table:table-cell office:value-type="float" office:value="3.2272491905471">
                <text:p>3.2272491905471</text:p>
              </table:table-cell>
              <table:table-cell office:value-type="float" office:value="3.21112526441975">
                <text:p>3.21112526441975</text:p>
              </table:table-cell>
              <table:table-cell office:value-type="float" office:value="3.20878608627279">
                <text:p>3.20878608627279</text:p>
              </table:table-cell>
              <table:table-cell office:value-type="float" office:value="3.19049401547869">
                <text:p>3.19049401547869</text:p>
              </table:table-cell>
              <table:table-cell office:value-type="float" office:value="3.18332965927042">
                <text:p>3.18332965927042</text:p>
              </table:table-cell>
              <table:table-cell office:value-type="float" office:value="3.17022861656905">
                <text:p>3.17022861656905</text:p>
              </table:table-cell>
              <table:table-cell office:value-type="float" office:value="3.15191432392358">
                <text:p>3.15191432392358</text:p>
              </table:table-cell>
              <table:table-cell office:value-type="float" office:value="3.13454028669347">
                <text:p>3.13454028669347</text:p>
              </table:table-cell>
              <table:table-cell office:value-type="float" office:value="3.1102664057656">
                <text:p>3.1102664057656</text:p>
              </table:table-cell>
              <table:table-cell office:value-type="float" office:value="3.09922054969793">
                <text:p>3.09922054969793</text:p>
              </table:table-cell>
              <table:table-cell office:value-type="float" office:value="3.08297105976668">
                <text:p>3.08297105976668</text:p>
              </table:table-cell>
              <table:table-cell office:value-type="float" office:value="3.06257337083042">
                <text:p>3.06257337083042</text:p>
              </table:table-cell>
              <table:table-cell office:value-type="float" office:value="3.04514933095472">
                <text:p>3.04514933095472</text:p>
              </table:table-cell>
              <table:table-cell office:value-type="float" office:value="3.03038887642921">
                <text:p>3.03038887642921</text:p>
              </table:table-cell>
              <table:table-cell office:value-type="float" office:value="3.00188668205303">
                <text:p>3.00188668205303</text:p>
              </table:table-cell>
              <table:table-cell office:value-type="float" office:value="2.97083756919951">
                <text:p>2.97083756919951</text:p>
              </table:table-cell>
              <table:table-cell office:value-type="float" office:value="2.96011209189203">
                <text:p>2.96011209189203</text:p>
              </table:table-cell>
              <table:table-cell office:value-type="float" office:value="2.93866585188262">
                <text:p>2.93866585188262</text:p>
              </table:table-cell>
              <table:table-cell office:value-type="float" office:value="2.922336199711">
                <text:p>2.922336199711</text:p>
              </table:table-cell>
              <table:table-cell office:value-type="float" office:value="2.91001193430494">
                <text:p>2.91001193430494</text:p>
              </table:table-cell>
              <table:table-cell office:value-type="float" office:value="2.87720226955808">
                <text:p>2.87720226955808</text:p>
              </table:table-cell>
              <table:table-cell office:value-type="float" office:value="2.84971951167932">
                <text:p>2.84971951167932</text:p>
              </table:table-cell>
              <table:table-cell office:value-type="float" office:value="2.86585934319964">
                <text:p>2.86585934319964</text:p>
              </table:table-cell>
              <table:table-cell office:value-type="float" office:value="2.82408452864852">
                <text:p>2.82408452864852</text:p>
              </table:table-cell>
              <table:table-cell office:value-type="float" office:value="2.78715402938538">
                <text:p>2.78715402938538</text:p>
              </table:table-cell>
              <table:table-cell office:value-type="float" office:value="2.75964116266875">
                <text:p>2.75964116266875</text:p>
              </table:table-cell>
              <table:table-cell office:value-type="float" office:value="2.75124540948904">
                <text:p>2.75124540948904</text:p>
              </table:table-cell>
              <table:table-cell office:value-type="float" office:value="2.74792705744946">
                <text:p>2.74792705744946</text:p>
              </table:table-cell>
              <table:table-cell office:value-type="float" office:value="2.75936520060094">
                <text:p>2.75936520060094</text:p>
              </table:table-cell>
              <table:table-cell office:value-type="float" office:value="2.73690159225862">
                <text:p>2.73690159225862</text:p>
              </table:table-cell>
              <table:table-cell office:value-type="float" office:value="2.70431533613059">
                <text:p>2.70431533613059</text:p>
              </table:table-cell>
              <table:table-cell office:value-type="float" office:value="2.72030859564798">
                <text:p>2.72030859564798</text:p>
              </table:table-cell>
              <table:table-cell office:value-type="float" office:value="2.70520652169778">
                <text:p>2.70520652169778</text:p>
              </table:table-cell>
              <table:table-cell office:value-type="float" office:value="2.67738190305992">
                <text:p>2.67738190305992</text:p>
              </table:table-cell>
              <table:table-cell office:value-type="float" office:value="2.66887285099107">
                <text:p>2.66887285099107</text:p>
              </table:table-cell>
              <table:table-cell office:value-type="float" office:value="2.66278564717699">
                <text:p>2.66278564717699</text:p>
              </table:table-cell>
              <table:table-cell office:value-type="float" office:value="2.66202282055198">
                <text:p>2.66202282055198</text:p>
              </table:table-cell>
              <table:table-cell office:value-type="float" office:value="2.64586496789448">
                <text:p>2.64586496789448</text:p>
              </table:table-cell>
              <table:table-cell office:value-type="float" office:value="2.61381470933751">
                <text:p>2.61381470933751</text:p>
              </table:table-cell>
              <table:table-cell office:value-type="float" office:value="2.62277014611879">
                <text:p>2.62277014611879</text:p>
              </table:table-cell>
              <table:table-cell office:value-type="float" office:value="2.62010950069232">
                <text:p>2.62010950069232</text:p>
              </table:table-cell>
              <table:table-cell office:value-type="float" office:value="2.53438299625722">
                <text:p>2.53438299625722</text:p>
              </table:table-cell>
              <table:table-cell office:value-type="float" office:value="2.56881727536096">
                <text:p>2.56881727536096</text:p>
              </table:table-cell>
              <table:table-cell office:value-type="float" office:value="2.56753759644244">
                <text:p>2.56753759644244</text:p>
              </table:table-cell>
              <table:table-cell office:value-type="float" office:value="2.5808291001701">
                <text:p>2.5808291001701</text:p>
              </table:table-cell>
              <table:table-cell office:value-type="float" office:value="2.55820172070808">
                <text:p>2.55820172070808</text:p>
              </table:table-cell>
              <table:table-cell office:value-type="float" office:value="2.54993926248269">
                <text:p>2.54993926248269</text:p>
              </table:table-cell>
              <table:table-cell office:value-type="float" office:value="2.54421429951834">
                <text:p>2.54421429951834</text:p>
              </table:table-cell>
              <table:table-cell office:value-type="float" office:value="2.52047655485578">
                <text:p>2.52047655485578</text:p>
              </table:table-cell>
              <table:table-cell office:value-type="float" office:value="2.49561857890087">
                <text:p>2.49561857890087</text:p>
              </table:table-cell>
              <table:table-cell office:value-type="float" office:value="2.49721922401939">
                <text:p>2.49721922401939</text:p>
              </table:table-cell>
              <table:table-cell office:value-type="float" office:value="2.47817751058933">
                <text:p>2.47817751058933</text:p>
              </table:table-cell>
              <table:table-cell office:value-type="float" office:value="2.5064130006446">
                <text:p>2.5064130006446</text:p>
              </table:table-cell>
              <table:table-cell office:value-type="float" office:value="2.5110822490039">
                <text:p>2.5110822490039</text:p>
              </table:table-cell>
              <table:table-cell office:value-type="float" office:value="2.51501387780629">
                <text:p>2.51501387780629</text:p>
              </table:table-cell>
              <table:table-cell office:value-type="float" office:value="2.54075390551448">
                <text:p>2.54075390551448</text:p>
              </table:table-cell>
              <table:table-cell office:value-type="float" office:value="2.56521241546405">
                <text:p>2.56521241546405</text:p>
              </table:table-cell>
              <table:table-cell office:value-type="float" office:value="2.56200302069972">
                <text:p>2.56200302069972</text:p>
              </table:table-cell>
              <table:table-cell office:value-type="float" office:value="2.5414155116893">
                <text:p>2.5414155116893</text:p>
              </table:table-cell>
              <table:table-cell office:value-type="float" office:value="2.55636916529785">
                <text:p>2.55636916529785</text:p>
              </table:table-cell>
              <table:table-cell office:value-type="float" office:value="2.53089375111709">
                <text:p>2.53089375111709</text:p>
              </table:table-cell>
              <table:table-cell office:value-type="float" office:value="2.54210590417604">
                <text:p>2.54210590417604</text:p>
              </table:table-cell>
              <table:table-cell office:value-type="float" office:value="2.48404454360319">
                <text:p>2.48404454360319</text:p>
              </table:table-cell>
              <table:table-cell office:value-type="float" office:value="2.47344355693977">
                <text:p>2.47344355693977</text:p>
              </table:table-cell>
              <table:table-cell office:value-type="float" office:value="2.48479307469615">
                <text:p>2.48479307469615</text:p>
              </table:table-cell>
              <table:table-cell office:value-type="float" office:value="2.4717370692746">
                <text:p>2.4717370692746</text:p>
              </table:table-cell>
              <table:table-cell office:value-type="float" office:value="2.4709244532276">
                <text:p>2.4709244532276</text:p>
              </table:table-cell>
              <table:table-cell office:value-type="float" office:value="2.43444050082839">
                <text:p>2.43444050082839</text:p>
              </table:table-cell>
              <table:table-cell office:value-type="float" office:value="2.4883804297312">
                <text:p>2.4883804297312</text:p>
              </table:table-cell>
              <table:table-cell office:value-type="float" office:value="2.45911962063201">
                <text:p>2.45911962063201</text:p>
              </table:table-cell>
              <table:table-cell office:value-type="float" office:value="2.44158772951215">
                <text:p>2.44158772951215</text:p>
              </table:table-cell>
              <table:table-cell office:value-type="float" office:value="2.44155226046734">
                <text:p>2.44155226046734</text:p>
              </table:table-cell>
              <table:table-cell office:value-type="float" office:value="2.43896947819833">
                <text:p>2.43896947819833</text:p>
              </table:table-cell>
              <table:table-cell office:value-type="float" office:value="2.43532773564069">
                <text:p>2.43532773564069</text:p>
              </table:table-cell>
              <table:table-cell office:value-type="float" office:value="2.43444590074956">
                <text:p>2.43444590074956</text:p>
              </table:table-cell>
              <table:table-cell office:value-type="float" office:value="2.40833839287649">
                <text:p>2.40833839287649</text:p>
              </table:table-cell>
              <table:table-cell office:value-type="float" office:value="2.39949651054434">
                <text:p>2.39949651054434</text:p>
              </table:table-cell>
              <table:table-cell office:value-type="float" office:value="2.4230418547058">
                <text:p>2.4230418547058</text:p>
              </table:table-cell>
              <table:table-cell office:value-type="float" office:value="2.41049037787959">
                <text:p>2.41049037787959</text:p>
              </table:table-cell>
              <table:table-cell office:value-type="float" office:value="2.38089400367635">
                <text:p>2.38089400367635</text:p>
              </table:table-cell>
              <table:table-cell office:value-type="float" office:value="2.42206766062557">
                <text:p>2.42206766062557</text:p>
              </table:table-cell>
              <table:table-cell office:value-type="float" office:value="2.37223925066196">
                <text:p>2.37223925066196</text:p>
              </table:table-cell>
              <table:table-cell office:value-type="float" office:value="2.3657022467438">
                <text:p>2.3657022467438</text:p>
              </table:table-cell>
              <table:table-cell office:value-type="float" office:value="2.37666591565021">
                <text:p>2.37666591565021</text:p>
              </table:table-cell>
              <table:table-cell office:value-type="float" office:value="2.37481531351463">
                <text:p>2.37481531351463</text:p>
              </table:table-cell>
              <table:table-cell office:value-type="float" office:value="2.35511749210133">
                <text:p>2.35511749210133</text:p>
              </table:table-cell>
              <table:table-cell office:value-type="float" office:value="2.32369564135209">
                <text:p>2.32369564135209</text:p>
              </table:table-cell>
              <table:table-cell office:value-type="float" office:value="2.34508976314143">
                <text:p>2.34508976314143</text:p>
              </table:table-cell>
              <table:table-cell office:value-type="float" office:value="2.33356465976494">
                <text:p>2.33356465976494</text:p>
              </table:table-cell>
              <table:table-cell office:value-type="float" office:value="2.34238958695256">
                <text:p>2.34238958695256</text:p>
              </table:table-cell>
              <table:table-cell office:value-type="float" office:value="2.33895651641505">
                <text:p>2.33895651641505</text:p>
              </table:table-cell>
              <table:table-cell office:value-type="float" office:value="2.29752250360785">
                <text:p>2.29752250360785</text:p>
              </table:table-cell>
              <table:table-cell office:value-type="float" office:value="2.28547095815244">
                <text:p>2.28547095815244</text:p>
              </table:table-cell>
              <table:table-cell office:value-type="float" office:value="2.27755642445776">
                <text:p>2.27755642445776</text:p>
              </table:table-cell>
              <table:table-cell office:value-type="float" office:value="2.28942090099852">
                <text:p>2.2894209009985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9cm" svg:y="4.201cm" style:legend-expansion="high" chart:style-name="ch2"/>
        <chart:plot-area chart:style-name="ch3" table:cell-range-address="Sheet1.A165:Sheet1.CW165" chart:data-source-has-labels="column" svg:x="0.32cm" svg:y="0.18cm" svg:width="13.309cm" svg:height="8.64cm">
          <chartooo:coordinate-region svg:x="1.047cm" svg:y="0.379cm" svg:width="12.30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65:Sheet1.CW165" chart:label-cell-address="Sheet1.A165:Sheet1.A165" chart:class="chart:scatter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avg loss</text:p>
                <draw:g>
                  <svg:desc>Sheet1.A165:Sheet1.A165</svg:desc>
                </draw:g>
              </table:table-cell>
              <table:table-cell office:value-type="float" office:value="3.40949702972463">
                <text:p>3.40949702972463</text:p>
                <draw:g>
                  <svg:desc>Sheet1.B165:Sheet1.CW165</svg:desc>
                </draw:g>
              </table:table-cell>
              <table:table-cell office:value-type="float" office:value="3.26817280747736">
                <text:p>3.26817280747736</text:p>
              </table:table-cell>
              <table:table-cell office:value-type="float" office:value="3.25429028579143">
                <text:p>3.25429028579143</text:p>
              </table:table-cell>
              <table:table-cell office:value-type="float" office:value="3.25488289835682">
                <text:p>3.25488289835682</text:p>
              </table:table-cell>
              <table:table-cell office:value-type="float" office:value="3.25093157600504">
                <text:p>3.25093157600504</text:p>
              </table:table-cell>
              <table:table-cell office:value-type="float" office:value="3.23956116103042">
                <text:p>3.23956116103042</text:p>
              </table:table-cell>
              <table:table-cell office:value-type="float" office:value="3.23091437378262">
                <text:p>3.23091437378262</text:p>
              </table:table-cell>
              <table:table-cell office:value-type="float" office:value="3.21876235858144">
                <text:p>3.21876235858144</text:p>
              </table:table-cell>
              <table:table-cell office:value-type="float" office:value="3.21358513666933">
                <text:p>3.21358513666933</text:p>
              </table:table-cell>
              <table:table-cell office:value-type="float" office:value="3.20516491231579">
                <text:p>3.20516491231579</text:p>
              </table:table-cell>
              <table:table-cell office:value-type="float" office:value="3.17960600084505">
                <text:p>3.17960600084505</text:p>
              </table:table-cell>
              <table:table-cell office:value-type="float" office:value="3.16491112298055">
                <text:p>3.16491112298055</text:p>
              </table:table-cell>
              <table:table-cell office:value-type="float" office:value="3.14686999695923">
                <text:p>3.14686999695923</text:p>
              </table:table-cell>
              <table:table-cell office:value-type="float" office:value="3.13202382816356">
                <text:p>3.13202382816356</text:p>
              </table:table-cell>
              <table:table-cell office:value-type="float" office:value="3.11961196816697">
                <text:p>3.11961196816697</text:p>
              </table:table-cell>
              <table:table-cell office:value-type="float" office:value="3.1028098436505">
                <text:p>3.1028098436505</text:p>
              </table:table-cell>
              <table:table-cell office:value-type="float" office:value="3.08149295275919">
                <text:p>3.08149295275919</text:p>
              </table:table-cell>
              <table:table-cell office:value-type="float" office:value="3.06606402432783">
                <text:p>3.06606402432783</text:p>
              </table:table-cell>
              <table:table-cell office:value-type="float" office:value="3.04076905798757">
                <text:p>3.04076905798757</text:p>
              </table:table-cell>
              <table:table-cell office:value-type="float" office:value="3.00556992003814">
                <text:p>3.00556992003814</text:p>
              </table:table-cell>
              <table:table-cell office:value-type="float" office:value="2.98764892598582">
                <text:p>2.98764892598582</text:p>
              </table:table-cell>
              <table:table-cell office:value-type="float" office:value="2.97786750500148">
                <text:p>2.97786750500148</text:p>
              </table:table-cell>
              <table:table-cell office:value-type="float" office:value="2.94675539794249">
                <text:p>2.94675539794249</text:p>
              </table:table-cell>
              <table:table-cell office:value-type="float" office:value="2.93583050555869">
                <text:p>2.93583050555869</text:p>
              </table:table-cell>
              <table:table-cell office:value-type="float" office:value="2.90856090819661">
                <text:p>2.90856090819661</text:p>
              </table:table-cell>
              <table:table-cell office:value-type="float" office:value="2.87907964856118">
                <text:p>2.87907964856118</text:p>
              </table:table-cell>
              <table:table-cell office:value-type="float" office:value="2.8574962797038">
                <text:p>2.8574962797038</text:p>
              </table:table-cell>
              <table:table-cell office:value-type="float" office:value="2.85013702027759">
                <text:p>2.85013702027759</text:p>
              </table:table-cell>
              <table:table-cell office:value-type="float" office:value="2.80971065029693">
                <text:p>2.80971065029693</text:p>
              </table:table-cell>
              <table:table-cell office:value-type="float" office:value="2.78916973751357">
                <text:p>2.78916973751357</text:p>
              </table:table-cell>
              <table:table-cell office:value-type="float" office:value="2.78399248659112">
                <text:p>2.78399248659112</text:p>
              </table:table-cell>
              <table:table-cell office:value-type="float" office:value="2.74772712678124">
                <text:p>2.74772712678124</text:p>
              </table:table-cell>
              <table:table-cell office:value-type="float" office:value="2.75055620639501">
                <text:p>2.75055620639501</text:p>
              </table:table-cell>
              <table:table-cell office:value-type="float" office:value="2.7302474289235">
                <text:p>2.7302474289235</text:p>
              </table:table-cell>
              <table:table-cell office:value-type="float" office:value="2.69624350399296">
                <text:p>2.69624350399296</text:p>
              </table:table-cell>
              <table:table-cell office:value-type="float" office:value="2.66853571478105">
                <text:p>2.66853571478105</text:p>
              </table:table-cell>
              <table:table-cell office:value-type="float" office:value="2.68924064103038">
                <text:p>2.68924064103038</text:p>
              </table:table-cell>
              <table:table-cell office:value-type="float" office:value="2.65109665570956">
                <text:p>2.65109665570956</text:p>
              </table:table-cell>
              <table:table-cell office:value-type="float" office:value="2.64017564498382">
                <text:p>2.64017564498382</text:p>
              </table:table-cell>
              <table:table-cell office:value-type="float" office:value="2.67235563673346">
                <text:p>2.67235563673346</text:p>
              </table:table-cell>
              <table:table-cell office:value-type="float" office:value="2.62942031539165">
                <text:p>2.62942031539165</text:p>
              </table:table-cell>
              <table:table-cell office:value-type="float" office:value="2.59592239742914">
                <text:p>2.59592239742914</text:p>
              </table:table-cell>
              <table:table-cell office:value-type="float" office:value="2.5868718455417">
                <text:p>2.5868718455417</text:p>
              </table:table-cell>
              <table:table-cell office:value-type="float" office:value="2.59505587145549">
                <text:p>2.59505587145549</text:p>
              </table:table-cell>
              <table:table-cell office:value-type="float" office:value="2.61086247303362">
                <text:p>2.61086247303362</text:p>
              </table:table-cell>
              <table:table-cell office:value-type="float" office:value="2.67477668277344">
                <text:p>2.67477668277344</text:p>
              </table:table-cell>
              <table:table-cell office:value-type="float" office:value="2.63667741050671">
                <text:p>2.63667741050671</text:p>
              </table:table-cell>
              <table:table-cell office:value-type="float" office:value="2.653631958649">
                <text:p>2.653631958649</text:p>
              </table:table-cell>
              <table:table-cell office:value-type="float" office:value="2.65221616883554">
                <text:p>2.65221616883554</text:p>
              </table:table-cell>
              <table:table-cell office:value-type="float" office:value="2.56402372042494">
                <text:p>2.56402372042494</text:p>
              </table:table-cell>
              <table:table-cell office:value-type="float" office:value="2.53327643398941">
                <text:p>2.53327643398941</text:p>
              </table:table-cell>
              <table:table-cell office:value-type="float" office:value="2.57979814034314">
                <text:p>2.57979814034314</text:p>
              </table:table-cell>
              <table:table-cell office:value-type="float" office:value="2.52408116854511">
                <text:p>2.52408116854511</text:p>
              </table:table-cell>
              <table:table-cell office:value-type="float" office:value="2.5146811479188">
                <text:p>2.5146811479188</text:p>
              </table:table-cell>
              <table:table-cell office:value-type="float" office:value="2.4986390325793">
                <text:p>2.4986390325793</text:p>
              </table:table-cell>
              <table:table-cell office:value-type="float" office:value="2.47996880156916">
                <text:p>2.47996880156916</text:p>
              </table:table-cell>
              <table:table-cell office:value-type="float" office:value="2.48108852318803">
                <text:p>2.48108852318803</text:p>
              </table:table-cell>
              <table:table-cell office:value-type="float" office:value="2.46720609808542">
                <text:p>2.46720609808542</text:p>
              </table:table-cell>
              <table:table-cell office:value-type="float" office:value="2.47261400675548">
                <text:p>2.47261400675548</text:p>
              </table:table-cell>
              <table:table-cell office:value-type="float" office:value="2.49492146439944">
                <text:p>2.49492146439944</text:p>
              </table:table-cell>
              <table:table-cell office:value-type="float" office:value="2.4566272031531">
                <text:p>2.4566272031531</text:p>
              </table:table-cell>
              <table:table-cell office:value-type="float" office:value="2.43658869109164">
                <text:p>2.43658869109164</text:p>
              </table:table-cell>
              <table:table-cell office:value-type="float" office:value="2.41711637377372">
                <text:p>2.41711637377372</text:p>
              </table:table-cell>
              <table:table-cell office:value-type="float" office:value="2.41985548187926">
                <text:p>2.41985548187926</text:p>
              </table:table-cell>
              <table:table-cell office:value-type="float" office:value="2.41176945508328">
                <text:p>2.41176945508328</text:p>
              </table:table-cell>
              <table:table-cell office:value-type="float" office:value="2.4030076869385">
                <text:p>2.4030076869385</text:p>
              </table:table-cell>
              <table:table-cell office:value-type="float" office:value="2.371279799588">
                <text:p>2.371279799588</text:p>
              </table:table-cell>
              <table:table-cell office:value-type="float" office:value="2.3941350200343">
                <text:p>2.3941350200343</text:p>
              </table:table-cell>
              <table:table-cell office:value-type="float" office:value="2.3856440206182">
                <text:p>2.3856440206182</text:p>
              </table:table-cell>
              <table:table-cell office:value-type="float" office:value="2.38351690107248">
                <text:p>2.38351690107248</text:p>
              </table:table-cell>
              <table:table-cell office:value-type="float" office:value="2.3716037184727">
                <text:p>2.3716037184727</text:p>
              </table:table-cell>
              <table:table-cell office:value-type="float" office:value="2.3665543776867">
                <text:p>2.3665543776867</text:p>
              </table:table-cell>
              <table:table-cell office:value-type="float" office:value="2.37729952507487">
                <text:p>2.37729952507487</text:p>
              </table:table-cell>
              <table:table-cell office:value-type="float" office:value="2.35116868159661">
                <text:p>2.35116868159661</text:p>
              </table:table-cell>
              <table:table-cell office:value-type="float" office:value="2.35365344738156">
                <text:p>2.35365344738156</text:p>
              </table:table-cell>
              <table:table-cell office:value-type="float" office:value="2.33660625866605">
                <text:p>2.33660625866605</text:p>
              </table:table-cell>
              <table:table-cell office:value-type="float" office:value="2.31600622933846">
                <text:p>2.31600622933846</text:p>
              </table:table-cell>
              <table:table-cell office:value-type="float" office:value="2.31487228437379">
                <text:p>2.31487228437379</text:p>
              </table:table-cell>
              <table:table-cell office:value-type="float" office:value="2.31776239833474">
                <text:p>2.31776239833474</text:p>
              </table:table-cell>
              <table:table-cell office:value-type="float" office:value="2.3169088007411">
                <text:p>2.3169088007411</text:p>
              </table:table-cell>
              <table:table-cell office:value-type="float" office:value="2.27968002984774">
                <text:p>2.27968002984774</text:p>
              </table:table-cell>
              <table:table-cell office:value-type="float" office:value="2.28884125260528">
                <text:p>2.28884125260528</text:p>
              </table:table-cell>
              <table:table-cell office:value-type="float" office:value="2.30156261463451">
                <text:p>2.30156261463451</text:p>
              </table:table-cell>
              <table:table-cell office:value-type="float" office:value="2.26151164815552">
                <text:p>2.26151164815552</text:p>
              </table:table-cell>
              <table:table-cell office:value-type="float" office:value="2.26909437939374">
                <text:p>2.26909437939374</text:p>
              </table:table-cell>
              <table:table-cell office:value-type="float" office:value="2.31692728430104">
                <text:p>2.31692728430104</text:p>
              </table:table-cell>
              <table:table-cell office:value-type="float" office:value="2.22940566757363">
                <text:p>2.22940566757363</text:p>
              </table:table-cell>
              <table:table-cell office:value-type="float" office:value="2.24800868252432">
                <text:p>2.24800868252432</text:p>
              </table:table-cell>
              <table:table-cell office:value-type="float" office:value="2.21424352195916">
                <text:p>2.21424352195916</text:p>
              </table:table-cell>
              <table:table-cell office:value-type="float" office:value="2.22678156425297">
                <text:p>2.22678156425297</text:p>
              </table:table-cell>
              <table:table-cell office:value-type="float" office:value="2.2323797961885">
                <text:p>2.2323797961885</text:p>
              </table:table-cell>
              <table:table-cell office:value-type="float" office:value="2.20049352453365">
                <text:p>2.20049352453365</text:p>
              </table:table-cell>
              <table:table-cell office:value-type="float" office:value="2.18874938402872">
                <text:p>2.18874938402872</text:p>
              </table:table-cell>
              <table:table-cell office:value-type="float" office:value="2.18693659167766">
                <text:p>2.18693659167766</text:p>
              </table:table-cell>
              <table:table-cell office:value-type="float" office:value="2.20724860153861">
                <text:p>2.20724860153861</text:p>
              </table:table-cell>
              <table:table-cell office:value-type="float" office:value="2.19743714606071">
                <text:p>2.19743714606071</text:p>
              </table:table-cell>
              <table:table-cell office:value-type="float" office:value="2.18712724922502">
                <text:p>2.18712724922502</text:p>
              </table:table-cell>
              <table:table-cell office:value-type="float" office:value="2.16632910943377">
                <text:p>2.16632910943377</text:p>
              </table:table-cell>
              <table:table-cell office:value-type="float" office:value="2.18686268557048">
                <text:p>2.18686268557048</text:p>
              </table:table-cell>
              <table:table-cell office:value-type="float" office:value="2.19156440579469">
                <text:p>2.1915644057946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scatter" chart:style-name="ch1">
        <chart:legend chart:legend-position="end" svg:x="13.948cm" svg:y="4.204cm" style:legend-expansion="high" chart:style-name="ch2"/>
        <chart:plot-area chart:style-name="ch3" table:cell-range-address="Sheet1.A194:Sheet1.CW194" chart:data-source-has-labels="column" svg:x="0.319cm" svg:y="0.18cm" svg:width="13.31cm" svg:height="8.646cm">
          <chartooo:coordinate-region svg:x="1.046cm" svg:y="0.379cm" svg:width="12.304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94:Sheet1.CW194" chart:label-cell-address="Sheet1.A194:Sheet1.A194" chart:class="chart:scatter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avg loss</text:p>
                <draw:g>
                  <svg:desc>Sheet1.A194:Sheet1.A194</svg:desc>
                </draw:g>
              </table:table-cell>
              <table:table-cell office:value-type="float" office:value="3.41720604268745">
                <text:p>3.41720604268745</text:p>
                <draw:g>
                  <svg:desc>Sheet1.B194:Sheet1.CW194</svg:desc>
                </draw:g>
              </table:table-cell>
              <table:table-cell office:value-type="float" office:value="3.25323077787945">
                <text:p>3.25323077787945</text:p>
              </table:table-cell>
              <table:table-cell office:value-type="float" office:value="3.24398032316437">
                <text:p>3.24398032316437</text:p>
              </table:table-cell>
              <table:table-cell office:value-type="float" office:value="3.23359598070352">
                <text:p>3.23359598070352</text:p>
              </table:table-cell>
              <table:table-cell office:value-type="float" office:value="3.22084534895919">
                <text:p>3.22084534895919</text:p>
              </table:table-cell>
              <table:table-cell office:value-type="float" office:value="3.21443206932661">
                <text:p>3.21443206932661</text:p>
              </table:table-cell>
              <table:table-cell office:value-type="float" office:value="3.19774173191325">
                <text:p>3.19774173191325</text:p>
              </table:table-cell>
              <table:table-cell office:value-type="float" office:value="3.17841838911502">
                <text:p>3.17841838911502</text:p>
              </table:table-cell>
              <table:table-cell office:value-type="float" office:value="3.16159253455336">
                <text:p>3.16159253455336</text:p>
              </table:table-cell>
              <table:table-cell office:value-type="float" office:value="3.15331676651072">
                <text:p>3.15331676651072</text:p>
              </table:table-cell>
              <table:table-cell office:value-type="float" office:value="3.13379238619479">
                <text:p>3.13379238619479</text:p>
              </table:table-cell>
              <table:table-cell office:value-type="float" office:value="3.10925731100074">
                <text:p>3.10925731100074</text:p>
              </table:table-cell>
              <table:table-cell office:value-type="float" office:value="3.08754558232507">
                <text:p>3.08754558232507</text:p>
              </table:table-cell>
              <table:table-cell office:value-type="float" office:value="3.06480937447042">
                <text:p>3.06480937447042</text:p>
              </table:table-cell>
              <table:table-cell office:value-type="float" office:value="3.04617784029729">
                <text:p>3.04617784029729</text:p>
              </table:table-cell>
              <table:table-cell office:value-type="float" office:value="3.02196819931064">
                <text:p>3.02196819931064</text:p>
              </table:table-cell>
              <table:table-cell office:value-type="float" office:value="3.00862410653572">
                <text:p>3.00862410653572</text:p>
              </table:table-cell>
              <table:table-cell office:value-type="float" office:value="2.97596917607569">
                <text:p>2.97596917607569</text:p>
              </table:table-cell>
              <table:table-cell office:value-type="float" office:value="2.95298100951726">
                <text:p>2.95298100951726</text:p>
              </table:table-cell>
              <table:table-cell office:value-type="float" office:value="2.92188265909293">
                <text:p>2.92188265909293</text:p>
              </table:table-cell>
              <table:table-cell office:value-type="float" office:value="2.89391946329935">
                <text:p>2.89391946329935</text:p>
              </table:table-cell>
              <table:table-cell office:value-type="float" office:value="2.88698255705376">
                <text:p>2.88698255705376</text:p>
              </table:table-cell>
              <table:table-cell office:value-type="float" office:value="2.85107979936561">
                <text:p>2.85107979936561</text:p>
              </table:table-cell>
              <table:table-cell office:value-type="float" office:value="2.83250856226308">
                <text:p>2.83250856226308</text:p>
              </table:table-cell>
              <table:table-cell office:value-type="float" office:value="2.79984339923108">
                <text:p>2.79984339923108</text:p>
              </table:table-cell>
              <table:table-cell office:value-type="float" office:value="2.78471971713229">
                <text:p>2.78471971713229</text:p>
              </table:table-cell>
              <table:table-cell office:value-type="float" office:value="2.74862753038596">
                <text:p>2.74862753038596</text:p>
              </table:table-cell>
              <table:table-cell office:value-type="float" office:value="2.7229661298899">
                <text:p>2.7229661298899</text:p>
              </table:table-cell>
              <table:table-cell office:value-type="float" office:value="2.69316496774049">
                <text:p>2.69316496774049</text:p>
              </table:table-cell>
              <table:table-cell office:value-type="float" office:value="2.67943878860917">
                <text:p>2.67943878860917</text:p>
              </table:table-cell>
              <table:table-cell office:value-type="float" office:value="2.67330562598904">
                <text:p>2.67330562598904</text:p>
              </table:table-cell>
              <table:table-cell office:value-type="float" office:value="2.63759647512894">
                <text:p>2.63759647512894</text:p>
              </table:table-cell>
              <table:table-cell office:value-type="float" office:value="2.61086236043652">
                <text:p>2.61086236043652</text:p>
              </table:table-cell>
              <table:table-cell office:value-type="float" office:value="2.62379001557984">
                <text:p>2.62379001557984</text:p>
              </table:table-cell>
              <table:table-cell office:value-type="float" office:value="2.62737856228128">
                <text:p>2.62737856228128</text:p>
              </table:table-cell>
              <table:table-cell office:value-type="float" office:value="2.5892801840314">
                <text:p>2.5892801840314</text:p>
              </table:table-cell>
              <table:table-cell office:value-type="float" office:value="2.55888744247415">
                <text:p>2.55888744247415</text:p>
              </table:table-cell>
              <table:table-cell office:value-type="float" office:value="2.55158038704519">
                <text:p>2.55158038704519</text:p>
              </table:table-cell>
              <table:table-cell office:value-type="float" office:value="2.5248952601744">
                <text:p>2.5248952601744</text:p>
              </table:table-cell>
              <table:table-cell office:value-type="float" office:value="2.51922205583007">
                <text:p>2.51922205583007</text:p>
              </table:table-cell>
              <table:table-cell office:value-type="float" office:value="2.41692629230426">
                <text:p>2.41692629230426</text:p>
              </table:table-cell>
              <table:table-cell office:value-type="float" office:value="2.37217022177416">
                <text:p>2.37217022177416</text:p>
              </table:table-cell>
              <table:table-cell office:value-type="float" office:value="2.36757223417982">
                <text:p>2.36757223417982</text:p>
              </table:table-cell>
              <table:table-cell office:value-type="float" office:value="2.36134343609659">
                <text:p>2.36134343609659</text:p>
              </table:table-cell>
              <table:table-cell office:value-type="float" office:value="2.33610573037262">
                <text:p>2.33610573037262</text:p>
              </table:table-cell>
              <table:table-cell office:value-type="float" office:value="2.31582206949351">
                <text:p>2.31582206949351</text:p>
              </table:table-cell>
              <table:table-cell office:value-type="float" office:value="2.30645535393546">
                <text:p>2.30645535393546</text:p>
              </table:table-cell>
              <table:table-cell office:value-type="float" office:value="2.30218901365945">
                <text:p>2.30218901365945</text:p>
              </table:table-cell>
              <table:table-cell office:value-type="float" office:value="2.30192340697692">
                <text:p>2.30192340697692</text:p>
              </table:table-cell>
              <table:table-cell office:value-type="float" office:value="2.28922078301001">
                <text:p>2.28922078301001</text:p>
              </table:table-cell>
              <table:table-cell office:value-type="float" office:value="2.27242643513205">
                <text:p>2.27242643513205</text:p>
              </table:table-cell>
              <table:table-cell office:value-type="float" office:value="2.2724517202747">
                <text:p>2.2724517202747</text:p>
              </table:table-cell>
              <table:table-cell office:value-type="float" office:value="2.2597114097901">
                <text:p>2.2597114097901</text:p>
              </table:table-cell>
              <table:table-cell office:value-type="float" office:value="2.25305261743921">
                <text:p>2.25305261743921</text:p>
              </table:table-cell>
              <table:table-cell office:value-type="float" office:value="2.2493592086636">
                <text:p>2.2493592086636</text:p>
              </table:table-cell>
              <table:table-cell office:value-type="float" office:value="2.24176488296589">
                <text:p>2.24176488296589</text:p>
              </table:table-cell>
              <table:table-cell office:value-type="float" office:value="2.22978536231652">
                <text:p>2.22978536231652</text:p>
              </table:table-cell>
              <table:table-cell office:value-type="float" office:value="2.22496611938553">
                <text:p>2.22496611938553</text:p>
              </table:table-cell>
              <table:table-cell office:value-type="float" office:value="2.22282460382862">
                <text:p>2.22282460382862</text:p>
              </table:table-cell>
              <table:table-cell office:value-type="float" office:value="2.217017381455">
                <text:p>2.217017381455</text:p>
              </table:table-cell>
              <table:table-cell office:value-type="float" office:value="2.21088605583919">
                <text:p>2.21088605583919</text:p>
              </table:table-cell>
              <table:table-cell office:value-type="float" office:value="2.19951576753876">
                <text:p>2.19951576753876</text:p>
              </table:table-cell>
              <table:table-cell office:value-type="float" office:value="2.19465761485674">
                <text:p>2.19465761485674</text:p>
              </table:table-cell>
              <table:table-cell office:value-type="float" office:value="2.18318904779399">
                <text:p>2.18318904779399</text:p>
              </table:table-cell>
              <table:table-cell office:value-type="float" office:value="2.18218506326142">
                <text:p>2.18218506326142</text:p>
              </table:table-cell>
              <table:table-cell office:value-type="float" office:value="2.17253847428979">
                <text:p>2.17253847428979</text:p>
              </table:table-cell>
              <table:table-cell office:value-type="float" office:value="2.16691532455887">
                <text:p>2.16691532455887</text:p>
              </table:table-cell>
              <table:table-cell office:value-type="float" office:value="2.15401441640057">
                <text:p>2.15401441640057</text:p>
              </table:table-cell>
              <table:table-cell office:value-type="float" office:value="2.15016195664774">
                <text:p>2.15016195664774</text:p>
              </table:table-cell>
              <table:table-cell office:value-type="float" office:value="2.14185144985186">
                <text:p>2.14185144985186</text:p>
              </table:table-cell>
              <table:table-cell office:value-type="float" office:value="2.14126953671974">
                <text:p>2.14126953671974</text:p>
              </table:table-cell>
              <table:table-cell office:value-type="float" office:value="2.12536792797278">
                <text:p>2.12536792797278</text:p>
              </table:table-cell>
              <table:table-cell office:value-type="float" office:value="2.11089447257936">
                <text:p>2.11089447257936</text:p>
              </table:table-cell>
              <table:table-cell office:value-type="float" office:value="2.10957951715277">
                <text:p>2.10957951715277</text:p>
              </table:table-cell>
              <table:table-cell office:value-type="float" office:value="2.10758957993452">
                <text:p>2.10758957993452</text:p>
              </table:table-cell>
              <table:table-cell office:value-type="float" office:value="2.09915095785644">
                <text:p>2.09915095785644</text:p>
              </table:table-cell>
              <table:table-cell office:value-type="float" office:value="2.09448358624771">
                <text:p>2.09448358624771</text:p>
              </table:table-cell>
              <table:table-cell office:value-type="float" office:value="2.08856235613719">
                <text:p>2.08856235613719</text:p>
              </table:table-cell>
              <table:table-cell office:value-type="float" office:value="2.08753350146855">
                <text:p>2.08753350146855</text:p>
              </table:table-cell>
              <table:table-cell office:value-type="float" office:value="2.0754397504641">
                <text:p>2.0754397504641</text:p>
              </table:table-cell>
              <table:table-cell office:value-type="float" office:value="2.07081443812819">
                <text:p>2.07081443812819</text:p>
              </table:table-cell>
              <table:table-cell office:value-type="float" office:value="2.0599559928335">
                <text:p>2.0599559928335</text:p>
              </table:table-cell>
              <table:table-cell office:value-type="float" office:value="2.06076167674968">
                <text:p>2.06076167674968</text:p>
              </table:table-cell>
              <table:table-cell office:value-type="float" office:value="2.04420638539825">
                <text:p>2.04420638539825</text:p>
              </table:table-cell>
              <table:table-cell office:value-type="float" office:value="2.04495874754928">
                <text:p>2.04495874754928</text:p>
              </table:table-cell>
              <table:table-cell office:value-type="float" office:value="2.03644789739817">
                <text:p>2.03644789739817</text:p>
              </table:table-cell>
              <table:table-cell office:value-type="float" office:value="2.03511933358958">
                <text:p>2.03511933358958</text:p>
              </table:table-cell>
              <table:table-cell office:value-type="float" office:value="2.02360665159628">
                <text:p>2.02360665159628</text:p>
              </table:table-cell>
              <table:table-cell office:value-type="float" office:value="2.01858518780363">
                <text:p>2.01858518780363</text:p>
              </table:table-cell>
              <table:table-cell office:value-type="float" office:value="2.01630985972193">
                <text:p>2.01630985972193</text:p>
              </table:table-cell>
              <table:table-cell office:value-type="float" office:value="2.0087280234887">
                <text:p>2.0087280234887</text:p>
              </table:table-cell>
              <table:table-cell office:value-type="float" office:value="2.00032547245776">
                <text:p>2.00032547245776</text:p>
              </table:table-cell>
              <table:table-cell office:value-type="float" office:value="1.9918233354426">
                <text:p>1.9918233354426</text:p>
              </table:table-cell>
              <table:table-cell office:value-type="float" office:value="1.99105687430075">
                <text:p>1.99105687430075</text:p>
              </table:table-cell>
              <table:table-cell office:value-type="float" office:value="1.98082184793734">
                <text:p>1.98082184793734</text:p>
              </table:table-cell>
              <table:table-cell office:value-type="float" office:value="1.97697373897123">
                <text:p>1.97697373897123</text:p>
              </table:table-cell>
              <table:table-cell office:value-type="float" office:value="1.97740180407086">
                <text:p>1.97740180407086</text:p>
              </table:table-cell>
              <table:table-cell office:value-type="float" office:value="1.95954226789871">
                <text:p>1.95954226789871</text:p>
              </table:table-cell>
              <table:table-cell office:value-type="float" office:value="1.95048608873471">
                <text:p>1.95048608873471</text:p>
              </table:table-cell>
              <table:table-cell office:value-type="float" office:value="1.94709940387487">
                <text:p>1.9470994038748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